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3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7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3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4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5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51">
      <style:table-cell-properties fo:border-top="thin double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0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2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3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6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3" style:data-style-name="N51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9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3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6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7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8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9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1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204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20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20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07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0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09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10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1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2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1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23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2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5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0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3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5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6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4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9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8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21315__20998__20301__91_0_93__32_2_32_2" style:data-style-name="N53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21315__20998__20301__91_0_93__32_2_32_2" style:data-style-name="N54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89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8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9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0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2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3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4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5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6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7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26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3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31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32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3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3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3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9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0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1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2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4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45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8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0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2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page" style:column-width="1.7462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1.85208333333333cm"/>
    </style:style>
    <style:style style:name="co17" style:family="table-column">
      <style:table-column-properties fo:break-before="auto" style:column-width="1.666875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1.64041666666667cm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1.45520833333333cm"/>
    </style:style>
    <style:style style:name="co23" style:family="table-column">
      <style:table-column-properties fo:break-before="auto" style:column-width="1.08479166666667cm"/>
    </style:style>
    <style:style style:name="co24" style:family="table-column">
      <style:table-column-properties fo:break-before="auto" style:column-width="1.79916666666667cm"/>
    </style:style>
    <style:style style:name="co25" style:family="table-column">
      <style:table-column-properties fo:break-before="auto" style:column-width="1.77270833333333cm"/>
    </style:style>
    <style:style style:name="co26" style:family="table-column">
      <style:table-column-properties fo:break-before="auto" style:column-width="1.93145833333333cm"/>
    </style:style>
    <style:style style:name="co27" style:family="table-column">
      <style:table-column-properties fo:break-before="auto" style:column-width="0.9525cm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1.71979166666667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2.19604166666667cm"/>
    </style:style>
    <style:style style:name="co32" style:family="table-column">
      <style:table-column-properties fo:break-before="auto" style:column-width="2.06375cm"/>
    </style:style>
    <style:style style:name="co33" style:family="table-column">
      <style:table-column-properties fo:break-before="auto" style:column-width="1.21708333333333cm"/>
    </style:style>
    <style:style style:name="co34" style:family="table-column">
      <style:table-column-properties fo:break-before="auto" style:column-width="1.984375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page" style:column-width="2.11666666666667cm"/>
    </style:style>
    <style:style style:name="co37" style:family="table-column">
      <style:table-column-properties fo:break-before="auto" style:column-width="1.29645833333333cm"/>
    </style:style>
    <style:style style:name="co38" style:family="table-column">
      <style:table-column-properties fo:break-before="auto" style:column-width="1.95791666666667cm"/>
    </style:style>
    <style:style style:name="co39" style:family="table-column">
      <style:table-column-properties fo:break-before="auto" style:column-width="2.01083333333333cm"/>
    </style:style>
    <style:style style:name="co40" style:family="table-column">
      <style:table-column-properties fo:break-before="auto" style:column-width="1.24354166666667cm"/>
    </style:style>
    <style:style style:name="co41" style:family="table-column">
      <style:table-column-properties fo:break-before="auto" style:column-width="1.11125cm"/>
    </style:style>
    <style:style style:name="co42" style:family="table-column">
      <style:table-column-properties fo:break-before="page" style:column-width="1.61395833333333cm"/>
    </style:style>
    <style:style style:name="co43" style:family="table-column">
      <style:table-column-properties fo:break-before="auto" style:column-width="1.40229166666667cm"/>
    </style:style>
    <style:style style:name="co44" style:family="table-column">
      <style:table-column-properties fo:break-before="auto" style:column-width="1.42875cm"/>
    </style:style>
    <style:style style:name="co45" style:family="table-column">
      <style:table-column-properties fo:break-before="auto" style:column-width="1.16416666666667cm"/>
    </style:style>
    <style:style style:name="co46" style:family="table-column">
      <style:table-column-properties fo:break-before="auto" style:column-width="1.3758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15.95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25pt" style:use-optimal-row-height="false" fo:break-before="auto"/>
    </style:style>
    <style:style style:name="ro25" style:family="table-row">
      <style:table-row-properties style:row-height="17.25pt" style:use-optimal-row-height="false" fo:break-before="page"/>
    </style:style>
    <style:style style:name="ro2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_年月別" table:style-name="ta1">
        <table:table-column table:style-name="co1" table:default-cell-style-name="ce60"/>
        <table:table-column table:style-name="co2" table:default-cell-style-name="ce60"/>
        <table:table-column table:style-name="co3" table:number-columns-repeated="5" table:default-cell-style-name="ce60"/>
        <table:table-column table:style-name="co4" table:default-cell-style-name="ce60"/>
        <table:table-column table:style-name="co5" table:number-columns-repeated="2" table:default-cell-style-name="ce60"/>
        <table:table-column table:style-name="co3" table:number-columns-repeated="5" table:default-cell-style-name="ce60"/>
        <table:table-column table:style-name="co4" table:number-columns-repeated="2" table:default-cell-style-name="ce60"/>
        <table:table-column table:style-name="co6" table:default-cell-style-name="ce60"/>
        <table:table-column table:style-name="co3" table:number-columns-repeated="2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3" table:default-cell-style-name="ce60"/>
        <table:table-column table:style-name="co10" table:default-cell-style-name="ce60"/>
        <table:table-column table:style-name="co3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4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46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217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218">
            <text:p>性<text:span text:style-name="T1">別</text:span></text:p>
          </table:table-cell>
          <table:table-cell office:value-type="string" table:number-columns-spanned="1" table:number-rows-spanned="4" table:style-name="ce343">
            <text:p>總 計</text:p>
          </table:table-cell>
          <table:table-cell office:value-type="string" table:number-columns-spanned="7" table:number-rows-spanned="1" table:style-name="ce34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4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4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3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43">
            <text:p>本國籍</text:p>
          </table:table-cell>
          <table:table-cell office:value-type="string" table:number-columns-spanned="3" table:number-rows-spanned="1" table:style-name="ce34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39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2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3">
            <text:p>本國籍</text:p>
          </table:table-cell>
          <table:table-cell office:value-type="string" table:number-columns-spanned="3" table:number-rows-spanned="1" table:style-name="ce34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3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39">
            <text:p>大陸地區</text:p>
          </table:table-cell>
          <table:table-cell office:value-type="string" table:number-columns-spanned="1" table:number-rows-spanned="2" table:style-name="ce339">
            <text:p>港澳地區</text:p>
          </table:table-cell>
          <table:table-cell office:value-type="string" table:number-columns-spanned="1" table:number-rows-spanned="2" table:style-name="ce33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39">
            <text:p>東南亞</text:p>
          </table:table-cell>
          <table:table-cell office:value-type="string" table:number-columns-spanned="1" table:number-rows-spanned="2" table:style-name="ce33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2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2">
            <text:p>大陸地區</text:p>
          </table:table-cell>
          <table:table-cell office:value-type="string" table:number-columns-spanned="1" table:number-rows-spanned="2" table:style-name="ce342">
            <text:p>港澳地區</text:p>
          </table:table-cell>
          <table:table-cell office:value-type="string" table:number-columns-spanned="1" table:number-rows-spanned="2" table:style-name="ce34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2">
            <text:p>東南亞</text:p>
          </table:table-cell>
          <table:table-cell office:value-type="string" table:number-columns-spanned="1" table:number-rows-spanned="2" table:style-name="ce34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3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39">
            <text:p>大陸地區</text:p>
          </table:table-cell>
          <table:table-cell office:value-type="string" table:number-columns-spanned="1" table:number-rows-spanned="2" table:style-name="ce339">
            <text:p>港澳地區</text:p>
          </table:table-cell>
          <table:table-cell office:value-type="string" table:number-columns-spanned="1" table:number-rows-spanned="2" table:style-name="ce33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3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37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table:style-name="ce46"/>
          <table:table-cell table:number-columns-repeated="5" table:style-name="ce47"/>
          <table:table-cell table:number-columns-spanned="1" table:number-rows-spanned="3" table:style-name="ce340"/>
          <table:table-cell table:number-columns-spanned="1" table:number-rows-spanned="3" table:style-name="ce341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table:style-name="ce66"/>
          <table:table-cell table:style-name="ce67"/>
          <table:table-cell table:style-name="ce68"/>
          <table:table-cell table:number-columns-repeated="3" table:style-name="ce67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36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table:style-name="ce75"/>
          <table:table-cell table:style-name="ce76"/>
          <table:table-cell table:style-name="ce75"/>
          <table:table-cell table:number-columns-repeated="2" table:style-name="ce76"/>
          <table:table-cell table:style-name="ce77"/>
          <table:table-cell table:style-name="ce78"/>
          <table:table-cell table:style-name="ce79"/>
          <table:table-cell table:number-columns-repeated="16358"/>
        </table:table-row>
        <table:table-row table:style-name="ro8">
          <table:covered-table-cell/>
          <table:table-cell office:value-type="string" table:style-name="ce51">
            <text:p>男</text:p>
          </table:table-cell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table:style-name="ce57"/>
          <table:table-cell table:style-name="ce82"/>
          <table:table-cell table:style-name="ce57"/>
          <table:table-cell table:number-columns-repeated="2" table:style-name="ce82"/>
          <table:table-cell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2">
            <text:p>女</text:p>
          </table:table-cell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table:style-name="ce68"/>
          <table:table-cell table:style-name="ce85"/>
          <table:table-cell table:style-name="ce68"/>
          <table:table-cell table:number-columns-repeated="2" table:style-name="ce85"/>
          <table:table-cell table:style-name="ce67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table:style-name="ce46"/>
          <table:table-cell table:number-columns-repeated="6" table:style-name="ce47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3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3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3">
            <text:p>103年</text:p>
          </table:table-cell>
          <table:table-cell office:value-type="string" table:style-name="ce115">
            <text:p>計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3">
            <text:p>104年</text:p>
          </table:table-cell>
          <table:table-cell office:value-type="string" table:style-name="ce116">
            <text:p>計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3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33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3">
            <text:p>107年</text:p>
          </table:table-cell>
          <table:table-cell office:value-type="string" table:style-name="ce115">
            <text:p>計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1978" table:style-name="ce134">
            <text:p><text:s text:c="3"/>21,978</text:p>
          </table:table-cell>
          <table:table-cell office:value-type="float" office:value="20245" table:style-name="ce134">
            <text:p><text:s text:c="3"/>20,245</text:p>
          </table:table-cell>
          <table:table-cell office:value-type="float" office:value="679" table:style-name="ce134">
            <text:p><text:s text:c="3"/>679</text:p>
          </table:table-cell>
          <table:table-cell office:value-type="float" office:value="571" table:style-name="ce134">
            <text:p><text:s text:c="3"/>571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1054" table:style-name="ce134">
            <text:p><text:s text:c="3"/>1,054</text:p>
          </table:table-cell>
          <table:table-cell office:value-type="float" office:value="755" table:style-name="ce134">
            <text:p><text:s text:c="3"/>755</text:p>
          </table:table-cell>
          <table:table-cell office:value-type="float" office:value="299" table:style-name="ce134">
            <text:p><text:s text:c="3"/>299</text:p>
          </table:table-cell>
          <table:table-cell office:value-type="float" office:value="21978" table:style-name="ce134">
            <text:p><text:s text:c="3"/>21,978</text:p>
          </table:table-cell>
          <table:table-cell office:value-type="float" office:value="20245" table:style-name="ce134">
            <text:p><text:s text:c="3"/>20,245</text:p>
          </table:table-cell>
          <table:table-cell office:value-type="float" office:value="679" table:style-name="ce134">
            <text:p><text:s text:c="3"/>679</text:p>
          </table:table-cell>
          <table:table-cell office:value-type="float" office:value="571" table:style-name="ce134">
            <text:p><text:s text:c="3"/>571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1054" table:style-name="ce134">
            <text:p><text:s text:c="3"/>1,054</text:p>
          </table:table-cell>
          <table:table-cell office:value-type="float" office:value="755" table:style-name="ce134">
            <text:p><text:s text:c="3"/>755</text:p>
          </table:table-cell>
          <table:table-cell office:value-type="float" office:value="299" table:style-name="ce134">
            <text:p><text:s text:c="3"/>299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table-cell office:value-type="string" table:style-name="ce135">
            <text:p>11 月</text:p>
          </table:table-cell>
          <table:table-cell office:value-type="string" table:style-name="ce136">
            <text:p>男</text:p>
          </table:table-cell>
          <table:table-cell office:value-type="float" office:value="10989" table:style-name="ce137">
            <text:p><text:s text:c="3"/>10,989</text:p>
          </table:table-cell>
          <table:table-cell office:value-type="float" office:value="10516" table:style-name="ce138">
            <text:p><text:s text:c="3"/>10,516</text:p>
          </table:table-cell>
          <table:table-cell office:value-type="float" office:value="141" table:style-name="ce137">
            <text:p><text:s text:c="3"/>141</text:p>
          </table:table-cell>
          <table:table-cell office:value-type="float" office:value="87" table:style-name="ce137">
            <text:p><text:s text:c="3"/>87</text:p>
          </table:table-cell>
          <table:table-cell office:value-type="float" office:value="54" table:style-name="ce137">
            <text:p><text:s text:c="3"/>54</text:p>
          </table:table-cell>
          <table:table-cell office:value-type="float" office:value="332" table:style-name="ce138">
            <text:p><text:s text:c="3"/>332</text:p>
          </table:table-cell>
          <table:table-cell office:value-type="float" office:value="90" table:style-name="ce137">
            <text:p><text:s text:c="3"/>90</text:p>
          </table:table-cell>
          <table:table-cell office:value-type="float" office:value="242" table:style-name="ce139">
            <text:p><text:s text:c="3"/>242</text:p>
          </table:table-cell>
          <table:table-cell office:value-type="float" office:value="10989" table:style-name="ce137">
            <text:p><text:s text:c="3"/>10,989</text:p>
          </table:table-cell>
          <table:table-cell office:value-type="float" office:value="10516" table:style-name="ce138">
            <text:p><text:s text:c="3"/>10,516</text:p>
          </table:table-cell>
          <table:table-cell office:value-type="float" office:value="141" table:style-name="ce137">
            <text:p><text:s text:c="3"/>141</text:p>
          </table:table-cell>
          <table:table-cell office:value-type="float" office:value="87" table:style-name="ce137">
            <text:p><text:s text:c="3"/>87</text:p>
          </table:table-cell>
          <table:table-cell office:value-type="float" office:value="54" table:style-name="ce137">
            <text:p><text:s text:c="3"/>54</text:p>
          </table:table-cell>
          <table:table-cell office:value-type="float" office:value="332" table:style-name="ce138">
            <text:p><text:s text:c="3"/>332</text:p>
          </table:table-cell>
          <table:table-cell office:value-type="float" office:value="90" table:style-name="ce137">
            <text:p><text:s text:c="3"/>90</text:p>
          </table:table-cell>
          <table:table-cell office:value-type="float" office:value="242" table:style-name="ce139">
            <text:p><text:s text:c="3"/>242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0989" table:style-name="ce137">
            <text:p><text:s text:c="3"/>10,989</text:p>
          </table:table-cell>
          <table:table-cell office:value-type="float" office:value="9729" table:style-name="ce138">
            <text:p><text:s text:c="3"/>9,729</text:p>
          </table:table-cell>
          <table:table-cell office:value-type="float" office:value="538" table:style-name="ce137">
            <text:p><text:s text:c="3"/>538</text:p>
          </table:table-cell>
          <table:table-cell office:value-type="float" office:value="484" table:style-name="ce137">
            <text:p><text:s text:c="3"/>484</text:p>
          </table:table-cell>
          <table:table-cell office:value-type="float" office:value="54" table:style-name="ce137">
            <text:p><text:s text:c="3"/>54</text:p>
          </table:table-cell>
          <table:table-cell office:value-type="float" office:value="722" table:style-name="ce138">
            <text:p><text:s text:c="3"/>722</text:p>
          </table:table-cell>
          <table:table-cell office:value-type="float" office:value="665" table:style-name="ce137">
            <text:p><text:s text:c="3"/>665</text:p>
          </table:table-cell>
          <table:table-cell office:value-type="float" office:value="57" table:style-name="ce139">
            <text:p><text:s text:c="3"/>57</text:p>
          </table:table-cell>
          <table:table-cell office:value-type="float" office:value="10989" table:style-name="ce137">
            <text:p><text:s text:c="3"/>10,989</text:p>
          </table:table-cell>
          <table:table-cell office:value-type="float" office:value="9729" table:style-name="ce138">
            <text:p><text:s text:c="3"/>9,729</text:p>
          </table:table-cell>
          <table:table-cell office:value-type="float" office:value="538" table:style-name="ce137">
            <text:p><text:s text:c="3"/>538</text:p>
          </table:table-cell>
          <table:table-cell office:value-type="float" office:value="484" table:style-name="ce137">
            <text:p><text:s text:c="3"/>484</text:p>
          </table:table-cell>
          <table:table-cell office:value-type="float" office:value="54" table:style-name="ce137">
            <text:p><text:s text:c="3"/>54</text:p>
          </table:table-cell>
          <table:table-cell office:value-type="float" office:value="722" table:style-name="ce138">
            <text:p><text:s text:c="3"/>722</text:p>
          </table:table-cell>
          <table:table-cell office:value-type="float" office:value="665" table:style-name="ce137">
            <text:p><text:s text:c="3"/>665</text:p>
          </table:table-cell>
          <table:table-cell office:value-type="float" office:value="57" table:style-name="ce139">
            <text:p><text:s text:c="3"/>57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30690" table:style-name="ce134">
            <text:p><text:s text:c="3"/>30,690</text:p>
          </table:table-cell>
          <table:table-cell office:value-type="float" office:value="28955" table:style-name="ce134">
            <text:p><text:s text:c="3"/>28,955</text:p>
          </table:table-cell>
          <table:table-cell office:value-type="float" office:value="621" table:style-name="ce134">
            <text:p><text:s text:c="3"/>621</text:p>
          </table:table-cell>
          <table:table-cell office:value-type="float" office:value="489" table:style-name="ce134">
            <text:p><text:s text:c="3"/>489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114" table:style-name="ce134">
            <text:p><text:s text:c="3"/>1,114</text:p>
          </table:table-cell>
          <table:table-cell office:value-type="float" office:value="819" table:style-name="ce134">
            <text:p><text:s text:c="3"/>819</text:p>
          </table:table-cell>
          <table:table-cell office:value-type="float" office:value="295" table:style-name="ce134">
            <text:p><text:s text:c="3"/>295</text:p>
          </table:table-cell>
          <table:table-cell office:value-type="float" office:value="30690" table:style-name="ce134">
            <text:p><text:s text:c="3"/>30,690</text:p>
          </table:table-cell>
          <table:table-cell office:value-type="float" office:value="28955" table:style-name="ce134">
            <text:p><text:s text:c="3"/>28,955</text:p>
          </table:table-cell>
          <table:table-cell office:value-type="float" office:value="621" table:style-name="ce134">
            <text:p><text:s text:c="3"/>621</text:p>
          </table:table-cell>
          <table:table-cell office:value-type="float" office:value="489" table:style-name="ce134">
            <text:p><text:s text:c="3"/>489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114" table:style-name="ce134">
            <text:p><text:s text:c="3"/>1,114</text:p>
          </table:table-cell>
          <table:table-cell office:value-type="float" office:value="819" table:style-name="ce134">
            <text:p><text:s text:c="3"/>819</text:p>
          </table:table-cell>
          <table:table-cell office:value-type="float" office:value="295" table:style-name="ce134">
            <text:p><text:s text:c="3"/>295</text:p>
          </table:table-cell>
          <table:table-cell table:style-name="ce142"/>
          <table:table-cell table:number-columns-repeated="6" table:style-name="ce143"/>
          <table:table-cell table:style-name="ce144"/>
          <table:table-cell table:number-columns-repeated="16358"/>
        </table:table-row>
        <table:table-row table:style-name="ro7">
          <table:table-cell office:value-type="string" table:style-name="ce135">
            <text:p>12 月</text:p>
          </table:table-cell>
          <table:table-cell office:value-type="string" table:style-name="ce136">
            <text:p>男</text:p>
          </table:table-cell>
          <table:table-cell office:value-type="float" office:value="15345" table:style-name="ce137">
            <text:p><text:s text:c="3"/>15,345</text:p>
          </table:table-cell>
          <table:table-cell office:value-type="float" office:value="14896" table:style-name="ce138">
            <text:p><text:s text:c="3"/>14,896</text:p>
          </table:table-cell>
          <table:table-cell office:value-type="float" office:value="130" table:style-name="ce137">
            <text:p><text:s text:c="3"/>130</text:p>
          </table:table-cell>
          <table:table-cell office:value-type="float" office:value="71" table:style-name="ce137">
            <text:p><text:s text:c="3"/>71</text:p>
          </table:table-cell>
          <table:table-cell office:value-type="float" office:value="59" table:style-name="ce137">
            <text:p><text:s text:c="3"/>59</text:p>
          </table:table-cell>
          <table:table-cell office:value-type="float" office:value="319" table:style-name="ce138">
            <text:p><text:s text:c="3"/>319</text:p>
          </table:table-cell>
          <table:table-cell office:value-type="float" office:value="102" table:style-name="ce137">
            <text:p><text:s text:c="3"/>102</text:p>
          </table:table-cell>
          <table:table-cell office:value-type="float" office:value="217" table:style-name="ce139">
            <text:p><text:s text:c="3"/>217</text:p>
          </table:table-cell>
          <table:table-cell office:value-type="float" office:value="15345" table:style-name="ce137">
            <text:p><text:s text:c="3"/>15,345</text:p>
          </table:table-cell>
          <table:table-cell office:value-type="float" office:value="14896" table:style-name="ce138">
            <text:p><text:s text:c="3"/>14,896</text:p>
          </table:table-cell>
          <table:table-cell office:value-type="float" office:value="130" table:style-name="ce137">
            <text:p><text:s text:c="3"/>130</text:p>
          </table:table-cell>
          <table:table-cell office:value-type="float" office:value="71" table:style-name="ce137">
            <text:p><text:s text:c="3"/>71</text:p>
          </table:table-cell>
          <table:table-cell office:value-type="float" office:value="59" table:style-name="ce137">
            <text:p><text:s text:c="3"/>59</text:p>
          </table:table-cell>
          <table:table-cell office:value-type="float" office:value="319" table:style-name="ce138">
            <text:p><text:s text:c="3"/>319</text:p>
          </table:table-cell>
          <table:table-cell office:value-type="float" office:value="102" table:style-name="ce137">
            <text:p><text:s text:c="3"/>102</text:p>
          </table:table-cell>
          <table:table-cell office:value-type="float" office:value="217" table:style-name="ce139">
            <text:p><text:s text:c="3"/>217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5345" table:style-name="ce137">
            <text:p><text:s text:c="3"/>15,345</text:p>
          </table:table-cell>
          <table:table-cell office:value-type="float" office:value="14059" table:style-name="ce138">
            <text:p><text:s text:c="3"/>14,059</text:p>
          </table:table-cell>
          <table:table-cell office:value-type="float" office:value="491" table:style-name="ce137">
            <text:p><text:s text:c="3"/>491</text:p>
          </table:table-cell>
          <table:table-cell office:value-type="float" office:value="418" table:style-name="ce137">
            <text:p><text:s text:c="3"/>418</text:p>
          </table:table-cell>
          <table:table-cell office:value-type="float" office:value="73" table:style-name="ce137">
            <text:p><text:s text:c="3"/>73</text:p>
          </table:table-cell>
          <table:table-cell office:value-type="float" office:value="795" table:style-name="ce138">
            <text:p><text:s text:c="3"/>795</text:p>
          </table:table-cell>
          <table:table-cell office:value-type="float" office:value="717" table:style-name="ce137">
            <text:p><text:s text:c="3"/>717</text:p>
          </table:table-cell>
          <table:table-cell office:value-type="float" office:value="78" table:style-name="ce139">
            <text:p><text:s text:c="3"/>78</text:p>
          </table:table-cell>
          <table:table-cell office:value-type="float" office:value="15345" table:style-name="ce137">
            <text:p><text:s text:c="3"/>15,345</text:p>
          </table:table-cell>
          <table:table-cell office:value-type="float" office:value="14059" table:style-name="ce138">
            <text:p><text:s text:c="3"/>14,059</text:p>
          </table:table-cell>
          <table:table-cell office:value-type="float" office:value="491" table:style-name="ce137">
            <text:p><text:s text:c="3"/>491</text:p>
          </table:table-cell>
          <table:table-cell office:value-type="float" office:value="418" table:style-name="ce137">
            <text:p><text:s text:c="3"/>418</text:p>
          </table:table-cell>
          <table:table-cell office:value-type="float" office:value="73" table:style-name="ce137">
            <text:p><text:s text:c="3"/>73</text:p>
          </table:table-cell>
          <table:table-cell office:value-type="float" office:value="795" table:style-name="ce138">
            <text:p><text:s text:c="3"/>795</text:p>
          </table:table-cell>
          <table:table-cell office:value-type="float" office:value="717" table:style-name="ce137">
            <text:p><text:s text:c="3"/>717</text:p>
          </table:table-cell>
          <table:table-cell office:value-type="float" office:value="78" table:style-name="ce139">
            <text:p><text:s text:c="3"/>78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3">
            <text:p>108年</text:p>
            <text:p>截至11月止</text:p>
          </table:table-cell>
          <table:table-cell office:value-type="string" table:style-name="ce116">
            <text:p>計</text:p>
          </table:table-cell>
          <table:table-cell office:value-type="float" office:value="241186" table:style-name="ce119">
            <text:p><text:s text:c="3"/>241,186</text:p>
          </table:table-cell>
          <table:table-cell office:value-type="float" office:value="221962" table:style-name="ce119">
            <text:p><text:s text:c="3"/>221,962</text:p>
          </table:table-cell>
          <table:table-cell office:value-type="float" office:value="7528" table:style-name="ce119">
            <text:p><text:s text:c="3"/>7,528</text:p>
          </table:table-cell>
          <table:table-cell office:value-type="float" office:value="6115" table:style-name="ce119">
            <text:p><text:s text:c="3"/>6,115</text:p>
          </table:table-cell>
          <table:table-cell office:value-type="float" office:value="1413" table:style-name="ce119">
            <text:p><text:s text:c="3"/>1,413</text:p>
          </table:table-cell>
          <table:table-cell office:value-type="float" office:value="11696" table:style-name="ce119">
            <text:p><text:s text:c="3"/>11,696</text:p>
          </table:table-cell>
          <table:table-cell office:value-type="float" office:value="8181" table:style-name="ce119">
            <text:p><text:s text:c="3"/>8,181</text:p>
          </table:table-cell>
          <table:table-cell office:value-type="float" office:value="3515" table:style-name="ce119">
            <text:p><text:s text:c="3"/>3,515</text:p>
          </table:table-cell>
          <table:table-cell office:value-type="float" office:value="235940" table:style-name="ce117">
            <text:p><text:s text:c="3"/>235,940</text:p>
          </table:table-cell>
          <table:table-cell office:value-type="float" office:value="216858" table:style-name="ce117">
            <text:p><text:s text:c="3"/>216,858</text:p>
          </table:table-cell>
          <table:table-cell office:value-type="float" office:value="7516" table:style-name="ce117">
            <text:p><text:s text:c="3"/>7,516</text:p>
          </table:table-cell>
          <table:table-cell office:value-type="float" office:value="6113" table:style-name="ce117">
            <text:p><text:s text:c="3"/>6,113</text:p>
          </table:table-cell>
          <table:table-cell office:value-type="float" office:value="1403" table:style-name="ce117">
            <text:p><text:s text:c="3"/>1,403</text:p>
          </table:table-cell>
          <table:table-cell office:value-type="float" office:value="11566" table:style-name="ce117">
            <text:p><text:s text:c="3"/>11,566</text:p>
          </table:table-cell>
          <table:table-cell office:value-type="float" office:value="8174" table:style-name="ce117">
            <text:p><text:s text:c="3"/>8,174</text:p>
          </table:table-cell>
          <table:table-cell office:value-type="float" office:value="3392" table:style-name="ce117">
            <text:p><text:s text:c="3"/>3,392</text:p>
          </table:table-cell>
          <table:table-cell office:value-type="float" office:value="5246" table:style-name="ce117">
            <text:p><text:s text:c="3"/>5,246</text:p>
          </table:table-cell>
          <table:table-cell office:value-type="float" office:value="5104" table:style-name="ce117">
            <text:p><text:s text:c="3"/>5,104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130" table:style-name="ce117">
            <text:p><text:s text:c="3"/>130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123" table:style-name="ce149">
            <text:p><text:s text:c="3"/>123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19644" table:style-name="ce124">
            <text:p><text:s text:c="3"/>119,644</text:p>
          </table:table-cell>
          <table:table-cell office:value-type="float" office:value="114284" table:style-name="ce124">
            <text:p><text:s text:c="3"/>114,284</text:p>
          </table:table-cell>
          <table:table-cell office:value-type="float" office:value="1545" table:style-name="ce124">
            <text:p><text:s text:c="3"/>1,545</text:p>
          </table:table-cell>
          <table:table-cell office:value-type="float" office:value="888" table:style-name="ce124">
            <text:p><text:s text:c="3"/>888</text:p>
          </table:table-cell>
          <table:table-cell office:value-type="float" office:value="657" table:style-name="ce124">
            <text:p><text:s text:c="3"/>657</text:p>
          </table:table-cell>
          <table:table-cell office:value-type="float" office:value="3815" table:style-name="ce124">
            <text:p><text:s text:c="3"/>3,815</text:p>
          </table:table-cell>
          <table:table-cell office:value-type="float" office:value="1053" table:style-name="ce124">
            <text:p><text:s text:c="3"/>1,053</text:p>
          </table:table-cell>
          <table:table-cell office:value-type="float" office:value="2762" table:style-name="ce124">
            <text:p><text:s text:c="3"/>2,762</text:p>
          </table:table-cell>
          <table:table-cell office:value-type="float" office:value="117970" table:style-name="ce122">
            <text:p><text:s text:c="3"/>117,970</text:p>
          </table:table-cell>
          <table:table-cell office:value-type="float" office:value="112719" table:style-name="ce122">
            <text:p><text:s text:c="3"/>112,719</text:p>
          </table:table-cell>
          <table:table-cell office:value-type="float" office:value="1543" table:style-name="ce122">
            <text:p><text:s text:c="3"/>1,543</text:p>
          </table:table-cell>
          <table:table-cell office:value-type="float" office:value="888" table:style-name="ce122">
            <text:p><text:s text:c="3"/>888</text:p>
          </table:table-cell>
          <table:table-cell office:value-type="float" office:value="655" table:style-name="ce122">
            <text:p><text:s text:c="3"/>655</text:p>
          </table:table-cell>
          <table:table-cell office:value-type="float" office:value="3708" table:style-name="ce122">
            <text:p><text:s text:c="3"/>3,708</text:p>
          </table:table-cell>
          <table:table-cell office:value-type="float" office:value="1051" table:style-name="ce122">
            <text:p><text:s text:c="3"/>1,051</text:p>
          </table:table-cell>
          <table:table-cell office:value-type="float" office:value="2657" table:style-name="ce122">
            <text:p><text:s text:c="3"/>2,657</text:p>
          </table:table-cell>
          <table:table-cell office:value-type="float" office:value="1674" table:style-name="ce122">
            <text:p><text:s text:c="3"/>1,674</text:p>
          </table:table-cell>
          <table:table-cell office:value-type="float" office:value="1565" table:style-name="ce122">
            <text:p><text:s text:c="3"/>1,565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2">
            <text:p>—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07" table:style-name="ce122">
            <text:p><text:s text:c="3"/>107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05" table:style-name="ce150">
            <text:p><text:s text:c="3"/>105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1">
            <text:p>女</text:p>
          </table:table-cell>
          <table:table-cell office:value-type="float" office:value="121542" table:style-name="ce129">
            <text:p><text:s text:c="3"/>121,542</text:p>
          </table:table-cell>
          <table:table-cell office:value-type="float" office:value="107678" table:style-name="ce129">
            <text:p><text:s text:c="3"/>107,678</text:p>
          </table:table-cell>
          <table:table-cell office:value-type="float" office:value="5983" table:style-name="ce129">
            <text:p><text:s text:c="3"/>5,983</text:p>
          </table:table-cell>
          <table:table-cell office:value-type="float" office:value="5227" table:style-name="ce129">
            <text:p><text:s text:c="3"/>5,227</text:p>
          </table:table-cell>
          <table:table-cell office:value-type="float" office:value="756" table:style-name="ce129">
            <text:p><text:s text:c="3"/>756</text:p>
          </table:table-cell>
          <table:table-cell office:value-type="float" office:value="7881" table:style-name="ce129">
            <text:p><text:s text:c="3"/>7,881</text:p>
          </table:table-cell>
          <table:table-cell office:value-type="float" office:value="7128" table:style-name="ce129">
            <text:p><text:s text:c="3"/>7,128</text:p>
          </table:table-cell>
          <table:table-cell office:value-type="float" office:value="753" table:style-name="ce129">
            <text:p><text:s text:c="3"/>753</text:p>
          </table:table-cell>
          <table:table-cell office:value-type="float" office:value="117970" table:style-name="ce127">
            <text:p><text:s text:c="3"/>117,970</text:p>
          </table:table-cell>
          <table:table-cell office:value-type="float" office:value="104139" table:style-name="ce127">
            <text:p><text:s text:c="3"/>104,139</text:p>
          </table:table-cell>
          <table:table-cell office:value-type="float" office:value="5973" table:style-name="ce127">
            <text:p><text:s text:c="3"/>5,973</text:p>
          </table:table-cell>
          <table:table-cell office:value-type="float" office:value="5225" table:style-name="ce127">
            <text:p><text:s text:c="3"/>5,225</text:p>
          </table:table-cell>
          <table:table-cell office:value-type="float" office:value="748" table:style-name="ce127">
            <text:p><text:s text:c="3"/>748</text:p>
          </table:table-cell>
          <table:table-cell office:value-type="float" office:value="7858" table:style-name="ce127">
            <text:p><text:s text:c="3"/>7,858</text:p>
          </table:table-cell>
          <table:table-cell office:value-type="float" office:value="7123" table:style-name="ce127">
            <text:p><text:s text:c="3"/>7,123</text:p>
          </table:table-cell>
          <table:table-cell office:value-type="float" office:value="735" table:style-name="ce127">
            <text:p><text:s text:c="3"/>735</text:p>
          </table:table-cell>
          <table:table-cell office:value-type="float" office:value="3572" table:style-name="ce127">
            <text:p><text:s text:c="3"/>3,572</text:p>
          </table:table-cell>
          <table:table-cell office:value-type="float" office:value="3539" table:style-name="ce127">
            <text:p><text:s text:c="3"/>3,539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23" table:style-name="ce127">
            <text:p><text:s text:c="3"/>23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18" table:style-name="ce152">
            <text:p><text:s text:c="3"/>18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7804" table:style-name="ce139">
            <text:p><text:s text:c="3"/>27,804</text:p>
          </table:table-cell>
          <table:table-cell office:value-type="float" office:value="25797" table:style-name="ce139">
            <text:p><text:s text:c="3"/>25,797</text:p>
          </table:table-cell>
          <table:table-cell office:value-type="float" office:value="796" table:style-name="ce139">
            <text:p><text:s text:c="3"/>796</text:p>
          </table:table-cell>
          <table:table-cell office:value-type="float" office:value="691" table:style-name="ce139">
            <text:p><text:s text:c="3"/>691</text:p>
          </table:table-cell>
          <table:table-cell office:value-type="float" office:value="105" table:style-name="ce139">
            <text:p><text:s text:c="3"/>105</text:p>
          </table:table-cell>
          <table:table-cell office:value-type="float" office:value="1211" table:style-name="ce139">
            <text:p><text:s text:c="3"/>1,211</text:p>
          </table:table-cell>
          <table:table-cell office:value-type="float" office:value="870" table:style-name="ce139">
            <text:p><text:s text:c="3"/>870</text:p>
          </table:table-cell>
          <table:table-cell office:value-type="float" office:value="341" table:style-name="ce139">
            <text:p><text:s text:c="3"/>341</text:p>
          </table:table-cell>
          <table:table-cell office:value-type="float" office:value="27804" table:style-name="ce139">
            <text:p><text:s text:c="3"/>27,804</text:p>
          </table:table-cell>
          <table:table-cell office:value-type="float" office:value="25797" table:style-name="ce139">
            <text:p><text:s text:c="3"/>25,797</text:p>
          </table:table-cell>
          <table:table-cell office:value-type="float" office:value="796" table:style-name="ce139">
            <text:p><text:s text:c="3"/>796</text:p>
          </table:table-cell>
          <table:table-cell office:value-type="float" office:value="691" table:style-name="ce139">
            <text:p><text:s text:c="3"/>691</text:p>
          </table:table-cell>
          <table:table-cell office:value-type="float" office:value="105" table:style-name="ce139">
            <text:p><text:s text:c="3"/>105</text:p>
          </table:table-cell>
          <table:table-cell office:value-type="float" office:value="1211" table:style-name="ce139">
            <text:p><text:s text:c="3"/>1,211</text:p>
          </table:table-cell>
          <table:table-cell office:value-type="float" office:value="870" table:style-name="ce139">
            <text:p><text:s text:c="3"/>870</text:p>
          </table:table-cell>
          <table:table-cell office:value-type="float" office:value="341" table:style-name="ce139">
            <text:p><text:s text:c="3"/>341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office:value-type="string" table:style-name="ce135">
            <text:p>1 月</text:p>
          </table:table-cell>
          <table:table-cell office:value-type="string" table:style-name="ce136">
            <text:p>男</text:p>
          </table:table-cell>
          <table:table-cell office:value-type="float" office:value="13902" table:style-name="ce137">
            <text:p><text:s text:c="3"/>13,902</text:p>
          </table:table-cell>
          <table:table-cell office:value-type="float" office:value="13387" table:style-name="ce138">
            <text:p><text:s text:c="3"/>13,387</text:p>
          </table:table-cell>
          <table:table-cell office:value-type="float" office:value="126" table:style-name="ce137">
            <text:p><text:s text:c="3"/>126</text:p>
          </table:table-cell>
          <table:table-cell office:value-type="float" office:value="86" table:style-name="ce137">
            <text:p><text:s text:c="3"/>86</text:p>
          </table:table-cell>
          <table:table-cell office:value-type="float" office:value="40" table:style-name="ce137">
            <text:p><text:s text:c="3"/>40</text:p>
          </table:table-cell>
          <table:table-cell office:value-type="float" office:value="389" table:style-name="ce138">
            <text:p><text:s text:c="3"/>389</text:p>
          </table:table-cell>
          <table:table-cell office:value-type="float" office:value="123" table:style-name="ce137">
            <text:p><text:s text:c="3"/>123</text:p>
          </table:table-cell>
          <table:table-cell office:value-type="float" office:value="266" table:style-name="ce139">
            <text:p><text:s text:c="3"/>266</text:p>
          </table:table-cell>
          <table:table-cell office:value-type="float" office:value="13902" table:style-name="ce137">
            <text:p><text:s text:c="3"/>13,902</text:p>
          </table:table-cell>
          <table:table-cell office:value-type="float" office:value="13387" table:style-name="ce138">
            <text:p><text:s text:c="3"/>13,387</text:p>
          </table:table-cell>
          <table:table-cell office:value-type="float" office:value="126" table:style-name="ce137">
            <text:p><text:s text:c="3"/>126</text:p>
          </table:table-cell>
          <table:table-cell office:value-type="float" office:value="86" table:style-name="ce137">
            <text:p><text:s text:c="3"/>86</text:p>
          </table:table-cell>
          <table:table-cell office:value-type="float" office:value="40" table:style-name="ce137">
            <text:p><text:s text:c="3"/>40</text:p>
          </table:table-cell>
          <table:table-cell office:value-type="float" office:value="389" table:style-name="ce138">
            <text:p><text:s text:c="3"/>389</text:p>
          </table:table-cell>
          <table:table-cell office:value-type="float" office:value="123" table:style-name="ce137">
            <text:p><text:s text:c="3"/>123</text:p>
          </table:table-cell>
          <table:table-cell office:value-type="float" office:value="266" table:style-name="ce139">
            <text:p><text:s text:c="3"/>266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3902" table:style-name="ce137">
            <text:p><text:s text:c="3"/>13,902</text:p>
          </table:table-cell>
          <table:table-cell office:value-type="float" office:value="12410" table:style-name="ce138">
            <text:p><text:s text:c="3"/>12,410</text:p>
          </table:table-cell>
          <table:table-cell office:value-type="float" office:value="670" table:style-name="ce137">
            <text:p><text:s text:c="3"/>670</text:p>
          </table:table-cell>
          <table:table-cell office:value-type="float" office:value="605" table:style-name="ce137">
            <text:p><text:s text:c="3"/>605</text:p>
          </table:table-cell>
          <table:table-cell office:value-type="float" office:value="65" table:style-name="ce137">
            <text:p><text:s text:c="3"/>65</text:p>
          </table:table-cell>
          <table:table-cell office:value-type="float" office:value="822" table:style-name="ce138">
            <text:p><text:s text:c="3"/>822</text:p>
          </table:table-cell>
          <table:table-cell office:value-type="float" office:value="747" table:style-name="ce137">
            <text:p><text:s text:c="3"/>747</text:p>
          </table:table-cell>
          <table:table-cell office:value-type="float" office:value="75" table:style-name="ce139">
            <text:p><text:s text:c="3"/>75</text:p>
          </table:table-cell>
          <table:table-cell office:value-type="float" office:value="13902" table:style-name="ce137">
            <text:p><text:s text:c="3"/>13,902</text:p>
          </table:table-cell>
          <table:table-cell office:value-type="float" office:value="12410" table:style-name="ce138">
            <text:p><text:s text:c="3"/>12,410</text:p>
          </table:table-cell>
          <table:table-cell office:value-type="float" office:value="670" table:style-name="ce137">
            <text:p><text:s text:c="3"/>670</text:p>
          </table:table-cell>
          <table:table-cell office:value-type="float" office:value="605" table:style-name="ce137">
            <text:p><text:s text:c="3"/>605</text:p>
          </table:table-cell>
          <table:table-cell office:value-type="float" office:value="65" table:style-name="ce137">
            <text:p><text:s text:c="3"/>65</text:p>
          </table:table-cell>
          <table:table-cell office:value-type="float" office:value="822" table:style-name="ce138">
            <text:p><text:s text:c="3"/>822</text:p>
          </table:table-cell>
          <table:table-cell office:value-type="float" office:value="747" table:style-name="ce137">
            <text:p><text:s text:c="3"/>747</text:p>
          </table:table-cell>
          <table:table-cell office:value-type="float" office:value="75" table:style-name="ce139">
            <text:p><text:s text:c="3"/>75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19972" table:style-name="ce134">
            <text:p><text:s text:c="3"/>19,972</text:p>
          </table:table-cell>
          <table:table-cell office:value-type="float" office:value="18535" table:style-name="ce134">
            <text:p><text:s text:c="3"/>18,535</text:p>
          </table:table-cell>
          <table:table-cell office:value-type="float" office:value="583" table:style-name="ce134">
            <text:p><text:s text:c="3"/>583</text:p>
          </table:table-cell>
          <table:table-cell office:value-type="float" office:value="483" table:style-name="ce134">
            <text:p><text:s text:c="3"/>483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854" table:style-name="ce134">
            <text:p><text:s text:c="3"/>854</text:p>
          </table:table-cell>
          <table:table-cell office:value-type="float" office:value="543" table:style-name="ce134">
            <text:p><text:s text:c="3"/>543</text:p>
          </table:table-cell>
          <table:table-cell office:value-type="float" office:value="311" table:style-name="ce134">
            <text:p><text:s text:c="3"/>311</text:p>
          </table:table-cell>
          <table:table-cell office:value-type="float" office:value="19972" table:style-name="ce134">
            <text:p><text:s text:c="3"/>19,972</text:p>
          </table:table-cell>
          <table:table-cell office:value-type="float" office:value="18535" table:style-name="ce134">
            <text:p><text:s text:c="3"/>18,535</text:p>
          </table:table-cell>
          <table:table-cell office:value-type="float" office:value="583" table:style-name="ce134">
            <text:p><text:s text:c="3"/>583</text:p>
          </table:table-cell>
          <table:table-cell office:value-type="float" office:value="483" table:style-name="ce134">
            <text:p><text:s text:c="3"/>483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854" table:style-name="ce134">
            <text:p><text:s text:c="3"/>854</text:p>
          </table:table-cell>
          <table:table-cell office:value-type="float" office:value="543" table:style-name="ce134">
            <text:p><text:s text:c="3"/>543</text:p>
          </table:table-cell>
          <table:table-cell office:value-type="float" office:value="311" table:style-name="ce134">
            <text:p><text:s text:c="3"/>311</text:p>
          </table:table-cell>
          <table:table-cell table:style-name="ce142"/>
          <table:table-cell table:number-columns-repeated="6" table:style-name="ce143"/>
          <table:table-cell table:style-name="ce144"/>
          <table:table-cell table:number-columns-repeated="16358"/>
        </table:table-row>
        <table:table-row table:style-name="ro7">
          <table:table-cell office:value-type="string" table:style-name="ce135">
            <text:p>2 月</text:p>
          </table:table-cell>
          <table:table-cell office:value-type="string" table:style-name="ce136">
            <text:p>男</text:p>
          </table:table-cell>
          <table:table-cell office:value-type="float" office:value="9986" table:style-name="ce137">
            <text:p><text:s text:c="3"/>9,986</text:p>
          </table:table-cell>
          <table:table-cell office:value-type="float" office:value="9558" table:style-name="ce138">
            <text:p><text:s text:c="3"/>9,558</text:p>
          </table:table-cell>
          <table:table-cell office:value-type="float" office:value="116" table:style-name="ce137">
            <text:p><text:s text:c="3"/>116</text:p>
          </table:table-cell>
          <table:table-cell office:value-type="float" office:value="66" table:style-name="ce137">
            <text:p><text:s text:c="3"/>66</text:p>
          </table:table-cell>
          <table:table-cell office:value-type="float" office:value="50" table:style-name="ce137">
            <text:p><text:s text:c="3"/>50</text:p>
          </table:table-cell>
          <table:table-cell office:value-type="float" office:value="312" table:style-name="ce138">
            <text:p><text:s text:c="3"/>312</text:p>
          </table:table-cell>
          <table:table-cell office:value-type="float" office:value="63" table:style-name="ce137">
            <text:p><text:s text:c="3"/>63</text:p>
          </table:table-cell>
          <table:table-cell office:value-type="float" office:value="249" table:style-name="ce139">
            <text:p><text:s text:c="3"/>249</text:p>
          </table:table-cell>
          <table:table-cell office:value-type="float" office:value="9986" table:style-name="ce137">
            <text:p><text:s text:c="3"/>9,986</text:p>
          </table:table-cell>
          <table:table-cell office:value-type="float" office:value="9558" table:style-name="ce138">
            <text:p><text:s text:c="3"/>9,558</text:p>
          </table:table-cell>
          <table:table-cell office:value-type="float" office:value="116" table:style-name="ce137">
            <text:p><text:s text:c="3"/>116</text:p>
          </table:table-cell>
          <table:table-cell office:value-type="float" office:value="66" table:style-name="ce137">
            <text:p><text:s text:c="3"/>66</text:p>
          </table:table-cell>
          <table:table-cell office:value-type="float" office:value="50" table:style-name="ce137">
            <text:p><text:s text:c="3"/>50</text:p>
          </table:table-cell>
          <table:table-cell office:value-type="float" office:value="312" table:style-name="ce138">
            <text:p><text:s text:c="3"/>312</text:p>
          </table:table-cell>
          <table:table-cell office:value-type="float" office:value="63" table:style-name="ce137">
            <text:p><text:s text:c="3"/>63</text:p>
          </table:table-cell>
          <table:table-cell office:value-type="float" office:value="249" table:style-name="ce139">
            <text:p><text:s text:c="3"/>249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9986" table:style-name="ce137">
            <text:p><text:s text:c="3"/>9,986</text:p>
          </table:table-cell>
          <table:table-cell office:value-type="float" office:value="8977" table:style-name="ce138">
            <text:p><text:s text:c="3"/>8,977</text:p>
          </table:table-cell>
          <table:table-cell office:value-type="float" office:value="467" table:style-name="ce137">
            <text:p><text:s text:c="3"/>467</text:p>
          </table:table-cell>
          <table:table-cell office:value-type="float" office:value="417" table:style-name="ce137">
            <text:p><text:s text:c="3"/>417</text:p>
          </table:table-cell>
          <table:table-cell office:value-type="float" office:value="50" table:style-name="ce137">
            <text:p><text:s text:c="3"/>50</text:p>
          </table:table-cell>
          <table:table-cell office:value-type="float" office:value="542" table:style-name="ce138">
            <text:p><text:s text:c="3"/>542</text:p>
          </table:table-cell>
          <table:table-cell office:value-type="float" office:value="480" table:style-name="ce137">
            <text:p><text:s text:c="3"/>480</text:p>
          </table:table-cell>
          <table:table-cell office:value-type="float" office:value="62" table:style-name="ce139">
            <text:p><text:s text:c="3"/>62</text:p>
          </table:table-cell>
          <table:table-cell office:value-type="float" office:value="9986" table:style-name="ce137">
            <text:p><text:s text:c="3"/>9,986</text:p>
          </table:table-cell>
          <table:table-cell office:value-type="float" office:value="8977" table:style-name="ce138">
            <text:p><text:s text:c="3"/>8,977</text:p>
          </table:table-cell>
          <table:table-cell office:value-type="float" office:value="467" table:style-name="ce137">
            <text:p><text:s text:c="3"/>467</text:p>
          </table:table-cell>
          <table:table-cell office:value-type="float" office:value="417" table:style-name="ce137">
            <text:p><text:s text:c="3"/>417</text:p>
          </table:table-cell>
          <table:table-cell office:value-type="float" office:value="50" table:style-name="ce137">
            <text:p><text:s text:c="3"/>50</text:p>
          </table:table-cell>
          <table:table-cell office:value-type="float" office:value="542" table:style-name="ce138">
            <text:p><text:s text:c="3"/>542</text:p>
          </table:table-cell>
          <table:table-cell office:value-type="float" office:value="480" table:style-name="ce137">
            <text:p><text:s text:c="3"/>480</text:p>
          </table:table-cell>
          <table:table-cell office:value-type="float" office:value="62" table:style-name="ce139">
            <text:p><text:s text:c="3"/>62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2360" table:style-name="ce134">
            <text:p><text:s text:c="3"/>22,360</text:p>
          </table:table-cell>
          <table:table-cell office:value-type="float" office:value="20640" table:style-name="ce134">
            <text:p><text:s text:c="3"/>20,640</text:p>
          </table:table-cell>
          <table:table-cell office:value-type="float" office:value="613" table:style-name="ce134">
            <text:p><text:s text:c="3"/>613</text:p>
          </table:table-cell>
          <table:table-cell office:value-type="float" office:value="495" table:style-name="ce134">
            <text:p><text:s text:c="3"/>495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1107" table:style-name="ce134">
            <text:p><text:s text:c="3"/>1,107</text:p>
          </table:table-cell>
          <table:table-cell office:value-type="float" office:value="814" table:style-name="ce134">
            <text:p><text:s text:c="3"/>814</text:p>
          </table:table-cell>
          <table:table-cell office:value-type="float" office:value="293" table:style-name="ce134">
            <text:p><text:s text:c="3"/>293</text:p>
          </table:table-cell>
          <table:table-cell office:value-type="float" office:value="22360" table:style-name="ce134">
            <text:p><text:s text:c="3"/>22,360</text:p>
          </table:table-cell>
          <table:table-cell office:value-type="float" office:value="20640" table:style-name="ce134">
            <text:p><text:s text:c="3"/>20,640</text:p>
          </table:table-cell>
          <table:table-cell office:value-type="float" office:value="613" table:style-name="ce134">
            <text:p><text:s text:c="3"/>613</text:p>
          </table:table-cell>
          <table:table-cell office:value-type="float" office:value="495" table:style-name="ce134">
            <text:p><text:s text:c="3"/>495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1107" table:style-name="ce134">
            <text:p><text:s text:c="3"/>1,107</text:p>
          </table:table-cell>
          <table:table-cell office:value-type="float" office:value="814" table:style-name="ce134">
            <text:p><text:s text:c="3"/>814</text:p>
          </table:table-cell>
          <table:table-cell office:value-type="float" office:value="293" table:style-name="ce134">
            <text:p><text:s text:c="3"/>293</text:p>
          </table:table-cell>
          <table:table-cell table:style-name="ce153"/>
          <table:table-cell table:style-name="ce154"/>
          <table:table-cell table:number-columns-repeated="3" table:style-name="ce155"/>
          <table:table-cell table:style-name="ce154"/>
          <table:table-cell table:style-name="ce155"/>
          <table:table-cell table:style-name="ce144"/>
          <table:table-cell table:number-columns-repeated="16358"/>
        </table:table-row>
        <table:table-row table:style-name="ro7">
          <table:table-cell office:value-type="string" table:style-name="ce135">
            <text:p>3 月</text:p>
          </table:table-cell>
          <table:table-cell office:value-type="string" table:style-name="ce136">
            <text:p>男</text:p>
          </table:table-cell>
          <table:table-cell office:value-type="float" office:value="11180" table:style-name="ce137">
            <text:p><text:s text:c="3"/>11,180</text:p>
          </table:table-cell>
          <table:table-cell office:value-type="float" office:value="10710" table:style-name="ce138">
            <text:p><text:s text:c="3"/>10,710</text:p>
          </table:table-cell>
          <table:table-cell office:value-type="float" office:value="132" table:style-name="ce137">
            <text:p><text:s text:c="3"/>132</text:p>
          </table:table-cell>
          <table:table-cell office:value-type="float" office:value="74" table:style-name="ce137">
            <text:p><text:s text:c="3"/>74</text:p>
          </table:table-cell>
          <table:table-cell office:value-type="float" office:value="58" table:style-name="ce137">
            <text:p><text:s text:c="3"/>58</text:p>
          </table:table-cell>
          <table:table-cell office:value-type="float" office:value="338" table:style-name="ce138">
            <text:p><text:s text:c="3"/>338</text:p>
          </table:table-cell>
          <table:table-cell office:value-type="float" office:value="104" table:style-name="ce137">
            <text:p><text:s text:c="3"/>104</text:p>
          </table:table-cell>
          <table:table-cell office:value-type="float" office:value="234" table:style-name="ce139">
            <text:p><text:s text:c="3"/>234</text:p>
          </table:table-cell>
          <table:table-cell office:value-type="float" office:value="11180" table:style-name="ce137">
            <text:p><text:s text:c="3"/>11,180</text:p>
          </table:table-cell>
          <table:table-cell office:value-type="float" office:value="10710" table:style-name="ce138">
            <text:p><text:s text:c="3"/>10,710</text:p>
          </table:table-cell>
          <table:table-cell office:value-type="float" office:value="132" table:style-name="ce137">
            <text:p><text:s text:c="3"/>132</text:p>
          </table:table-cell>
          <table:table-cell office:value-type="float" office:value="74" table:style-name="ce137">
            <text:p><text:s text:c="3"/>74</text:p>
          </table:table-cell>
          <table:table-cell office:value-type="float" office:value="58" table:style-name="ce137">
            <text:p><text:s text:c="3"/>58</text:p>
          </table:table-cell>
          <table:table-cell office:value-type="float" office:value="338" table:style-name="ce138">
            <text:p><text:s text:c="3"/>338</text:p>
          </table:table-cell>
          <table:table-cell office:value-type="float" office:value="104" table:style-name="ce137">
            <text:p><text:s text:c="3"/>104</text:p>
          </table:table-cell>
          <table:table-cell office:value-type="float" office:value="234" table:style-name="ce139">
            <text:p><text:s text:c="3"/>234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1180" table:style-name="ce137">
            <text:p><text:s text:c="3"/>11,180</text:p>
          </table:table-cell>
          <table:table-cell office:value-type="float" office:value="9930" table:style-name="ce138">
            <text:p><text:s text:c="3"/>9,930</text:p>
          </table:table-cell>
          <table:table-cell office:value-type="float" office:value="481" table:style-name="ce137">
            <text:p><text:s text:c="3"/>481</text:p>
          </table:table-cell>
          <table:table-cell office:value-type="float" office:value="421" table:style-name="ce137">
            <text:p><text:s text:c="3"/>421</text:p>
          </table:table-cell>
          <table:table-cell office:value-type="float" office:value="60" table:style-name="ce137">
            <text:p><text:s text:c="3"/>60</text:p>
          </table:table-cell>
          <table:table-cell office:value-type="float" office:value="769" table:style-name="ce138">
            <text:p><text:s text:c="3"/>769</text:p>
          </table:table-cell>
          <table:table-cell office:value-type="float" office:value="710" table:style-name="ce137">
            <text:p><text:s text:c="3"/>710</text:p>
          </table:table-cell>
          <table:table-cell office:value-type="float" office:value="59" table:style-name="ce139">
            <text:p><text:s text:c="3"/>59</text:p>
          </table:table-cell>
          <table:table-cell office:value-type="float" office:value="11180" table:style-name="ce137">
            <text:p><text:s text:c="3"/>11,180</text:p>
          </table:table-cell>
          <table:table-cell office:value-type="float" office:value="9930" table:style-name="ce138">
            <text:p><text:s text:c="3"/>9,930</text:p>
          </table:table-cell>
          <table:table-cell office:value-type="float" office:value="481" table:style-name="ce137">
            <text:p><text:s text:c="3"/>481</text:p>
          </table:table-cell>
          <table:table-cell office:value-type="float" office:value="421" table:style-name="ce137">
            <text:p><text:s text:c="3"/>421</text:p>
          </table:table-cell>
          <table:table-cell office:value-type="float" office:value="60" table:style-name="ce137">
            <text:p><text:s text:c="3"/>60</text:p>
          </table:table-cell>
          <table:table-cell office:value-type="float" office:value="769" table:style-name="ce138">
            <text:p><text:s text:c="3"/>769</text:p>
          </table:table-cell>
          <table:table-cell office:value-type="float" office:value="710" table:style-name="ce137">
            <text:p><text:s text:c="3"/>710</text:p>
          </table:table-cell>
          <table:table-cell office:value-type="float" office:value="59" table:style-name="ce139">
            <text:p><text:s text:c="3"/>59</text:p>
          </table:table-cell>
          <table:table-cell table:style-name="ce156"/>
          <table:table-cell table:style-name="ce157"/>
          <table:table-cell table:number-columns-repeated="3" table:style-name="ce158"/>
          <table:table-cell table:style-name="ce157"/>
          <table:table-cell table:style-name="ce158"/>
          <table:table-cell table:style-name="ce159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18774" table:style-name="ce134">
            <text:p><text:s text:c="3"/>18,774</text:p>
          </table:table-cell>
          <table:table-cell office:value-type="float" office:value="17056" table:style-name="ce134">
            <text:p><text:s text:c="3"/>17,056</text:p>
          </table:table-cell>
          <table:table-cell office:value-type="float" office:value="653" table:style-name="ce134">
            <text:p><text:s text:c="3"/>653</text:p>
          </table:table-cell>
          <table:table-cell office:value-type="float" office:value="531" table:style-name="ce134">
            <text:p><text:s text:c="3"/>531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1065" table:style-name="ce134">
            <text:p><text:s text:c="3"/>1,065</text:p>
          </table:table-cell>
          <table:table-cell office:value-type="float" office:value="767" table:style-name="ce134">
            <text:p><text:s text:c="3"/>767</text:p>
          </table:table-cell>
          <table:table-cell office:value-type="float" office:value="298" table:style-name="ce134">
            <text:p><text:s text:c="3"/>298</text:p>
          </table:table-cell>
          <table:table-cell office:value-type="float" office:value="18774" table:style-name="ce134">
            <text:p><text:s text:c="3"/>18,774</text:p>
          </table:table-cell>
          <table:table-cell office:value-type="float" office:value="17056" table:style-name="ce134">
            <text:p><text:s text:c="3"/>17,056</text:p>
          </table:table-cell>
          <table:table-cell office:value-type="float" office:value="653" table:style-name="ce134">
            <text:p><text:s text:c="3"/>653</text:p>
          </table:table-cell>
          <table:table-cell office:value-type="float" office:value="531" table:style-name="ce134">
            <text:p><text:s text:c="3"/>531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1065" table:style-name="ce134">
            <text:p><text:s text:c="3"/>1,065</text:p>
          </table:table-cell>
          <table:table-cell office:value-type="float" office:value="767" table:style-name="ce134">
            <text:p><text:s text:c="3"/>767</text:p>
          </table:table-cell>
          <table:table-cell office:value-type="float" office:value="298" table:style-name="ce134">
            <text:p><text:s text:c="3"/>298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office:value-type="string" table:style-name="ce135">
            <text:p>4 月</text:p>
          </table:table-cell>
          <table:table-cell office:value-type="string" table:style-name="ce136">
            <text:p>男</text:p>
          </table:table-cell>
          <table:table-cell office:value-type="float" office:value="9387" table:style-name="ce137">
            <text:p><text:s text:c="3"/>9,387</text:p>
          </table:table-cell>
          <table:table-cell office:value-type="float" office:value="8940" table:style-name="ce138">
            <text:p><text:s text:c="3"/>8,940</text:p>
          </table:table-cell>
          <table:table-cell office:value-type="float" office:value="134" table:style-name="ce137">
            <text:p><text:s text:c="3"/>134</text:p>
          </table:table-cell>
          <table:table-cell office:value-type="float" office:value="76" table:style-name="ce137">
            <text:p><text:s text:c="3"/>76</text:p>
          </table:table-cell>
          <table:table-cell office:value-type="float" office:value="58" table:style-name="ce137">
            <text:p><text:s text:c="3"/>58</text:p>
          </table:table-cell>
          <table:table-cell office:value-type="float" office:value="313" table:style-name="ce138">
            <text:p><text:s text:c="3"/>313</text:p>
          </table:table-cell>
          <table:table-cell office:value-type="float" office:value="90" table:style-name="ce137">
            <text:p><text:s text:c="3"/>90</text:p>
          </table:table-cell>
          <table:table-cell office:value-type="float" office:value="223" table:style-name="ce139">
            <text:p><text:s text:c="3"/>223</text:p>
          </table:table-cell>
          <table:table-cell office:value-type="float" office:value="9387" table:style-name="ce137">
            <text:p><text:s text:c="3"/>9,387</text:p>
          </table:table-cell>
          <table:table-cell office:value-type="float" office:value="8940" table:style-name="ce138">
            <text:p><text:s text:c="3"/>8,940</text:p>
          </table:table-cell>
          <table:table-cell office:value-type="float" office:value="134" table:style-name="ce137">
            <text:p><text:s text:c="3"/>134</text:p>
          </table:table-cell>
          <table:table-cell office:value-type="float" office:value="76" table:style-name="ce137">
            <text:p><text:s text:c="3"/>76</text:p>
          </table:table-cell>
          <table:table-cell office:value-type="float" office:value="58" table:style-name="ce137">
            <text:p><text:s text:c="3"/>58</text:p>
          </table:table-cell>
          <table:table-cell office:value-type="float" office:value="313" table:style-name="ce138">
            <text:p><text:s text:c="3"/>313</text:p>
          </table:table-cell>
          <table:table-cell office:value-type="float" office:value="90" table:style-name="ce137">
            <text:p><text:s text:c="3"/>90</text:p>
          </table:table-cell>
          <table:table-cell office:value-type="float" office:value="223" table:style-name="ce139">
            <text:p><text:s text:c="3"/>223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9387" table:style-name="ce160">
            <text:p><text:s text:c="3"/>9,387</text:p>
          </table:table-cell>
          <table:table-cell office:value-type="float" office:value="8116" table:style-name="ce138">
            <text:p><text:s text:c="3"/>8,116</text:p>
          </table:table-cell>
          <table:table-cell office:value-type="float" office:value="519" table:style-name="ce160">
            <text:p><text:s text:c="3"/>519</text:p>
          </table:table-cell>
          <table:table-cell office:value-type="float" office:value="455" table:style-name="ce137">
            <text:p><text:s text:c="3"/>455</text:p>
          </table:table-cell>
          <table:table-cell office:value-type="float" office:value="64" table:style-name="ce137">
            <text:p><text:s text:c="3"/>64</text:p>
          </table:table-cell>
          <table:table-cell office:value-type="float" office:value="752" table:style-name="ce161">
            <text:p><text:s text:c="3"/>752</text:p>
          </table:table-cell>
          <table:table-cell office:value-type="float" office:value="677" table:style-name="ce137">
            <text:p><text:s text:c="3"/>677</text:p>
          </table:table-cell>
          <table:table-cell office:value-type="float" office:value="75" table:style-name="ce139">
            <text:p><text:s text:c="3"/>75</text:p>
          </table:table-cell>
          <table:table-cell office:value-type="float" office:value="9387" table:style-name="ce160">
            <text:p><text:s text:c="3"/>9,387</text:p>
          </table:table-cell>
          <table:table-cell office:value-type="float" office:value="8116" table:style-name="ce138">
            <text:p><text:s text:c="3"/>8,116</text:p>
          </table:table-cell>
          <table:table-cell office:value-type="float" office:value="519" table:style-name="ce160">
            <text:p><text:s text:c="3"/>519</text:p>
          </table:table-cell>
          <table:table-cell office:value-type="float" office:value="455" table:style-name="ce137">
            <text:p><text:s text:c="3"/>455</text:p>
          </table:table-cell>
          <table:table-cell office:value-type="float" office:value="64" table:style-name="ce137">
            <text:p><text:s text:c="3"/>64</text:p>
          </table:table-cell>
          <table:table-cell office:value-type="float" office:value="752" table:style-name="ce161">
            <text:p><text:s text:c="3"/>752</text:p>
          </table:table-cell>
          <table:table-cell office:value-type="float" office:value="677" table:style-name="ce137">
            <text:p><text:s text:c="3"/>677</text:p>
          </table:table-cell>
          <table:table-cell office:value-type="float" office:value="75" table:style-name="ce139">
            <text:p><text:s text:c="3"/>75</text:p>
          </table:table-cell>
          <table:table-cell table:style-name="ce158"/>
          <table:table-cell table:style-name="ce146"/>
          <table:table-cell table:style-name="ce158"/>
          <table:table-cell table:number-columns-repeated="2" table:style-name="ce147"/>
          <table:table-cell table:style-name="ce157"/>
          <table:table-cell table:style-name="ce147"/>
          <table:table-cell table:style-name="ce159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6212" table:style-name="ce162">
            <text:p><text:s text:c="3"/>26,212</text:p>
          </table:table-cell>
          <table:table-cell office:value-type="float" office:value="24421" table:style-name="ce162">
            <text:p><text:s text:c="3"/>24,421</text:p>
          </table:table-cell>
          <table:table-cell office:value-type="float" office:value="686" table:style-name="ce162">
            <text:p><text:s text:c="3"/>686</text:p>
          </table:table-cell>
          <table:table-cell office:value-type="float" office:value="573" table:style-name="ce162">
            <text:p><text:s text:c="3"/>573</text:p>
          </table:table-cell>
          <table:table-cell office:value-type="float" office:value="113" table:style-name="ce162">
            <text:p><text:s text:c="3"/>113</text:p>
          </table:table-cell>
          <table:table-cell office:value-type="float" office:value="1105" table:style-name="ce162">
            <text:p><text:s text:c="3"/>1,105</text:p>
          </table:table-cell>
          <table:table-cell office:value-type="float" office:value="755" table:style-name="ce162">
            <text:p><text:s text:c="3"/>755</text:p>
          </table:table-cell>
          <table:table-cell office:value-type="float" office:value="350" table:style-name="ce162">
            <text:p><text:s text:c="3"/>350</text:p>
          </table:table-cell>
          <table:table-cell office:value-type="float" office:value="24664" table:style-name="ce137">
            <text:p><text:s text:c="3"/>24,664</text:p>
          </table:table-cell>
          <table:table-cell office:value-type="float" office:value="22898" table:style-name="ce134">
            <text:p><text:s text:c="3"/>22,898</text:p>
          </table:table-cell>
          <table:table-cell office:value-type="float" office:value="683" table:style-name="ce163">
            <text:p><text:s text:c="3"/>683</text:p>
          </table:table-cell>
          <table:table-cell office:value-type="float" office:value="573" table:style-name="ce134">
            <text:p><text:s text:c="3"/>573</text:p>
          </table:table-cell>
          <table:table-cell office:value-type="float" office:value="110" table:style-name="ce134">
            <text:p><text:s text:c="3"/>110</text:p>
          </table:table-cell>
          <table:table-cell office:value-type="float" office:value="1083" table:style-name="ce163">
            <text:p><text:s text:c="3"/>1,083</text:p>
          </table:table-cell>
          <table:table-cell office:value-type="float" office:value="753" table:style-name="ce134">
            <text:p><text:s text:c="3"/>753</text:p>
          </table:table-cell>
          <table:table-cell office:value-type="float" office:value="330" table:style-name="ce134">
            <text:p><text:s text:c="3"/>330</text:p>
          </table:table-cell>
          <table:table-cell office:value-type="float" office:value="1548" table:style-name="ce163">
            <text:p><text:s text:c="3"/>1,548</text:p>
          </table:table-cell>
          <table:table-cell office:value-type="float" office:value="1523" table:style-name="ce134">
            <text:p><text:s text:c="3"/>1,523</text:p>
          </table:table-cell>
          <table:table-cell office:value-type="float" office:value="3" table:style-name="ce163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2" table:style-name="ce163">
            <text:p><text:s text:c="3"/>2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0" table:style-name="ce144">
            <text:p><text:s text:c="3"/>20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5 月</text:p>
          </table:table-cell>
          <table:table-cell office:value-type="string" table:style-name="ce136">
            <text:p>男</text:p>
          </table:table-cell>
          <table:table-cell office:value-type="float" office:value="12862" table:style-name="ce164">
            <text:p><text:s text:c="3"/>12,862</text:p>
          </table:table-cell>
          <table:table-cell office:value-type="float" office:value="12347" table:style-name="ce164">
            <text:p><text:s text:c="3"/>12,347</text:p>
          </table:table-cell>
          <table:table-cell office:value-type="float" office:value="139" table:style-name="ce164">
            <text:p><text:s text:c="3"/>139</text:p>
          </table:table-cell>
          <table:table-cell office:value-type="float" office:value="79" table:style-name="ce164">
            <text:p><text:s text:c="3"/>79</text:p>
          </table:table-cell>
          <table:table-cell office:value-type="float" office:value="60" table:style-name="ce164">
            <text:p><text:s text:c="3"/>60</text:p>
          </table:table-cell>
          <table:table-cell office:value-type="float" office:value="376" table:style-name="ce164">
            <text:p><text:s text:c="3"/>376</text:p>
          </table:table-cell>
          <table:table-cell office:value-type="float" office:value="99" table:style-name="ce164">
            <text:p><text:s text:c="3"/>99</text:p>
          </table:table-cell>
          <table:table-cell office:value-type="float" office:value="277" table:style-name="ce164">
            <text:p><text:s text:c="3"/>277</text:p>
          </table:table-cell>
          <table:table-cell office:value-type="float" office:value="12332" table:style-name="ce137">
            <text:p><text:s text:c="3"/>12,332</text:p>
          </table:table-cell>
          <table:table-cell office:value-type="float" office:value="11834" table:style-name="ce138">
            <text:p><text:s text:c="3"/>11,834</text:p>
          </table:table-cell>
          <table:table-cell office:value-type="float" office:value="138" table:style-name="ce137">
            <text:p><text:s text:c="3"/>138</text:p>
          </table:table-cell>
          <table:table-cell office:value-type="float" office:value="79" table:style-name="ce137">
            <text:p><text:s text:c="3"/>79</text:p>
          </table:table-cell>
          <table:table-cell office:value-type="float" office:value="59" table:style-name="ce137">
            <text:p><text:s text:c="3"/>59</text:p>
          </table:table-cell>
          <table:table-cell office:value-type="float" office:value="360" table:style-name="ce137">
            <text:p><text:s text:c="3"/>360</text:p>
          </table:table-cell>
          <table:table-cell office:value-type="float" office:value="99" table:style-name="ce137">
            <text:p><text:s text:c="3"/>99</text:p>
          </table:table-cell>
          <table:table-cell office:value-type="float" office:value="261" table:style-name="ce139">
            <text:p><text:s text:c="3"/>261</text:p>
          </table:table-cell>
          <table:table-cell office:value-type="float" office:value="530" table:style-name="ce137">
            <text:p><text:s text:c="3"/>530</text:p>
          </table:table-cell>
          <table:table-cell office:value-type="float" office:value="513" table:style-name="ce146">
            <text:p><text:s text:c="3"/>513</text:p>
          </table:table-cell>
          <table:table-cell office:value-type="float" office:value="1" table:style-name="ce13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6" table:style-name="ce137">
            <text:p><text:s text:c="3"/>16</text:p>
          </table:table-cell>
          <table:table-cell office:value-type="float" office:value="0" table:style-name="ce147">
            <text:p>—</text:p>
          </table:table-cell>
          <table:table-cell office:value-type="float" office:value="16" table:style-name="ce148">
            <text:p><text:s text:c="3"/>16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3350" table:style-name="ce165">
            <text:p><text:s text:c="3"/>13,350</text:p>
          </table:table-cell>
          <table:table-cell office:value-type="float" office:value="12074" table:style-name="ce165">
            <text:p><text:s text:c="3"/>12,074</text:p>
          </table:table-cell>
          <table:table-cell office:value-type="float" office:value="547" table:style-name="ce165">
            <text:p><text:s text:c="3"/>547</text:p>
          </table:table-cell>
          <table:table-cell office:value-type="float" office:value="494" table:style-name="ce165">
            <text:p><text:s text:c="3"/>494</text:p>
          </table:table-cell>
          <table:table-cell office:value-type="float" office:value="53" table:style-name="ce165">
            <text:p><text:s text:c="3"/>53</text:p>
          </table:table-cell>
          <table:table-cell office:value-type="float" office:value="729" table:style-name="ce165">
            <text:p><text:s text:c="3"/>729</text:p>
          </table:table-cell>
          <table:table-cell office:value-type="float" office:value="656" table:style-name="ce165">
            <text:p><text:s text:c="3"/>656</text:p>
          </table:table-cell>
          <table:table-cell office:value-type="float" office:value="73" table:style-name="ce165">
            <text:p><text:s text:c="3"/>73</text:p>
          </table:table-cell>
          <table:table-cell office:value-type="float" office:value="12332" table:style-name="ce137">
            <text:p><text:s text:c="3"/>12,332</text:p>
          </table:table-cell>
          <table:table-cell office:value-type="float" office:value="11064" table:style-name="ce161">
            <text:p><text:s text:c="3"/>11,064</text:p>
          </table:table-cell>
          <table:table-cell office:value-type="float" office:value="545" table:style-name="ce160">
            <text:p><text:s text:c="3"/>545</text:p>
          </table:table-cell>
          <table:table-cell office:value-type="float" office:value="494" table:style-name="ce160">
            <text:p><text:s text:c="3"/>494</text:p>
          </table:table-cell>
          <table:table-cell office:value-type="float" office:value="51" table:style-name="ce160">
            <text:p><text:s text:c="3"/>51</text:p>
          </table:table-cell>
          <table:table-cell office:value-type="float" office:value="723" table:style-name="ce160">
            <text:p><text:s text:c="3"/>723</text:p>
          </table:table-cell>
          <table:table-cell office:value-type="float" office:value="654" table:style-name="ce160">
            <text:p><text:s text:c="3"/>654</text:p>
          </table:table-cell>
          <table:table-cell office:value-type="float" office:value="69" table:style-name="ce166">
            <text:p><text:s text:c="3"/>69</text:p>
          </table:table-cell>
          <table:table-cell office:value-type="float" office:value="1018" table:style-name="ce160">
            <text:p><text:s text:c="3"/>1,018</text:p>
          </table:table-cell>
          <table:table-cell office:value-type="float" office:value="1010" table:style-name="ce157">
            <text:p><text:s text:c="3"/>1,010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" table:style-name="ce159">
            <text:p><text:s text:c="3"/>4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2652" table:style-name="ce162">
            <text:p><text:s text:c="3"/>22,652</text:p>
          </table:table-cell>
          <table:table-cell office:value-type="float" office:value="21004" table:style-name="ce162">
            <text:p><text:s text:c="3"/>21,004</text:p>
          </table:table-cell>
          <table:table-cell office:value-type="float" office:value="609" table:style-name="ce162">
            <text:p><text:s text:c="3"/>609</text:p>
          </table:table-cell>
          <table:table-cell office:value-type="float" office:value="504" table:style-name="ce162">
            <text:p><text:s text:c="3"/>504</text:p>
          </table:table-cell>
          <table:table-cell office:value-type="float" office:value="105" table:style-name="ce162">
            <text:p><text:s text:c="3"/>105</text:p>
          </table:table-cell>
          <table:table-cell office:value-type="float" office:value="1039" table:style-name="ce162">
            <text:p><text:s text:c="3"/>1,039</text:p>
          </table:table-cell>
          <table:table-cell office:value-type="float" office:value="719" table:style-name="ce162">
            <text:p><text:s text:c="3"/>719</text:p>
          </table:table-cell>
          <table:table-cell office:value-type="float" office:value="320" table:style-name="ce162">
            <text:p><text:s text:c="3"/>320</text:p>
          </table:table-cell>
          <table:table-cell office:value-type="float" office:value="21620" table:style-name="ce134">
            <text:p><text:s text:c="3"/>21,620</text:p>
          </table:table-cell>
          <table:table-cell office:value-type="float" office:value="19991" table:style-name="ce134">
            <text:p><text:s text:c="3"/>19,991</text:p>
          </table:table-cell>
          <table:table-cell office:value-type="float" office:value="607" table:style-name="ce163">
            <text:p><text:s text:c="3"/>607</text:p>
          </table:table-cell>
          <table:table-cell office:value-type="float" office:value="503" table:style-name="ce134">
            <text:p><text:s text:c="3"/>503</text:p>
          </table:table-cell>
          <table:table-cell office:value-type="float" office:value="104" table:style-name="ce134">
            <text:p><text:s text:c="3"/>104</text:p>
          </table:table-cell>
          <table:table-cell office:value-type="float" office:value="1022" table:style-name="ce163">
            <text:p><text:s text:c="3"/>1,022</text:p>
          </table:table-cell>
          <table:table-cell office:value-type="float" office:value="717" table:style-name="ce134">
            <text:p><text:s text:c="3"/>717</text:p>
          </table:table-cell>
          <table:table-cell office:value-type="float" office:value="305" table:style-name="ce134">
            <text:p><text:s text:c="3"/>305</text:p>
          </table:table-cell>
          <table:table-cell office:value-type="float" office:value="1032" table:style-name="ce163">
            <text:p><text:s text:c="3"/>1,032</text:p>
          </table:table-cell>
          <table:table-cell office:value-type="float" office:value="1013" table:style-name="ce134">
            <text:p><text:s text:c="3"/>1,013</text:p>
          </table:table-cell>
          <table:table-cell office:value-type="float" office:value="2" table:style-name="ce163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7" table:style-name="ce163">
            <text:p><text:s text:c="3"/>17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5" table:style-name="ce144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6 月</text:p>
          </table:table-cell>
          <table:table-cell office:value-type="string" table:style-name="ce136">
            <text:p>男</text:p>
          </table:table-cell>
          <table:table-cell office:value-type="float" office:value="11110" table:style-name="ce164">
            <text:p><text:s text:c="3"/>11,110</text:p>
          </table:table-cell>
          <table:table-cell office:value-type="float" office:value="10640" table:style-name="ce164">
            <text:p><text:s text:c="3"/>10,640</text:p>
          </table:table-cell>
          <table:table-cell office:value-type="float" office:value="119" table:style-name="ce164">
            <text:p><text:s text:c="3"/>119</text:p>
          </table:table-cell>
          <table:table-cell office:value-type="float" office:value="78" table:style-name="ce164">
            <text:p><text:s text:c="3"/>78</text:p>
          </table:table-cell>
          <table:table-cell office:value-type="float" office:value="41" table:style-name="ce164">
            <text:p><text:s text:c="3"/>41</text:p>
          </table:table-cell>
          <table:table-cell office:value-type="float" office:value="351" table:style-name="ce164">
            <text:p><text:s text:c="3"/>351</text:p>
          </table:table-cell>
          <table:table-cell office:value-type="float" office:value="98" table:style-name="ce164">
            <text:p><text:s text:c="3"/>98</text:p>
          </table:table-cell>
          <table:table-cell office:value-type="float" office:value="253" table:style-name="ce164">
            <text:p><text:s text:c="3"/>253</text:p>
          </table:table-cell>
          <table:table-cell office:value-type="float" office:value="10810" table:style-name="ce137">
            <text:p><text:s text:c="3"/>10,810</text:p>
          </table:table-cell>
          <table:table-cell office:value-type="float" office:value="10353" table:style-name="ce138">
            <text:p><text:s text:c="3"/>10,353</text:p>
          </table:table-cell>
          <table:table-cell office:value-type="float" office:value="119" table:style-name="ce137">
            <text:p><text:s text:c="3"/>119</text:p>
          </table:table-cell>
          <table:table-cell office:value-type="float" office:value="78" table:style-name="ce137">
            <text:p><text:s text:c="3"/>78</text:p>
          </table:table-cell>
          <table:table-cell office:value-type="float" office:value="41" table:style-name="ce137">
            <text:p><text:s text:c="3"/>41</text:p>
          </table:table-cell>
          <table:table-cell office:value-type="float" office:value="338" table:style-name="ce137">
            <text:p><text:s text:c="3"/>338</text:p>
          </table:table-cell>
          <table:table-cell office:value-type="float" office:value="97" table:style-name="ce137">
            <text:p><text:s text:c="3"/>97</text:p>
          </table:table-cell>
          <table:table-cell office:value-type="float" office:value="241" table:style-name="ce139">
            <text:p><text:s text:c="3"/>241</text:p>
          </table:table-cell>
          <table:table-cell office:value-type="float" office:value="300" table:style-name="ce137">
            <text:p><text:s text:c="3"/>300</text:p>
          </table:table-cell>
          <table:table-cell office:value-type="float" office:value="287" table:style-name="ce146">
            <text:p><text:s text:c="3"/>287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3" table:style-name="ce137">
            <text:p><text:s text:c="3"/>1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2" table:style-name="ce148">
            <text:p><text:s text:c="3"/>12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11542" table:style-name="ce165">
            <text:p><text:s text:c="3"/>11,542</text:p>
          </table:table-cell>
          <table:table-cell office:value-type="float" office:value="10364" table:style-name="ce165">
            <text:p><text:s text:c="3"/>10,364</text:p>
          </table:table-cell>
          <table:table-cell office:value-type="float" office:value="490" table:style-name="ce165">
            <text:p><text:s text:c="3"/>490</text:p>
          </table:table-cell>
          <table:table-cell office:value-type="float" office:value="426" table:style-name="ce165">
            <text:p><text:s text:c="3"/>426</text:p>
          </table:table-cell>
          <table:table-cell office:value-type="float" office:value="64" table:style-name="ce165">
            <text:p><text:s text:c="3"/>64</text:p>
          </table:table-cell>
          <table:table-cell office:value-type="float" office:value="688" table:style-name="ce165">
            <text:p><text:s text:c="3"/>688</text:p>
          </table:table-cell>
          <table:table-cell office:value-type="float" office:value="621" table:style-name="ce165">
            <text:p><text:s text:c="3"/>621</text:p>
          </table:table-cell>
          <table:table-cell office:value-type="float" office:value="67" table:style-name="ce165">
            <text:p><text:s text:c="3"/>67</text:p>
          </table:table-cell>
          <table:table-cell office:value-type="float" office:value="10810" table:style-name="ce137">
            <text:p><text:s text:c="3"/>10,810</text:p>
          </table:table-cell>
          <table:table-cell office:value-type="float" office:value="9638" table:style-name="ce161">
            <text:p><text:s text:c="3"/>9,638</text:p>
          </table:table-cell>
          <table:table-cell office:value-type="float" office:value="488" table:style-name="ce160">
            <text:p><text:s text:c="3"/>488</text:p>
          </table:table-cell>
          <table:table-cell office:value-type="float" office:value="425" table:style-name="ce160">
            <text:p><text:s text:c="3"/>425</text:p>
          </table:table-cell>
          <table:table-cell office:value-type="float" office:value="63" table:style-name="ce160">
            <text:p><text:s text:c="3"/>63</text:p>
          </table:table-cell>
          <table:table-cell office:value-type="float" office:value="684" table:style-name="ce160">
            <text:p><text:s text:c="3"/>684</text:p>
          </table:table-cell>
          <table:table-cell office:value-type="float" office:value="620" table:style-name="ce160">
            <text:p><text:s text:c="3"/>620</text:p>
          </table:table-cell>
          <table:table-cell office:value-type="float" office:value="64" table:style-name="ce166">
            <text:p><text:s text:c="3"/>64</text:p>
          </table:table-cell>
          <table:table-cell office:value-type="float" office:value="732" table:style-name="ce160">
            <text:p><text:s text:c="3"/>732</text:p>
          </table:table-cell>
          <table:table-cell office:value-type="float" office:value="726" table:style-name="ce157">
            <text:p><text:s text:c="3"/>726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9">
            <text:p><text:s text:c="3"/>3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計</text:p>
          </table:table-cell>
          <table:table-cell office:value-type="float" office:value="20864" table:style-name="ce164">
            <text:p><text:s text:c="3"/>20,864</text:p>
          </table:table-cell>
          <table:table-cell office:value-type="float" office:value="18989" table:style-name="ce164">
            <text:p><text:s text:c="3"/>18,989</text:p>
          </table:table-cell>
          <table:table-cell office:value-type="float" office:value="740" table:style-name="ce164">
            <text:p><text:s text:c="3"/>740</text:p>
          </table:table-cell>
          <table:table-cell office:value-type="float" office:value="625" table:style-name="ce164">
            <text:p><text:s text:c="3"/>625</text:p>
          </table:table-cell>
          <table:table-cell office:value-type="float" office:value="115" table:style-name="ce164">
            <text:p><text:s text:c="3"/>115</text:p>
          </table:table-cell>
          <table:table-cell office:value-type="float" office:value="1135" table:style-name="ce164">
            <text:p><text:s text:c="3"/>1,135</text:p>
          </table:table-cell>
          <table:table-cell office:value-type="float" office:value="802" table:style-name="ce164">
            <text:p><text:s text:c="3"/>802</text:p>
          </table:table-cell>
          <table:table-cell office:value-type="float" office:value="333" table:style-name="ce164">
            <text:p><text:s text:c="3"/>333</text:p>
          </table:table-cell>
          <table:table-cell office:value-type="float" office:value="20196" table:style-name="ce163">
            <text:p><text:s text:c="3"/>20,196</text:p>
          </table:table-cell>
          <table:table-cell office:value-type="float" office:value="18348" table:style-name="ce138">
            <text:p><text:s text:c="3"/>18,348</text:p>
          </table:table-cell>
          <table:table-cell office:value-type="float" office:value="740" table:style-name="ce137">
            <text:p><text:s text:c="3"/>740</text:p>
          </table:table-cell>
          <table:table-cell office:value-type="float" office:value="625" table:style-name="ce137">
            <text:p><text:s text:c="3"/>625</text:p>
          </table:table-cell>
          <table:table-cell office:value-type="float" office:value="115" table:style-name="ce137">
            <text:p><text:s text:c="3"/>115</text:p>
          </table:table-cell>
          <table:table-cell office:value-type="float" office:value="1108" table:style-name="ce137">
            <text:p><text:s text:c="3"/>1,108</text:p>
          </table:table-cell>
          <table:table-cell office:value-type="float" office:value="800" table:style-name="ce137">
            <text:p><text:s text:c="3"/>800</text:p>
          </table:table-cell>
          <table:table-cell office:value-type="float" office:value="308" table:style-name="ce139">
            <text:p><text:s text:c="3"/>308</text:p>
          </table:table-cell>
          <table:table-cell office:value-type="float" office:value="668" table:style-name="ce137">
            <text:p><text:s text:c="3"/>668</text:p>
          </table:table-cell>
          <table:table-cell office:value-type="float" office:value="641" table:style-name="ce146">
            <text:p><text:s text:c="3"/>641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7" table:style-name="ce137">
            <text:p><text:s text:c="3"/>2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5" table:style-name="ce148">
            <text:p><text:s text:c="3"/>25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7 月</text:p>
          </table:table-cell>
          <table:table-cell office:value-type="string" table:style-name="ce141">
            <text:p>男</text:p>
          </table:table-cell>
          <table:table-cell office:value-type="float" office:value="10350" table:style-name="ce164">
            <text:p><text:s text:c="3"/>10,350</text:p>
          </table:table-cell>
          <table:table-cell office:value-type="float" office:value="9847" table:style-name="ce164">
            <text:p><text:s text:c="3"/>9,847</text:p>
          </table:table-cell>
          <table:table-cell office:value-type="float" office:value="157" table:style-name="ce164">
            <text:p><text:s text:c="3"/>157</text:p>
          </table:table-cell>
          <table:table-cell office:value-type="float" office:value="102" table:style-name="ce164">
            <text:p><text:s text:c="3"/>102</text:p>
          </table:table-cell>
          <table:table-cell office:value-type="float" office:value="55" table:style-name="ce164">
            <text:p><text:s text:c="3"/>55</text:p>
          </table:table-cell>
          <table:table-cell office:value-type="float" office:value="346" table:style-name="ce164">
            <text:p><text:s text:c="3"/>346</text:p>
          </table:table-cell>
          <table:table-cell office:value-type="float" office:value="92" table:style-name="ce164">
            <text:p><text:s text:c="3"/>92</text:p>
          </table:table-cell>
          <table:table-cell office:value-type="float" office:value="254" table:style-name="ce164">
            <text:p><text:s text:c="3"/>254</text:p>
          </table:table-cell>
          <table:table-cell office:value-type="float" office:value="10098" table:style-name="ce137">
            <text:p><text:s text:c="3"/>10,098</text:p>
          </table:table-cell>
          <table:table-cell office:value-type="float" office:value="9615" table:style-name="ce138">
            <text:p><text:s text:c="3"/>9,615</text:p>
          </table:table-cell>
          <table:table-cell office:value-type="float" office:value="157" table:style-name="ce137">
            <text:p><text:s text:c="3"/>157</text:p>
          </table:table-cell>
          <table:table-cell office:value-type="float" office:value="102" table:style-name="ce137">
            <text:p><text:s text:c="3"/>102</text:p>
          </table:table-cell>
          <table:table-cell office:value-type="float" office:value="55" table:style-name="ce137">
            <text:p><text:s text:c="3"/>55</text:p>
          </table:table-cell>
          <table:table-cell office:value-type="float" office:value="326" table:style-name="ce137">
            <text:p><text:s text:c="3"/>326</text:p>
          </table:table-cell>
          <table:table-cell office:value-type="float" office:value="92" table:style-name="ce137">
            <text:p><text:s text:c="3"/>92</text:p>
          </table:table-cell>
          <table:table-cell office:value-type="float" office:value="234" table:style-name="ce139">
            <text:p><text:s text:c="3"/>234</text:p>
          </table:table-cell>
          <table:table-cell office:value-type="float" office:value="252" table:style-name="ce137">
            <text:p><text:s text:c="3"/>252</text:p>
          </table:table-cell>
          <table:table-cell office:value-type="float" office:value="232" table:style-name="ce146">
            <text:p><text:s text:c="3"/>232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0" table:style-name="ce137">
            <text:p><text:s text:c="3"/>20</text:p>
          </table:table-cell>
          <table:table-cell office:value-type="float" office:value="0" table:style-name="ce147">
            <text:p>—</text:p>
          </table:table-cell>
          <table:table-cell office:value-type="float" office:value="20" table:style-name="ce148">
            <text:p><text:s text:c="3"/>20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0514" table:style-name="ce164">
            <text:p><text:s text:c="3"/>10,514</text:p>
          </table:table-cell>
          <table:table-cell office:value-type="float" office:value="9142" table:style-name="ce164">
            <text:p><text:s text:c="3"/>9,142</text:p>
          </table:table-cell>
          <table:table-cell office:value-type="float" office:value="583" table:style-name="ce164">
            <text:p><text:s text:c="3"/>583</text:p>
          </table:table-cell>
          <table:table-cell office:value-type="float" office:value="523" table:style-name="ce164">
            <text:p><text:s text:c="3"/>523</text:p>
          </table:table-cell>
          <table:table-cell office:value-type="float" office:value="60" table:style-name="ce164">
            <text:p><text:s text:c="3"/>60</text:p>
          </table:table-cell>
          <table:table-cell office:value-type="float" office:value="789" table:style-name="ce164">
            <text:p><text:s text:c="3"/>789</text:p>
          </table:table-cell>
          <table:table-cell office:value-type="float" office:value="710" table:style-name="ce164">
            <text:p><text:s text:c="3"/>710</text:p>
          </table:table-cell>
          <table:table-cell office:value-type="float" office:value="79" table:style-name="ce164">
            <text:p><text:s text:c="3"/>79</text:p>
          </table:table-cell>
          <table:table-cell office:value-type="float" office:value="10098" table:style-name="ce137">
            <text:p><text:s text:c="3"/>10,098</text:p>
          </table:table-cell>
          <table:table-cell office:value-type="float" office:value="8733" table:style-name="ce138">
            <text:p><text:s text:c="3"/>8,733</text:p>
          </table:table-cell>
          <table:table-cell office:value-type="float" office:value="583" table:style-name="ce137">
            <text:p><text:s text:c="3"/>583</text:p>
          </table:table-cell>
          <table:table-cell office:value-type="float" office:value="523" table:style-name="ce137">
            <text:p><text:s text:c="3"/>523</text:p>
          </table:table-cell>
          <table:table-cell office:value-type="float" office:value="60" table:style-name="ce137">
            <text:p><text:s text:c="3"/>60</text:p>
          </table:table-cell>
          <table:table-cell office:value-type="float" office:value="782" table:style-name="ce137">
            <text:p><text:s text:c="3"/>782</text:p>
          </table:table-cell>
          <table:table-cell office:value-type="float" office:value="708" table:style-name="ce137">
            <text:p><text:s text:c="3"/>708</text:p>
          </table:table-cell>
          <table:table-cell office:value-type="float" office:value="74" table:style-name="ce139">
            <text:p><text:s text:c="3"/>74</text:p>
          </table:table-cell>
          <table:table-cell office:value-type="float" office:value="416" table:style-name="ce137">
            <text:p><text:s text:c="3"/>416</text:p>
          </table:table-cell>
          <table:table-cell office:value-type="float" office:value="409" table:style-name="ce146">
            <text:p><text:s text:c="3"/>409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7" table:style-name="ce137">
            <text:p><text:s text:c="3"/>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5" table:style-name="ce148">
            <text:p><text:s text:c="3"/>5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10242" table:style-name="ce134">
            <text:p><text:s text:c="3"/>10,242</text:p>
          </table:table-cell>
          <table:table-cell office:value-type="float" office:value="8659" table:style-name="ce134">
            <text:p><text:s text:c="3"/>8,659</text:p>
          </table:table-cell>
          <table:table-cell office:value-type="float" office:value="602" table:style-name="ce134">
            <text:p><text:s text:c="3"/>602</text:p>
          </table:table-cell>
          <table:table-cell office:value-type="float" office:value="491" table:style-name="ce134">
            <text:p><text:s text:c="3"/>491</text:p>
          </table:table-cell>
          <table:table-cell office:value-type="float" office:value="111" table:style-name="ce134">
            <text:p><text:s text:c="3"/>111</text:p>
          </table:table-cell>
          <table:table-cell office:value-type="float" office:value="981" table:style-name="ce134">
            <text:p><text:s text:c="3"/>981</text:p>
          </table:table-cell>
          <table:table-cell office:value-type="float" office:value="688" table:style-name="ce134">
            <text:p><text:s text:c="3"/>688</text:p>
          </table:table-cell>
          <table:table-cell office:value-type="float" office:value="293" table:style-name="ce134">
            <text:p><text:s text:c="3"/>293</text:p>
          </table:table-cell>
          <table:table-cell office:value-type="float" office:value="9836" table:style-name="ce134">
            <text:p><text:s text:c="3"/>9,836</text:p>
          </table:table-cell>
          <table:table-cell office:value-type="float" office:value="8270" table:style-name="ce134">
            <text:p><text:s text:c="3"/>8,270</text:p>
          </table:table-cell>
          <table:table-cell office:value-type="float" office:value="601" table:style-name="ce134">
            <text:p><text:s text:c="3"/>601</text:p>
          </table:table-cell>
          <table:table-cell office:value-type="float" office:value="491" table:style-name="ce134">
            <text:p><text:s text:c="3"/>491</text:p>
          </table:table-cell>
          <table:table-cell office:value-type="float" office:value="110" table:style-name="ce134">
            <text:p><text:s text:c="3"/>110</text:p>
          </table:table-cell>
          <table:table-cell office:value-type="float" office:value="965" table:style-name="ce134">
            <text:p><text:s text:c="3"/>965</text:p>
          </table:table-cell>
          <table:table-cell office:value-type="float" office:value="687" table:style-name="ce134">
            <text:p><text:s text:c="3"/>687</text:p>
          </table:table-cell>
          <table:table-cell office:value-type="float" office:value="278" table:style-name="ce134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8 月</text:p>
          </table:table-cell>
          <table:table-cell office:value-type="string" table:style-name="ce136">
            <text:p>男</text:p>
          </table:table-cell>
          <table:table-cell office:value-type="float" office:value="5046" table:style-name="ce137">
            <text:p><text:s text:c="3"/>5,046</text:p>
          </table:table-cell>
          <table:table-cell office:value-type="float" office:value="4587" table:style-name="ce138">
            <text:p><text:s text:c="3"/>4,587</text:p>
          </table:table-cell>
          <table:table-cell office:value-type="float" office:value="137" table:style-name="ce137">
            <text:p><text:s text:c="3"/>137</text:p>
          </table:table-cell>
          <table:table-cell office:value-type="float" office:value="73" table:style-name="ce137">
            <text:p><text:s text:c="3"/>73</text:p>
          </table:table-cell>
          <table:table-cell office:value-type="float" office:value="64" table:style-name="ce137">
            <text:p><text:s text:c="3"/>64</text:p>
          </table:table-cell>
          <table:table-cell office:value-type="float" office:value="322" table:style-name="ce138">
            <text:p><text:s text:c="3"/>322</text:p>
          </table:table-cell>
          <table:table-cell office:value-type="float" office:value="97" table:style-name="ce137">
            <text:p><text:s text:c="3"/>97</text:p>
          </table:table-cell>
          <table:table-cell office:value-type="float" office:value="225" table:style-name="ce139">
            <text:p><text:s text:c="3"/>225</text:p>
          </table:table-cell>
          <table:table-cell office:value-type="float" office:value="4918" table:style-name="ce137">
            <text:p><text:s text:c="3"/>4,918</text:p>
          </table:table-cell>
          <table:table-cell office:value-type="float" office:value="4474" table:style-name="ce138">
            <text:p><text:s text:c="3"/>4,474</text:p>
          </table:table-cell>
          <table:table-cell office:value-type="float" office:value="136" table:style-name="ce137">
            <text:p><text:s text:c="3"/>136</text:p>
          </table:table-cell>
          <table:table-cell office:value-type="float" office:value="73" table:style-name="ce137">
            <text:p><text:s text:c="3"/>73</text:p>
          </table:table-cell>
          <table:table-cell office:value-type="float" office:value="63" table:style-name="ce137">
            <text:p><text:s text:c="3"/>63</text:p>
          </table:table-cell>
          <table:table-cell office:value-type="float" office:value="308" table:style-name="ce138">
            <text:p><text:s text:c="3"/>308</text:p>
          </table:table-cell>
          <table:table-cell office:value-type="float" office:value="96" table:style-name="ce137">
            <text:p><text:s text:c="3"/>96</text:p>
          </table:table-cell>
          <table:table-cell office:value-type="float" office:value="212" table:style-name="ce139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5196" table:style-name="ce160">
            <text:p><text:s text:c="3"/>5,196</text:p>
          </table:table-cell>
          <table:table-cell office:value-type="float" office:value="4072" table:style-name="ce161">
            <text:p><text:s text:c="3"/>4,072</text:p>
          </table:table-cell>
          <table:table-cell office:value-type="float" office:value="465" table:style-name="ce160">
            <text:p><text:s text:c="3"/>465</text:p>
          </table:table-cell>
          <table:table-cell office:value-type="float" office:value="418" table:style-name="ce160">
            <text:p><text:s text:c="3"/>418</text:p>
          </table:table-cell>
          <table:table-cell office:value-type="float" office:value="47" table:style-name="ce160">
            <text:p><text:s text:c="3"/>47</text:p>
          </table:table-cell>
          <table:table-cell office:value-type="float" office:value="659" table:style-name="ce161">
            <text:p><text:s text:c="3"/>659</text:p>
          </table:table-cell>
          <table:table-cell office:value-type="float" office:value="591" table:style-name="ce160">
            <text:p><text:s text:c="3"/>591</text:p>
          </table:table-cell>
          <table:table-cell office:value-type="float" office:value="68" table:style-name="ce166">
            <text:p><text:s text:c="3"/>68</text:p>
          </table:table-cell>
          <table:table-cell office:value-type="float" office:value="4918" table:style-name="ce160">
            <text:p><text:s text:c="3"/>4,918</text:p>
          </table:table-cell>
          <table:table-cell office:value-type="float" office:value="3796" table:style-name="ce161">
            <text:p><text:s text:c="3"/>3,796</text:p>
          </table:table-cell>
          <table:table-cell office:value-type="float" office:value="465" table:style-name="ce160">
            <text:p><text:s text:c="3"/>465</text:p>
          </table:table-cell>
          <table:table-cell office:value-type="float" office:value="418" table:style-name="ce160">
            <text:p><text:s text:c="3"/>418</text:p>
          </table:table-cell>
          <table:table-cell office:value-type="float" office:value="47" table:style-name="ce160">
            <text:p><text:s text:c="3"/>47</text:p>
          </table:table-cell>
          <table:table-cell office:value-type="float" office:value="657" table:style-name="ce161">
            <text:p><text:s text:c="3"/>657</text:p>
          </table:table-cell>
          <table:table-cell office:value-type="float" office:value="591" table:style-name="ce160">
            <text:p><text:s text:c="3"/>591</text:p>
          </table:table-cell>
          <table:table-cell office:value-type="float" office:value="66" table:style-name="ce166">
            <text:p><text:s text:c="3"/>66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33">
            <text:p>計</text:p>
          </table:table-cell>
          <table:table-cell office:value-type="float" office:value="23312" table:style-name="ce137">
            <text:p><text:s text:c="3"/>23,312</text:p>
          </table:table-cell>
          <table:table-cell office:value-type="float" office:value="21541" table:style-name="ce138">
            <text:p><text:s text:c="3"/>21,541</text:p>
          </table:table-cell>
          <table:table-cell office:value-type="float" office:value="747" table:style-name="ce137">
            <text:p><text:s text:c="3"/>747</text:p>
          </table:table-cell>
          <table:table-cell office:value-type="float" office:value="581" table:style-name="ce137">
            <text:p><text:s text:c="3"/>581</text:p>
          </table:table-cell>
          <table:table-cell office:value-type="float" office:value="166" table:style-name="ce137">
            <text:p><text:s text:c="3"/>166</text:p>
          </table:table-cell>
          <table:table-cell office:value-type="float" office:value="1024" table:style-name="ce138">
            <text:p><text:s text:c="3"/>1,024</text:p>
          </table:table-cell>
          <table:table-cell office:value-type="float" office:value="732" table:style-name="ce137">
            <text:p><text:s text:c="3"/>732</text:p>
          </table:table-cell>
          <table:table-cell office:value-type="float" office:value="292" table:style-name="ce139">
            <text:p><text:s text:c="3"/>292</text:p>
          </table:table-cell>
          <table:table-cell office:value-type="float" office:value="22656" table:style-name="ce137">
            <text:p><text:s text:c="3"/>22,656</text:p>
          </table:table-cell>
          <table:table-cell office:value-type="float" office:value="20900" table:style-name="ce138">
            <text:p><text:s text:c="3"/>20,900</text:p>
          </table:table-cell>
          <table:table-cell office:value-type="float" office:value="743" table:style-name="ce137">
            <text:p><text:s text:c="3"/>743</text:p>
          </table:table-cell>
          <table:table-cell office:value-type="float" office:value="580" table:style-name="ce137">
            <text:p><text:s text:c="3"/>580</text:p>
          </table:table-cell>
          <table:table-cell office:value-type="float" office:value="163" table:style-name="ce137">
            <text:p><text:s text:c="3"/>163</text:p>
          </table:table-cell>
          <table:table-cell office:value-type="float" office:value="1013" table:style-name="ce138">
            <text:p><text:s text:c="3"/>1,013</text:p>
          </table:table-cell>
          <table:table-cell office:value-type="float" office:value="732" table:style-name="ce137">
            <text:p><text:s text:c="3"/>732</text:p>
          </table:table-cell>
          <table:table-cell office:value-type="float" office:value="281" table:style-name="ce139">
            <text:p><text:s text:c="3"/>281</text:p>
          </table:table-cell>
          <table:table-cell office:value-type="float" office:value="656" table:style-name="ce123">
            <text:p><text:s text:c="3"/>656</text:p>
          </table:table-cell>
          <table:table-cell office:value-type="float" office:value="641" table:style-name="ce124">
            <text:p><text:s text:c="3"/>641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5">
            <text:p><text:s text:c="3"/>11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9 月</text:p>
          </table:table-cell>
          <table:table-cell office:value-type="string" table:style-name="ce136">
            <text:p>男</text:p>
          </table:table-cell>
          <table:table-cell office:value-type="float" office:value="11506" table:style-name="ce137">
            <text:p><text:s text:c="3"/>11,506</text:p>
          </table:table-cell>
          <table:table-cell office:value-type="float" office:value="11013" table:style-name="ce138">
            <text:p><text:s text:c="3"/>11,013</text:p>
          </table:table-cell>
          <table:table-cell office:value-type="float" office:value="156" table:style-name="ce137">
            <text:p><text:s text:c="3"/>156</text:p>
          </table:table-cell>
          <table:table-cell office:value-type="float" office:value="79" table:style-name="ce137">
            <text:p><text:s text:c="3"/>79</text:p>
          </table:table-cell>
          <table:table-cell office:value-type="float" office:value="77" table:style-name="ce137">
            <text:p><text:s text:c="3"/>77</text:p>
          </table:table-cell>
          <table:table-cell office:value-type="float" office:value="337" table:style-name="ce138">
            <text:p><text:s text:c="3"/>337</text:p>
          </table:table-cell>
          <table:table-cell office:value-type="float" office:value="94" table:style-name="ce137">
            <text:p><text:s text:c="3"/>94</text:p>
          </table:table-cell>
          <table:table-cell office:value-type="float" office:value="243" table:style-name="ce139">
            <text:p><text:s text:c="3"/>243</text:p>
          </table:table-cell>
          <table:table-cell office:value-type="float" office:value="11328" table:style-name="ce137">
            <text:p><text:s text:c="3"/>11,328</text:p>
          </table:table-cell>
          <table:table-cell office:value-type="float" office:value="10845" table:style-name="ce138">
            <text:p><text:s text:c="3"/>10,845</text:p>
          </table:table-cell>
          <table:table-cell office:value-type="float" office:value="156" table:style-name="ce137">
            <text:p><text:s text:c="3"/>156</text:p>
          </table:table-cell>
          <table:table-cell office:value-type="float" office:value="79" table:style-name="ce137">
            <text:p><text:s text:c="3"/>79</text:p>
          </table:table-cell>
          <table:table-cell office:value-type="float" office:value="77" table:style-name="ce137">
            <text:p><text:s text:c="3"/>77</text:p>
          </table:table-cell>
          <table:table-cell office:value-type="float" office:value="327" table:style-name="ce138">
            <text:p><text:s text:c="3"/>327</text:p>
          </table:table-cell>
          <table:table-cell office:value-type="float" office:value="94" table:style-name="ce137">
            <text:p><text:s text:c="3"/>94</text:p>
          </table:table-cell>
          <table:table-cell office:value-type="float" office:value="233" table:style-name="ce139">
            <text:p><text:s text:c="3"/>233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68">
            <text:p>女</text:p>
          </table:table-cell>
          <table:table-cell office:value-type="float" office:value="11806" table:style-name="ce137">
            <text:p><text:s text:c="3"/>11,806</text:p>
          </table:table-cell>
          <table:table-cell office:value-type="float" office:value="10528" table:style-name="ce138">
            <text:p><text:s text:c="3"/>10,528</text:p>
          </table:table-cell>
          <table:table-cell office:value-type="float" office:value="591" table:style-name="ce137">
            <text:p><text:s text:c="3"/>591</text:p>
          </table:table-cell>
          <table:table-cell office:value-type="float" office:value="502" table:style-name="ce137">
            <text:p><text:s text:c="3"/>502</text:p>
          </table:table-cell>
          <table:table-cell office:value-type="float" office:value="89" table:style-name="ce137">
            <text:p><text:s text:c="3"/>89</text:p>
          </table:table-cell>
          <table:table-cell office:value-type="float" office:value="687" table:style-name="ce138">
            <text:p><text:s text:c="3"/>687</text:p>
          </table:table-cell>
          <table:table-cell office:value-type="float" office:value="638" table:style-name="ce137">
            <text:p><text:s text:c="3"/>638</text:p>
          </table:table-cell>
          <table:table-cell office:value-type="float" office:value="49" table:style-name="ce139">
            <text:p><text:s text:c="3"/>49</text:p>
          </table:table-cell>
          <table:table-cell office:value-type="float" office:value="11328" table:style-name="ce137">
            <text:p><text:s text:c="3"/>11,328</text:p>
          </table:table-cell>
          <table:table-cell office:value-type="float" office:value="10055" table:style-name="ce138">
            <text:p><text:s text:c="3"/>10,055</text:p>
          </table:table-cell>
          <table:table-cell office:value-type="float" office:value="587" table:style-name="ce137">
            <text:p><text:s text:c="3"/>587</text:p>
          </table:table-cell>
          <table:table-cell office:value-type="float" office:value="501" table:style-name="ce137">
            <text:p><text:s text:c="3"/>501</text:p>
          </table:table-cell>
          <table:table-cell office:value-type="float" office:value="86" table:style-name="ce137">
            <text:p><text:s text:c="3"/>86</text:p>
          </table:table-cell>
          <table:table-cell office:value-type="float" office:value="686" table:style-name="ce138">
            <text:p><text:s text:c="3"/>686</text:p>
          </table:table-cell>
          <table:table-cell office:value-type="float" office:value="638" table:style-name="ce137">
            <text:p><text:s text:c="3"/>638</text:p>
          </table:table-cell>
          <table:table-cell office:value-type="float" office:value="48" table:style-name="ce139">
            <text:p><text:s text:c="3"/>48</text:p>
          </table:table-cell>
          <table:table-cell office:value-type="float" office:value="478" table:style-name="ce123">
            <text:p><text:s text:c="3"/>478</text:p>
          </table:table-cell>
          <table:table-cell office:value-type="float" office:value="473" table:style-name="ce124">
            <text:p><text:s text:c="3"/>47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/>
        </table:table-row>
        <table:table-row table:style-name="ro7">
          <table:table-cell table:style-name="ce169"/>
          <table:table-cell office:value-type="string" table:style-name="ce170">
            <text:p>計</text:p>
          </table:table-cell>
          <table:table-cell office:value-type="float" office:value="24000" table:style-name="ce163">
            <text:p><text:s text:c="3"/>24,000</text:p>
          </table:table-cell>
          <table:table-cell office:value-type="float" office:value="22103" table:style-name="ce171">
            <text:p><text:s text:c="3"/>22,103</text:p>
          </table:table-cell>
          <table:table-cell office:value-type="float" office:value="805" table:style-name="ce163">
            <text:p><text:s text:c="3"/>805</text:p>
          </table:table-cell>
          <table:table-cell office:value-type="float" office:value="629" table:style-name="ce163">
            <text:p><text:s text:c="3"/>629</text:p>
          </table:table-cell>
          <table:table-cell office:value-type="float" office:value="176" table:style-name="ce163">
            <text:p><text:s text:c="3"/>176</text:p>
          </table:table-cell>
          <table:table-cell office:value-type="float" office:value="1092" table:style-name="ce171">
            <text:p><text:s text:c="3"/>1,092</text:p>
          </table:table-cell>
          <table:table-cell office:value-type="float" office:value="773" table:style-name="ce163">
            <text:p><text:s text:c="3"/>773</text:p>
          </table:table-cell>
          <table:table-cell office:value-type="float" office:value="319" table:style-name="ce134">
            <text:p><text:s text:c="3"/>319</text:p>
          </table:table-cell>
          <table:table-cell office:value-type="float" office:value="23530" table:style-name="ce163">
            <text:p><text:s text:c="3"/>23,530</text:p>
          </table:table-cell>
          <table:table-cell office:value-type="float" office:value="21655" table:style-name="ce171">
            <text:p><text:s text:c="3"/>21,655</text:p>
          </table:table-cell>
          <table:table-cell office:value-type="float" office:value="804" table:style-name="ce163">
            <text:p><text:s text:c="3"/>804</text:p>
          </table:table-cell>
          <table:table-cell office:value-type="float" office:value="629" table:style-name="ce163">
            <text:p><text:s text:c="3"/>629</text:p>
          </table:table-cell>
          <table:table-cell office:value-type="float" office:value="175" table:style-name="ce163">
            <text:p><text:s text:c="3"/>175</text:p>
          </table:table-cell>
          <table:table-cell office:value-type="float" office:value="1071" table:style-name="ce171">
            <text:p><text:s text:c="3"/>1,071</text:p>
          </table:table-cell>
          <table:table-cell office:value-type="float" office:value="773" table:style-name="ce163">
            <text:p><text:s text:c="3"/>773</text:p>
          </table:table-cell>
          <table:table-cell office:value-type="float" office:value="298" table:style-name="ce134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0">
            <text:p><text:s text:c="3"/>21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10 月</text:p>
          </table:table-cell>
          <table:table-cell office:value-type="string" table:style-name="ce141">
            <text:p>男</text:p>
          </table:table-cell>
          <table:table-cell office:value-type="float" office:value="11919" table:style-name="ce137">
            <text:p><text:s text:c="3"/>11,919</text:p>
          </table:table-cell>
          <table:table-cell office:value-type="float" office:value="11387" table:style-name="ce138">
            <text:p><text:s text:c="3"/>11,387</text:p>
          </table:table-cell>
          <table:table-cell office:value-type="float" office:value="173" table:style-name="ce137">
            <text:p><text:s text:c="3"/>173</text:p>
          </table:table-cell>
          <table:table-cell office:value-type="float" office:value="99" table:style-name="ce137">
            <text:p><text:s text:c="3"/>99</text:p>
          </table:table-cell>
          <table:table-cell office:value-type="float" office:value="74" table:style-name="ce137">
            <text:p><text:s text:c="3"/>74</text:p>
          </table:table-cell>
          <table:table-cell office:value-type="float" office:value="359" table:style-name="ce138">
            <text:p><text:s text:c="3"/>359</text:p>
          </table:table-cell>
          <table:table-cell office:value-type="float" office:value="103" table:style-name="ce137">
            <text:p><text:s text:c="3"/>103</text:p>
          </table:table-cell>
          <table:table-cell office:value-type="float" office:value="256" table:style-name="ce139">
            <text:p><text:s text:c="3"/>256</text:p>
          </table:table-cell>
          <table:table-cell office:value-type="float" office:value="11765" table:style-name="ce137">
            <text:p><text:s text:c="3"/>11,765</text:p>
          </table:table-cell>
          <table:table-cell office:value-type="float" office:value="11253" table:style-name="ce138">
            <text:p><text:s text:c="3"/>11,253</text:p>
          </table:table-cell>
          <table:table-cell office:value-type="float" office:value="173" table:style-name="ce137">
            <text:p><text:s text:c="3"/>173</text:p>
          </table:table-cell>
          <table:table-cell office:value-type="float" office:value="99" table:style-name="ce137">
            <text:p><text:s text:c="3"/>99</text:p>
          </table:table-cell>
          <table:table-cell office:value-type="float" office:value="74" table:style-name="ce137">
            <text:p><text:s text:c="3"/>74</text:p>
          </table:table-cell>
          <table:table-cell office:value-type="float" office:value="339" table:style-name="ce138">
            <text:p><text:s text:c="3"/>339</text:p>
          </table:table-cell>
          <table:table-cell office:value-type="float" office:value="103" table:style-name="ce137">
            <text:p><text:s text:c="3"/>103</text:p>
          </table:table-cell>
          <table:table-cell office:value-type="float" office:value="236" table:style-name="ce139">
            <text:p><text:s text:c="3"/>236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5">
            <text:p><text:s text:c="3"/>20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12081" table:style-name="ce160">
            <text:p><text:s text:c="3"/>12,081</text:p>
          </table:table-cell>
          <table:table-cell office:value-type="float" office:value="10716" table:style-name="ce161">
            <text:p><text:s text:c="3"/>10,716</text:p>
          </table:table-cell>
          <table:table-cell office:value-type="float" office:value="632" table:style-name="ce160">
            <text:p><text:s text:c="3"/>632</text:p>
          </table:table-cell>
          <table:table-cell office:value-type="float" office:value="530" table:style-name="ce160">
            <text:p><text:s text:c="3"/>530</text:p>
          </table:table-cell>
          <table:table-cell office:value-type="float" office:value="102" table:style-name="ce160">
            <text:p><text:s text:c="3"/>102</text:p>
          </table:table-cell>
          <table:table-cell office:value-type="float" office:value="733" table:style-name="ce161">
            <text:p><text:s text:c="3"/>733</text:p>
          </table:table-cell>
          <table:table-cell office:value-type="float" office:value="670" table:style-name="ce160">
            <text:p><text:s text:c="3"/>670</text:p>
          </table:table-cell>
          <table:table-cell office:value-type="float" office:value="63" table:style-name="ce166">
            <text:p><text:s text:c="3"/>63</text:p>
          </table:table-cell>
          <table:table-cell office:value-type="float" office:value="11765" table:style-name="ce160">
            <text:p><text:s text:c="3"/>11,765</text:p>
          </table:table-cell>
          <table:table-cell office:value-type="float" office:value="10402" table:style-name="ce161">
            <text:p><text:s text:c="3"/>10,402</text:p>
          </table:table-cell>
          <table:table-cell office:value-type="float" office:value="631" table:style-name="ce160">
            <text:p><text:s text:c="3"/>631</text:p>
          </table:table-cell>
          <table:table-cell office:value-type="float" office:value="530" table:style-name="ce160">
            <text:p><text:s text:c="3"/>530</text:p>
          </table:table-cell>
          <table:table-cell office:value-type="float" office:value="101" table:style-name="ce160">
            <text:p><text:s text:c="3"/>101</text:p>
          </table:table-cell>
          <table:table-cell office:value-type="float" office:value="732" table:style-name="ce161">
            <text:p><text:s text:c="3"/>732</text:p>
          </table:table-cell>
          <table:table-cell office:value-type="float" office:value="670" table:style-name="ce160">
            <text:p><text:s text:c="3"/>670</text:p>
          </table:table-cell>
          <table:table-cell office:value-type="float" office:value="62" table:style-name="ce166">
            <text:p><text:s text:c="3"/>62</text:p>
          </table:table-cell>
          <table:table-cell office:value-type="float" office:value="316" table:style-name="ce128">
            <text:p><text:s text:c="3"/>316</text:p>
          </table:table-cell>
          <table:table-cell office:value-type="float" office:value="314" table:style-name="ce129">
            <text:p><text:s text:c="3"/>31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4994" table:style-name="ce134">
            <text:p><text:s text:c="3"/>24,994</text:p>
          </table:table-cell>
          <table:table-cell office:value-type="float" office:value="23217" table:style-name="ce134">
            <text:p><text:s text:c="3"/>23,217</text:p>
          </table:table-cell>
          <table:table-cell office:value-type="float" office:value="694" table:style-name="ce134">
            <text:p><text:s text:c="3"/>694</text:p>
          </table:table-cell>
          <table:table-cell office:value-type="float" office:value="512" table:style-name="ce134">
            <text:p><text:s text:c="3"/>512</text:p>
          </table:table-cell>
          <table:table-cell office:value-type="float" office:value="182" table:style-name="ce134">
            <text:p><text:s text:c="3"/>182</text:p>
          </table:table-cell>
          <table:table-cell office:value-type="float" office:value="1083" table:style-name="ce134">
            <text:p><text:s text:c="3"/>1,083</text:p>
          </table:table-cell>
          <table:table-cell office:value-type="float" office:value="718" table:style-name="ce134">
            <text:p><text:s text:c="3"/>718</text:p>
          </table:table-cell>
          <table:table-cell office:value-type="float" office:value="365" table:style-name="ce134">
            <text:p><text:s text:c="3"/>365</text:p>
          </table:table-cell>
          <table:table-cell office:value-type="float" office:value="24528" table:style-name="ce134">
            <text:p><text:s text:c="3"/>24,528</text:p>
          </table:table-cell>
          <table:table-cell office:value-type="float" office:value="22768" table:style-name="ce134">
            <text:p><text:s text:c="3"/>22,768</text:p>
          </table:table-cell>
          <table:table-cell office:value-type="float" office:value="693" table:style-name="ce134">
            <text:p><text:s text:c="3"/>693</text:p>
          </table:table-cell>
          <table:table-cell office:value-type="float" office:value="512" table:style-name="ce134">
            <text:p><text:s text:c="3"/>512</text:p>
          </table:table-cell>
          <table:table-cell office:value-type="float" office:value="181" table:style-name="ce134">
            <text:p><text:s text:c="3"/>181</text:p>
          </table:table-cell>
          <table:table-cell office:value-type="float" office:value="1067" table:style-name="ce134">
            <text:p><text:s text:c="3"/>1,067</text:p>
          </table:table-cell>
          <table:table-cell office:value-type="float" office:value="718" table:style-name="ce134">
            <text:p><text:s text:c="3"/>718</text:p>
          </table:table-cell>
          <table:table-cell office:value-type="float" office:value="349" table:style-name="ce134">
            <text:p><text:s text:c="3"/>349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0">
            <text:p><text:s text:c="3"/>16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11 月</text:p>
          </table:table-cell>
          <table:table-cell office:value-type="string" table:style-name="ce136">
            <text:p>男</text:p>
          </table:table-cell>
          <table:table-cell office:value-type="float" office:value="12396" table:style-name="ce164">
            <text:p><text:s text:c="3"/>12,396</text:p>
          </table:table-cell>
          <table:table-cell office:value-type="float" office:value="11868" table:style-name="ce164">
            <text:p><text:s text:c="3"/>11,868</text:p>
          </table:table-cell>
          <table:table-cell office:value-type="float" office:value="156" table:style-name="ce164">
            <text:p><text:s text:c="3"/>156</text:p>
          </table:table-cell>
          <table:table-cell office:value-type="float" office:value="76" table:style-name="ce164">
            <text:p><text:s text:c="3"/>76</text:p>
          </table:table-cell>
          <table:table-cell office:value-type="float" office:value="80" table:style-name="ce164">
            <text:p><text:s text:c="3"/>80</text:p>
          </table:table-cell>
          <table:table-cell office:value-type="float" office:value="372" table:style-name="ce164">
            <text:p><text:s text:c="3"/>372</text:p>
          </table:table-cell>
          <table:table-cell office:value-type="float" office:value="90" table:style-name="ce164">
            <text:p><text:s text:c="3"/>90</text:p>
          </table:table-cell>
          <table:table-cell office:value-type="float" office:value="282" table:style-name="ce164">
            <text:p><text:s text:c="3"/>282</text:p>
          </table:table-cell>
          <table:table-cell office:value-type="float" office:value="12264" table:style-name="ce137">
            <text:p><text:s text:c="3"/>12,264</text:p>
          </table:table-cell>
          <table:table-cell office:value-type="float" office:value="11750" table:style-name="ce138">
            <text:p><text:s text:c="3"/>11,750</text:p>
          </table:table-cell>
          <table:table-cell office:value-type="float" office:value="156" table:style-name="ce137">
            <text:p><text:s text:c="3"/>156</text:p>
          </table:table-cell>
          <table:table-cell office:value-type="float" office:value="76" table:style-name="ce137">
            <text:p><text:s text:c="3"/>76</text:p>
          </table:table-cell>
          <table:table-cell office:value-type="float" office:value="80" table:style-name="ce137">
            <text:p><text:s text:c="3"/>80</text:p>
          </table:table-cell>
          <table:table-cell office:value-type="float" office:value="358" table:style-name="ce137">
            <text:p><text:s text:c="3"/>358</text:p>
          </table:table-cell>
          <table:table-cell office:value-type="float" office:value="90" table:style-name="ce137">
            <text:p><text:s text:c="3"/>90</text:p>
          </table:table-cell>
          <table:table-cell office:value-type="float" office:value="268" table:style-name="ce139">
            <text:p><text:s text:c="3"/>268</text:p>
          </table:table-cell>
          <table:table-cell office:value-type="float" office:value="132" table:style-name="ce137">
            <text:p><text:s text:c="3"/>132</text:p>
          </table:table-cell>
          <table:table-cell office:value-type="float" office:value="118" table:style-name="ce146">
            <text:p><text:s text:c="3"/>11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4" table:style-name="ce137">
            <text:p><text:s text:c="3"/>14</text:p>
          </table:table-cell>
          <table:table-cell office:value-type="float" office:value="0" table:style-name="ce147">
            <text:p>—</text:p>
          </table:table-cell>
          <table:table-cell office:value-type="float" office:value="14" table:style-name="ce148">
            <text:p><text:s text:c="3"/>14</text:p>
          </table:table-cell>
          <table:table-cell table:number-columns-repeated="16358"/>
        </table:table-row>
        <table:table-row table:style-name="ro8">
          <table:table-cell table:style-name="ce140"/>
          <table:table-cell office:value-type="string" table:style-name="ce141">
            <text:p>女</text:p>
          </table:table-cell>
          <table:table-cell office:value-type="float" office:value="12598" table:style-name="ce165">
            <text:p><text:s text:c="3"/>12,598</text:p>
          </table:table-cell>
          <table:table-cell office:value-type="float" office:value="11349" table:style-name="ce165">
            <text:p><text:s text:c="3"/>11,349</text:p>
          </table:table-cell>
          <table:table-cell office:value-type="float" office:value="538" table:style-name="ce165">
            <text:p><text:s text:c="3"/>538</text:p>
          </table:table-cell>
          <table:table-cell office:value-type="float" office:value="436" table:style-name="ce165">
            <text:p><text:s text:c="3"/>436</text:p>
          </table:table-cell>
          <table:table-cell office:value-type="float" office:value="102" table:style-name="ce165">
            <text:p><text:s text:c="3"/>102</text:p>
          </table:table-cell>
          <table:table-cell office:value-type="float" office:value="711" table:style-name="ce165">
            <text:p><text:s text:c="3"/>711</text:p>
          </table:table-cell>
          <table:table-cell office:value-type="float" office:value="628" table:style-name="ce165">
            <text:p><text:s text:c="3"/>628</text:p>
          </table:table-cell>
          <table:table-cell office:value-type="float" office:value="83" table:style-name="ce165">
            <text:p><text:s text:c="3"/>83</text:p>
          </table:table-cell>
          <table:table-cell office:value-type="float" office:value="12264" table:style-name="ce137">
            <text:p><text:s text:c="3"/>12,264</text:p>
          </table:table-cell>
          <table:table-cell office:value-type="float" office:value="11018" table:style-name="ce161">
            <text:p><text:s text:c="3"/>11,018</text:p>
          </table:table-cell>
          <table:table-cell office:value-type="float" office:value="537" table:style-name="ce160">
            <text:p><text:s text:c="3"/>537</text:p>
          </table:table-cell>
          <table:table-cell office:value-type="float" office:value="436" table:style-name="ce160">
            <text:p><text:s text:c="3"/>436</text:p>
          </table:table-cell>
          <table:table-cell office:value-type="float" office:value="101" table:style-name="ce160">
            <text:p><text:s text:c="3"/>101</text:p>
          </table:table-cell>
          <table:table-cell office:value-type="float" office:value="709" table:style-name="ce160">
            <text:p><text:s text:c="3"/>709</text:p>
          </table:table-cell>
          <table:table-cell office:value-type="float" office:value="628" table:style-name="ce160">
            <text:p><text:s text:c="3"/>628</text:p>
          </table:table-cell>
          <table:table-cell office:value-type="float" office:value="81" table:style-name="ce166">
            <text:p><text:s text:c="3"/>81</text:p>
          </table:table-cell>
          <table:table-cell office:value-type="float" office:value="334" table:style-name="ce160">
            <text:p><text:s text:c="3"/>334</text:p>
          </table:table-cell>
          <table:table-cell office:value-type="float" office:value="331" table:style-name="ce157">
            <text:p><text:s text:c="3"/>331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9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4">
            <text:p>較上年同月　　増減 (%)<text:s/></text:p>
          </table:table-cell>
          <table:table-cell office:value-type="string" table:style-name="ce173">
            <text:p>計</text:p>
          </table:table-cell>
          <table:table-cell table:number-columns-repeated="7" table:style-name="ce174"/>
          <table:table-cell table:style-name="ce175"/>
          <table:table-cell office:value-type="float" office:value="11.6" table:style-name="ce174">
            <text:p><text:s/>11.60</text:p>
          </table:table-cell>
          <table:table-cell office:value-type="float" office:value="12.46" table:style-name="ce174">
            <text:p><text:s/>12.46</text:p>
          </table:table-cell>
          <table:table-cell office:value-type="float" office:value="2.06" table:style-name="ce174">
            <text:p><text:s/>2.06</text:p>
          </table:table-cell>
          <table:table-cell office:value-type="float" office:value="-10.33" table:style-name="ce174">
            <text:p><text:s text:c="3"/>－10.33</text:p>
          </table:table-cell>
          <table:table-cell office:value-type="float" office:value="67.59" table:style-name="ce174">
            <text:p><text:s/>67.59</text:p>
          </table:table-cell>
          <table:table-cell office:value-type="float" office:value="1.23" table:style-name="ce174">
            <text:p><text:s/>1.23</text:p>
          </table:table-cell>
          <table:table-cell office:value-type="float" office:value="-4.9000000000000004" table:style-name="ce174">
            <text:p><text:s text:c="3"/>－4.90</text:p>
          </table:table-cell>
          <table:table-cell office:value-type="float" office:value="16.72" table:style-name="ce174">
            <text:p><text:s/>16.72</text:p>
          </table:table-cell>
          <table:table-cell table:style-name="ce176"/>
          <table:table-cell table:number-columns-repeated="6" table:style-name="ce177"/>
          <table:table-cell table:style-name="ce178"/>
          <table:table-cell table:number-columns-repeated="16358"/>
        </table:table-row>
        <table:table-row table:style-name="ro7">
          <table:covered-table-cell/>
          <table:table-cell office:value-type="string" table:style-name="ce179">
            <text:p>男</text:p>
          </table:table-cell>
          <table:table-cell table:number-columns-repeated="7" table:style-name="ce180"/>
          <table:table-cell table:style-name="ce181"/>
          <table:table-cell office:value-type="float" office:value="11.6" table:style-name="ce180">
            <text:p><text:s/>11.60</text:p>
          </table:table-cell>
          <table:table-cell office:value-type="float" office:value="11.73" table:style-name="ce180">
            <text:p><text:s/>11.73</text:p>
          </table:table-cell>
          <table:table-cell office:value-type="float" office:value="10.64" table:style-name="ce180">
            <text:p><text:s/>10.64</text:p>
          </table:table-cell>
          <table:table-cell office:value-type="float" office:value="-12.64" table:style-name="ce180">
            <text:p><text:s text:c="3"/>－12.64</text:p>
          </table:table-cell>
          <table:table-cell office:value-type="float" office:value="48.15" table:style-name="ce180">
            <text:p><text:s/>48.15</text:p>
          </table:table-cell>
          <table:table-cell office:value-type="float" office:value="7.83" table:style-name="ce180">
            <text:p><text:s/>7.83</text:p>
          </table:table-cell>
          <table:table-cell office:value-type="float" office:value="0" table:style-name="ce180">
            <text:p>－</text:p>
          </table:table-cell>
          <table:table-cell office:value-type="float" office:value="10.74" table:style-name="ce180">
            <text:p><text:s/>10.74</text:p>
          </table:table-cell>
          <table:table-cell table:style-name="ce182"/>
          <table:table-cell table:number-columns-repeated="6" table:style-name="ce183"/>
          <table:table-cell table:style-name="ce184"/>
          <table:table-cell table:number-columns-repeated="16358"/>
        </table:table-row>
        <table:table-row table:style-name="ro7">
          <table:covered-table-cell/>
          <table:table-cell office:value-type="string" table:style-name="ce185">
            <text:p>女</text:p>
          </table:table-cell>
          <table:table-cell table:number-columns-repeated="7" table:style-name="ce186"/>
          <table:table-cell table:style-name="ce187"/>
          <table:table-cell office:value-type="float" office:value="11.6" table:style-name="ce186">
            <text:p><text:s/>11.60</text:p>
          </table:table-cell>
          <table:table-cell office:value-type="float" office:value="13.25" table:style-name="ce186">
            <text:p><text:s/>13.25</text:p>
          </table:table-cell>
          <table:table-cell office:value-type="float" office:value="-0.19" table:style-name="ce186">
            <text:p><text:s text:c="3"/>－0.19</text:p>
          </table:table-cell>
          <table:table-cell office:value-type="float" office:value="-9.92" table:style-name="ce186">
            <text:p><text:s text:c="3"/>－9.92</text:p>
          </table:table-cell>
          <table:table-cell office:value-type="float" office:value="87.04" table:style-name="ce186">
            <text:p><text:s/>87.04</text:p>
          </table:table-cell>
          <table:table-cell office:value-type="float" office:value="-1.8" table:style-name="ce186">
            <text:p><text:s text:c="3"/>－1.80</text:p>
          </table:table-cell>
          <table:table-cell office:value-type="float" office:value="-5.56" table:style-name="ce186">
            <text:p><text:s text:c="3"/>－5.56</text:p>
          </table:table-cell>
          <table:table-cell office:value-type="float" office:value="42.11" table:style-name="ce186">
            <text:p><text:s/>42.11</text:p>
          </table:table-cell>
          <table:table-cell table:style-name="ce188"/>
          <table:table-cell table:number-columns-repeated="6" table:style-name="ce189"/>
          <table:table-cell table:style-name="ce1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5">
            <text:p>較本年上月　　増減 (%)<text:s/></text:p>
          </table:table-cell>
          <table:table-cell office:value-type="string" table:style-name="ce192">
            <text:p>計</text:p>
          </table:table-cell>
          <table:table-cell office:value-type="float" office:value="4.1399999999999997" table:style-name="ce193">
            <text:p><text:s/>4.14</text:p>
          </table:table-cell>
          <table:table-cell office:value-type="float" office:value="5.04" table:style-name="ce193">
            <text:p><text:s/>5.04</text:p>
          </table:table-cell>
          <table:table-cell office:value-type="float" office:value="-13.79" table:style-name="ce193">
            <text:p><text:s text:c="3"/>－13.79</text:p>
          </table:table-cell>
          <table:table-cell office:value-type="float" office:value="-18.600000000000001" table:style-name="ce193">
            <text:p><text:s text:c="3"/>－18.60</text:p>
          </table:table-cell>
          <table:table-cell office:value-type="float" office:value="3.41" table:style-name="ce193">
            <text:p><text:s/>3.41</text:p>
          </table:table-cell>
          <table:table-cell office:value-type="float" office:value="-0.82" table:style-name="ce193">
            <text:p><text:s text:c="3"/>－0.82</text:p>
          </table:table-cell>
          <table:table-cell office:value-type="float" office:value="-7.12" table:style-name="ce193">
            <text:p><text:s text:c="3"/>－7.12</text:p>
          </table:table-cell>
          <table:table-cell office:value-type="float" office:value="14.42" table:style-name="ce193">
            <text:p><text:s/>14.42</text:p>
          </table:table-cell>
          <table:table-cell office:value-type="float" office:value="4.24" table:style-name="ce193">
            <text:p><text:s/>4.24</text:p>
          </table:table-cell>
          <table:table-cell office:value-type="float" office:value="5.14" table:style-name="ce193">
            <text:p><text:s/>5.14</text:p>
          </table:table-cell>
          <table:table-cell office:value-type="float" office:value="-13.81" table:style-name="ce193">
            <text:p><text:s text:c="3"/>－13.81</text:p>
          </table:table-cell>
          <table:table-cell office:value-type="float" office:value="-18.600000000000001" table:style-name="ce193">
            <text:p><text:s text:c="3"/>－18.60</text:p>
          </table:table-cell>
          <table:table-cell office:value-type="float" office:value="3.43" table:style-name="ce193">
            <text:p><text:s/>3.43</text:p>
          </table:table-cell>
          <table:table-cell office:value-type="float" office:value="-0.37" table:style-name="ce193">
            <text:p><text:s text:c="3"/>－0.37</text:p>
          </table:table-cell>
          <table:table-cell office:value-type="float" office:value="-7.12" table:style-name="ce193">
            <text:p><text:s text:c="3"/>－7.12</text:p>
          </table:table-cell>
          <table:table-cell office:value-type="float" office:value="17.11" table:style-name="ce193">
            <text:p><text:s/>17.11</text:p>
          </table:table-cell>
          <table:table-cell office:value-type="float" office:value="-0.85" table:style-name="ce194">
            <text:p><text:s text:c="3"/>－0.85</text:p>
          </table:table-cell>
          <table:table-cell office:value-type="float" office:value="0.22" table:style-name="ce194">
            <text:p><text:s/>0.22</text:p>
          </table:table-cell>
          <table:table-cell office:value-type="float" office:value="0" table:style-name="ce194">
            <text:p>－</text:p>
          </table:table-cell>
          <table:table-cell office:value-type="string" table:style-name="ce195">
            <text:p>--<text:s/></text:p>
          </table:table-cell>
          <table:table-cell office:value-type="float" office:value="0" table:style-name="ce194">
            <text:p>－</text:p>
          </table:table-cell>
          <table:table-cell office:value-type="float" office:value="-23.81" table:style-name="ce194">
            <text:p><text:s text:c="3"/>－23.81</text:p>
          </table:table-cell>
          <table:table-cell office:value-type="string" table:style-name="ce194">
            <text:p>--<text:s/></text:p>
          </table:table-cell>
          <table:table-cell office:value-type="float" office:value="-23.81" table:style-name="ce196">
            <text:p><text:s text:c="3"/>－23.8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79">
            <text:p>男</text:p>
          </table:table-cell>
          <table:table-cell office:value-type="float" office:value="4" table:style-name="ce180">
            <text:p><text:s/>4.00</text:p>
          </table:table-cell>
          <table:table-cell office:value-type="float" office:value="4.22" table:style-name="ce180">
            <text:p><text:s/>4.22</text:p>
          </table:table-cell>
          <table:table-cell office:value-type="float" office:value="-9.83" table:style-name="ce180">
            <text:p><text:s text:c="3"/>－9.83</text:p>
          </table:table-cell>
          <table:table-cell office:value-type="float" office:value="-23.23" table:style-name="ce180">
            <text:p><text:s text:c="3"/>－23.23</text:p>
          </table:table-cell>
          <table:table-cell office:value-type="float" office:value="8.11" table:style-name="ce180">
            <text:p><text:s/>8.11</text:p>
          </table:table-cell>
          <table:table-cell office:value-type="float" office:value="3.62" table:style-name="ce180">
            <text:p><text:s/>3.62</text:p>
          </table:table-cell>
          <table:table-cell office:value-type="float" office:value="-12.62" table:style-name="ce180">
            <text:p><text:s text:c="3"/>－12.62</text:p>
          </table:table-cell>
          <table:table-cell office:value-type="float" office:value="10.16" table:style-name="ce180">
            <text:p><text:s/>10.16</text:p>
          </table:table-cell>
          <table:table-cell office:value-type="float" office:value="4.24" table:style-name="ce180">
            <text:p><text:s/>4.24</text:p>
          </table:table-cell>
          <table:table-cell office:value-type="float" office:value="4.42" table:style-name="ce180">
            <text:p><text:s/>4.42</text:p>
          </table:table-cell>
          <table:table-cell office:value-type="float" office:value="-9.83" table:style-name="ce180">
            <text:p><text:s text:c="3"/>－9.83</text:p>
          </table:table-cell>
          <table:table-cell office:value-type="float" office:value="-23.23" table:style-name="ce180">
            <text:p><text:s text:c="3"/>－23.23</text:p>
          </table:table-cell>
          <table:table-cell office:value-type="float" office:value="8.11" table:style-name="ce180">
            <text:p><text:s/>8.11</text:p>
          </table:table-cell>
          <table:table-cell office:value-type="float" office:value="5.6" table:style-name="ce180">
            <text:p><text:s/>5.60</text:p>
          </table:table-cell>
          <table:table-cell office:value-type="float" office:value="-12.62" table:style-name="ce180">
            <text:p><text:s text:c="3"/>－12.62</text:p>
          </table:table-cell>
          <table:table-cell office:value-type="float" office:value="13.56" table:style-name="ce180">
            <text:p><text:s/>13.56</text:p>
          </table:table-cell>
          <table:table-cell office:value-type="float" office:value="-14.29" table:style-name="ce197">
            <text:p><text:s text:c="3"/>－14.29</text:p>
          </table:table-cell>
          <table:table-cell office:value-type="float" office:value="-11.94" table:style-name="ce197">
            <text:p><text:s text:c="3"/>－11.94</text:p>
          </table:table-cell>
          <table:table-cell office:value-type="string" table:style-name="ce197">
            <text:p>--<text:s/></text:p>
          </table:table-cell>
          <table:table-cell office:value-type="string" table:style-name="ce195">
            <text:p>--<text:s/></text:p>
          </table:table-cell>
          <table:table-cell office:value-type="string" table:style-name="ce197">
            <text:p>--<text:s/></text:p>
          </table:table-cell>
          <table:table-cell office:value-type="float" office:value="-30" table:style-name="ce197">
            <text:p><text:s text:c="3"/>－30.00</text:p>
          </table:table-cell>
          <table:table-cell office:value-type="string" table:style-name="ce195">
            <text:p>--<text:s/></text:p>
          </table:table-cell>
          <table:table-cell office:value-type="float" office:value="-30" table:style-name="ce198">
            <text:p><text:s text:c="3"/>－30.0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5">
            <text:p>女</text:p>
          </table:table-cell>
          <table:table-cell office:value-type="float" office:value="4.28" table:style-name="ce186">
            <text:p><text:s/>4.28</text:p>
          </table:table-cell>
          <table:table-cell office:value-type="float" office:value="5.91" table:style-name="ce186">
            <text:p><text:s/>5.91</text:p>
          </table:table-cell>
          <table:table-cell office:value-type="float" office:value="-14.87" table:style-name="ce186">
            <text:p><text:s text:c="3"/>－14.87</text:p>
          </table:table-cell>
          <table:table-cell office:value-type="float" office:value="-17.739999999999998" table:style-name="ce186">
            <text:p><text:s text:c="3"/>－17.74</text:p>
          </table:table-cell>
          <table:table-cell office:value-type="float" office:value="0" table:style-name="ce186">
            <text:p>－</text:p>
          </table:table-cell>
          <table:table-cell office:value-type="float" office:value="-3" table:style-name="ce186">
            <text:p><text:s text:c="3"/>－3.00</text:p>
          </table:table-cell>
          <table:table-cell office:value-type="float" office:value="-6.27" table:style-name="ce186">
            <text:p><text:s text:c="3"/>－6.27</text:p>
          </table:table-cell>
          <table:table-cell office:value-type="float" office:value="31.75" table:style-name="ce186">
            <text:p><text:s/>31.75</text:p>
          </table:table-cell>
          <table:table-cell office:value-type="float" office:value="4.24" table:style-name="ce186">
            <text:p><text:s/>4.24</text:p>
          </table:table-cell>
          <table:table-cell office:value-type="float" office:value="5.92" table:style-name="ce186">
            <text:p><text:s/>5.92</text:p>
          </table:table-cell>
          <table:table-cell office:value-type="float" office:value="-14.9" table:style-name="ce186">
            <text:p><text:s text:c="3"/>－14.90</text:p>
          </table:table-cell>
          <table:table-cell office:value-type="float" office:value="-17.739999999999998" table:style-name="ce186">
            <text:p><text:s text:c="3"/>－17.74</text:p>
          </table:table-cell>
          <table:table-cell office:value-type="float" office:value="0" table:style-name="ce186">
            <text:p>－</text:p>
          </table:table-cell>
          <table:table-cell office:value-type="float" office:value="-3.14" table:style-name="ce186">
            <text:p><text:s text:c="3"/>－3.14</text:p>
          </table:table-cell>
          <table:table-cell office:value-type="float" office:value="-6.27" table:style-name="ce186">
            <text:p><text:s text:c="3"/>－6.27</text:p>
          </table:table-cell>
          <table:table-cell office:value-type="float" office:value="30.65" table:style-name="ce186">
            <text:p><text:s/>30.65</text:p>
          </table:table-cell>
          <table:table-cell office:value-type="float" office:value="5.7" table:style-name="ce199">
            <text:p><text:s/>5.70</text:p>
          </table:table-cell>
          <table:table-cell office:value-type="float" office:value="5.41" table:style-name="ce199">
            <text:p><text:s/>5.41</text:p>
          </table:table-cell>
          <table:table-cell office:value-type="float" office:value="0" table:style-name="ce199">
            <text:p>－</text:p>
          </table:table-cell>
          <table:table-cell office:value-type="string" table:style-name="ce200">
            <text:p>--<text:s/></text:p>
          </table:table-cell>
          <table:table-cell office:value-type="float" office:value="0" table:style-name="ce199">
            <text:p>－</text:p>
          </table:table-cell>
          <table:table-cell office:value-type="float" office:value="100" table:style-name="ce199">
            <text:p><text:s/>100.00</text:p>
          </table:table-cell>
          <table:table-cell office:value-type="string" table:style-name="ce199">
            <text:p>--<text:s/></text:p>
          </table:table-cell>
          <table:table-cell office:value-type="float" office:value="100" table:style-name="ce201">
            <text:p><text:s/>100.00</text:p>
          </table:table-cell>
          <table:table-cell table:number-columns-repeated="16358"/>
        </table:table-row>
        <table:table-row table:style-name="ro8">
          <table:table-cell office:value-type="string" table:style-name="ce202">
            <text:p>說明：1.本表按登記日期統計。</text:p>
          </table:table-cell>
          <table:table-cell table:number-columns-repeated="3" table:style-name="ce60"/>
          <table:table-cell table:number-columns-repeated="2" table:style-name="ce203"/>
          <table:table-cell table:style-name="ce204"/>
          <table:table-cell table:number-columns-repeated="2" table:style-name="ce205"/>
          <table:table-cell table:style-name="ce206"/>
          <table:table-cell table:number-columns-repeated="3" table:style-name="ce207"/>
          <table:table-cell table:number-columns-repeated="12" table:style-name="ce60"/>
          <table:table-cell office:value-type="string" table:style-name="ce208">
            <text:p>內政部戶政司 民國108年12月9日編製</text:p>
          </table:table-cell>
          <table:table-cell table:number-columns-repeated="16358"/>
        </table:table-row>
        <table:table-row table:style-name="ro5">
          <table:table-cell office:value-type="string" table:style-name="ce209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10"/>
          <table:table-cell table:number-columns-repeated="16377" table:style-name="ce60"/>
        </table:table-row>
        <table:table-row table:style-name="ro5">
          <table:table-cell office:value-type="string" table:style-name="ce209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5">
          <table:table-cell office:value-type="string" table:style-name="ce209">
            <text:p><text:s text:c="6"/>4.表內列有「－」者表示無數字，「0.00」表示未滿百分之0.005。</text:p>
          </table:table-cell>
          <table:table-cell table:number-columns-repeated="16383" table:style-name="ce60"/>
        </table:table-row>
        <table:table-row table:style-name="ro10">
          <table:table-cell office:value-type="string" table:style-name="ce209">
            <text:p><text:s text:c="6"/>5.相同性別2人之結婚資料係自108年5月24日起統計。</text:p>
          </table:table-cell>
          <table:table-cell table:number-columns-repeated="16383" table:style-name="ce60"/>
        </table:table-row>
        <table:table-row table:style-name="ro11">
          <table:table-cell table:number-columns-repeated="16384" table:style-name="ce60"/>
        </table:table-row>
        <table:table-row table:number-rows-repeated="1048452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年月別'.$A:.$B]~['08_年月別'.$1:.$7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縣市別" table:style-name="ta2">
        <table:table-column table:style-name="co5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26" table:number-columns-repeated="2" table:default-cell-style-name="ce60"/>
        <table:table-column table:style-name="co18" table:number-columns-repeated="14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row table:style-name="ro13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4">
          <table:table-cell table:style-name="ce211"/>
          <table:table-cell table:number-columns-repeated="2" table:style-name="ce212"/>
          <table:table-cell table:number-columns-repeated="2" table:style-name="ce2"/>
          <table:table-cell table:number-columns-repeated="2" table:style-name="ce212"/>
          <table:table-cell table:number-columns-repeated="2" table:style-name="ce7"/>
          <table:table-cell table:style-name="ce4"/>
          <table:table-cell table:style-name="ce2"/>
          <table:table-cell office:value-type="string" table:style-name="ce211">
            <text:p>中華民國 108 年 11 月份</text:p>
          </table:table-cell>
          <table:table-cell table:style-name="ce21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1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211"/>
          <table:table-cell table:number-columns-repeated="2" table:style-name="ce212"/>
          <table:table-cell table:style-name="ce211"/>
          <table:table-cell table:style-name="ce2"/>
          <table:table-cell table:number-columns-repeated="2" table:style-name="ce212"/>
          <table:table-cell table:number-columns-repeated="2" table:style-name="ce7"/>
          <table:table-cell table:style-name="ce4"/>
          <table:table-cell table:number-columns-repeated="2" table:style-name="ce2"/>
          <table:table-cell table:style-name="ce21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1"/>
          <table:table-cell table:number-columns-repeated="4" table:style-name="ce2"/>
          <table:table-cell office:value-type="string" table:style-name="ce213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43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4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46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215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43">
            <text:p>總<text:span text:style-name="T1">　計</text:span></text:p>
          </table:table-cell>
          <table:table-cell office:value-type="string" table:number-columns-spanned="7" table:number-rows-spanned="1" table:style-name="ce34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9">
            <text:p>合　計</text:p>
          </table:table-cell>
          <table:table-cell office:value-type="string" table:number-columns-spanned="7" table:number-rows-spanned="1" table:style-name="ce34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3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43">
            <text:p>本國籍</text:p>
          </table:table-cell>
          <table:table-cell office:value-type="string" table:number-columns-spanned="3" table:number-rows-spanned="1" table:style-name="ce34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3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3">
            <text:p>本國籍</text:p>
          </table:table-cell>
          <table:table-cell office:value-type="string" table:number-columns-spanned="3" table:number-rows-spanned="1" table:style-name="ce34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3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3">
            <text:p>本國籍</text:p>
          </table:table-cell>
          <table:table-cell office:value-type="string" table:number-columns-spanned="3" table:number-rows-spanned="1" table:style-name="ce34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3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39">
            <text:p>大陸地區</text:p>
          </table:table-cell>
          <table:table-cell office:value-type="string" table:number-columns-spanned="1" table:number-rows-spanned="2" table:style-name="ce339">
            <text:p>港澳地區</text:p>
          </table:table-cell>
          <table:table-cell office:value-type="string" table:number-columns-spanned="1" table:number-rows-spanned="2" table:style-name="ce33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39">
            <text:p>東南亞</text:p>
          </table:table-cell>
          <table:table-cell office:value-type="string" table:number-columns-spanned="1" table:number-rows-spanned="2" table:style-name="ce33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3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39">
            <text:p>大陸地區</text:p>
          </table:table-cell>
          <table:table-cell office:value-type="string" table:number-columns-spanned="1" table:number-rows-spanned="2" table:style-name="ce339">
            <text:p>港澳地區</text:p>
          </table:table-cell>
          <table:table-cell office:value-type="string" table:number-columns-spanned="1" table:number-rows-spanned="2" table:style-name="ce33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39">
            <text:p>東南亞</text:p>
          </table:table-cell>
          <table:table-cell office:value-type="string" table:number-columns-spanned="1" table:number-rows-spanned="2" table:style-name="ce33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3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39">
            <text:p>大陸地區</text:p>
          </table:table-cell>
          <table:table-cell office:value-type="string" table:number-columns-spanned="1" table:number-rows-spanned="2" table:style-name="ce339">
            <text:p>港澳地區</text:p>
          </table:table-cell>
          <table:table-cell office:value-type="string" table:number-columns-spanned="1" table:number-rows-spanned="2" table:style-name="ce33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3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36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24994" table:style-name="ce75">
            <text:p><text:s text:c="3"/>24,994</text:p>
          </table:table-cell>
          <table:table-cell office:value-type="float" office:value="23217" table:style-name="ce75">
            <text:p><text:s text:c="3"/>23,217</text:p>
          </table:table-cell>
          <table:table-cell office:value-type="float" office:value="694" table:style-name="ce75">
            <text:p><text:s text:c="3"/>694</text:p>
          </table:table-cell>
          <table:table-cell office:value-type="float" office:value="512" table:style-name="ce75">
            <text:p><text:s text:c="3"/>512</text:p>
          </table:table-cell>
          <table:table-cell office:value-type="float" office:value="182" table:style-name="ce75">
            <text:p><text:s text:c="3"/>182</text:p>
          </table:table-cell>
          <table:table-cell office:value-type="float" office:value="1083" table:style-name="ce75">
            <text:p><text:s text:c="3"/>1,083</text:p>
          </table:table-cell>
          <table:table-cell office:value-type="float" office:value="718" table:style-name="ce75">
            <text:p><text:s text:c="3"/>718</text:p>
          </table:table-cell>
          <table:table-cell office:value-type="float" office:value="365" table:style-name="ce75">
            <text:p><text:s text:c="3"/>365</text:p>
          </table:table-cell>
          <table:table-cell office:value-type="float" office:value="24528" table:style-name="ce75">
            <text:p><text:s text:c="3"/>24,528</text:p>
          </table:table-cell>
          <table:table-cell office:value-type="float" office:value="22768" table:style-name="ce113">
            <text:p><text:s text:c="3"/>22,768</text:p>
          </table:table-cell>
          <table:table-cell office:value-type="float" office:value="693" table:style-name="ce113">
            <text:p><text:s text:c="3"/>693</text:p>
          </table:table-cell>
          <table:table-cell office:value-type="float" office:value="512" table:style-name="ce113">
            <text:p><text:s text:c="3"/>512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1067" table:style-name="ce113">
            <text:p><text:s text:c="3"/>1,067</text:p>
          </table:table-cell>
          <table:table-cell office:value-type="float" office:value="718" table:style-name="ce113">
            <text:p><text:s text:c="3"/>718</text:p>
          </table:table-cell>
          <table:table-cell office:value-type="float" office:value="349" table:style-name="ce113">
            <text:p><text:s text:c="3"/>349</text:p>
          </table:table-cell>
          <table:table-cell office:value-type="float" office:value="466" table:style-name="ce113">
            <text:p><text:s text:c="3"/>466</text:p>
          </table:table-cell>
          <table:table-cell office:value-type="float" office:value="449" table:style-name="ce113">
            <text:p><text:s text:c="3"/>449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0" table:style-name="ce113">
            <text:p>—</text:p>
          </table:table-cell>
          <table:table-cell office:value-type="float" office:value="16" table:style-name="ce219">
            <text:p><text:s text:c="3"/>16</text:p>
          </table:table-cell>
          <table:table-cell table:number-columns-repeated="16358" table:style-name="ce20"/>
        </table:table-row>
        <table:table-row table:style-name="ro17">
          <table:covered-table-cell/>
          <table:table-cell office:value-type="string" table:style-name="ce220">
            <text:p>男</text:p>
          </table:table-cell>
          <table:table-cell office:value-type="float" office:value="12396" table:style-name="ce57">
            <text:p><text:s text:c="3"/>12,396</text:p>
          </table:table-cell>
          <table:table-cell office:value-type="float" office:value="11868" table:style-name="ce57">
            <text:p><text:s text:c="3"/>11,868</text:p>
          </table:table-cell>
          <table:table-cell office:value-type="float" office:value="156" table:style-name="ce57">
            <text:p><text:s text:c="3"/>156</text:p>
          </table:table-cell>
          <table:table-cell office:value-type="float" office:value="76" table:style-name="ce57">
            <text:p><text:s text:c="3"/>76</text:p>
          </table:table-cell>
          <table:table-cell office:value-type="float" office:value="80" table:style-name="ce57">
            <text:p><text:s text:c="3"/>80</text:p>
          </table:table-cell>
          <table:table-cell office:value-type="float" office:value="372" table:style-name="ce57">
            <text:p><text:s text:c="3"/>372</text:p>
          </table:table-cell>
          <table:table-cell office:value-type="float" office:value="90" table:style-name="ce57">
            <text:p><text:s text:c="3"/>90</text:p>
          </table:table-cell>
          <table:table-cell office:value-type="float" office:value="282" table:style-name="ce57">
            <text:p><text:s text:c="3"/>282</text:p>
          </table:table-cell>
          <table:table-cell office:value-type="float" office:value="12264" table:style-name="ce57">
            <text:p><text:s text:c="3"/>12,264</text:p>
          </table:table-cell>
          <table:table-cell office:value-type="float" office:value="11750" table:style-name="ce55">
            <text:p><text:s text:c="3"/>11,750</text:p>
          </table:table-cell>
          <table:table-cell office:value-type="float" office:value="156" table:style-name="ce55">
            <text:p><text:s text:c="3"/>156</text:p>
          </table:table-cell>
          <table:table-cell office:value-type="float" office:value="76" table:style-name="ce55">
            <text:p><text:s text:c="3"/>76</text:p>
          </table:table-cell>
          <table:table-cell office:value-type="float" office:value="80" table:style-name="ce55">
            <text:p><text:s text:c="3"/>80</text:p>
          </table:table-cell>
          <table:table-cell office:value-type="float" office:value="358" table:style-name="ce55">
            <text:p><text:s text:c="3"/>358</text:p>
          </table:table-cell>
          <table:table-cell office:value-type="float" office:value="90" table:style-name="ce55">
            <text:p><text:s text:c="3"/>90</text:p>
          </table:table-cell>
          <table:table-cell office:value-type="float" office:value="268" table:style-name="ce55">
            <text:p><text:s text:c="3"/>268</text:p>
          </table:table-cell>
          <table:table-cell office:value-type="float" office:value="132" table:style-name="ce55">
            <text:p><text:s text:c="3"/>132</text:p>
          </table:table-cell>
          <table:table-cell office:value-type="float" office:value="118" table:style-name="ce55">
            <text:p><text:s text:c="3"/>118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0" table:style-name="ce55">
            <text:p>—</text:p>
          </table:table-cell>
          <table:table-cell office:value-type="float" office:value="14" table:style-name="ce91">
            <text:p><text:s text:c="3"/>14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2598" table:style-name="ce68">
            <text:p><text:s text:c="3"/>12,598</text:p>
          </table:table-cell>
          <table:table-cell office:value-type="float" office:value="11349" table:style-name="ce68">
            <text:p><text:s text:c="3"/>11,349</text:p>
          </table:table-cell>
          <table:table-cell office:value-type="float" office:value="538" table:style-name="ce68">
            <text:p><text:s text:c="3"/>538</text:p>
          </table:table-cell>
          <table:table-cell office:value-type="float" office:value="436" table:style-name="ce68">
            <text:p><text:s text:c="3"/>436</text:p>
          </table:table-cell>
          <table:table-cell office:value-type="float" office:value="102" table:style-name="ce68">
            <text:p><text:s text:c="3"/>102</text:p>
          </table:table-cell>
          <table:table-cell office:value-type="float" office:value="711" table:style-name="ce68">
            <text:p><text:s text:c="3"/>711</text:p>
          </table:table-cell>
          <table:table-cell office:value-type="float" office:value="628" table:style-name="ce68">
            <text:p><text:s text:c="3"/>628</text:p>
          </table:table-cell>
          <table:table-cell office:value-type="float" office:value="83" table:style-name="ce68">
            <text:p><text:s text:c="3"/>83</text:p>
          </table:table-cell>
          <table:table-cell office:value-type="float" office:value="12264" table:style-name="ce68">
            <text:p><text:s text:c="3"/>12,264</text:p>
          </table:table-cell>
          <table:table-cell office:value-type="float" office:value="11018" table:style-name="ce66">
            <text:p><text:s text:c="3"/>11,018</text:p>
          </table:table-cell>
          <table:table-cell office:value-type="float" office:value="537" table:style-name="ce66">
            <text:p><text:s text:c="3"/>537</text:p>
          </table:table-cell>
          <table:table-cell office:value-type="float" office:value="436" table:style-name="ce66">
            <text:p><text:s text:c="3"/>436</text:p>
          </table:table-cell>
          <table:table-cell office:value-type="float" office:value="101" table:style-name="ce66">
            <text:p><text:s text:c="3"/>101</text:p>
          </table:table-cell>
          <table:table-cell office:value-type="float" office:value="709" table:style-name="ce66">
            <text:p><text:s text:c="3"/>709</text:p>
          </table:table-cell>
          <table:table-cell office:value-type="float" office:value="628" table:style-name="ce66">
            <text:p><text:s text:c="3"/>628</text:p>
          </table:table-cell>
          <table:table-cell office:value-type="float" office:value="81" table:style-name="ce66">
            <text:p><text:s text:c="3"/>81</text:p>
          </table:table-cell>
          <table:table-cell office:value-type="float" office:value="334" table:style-name="ce66">
            <text:p><text:s text:c="3"/>334</text:p>
          </table:table-cell>
          <table:table-cell office:value-type="float" office:value="331" table:style-name="ce66">
            <text:p><text:s text:c="3"/>331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0" table:style-name="ce66">
            <text:p>—</text:p>
          </table:table-cell>
          <table:table-cell office:value-type="float" office:value="2" table:style-name="ce96">
            <text:p><text:s text:c="3"/>2</text:p>
          </table:table-cell>
          <table:table-cell table:number-columns-repeated="16358" table:style-name="ce60"/>
        </table:table-row>
        <table:table-row table:style-name="ro17">
          <table:table-cell office:value-type="string" table:number-columns-spanned="1" table:number-rows-spanned="3" table:style-name="ce336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4336" table:style-name="ce57">
            <text:p><text:s text:c="3"/>4,336</text:p>
          </table:table-cell>
          <table:table-cell office:value-type="float" office:value="3998" table:style-name="ce57">
            <text:p><text:s text:c="3"/>3,998</text:p>
          </table:table-cell>
          <table:table-cell office:value-type="float" office:value="146" table:style-name="ce57">
            <text:p><text:s text:c="3"/>146</text:p>
          </table:table-cell>
          <table:table-cell office:value-type="float" office:value="94" table:style-name="ce57">
            <text:p><text:s text:c="3"/>94</text:p>
          </table:table-cell>
          <table:table-cell office:value-type="float" office:value="52" table:style-name="ce57">
            <text:p><text:s text:c="3"/>52</text:p>
          </table:table-cell>
          <table:table-cell office:value-type="float" office:value="192" table:style-name="ce57">
            <text:p><text:s text:c="3"/>192</text:p>
          </table:table-cell>
          <table:table-cell office:value-type="float" office:value="120" table:style-name="ce57">
            <text:p><text:s text:c="3"/>120</text:p>
          </table:table-cell>
          <table:table-cell office:value-type="float" office:value="72" table:style-name="ce57">
            <text:p><text:s text:c="3"/>72</text:p>
          </table:table-cell>
          <table:table-cell office:value-type="float" office:value="4242" table:style-name="ce57">
            <text:p><text:s text:c="3"/>4,242</text:p>
          </table:table-cell>
          <table:table-cell office:value-type="float" office:value="3910" table:style-name="ce55">
            <text:p><text:s text:c="3"/>3,910</text:p>
          </table:table-cell>
          <table:table-cell office:value-type="float" office:value="145" table:style-name="ce55">
            <text:p><text:s text:c="3"/>145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51" table:style-name="ce55">
            <text:p><text:s text:c="3"/>51</text:p>
          </table:table-cell>
          <table:table-cell office:value-type="float" office:value="187" table:style-name="ce55">
            <text:p><text:s text:c="3"/>187</text:p>
          </table:table-cell>
          <table:table-cell office:value-type="float" office:value="120" table:style-name="ce55">
            <text:p><text:s text:c="3"/>120</text:p>
          </table:table-cell>
          <table:table-cell office:value-type="float" office:value="67" table:style-name="ce57">
            <text:p><text:s text:c="3"/>67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88" table:style-name="ce55">
            <text:p><text:s text:c="3"/>88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0" table:style-name="ce55">
            <text:p>—</text:p>
          </table:table-cell>
          <table:table-cell office:value-type="float" office:value="5" table:style-name="ce92">
            <text:p><text:s text:c="3"/>5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220">
            <text:p>男</text:p>
          </table:table-cell>
          <table:table-cell office:value-type="float" office:value="2143" table:style-name="ce57">
            <text:p><text:s text:c="3"/>2,143</text:p>
          </table:table-cell>
          <table:table-cell office:value-type="float" office:value="2032" table:style-name="ce57">
            <text:p><text:s text:c="3"/>2,032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70" table:style-name="ce57">
            <text:p><text:s text:c="3"/>70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55" table:style-name="ce57">
            <text:p><text:s text:c="3"/>55</text:p>
          </table:table-cell>
          <table:table-cell office:value-type="float" office:value="2121" table:style-name="ce57">
            <text:p><text:s text:c="3"/>2,121</text:p>
          </table:table-cell>
          <table:table-cell office:value-type="float" office:value="2014" table:style-name="ce91">
            <text:p><text:s text:c="3"/>2,014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66" table:style-name="ce57">
            <text:p><text:s text:c="3"/>66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51" table:style-name="ce57">
            <text:p><text:s text:c="3"/>51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18" table:style-name="ce91">
            <text:p><text:s text:c="3"/>1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0" table:style-name="ce57">
            <text:p>—</text:p>
          </table:table-cell>
          <table:table-cell office:value-type="float" office:value="4" table:style-name="ce92">
            <text:p><text:s text:c="3"/>4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2193" table:style-name="ce68">
            <text:p><text:s text:c="3"/>2,193</text:p>
          </table:table-cell>
          <table:table-cell office:value-type="float" office:value="1966" table:style-name="ce68">
            <text:p><text:s text:c="3"/>1,966</text:p>
          </table:table-cell>
          <table:table-cell office:value-type="float" office:value="105" table:style-name="ce68">
            <text:p><text:s text:c="3"/>105</text:p>
          </table:table-cell>
          <table:table-cell office:value-type="float" office:value="83" table:style-name="ce68">
            <text:p><text:s text:c="3"/>83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122" table:style-name="ce68">
            <text:p><text:s text:c="3"/>122</text:p>
          </table:table-cell>
          <table:table-cell office:value-type="float" office:value="105" table:style-name="ce68">
            <text:p><text:s text:c="3"/>105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2121" table:style-name="ce68">
            <text:p><text:s text:c="3"/>2,121</text:p>
          </table:table-cell>
          <table:table-cell office:value-type="float" office:value="1896" table:style-name="ce68">
            <text:p><text:s text:c="3"/>1,896</text:p>
          </table:table-cell>
          <table:table-cell office:value-type="float" office:value="104" table:style-name="ce68">
            <text:p><text:s text:c="3"/>104</text:p>
          </table:table-cell>
          <table:table-cell office:value-type="float" office:value="83" table:style-name="ce68">
            <text:p><text:s text:c="3"/>83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121" table:style-name="ce68">
            <text:p><text:s text:c="3"/>121</text:p>
          </table:table-cell>
          <table:table-cell office:value-type="float" office:value="105" table:style-name="ce68">
            <text:p><text:s text:c="3"/>105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72" table:style-name="ce66">
            <text:p><text:s text:c="3"/>72</text:p>
          </table:table-cell>
          <table:table-cell office:value-type="float" office:value="70" table:style-name="ce68">
            <text:p><text:s text:c="3"/>70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 table:style-name="ce60"/>
        </table:table-row>
        <table:table-row table:style-name="ro17">
          <table:table-cell office:value-type="string" table:number-columns-spanned="1" table:number-rows-spanned="3" table:style-name="ce336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2624" table:style-name="ce57">
            <text:p><text:s text:c="3"/>2,624</text:p>
          </table:table-cell>
          <table:table-cell office:value-type="float" office:value="2382" table:style-name="ce57">
            <text:p><text:s text:c="3"/>2,382</text:p>
          </table:table-cell>
          <table:table-cell office:value-type="float" office:value="106" table:style-name="ce57">
            <text:p><text:s text:c="3"/>106</text:p>
          </table:table-cell>
          <table:table-cell office:value-type="float" office:value="82" table:style-name="ce57">
            <text:p><text:s text:c="3"/>82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136" table:style-name="ce57">
            <text:p><text:s text:c="3"/>136</text:p>
          </table:table-cell>
          <table:table-cell office:value-type="float" office:value="54" table:style-name="ce57">
            <text:p><text:s text:c="3"/>54</text:p>
          </table:table-cell>
          <table:table-cell office:value-type="float" office:value="82" table:style-name="ce57">
            <text:p><text:s text:c="3"/>82</text:p>
          </table:table-cell>
          <table:table-cell office:value-type="float" office:value="2542" table:style-name="ce57">
            <text:p><text:s text:c="3"/>2,542</text:p>
          </table:table-cell>
          <table:table-cell office:value-type="float" office:value="2307" table:style-name="ce55">
            <text:p><text:s text:c="3"/>2,307</text:p>
          </table:table-cell>
          <table:table-cell office:value-type="float" office:value="106" table:style-name="ce55">
            <text:p><text:s text:c="3"/>106</text:p>
          </table:table-cell>
          <table:table-cell office:value-type="float" office:value="82" table:style-name="ce55">
            <text:p><text:s text:c="3"/>82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129" table:style-name="ce55">
            <text:p><text:s text:c="3"/>129</text:p>
          </table:table-cell>
          <table:table-cell office:value-type="float" office:value="54" table:style-name="ce55">
            <text:p><text:s text:c="3"/>54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82" table:style-name="ce55">
            <text:p><text:s text:c="3"/>82</text:p>
          </table:table-cell>
          <table:table-cell office:value-type="float" office:value="75" table:style-name="ce55">
            <text:p><text:s text:c="3"/>75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0" table:style-name="ce55">
            <text:p>—</text:p>
          </table:table-cell>
          <table:table-cell office:value-type="float" office:value="7" table:style-name="ce92">
            <text:p><text:s text:c="3"/>7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220">
            <text:p>男</text:p>
          </table:table-cell>
          <table:table-cell office:value-type="float" office:value="1303" table:style-name="ce57">
            <text:p><text:s text:c="3"/>1,303</text:p>
          </table:table-cell>
          <table:table-cell office:value-type="float" office:value="1204" table:style-name="ce57">
            <text:p><text:s text:c="3"/>1,204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72" table:style-name="ce57">
            <text:p><text:s text:c="3"/>72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64" table:style-name="ce57">
            <text:p><text:s text:c="3"/>64</text:p>
          </table:table-cell>
          <table:table-cell office:value-type="float" office:value="1271" table:style-name="ce57">
            <text:p><text:s text:c="3"/>1,271</text:p>
          </table:table-cell>
          <table:table-cell office:value-type="float" office:value="1179" table:style-name="ce91">
            <text:p><text:s text:c="3"/>1,179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65" table:style-name="ce57">
            <text:p><text:s text:c="3"/>65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57" table:style-name="ce57">
            <text:p><text:s text:c="3"/>57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25" table:style-name="ce91">
            <text:p><text:s text:c="3"/>25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0" table:style-name="ce57">
            <text:p>—</text:p>
          </table:table-cell>
          <table:table-cell office:value-type="float" office:value="7" table:style-name="ce92">
            <text:p><text:s text:c="3"/>7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321" table:style-name="ce68">
            <text:p><text:s text:c="3"/>1,321</text:p>
          </table:table-cell>
          <table:table-cell office:value-type="float" office:value="1178" table:style-name="ce68">
            <text:p><text:s text:c="3"/>1,178</text:p>
          </table:table-cell>
          <table:table-cell office:value-type="float" office:value="79" table:style-name="ce68">
            <text:p><text:s text:c="3"/>79</text:p>
          </table:table-cell>
          <table:table-cell office:value-type="float" office:value="64" table:style-name="ce68">
            <text:p><text:s text:c="3"/>64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64" table:style-name="ce68">
            <text:p><text:s text:c="3"/>64</text:p>
          </table:table-cell>
          <table:table-cell office:value-type="float" office:value="46" table:style-name="ce68">
            <text:p><text:s text:c="3"/>46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1271" table:style-name="ce68">
            <text:p><text:s text:c="3"/>1,271</text:p>
          </table:table-cell>
          <table:table-cell office:value-type="float" office:value="1128" table:style-name="ce68">
            <text:p><text:s text:c="3"/>1,128</text:p>
          </table:table-cell>
          <table:table-cell office:value-type="float" office:value="79" table:style-name="ce68">
            <text:p><text:s text:c="3"/>79</text:p>
          </table:table-cell>
          <table:table-cell office:value-type="float" office:value="64" table:style-name="ce68">
            <text:p><text:s text:c="3"/>64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64" table:style-name="ce68">
            <text:p><text:s text:c="3"/>64</text:p>
          </table:table-cell>
          <table:table-cell office:value-type="float" office:value="46" table:style-name="ce68">
            <text:p><text:s text:c="3"/>46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50" table:style-name="ce66">
            <text:p><text:s text:c="3"/>50</text:p>
          </table:table-cell>
          <table:table-cell office:value-type="float" office:value="50" table:style-name="ce68">
            <text:p><text:s text:c="3"/>50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1"/>
          <table:table-cell office:value-type="string" table:style-name="ce43">
            <text:p>計</text:p>
          </table:table-cell>
          <table:table-cell office:value-type="float" office:value="2438" table:style-name="ce57">
            <text:p><text:s text:c="3"/>2,438</text:p>
          </table:table-cell>
          <table:table-cell office:value-type="float" office:value="2255" table:style-name="ce57">
            <text:p><text:s text:c="3"/>2,255</text:p>
          </table:table-cell>
          <table:table-cell office:value-type="float" office:value="66" table:style-name="ce57">
            <text:p><text:s text:c="3"/>66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117" table:style-name="ce57">
            <text:p><text:s text:c="3"/>117</text:p>
          </table:table-cell>
          <table:table-cell office:value-type="float" office:value="84" table:style-name="ce57">
            <text:p><text:s text:c="3"/>84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2392" table:style-name="ce57">
            <text:p><text:s text:c="3"/>2,392</text:p>
          </table:table-cell>
          <table:table-cell office:value-type="float" office:value="2209" table:style-name="ce55">
            <text:p><text:s text:c="3"/>2,209</text:p>
          </table:table-cell>
          <table:table-cell office:value-type="float" office:value="66" table:style-name="ce55">
            <text:p><text:s text:c="3"/>66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117" table:style-name="ce55">
            <text:p><text:s text:c="3"/>117</text:p>
          </table:table-cell>
          <table:table-cell office:value-type="float" office:value="84" table:style-name="ce55">
            <text:p><text:s text:c="3"/>84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22">
            <text:p>桃園市</text:p>
          </table:table-cell>
          <table:table-cell office:value-type="string" table:style-name="ce220">
            <text:p>男</text:p>
          </table:table-cell>
          <table:table-cell office:value-type="float" office:value="1210" table:style-name="ce57">
            <text:p><text:s text:c="3"/>1,210</text:p>
          </table:table-cell>
          <table:table-cell office:value-type="float" office:value="1156" table:style-name="ce57">
            <text:p><text:s text:c="3"/>1,156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38" table:style-name="ce57">
            <text:p><text:s text:c="3"/>38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1196" table:style-name="ce57">
            <text:p><text:s text:c="3"/>1,196</text:p>
          </table:table-cell>
          <table:table-cell office:value-type="float" office:value="1142" table:style-name="ce91">
            <text:p><text:s text:c="3"/>1,142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38" table:style-name="ce57">
            <text:p><text:s text:c="3"/>38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4" table:style-name="ce91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table:style-name="ce223"/>
          <table:table-cell office:value-type="string" table:style-name="ce62">
            <text:p>女</text:p>
          </table:table-cell>
          <table:table-cell office:value-type="float" office:value="1228" table:style-name="ce68">
            <text:p><text:s text:c="3"/>1,228</text:p>
          </table:table-cell>
          <table:table-cell office:value-type="float" office:value="1099" table:style-name="ce68">
            <text:p><text:s text:c="3"/>1,099</text:p>
          </table:table-cell>
          <table:table-cell office:value-type="float" office:value="50" table:style-name="ce68">
            <text:p><text:s text:c="3"/>50</text:p>
          </table:table-cell>
          <table:table-cell office:value-type="float" office:value="35" table:style-name="ce68">
            <text:p><text:s text:c="3"/>35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79" table:style-name="ce68">
            <text:p><text:s text:c="3"/>79</text:p>
          </table:table-cell>
          <table:table-cell office:value-type="float" office:value="71" table:style-name="ce68">
            <text:p><text:s text:c="3"/>71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1196" table:style-name="ce68">
            <text:p><text:s text:c="3"/>1,196</text:p>
          </table:table-cell>
          <table:table-cell office:value-type="float" office:value="1067" table:style-name="ce68">
            <text:p><text:s text:c="3"/>1,067</text:p>
          </table:table-cell>
          <table:table-cell office:value-type="float" office:value="50" table:style-name="ce68">
            <text:p><text:s text:c="3"/>50</text:p>
          </table:table-cell>
          <table:table-cell office:value-type="float" office:value="35" table:style-name="ce68">
            <text:p><text:s text:c="3"/>35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79" table:style-name="ce68">
            <text:p><text:s text:c="3"/>79</text:p>
          </table:table-cell>
          <table:table-cell office:value-type="float" office:value="71" table:style-name="ce68">
            <text:p><text:s text:c="3"/>71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32" table:style-name="ce66">
            <text:p><text:s text:c="3"/>32</text:p>
          </table:table-cell>
          <table:table-cell office:value-type="float" office:value="32" table:style-name="ce68">
            <text:p><text:s text:c="3"/>32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1"/>
          <table:table-cell office:value-type="string" table:style-name="ce43">
            <text:p>計</text:p>
          </table:table-cell>
          <table:table-cell office:value-type="float" office:value="3368" table:style-name="ce57">
            <text:p><text:s text:c="3"/>3,368</text:p>
          </table:table-cell>
          <table:table-cell office:value-type="float" office:value="3138" table:style-name="ce57">
            <text:p><text:s text:c="3"/>3,138</text:p>
          </table:table-cell>
          <table:table-cell office:value-type="float" office:value="78" table:style-name="ce57">
            <text:p><text:s text:c="3"/>78</text:p>
          </table:table-cell>
          <table:table-cell office:value-type="float" office:value="54" table:style-name="ce57">
            <text:p><text:s text:c="3"/>54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152" table:style-name="ce57">
            <text:p><text:s text:c="3"/>152</text:p>
          </table:table-cell>
          <table:table-cell office:value-type="float" office:value="99" table:style-name="ce57">
            <text:p><text:s text:c="3"/>99</text:p>
          </table:table-cell>
          <table:table-cell office:value-type="float" office:value="53" table:style-name="ce57">
            <text:p><text:s text:c="3"/>53</text:p>
          </table:table-cell>
          <table:table-cell office:value-type="float" office:value="3318" table:style-name="ce57">
            <text:p><text:s text:c="3"/>3,318</text:p>
          </table:table-cell>
          <table:table-cell office:value-type="float" office:value="3089" table:style-name="ce55">
            <text:p><text:s text:c="3"/>3,089</text:p>
          </table:table-cell>
          <table:table-cell office:value-type="float" office:value="78" table:style-name="ce55">
            <text:p><text:s text:c="3"/>78</text:p>
          </table:table-cell>
          <table:table-cell office:value-type="float" office:value="54" table:style-name="ce55">
            <text:p><text:s text:c="3"/>54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151" table:style-name="ce55">
            <text:p><text:s text:c="3"/>151</text:p>
          </table:table-cell>
          <table:table-cell office:value-type="float" office:value="99" table:style-name="ce55">
            <text:p><text:s text:c="3"/>99</text:p>
          </table:table-cell>
          <table:table-cell office:value-type="float" office:value="52" table:style-name="ce57">
            <text:p><text:s text:c="3"/>52</text:p>
          </table:table-cell>
          <table:table-cell office:value-type="float" office:value="50" table:style-name="ce55">
            <text:p><text:s text:c="3"/>50</text:p>
          </table:table-cell>
          <table:table-cell office:value-type="float" office:value="49" table:style-name="ce55">
            <text:p><text:s text:c="3"/>49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222">
            <text:p>臺中市</text:p>
          </table:table-cell>
          <table:table-cell office:value-type="string" table:style-name="ce220">
            <text:p>男</text:p>
          </table:table-cell>
          <table:table-cell office:value-type="float" office:value="1673" table:style-name="ce57">
            <text:p><text:s text:c="3"/>1,673</text:p>
          </table:table-cell>
          <table:table-cell office:value-type="float" office:value="1602" table:style-name="ce57">
            <text:p><text:s text:c="3"/>1,602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53" table:style-name="ce57">
            <text:p><text:s text:c="3"/>53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1659" table:style-name="ce57">
            <text:p><text:s text:c="3"/>1,659</text:p>
          </table:table-cell>
          <table:table-cell office:value-type="float" office:value="1588" table:style-name="ce91">
            <text:p><text:s text:c="3"/>1,588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53" table:style-name="ce57">
            <text:p><text:s text:c="3"/>53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4" table:style-name="ce91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table:style-name="ce223"/>
          <table:table-cell office:value-type="string" table:style-name="ce62">
            <text:p>女</text:p>
          </table:table-cell>
          <table:table-cell office:value-type="float" office:value="1695" table:style-name="ce68">
            <text:p><text:s text:c="3"/>1,695</text:p>
          </table:table-cell>
          <table:table-cell office:value-type="float" office:value="1536" table:style-name="ce68">
            <text:p><text:s text:c="3"/>1,536</text:p>
          </table:table-cell>
          <table:table-cell office:value-type="float" office:value="60" table:style-name="ce68">
            <text:p><text:s text:c="3"/>60</text:p>
          </table:table-cell>
          <table:table-cell office:value-type="float" office:value="45" table:style-name="ce68">
            <text:p><text:s text:c="3"/>45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99" table:style-name="ce68">
            <text:p><text:s text:c="3"/>99</text:p>
          </table:table-cell>
          <table:table-cell office:value-type="float" office:value="85" table:style-name="ce68">
            <text:p><text:s text:c="3"/>85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1659" table:style-name="ce68">
            <text:p><text:s text:c="3"/>1,659</text:p>
          </table:table-cell>
          <table:table-cell office:value-type="float" office:value="1501" table:style-name="ce68">
            <text:p><text:s text:c="3"/>1,501</text:p>
          </table:table-cell>
          <table:table-cell office:value-type="float" office:value="60" table:style-name="ce68">
            <text:p><text:s text:c="3"/>60</text:p>
          </table:table-cell>
          <table:table-cell office:value-type="float" office:value="45" table:style-name="ce68">
            <text:p><text:s text:c="3"/>45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98" table:style-name="ce68">
            <text:p><text:s text:c="3"/>98</text:p>
          </table:table-cell>
          <table:table-cell office:value-type="float" office:value="85" table:style-name="ce68">
            <text:p><text:s text:c="3"/>85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36" table:style-name="ce66">
            <text:p><text:s text:c="3"/>36</text:p>
          </table:table-cell>
          <table:table-cell office:value-type="float" office:value="35" table:style-name="ce68">
            <text:p><text:s text:c="3"/>35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/>
        </table:table-row>
        <table:table-row table:style-name="ro17">
          <table:table-cell table:style-name="ce224"/>
          <table:table-cell office:value-type="string" table:style-name="ce43">
            <text:p>計</text:p>
          </table:table-cell>
          <table:table-cell office:value-type="float" office:value="1934" table:style-name="ce57">
            <text:p><text:s text:c="3"/>1,934</text:p>
          </table:table-cell>
          <table:table-cell office:value-type="float" office:value="1821" table:style-name="ce57">
            <text:p><text:s text:c="3"/>1,821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72" table:style-name="ce57">
            <text:p><text:s text:c="3"/>72</text:p>
          </table:table-cell>
          <table:table-cell office:value-type="float" office:value="52" table:style-name="ce57">
            <text:p><text:s text:c="3"/>52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906" table:style-name="ce57">
            <text:p><text:s text:c="3"/>1,906</text:p>
          </table:table-cell>
          <table:table-cell office:value-type="float" office:value="1793" table:style-name="ce55">
            <text:p><text:s text:c="3"/>1,793</text:p>
          </table:table-cell>
          <table:table-cell office:value-type="float" office:value="41" table:style-name="ce55">
            <text:p><text:s text:c="3"/>41</text:p>
          </table:table-cell>
          <table:table-cell office:value-type="float" office:value="29" table:style-name="ce55">
            <text:p><text:s text:c="3"/>29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72" table:style-name="ce55">
            <text:p><text:s text:c="3"/>72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22">
            <text:p>臺南市</text:p>
          </table:table-cell>
          <table:table-cell office:value-type="string" table:style-name="ce220">
            <text:p>男</text:p>
          </table:table-cell>
          <table:table-cell office:value-type="float" office:value="957" table:style-name="ce57">
            <text:p><text:s text:c="3"/>957</text:p>
          </table:table-cell>
          <table:table-cell office:value-type="float" office:value="920" table:style-name="ce57">
            <text:p><text:s text:c="3"/>920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953" table:style-name="ce57">
            <text:p><text:s text:c="3"/>953</text:p>
          </table:table-cell>
          <table:table-cell office:value-type="float" office:value="916" table:style-name="ce91">
            <text:p><text:s text:c="3"/>916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table:style-name="ce223"/>
          <table:table-cell office:value-type="string" table:style-name="ce62">
            <text:p>女</text:p>
          </table:table-cell>
          <table:table-cell office:value-type="float" office:value="977" table:style-name="ce68">
            <text:p><text:s text:c="3"/>977</text:p>
          </table:table-cell>
          <table:table-cell office:value-type="float" office:value="901" table:style-name="ce68">
            <text:p><text:s text:c="3"/>901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48" table:style-name="ce68">
            <text:p><text:s text:c="3"/>48</text:p>
          </table:table-cell>
          <table:table-cell office:value-type="float" office:value="44" table:style-name="ce68">
            <text:p><text:s text:c="3"/>44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953" table:style-name="ce68">
            <text:p><text:s text:c="3"/>953</text:p>
          </table:table-cell>
          <table:table-cell office:value-type="float" office:value="877" table:style-name="ce68">
            <text:p><text:s text:c="3"/>877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48" table:style-name="ce68">
            <text:p><text:s text:c="3"/>48</text:p>
          </table:table-cell>
          <table:table-cell office:value-type="float" office:value="44" table:style-name="ce68">
            <text:p><text:s text:c="3"/>44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4"/>
          <table:table-cell office:value-type="string" table:style-name="ce43">
            <text:p>計</text:p>
          </table:table-cell>
          <table:table-cell office:value-type="float" office:value="2868" table:style-name="ce57">
            <text:p><text:s text:c="3"/>2,868</text:p>
          </table:table-cell>
          <table:table-cell office:value-type="float" office:value="2679" table:style-name="ce57">
            <text:p><text:s text:c="3"/>2,679</text:p>
          </table:table-cell>
          <table:table-cell office:value-type="float" office:value="84" table:style-name="ce57">
            <text:p><text:s text:c="3"/>84</text:p>
          </table:table-cell>
          <table:table-cell office:value-type="float" office:value="73" table:style-name="ce57">
            <text:p><text:s text:c="3"/>73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105" table:style-name="ce57">
            <text:p><text:s text:c="3"/>105</text:p>
          </table:table-cell>
          <table:table-cell office:value-type="float" office:value="65" table:style-name="ce57">
            <text:p><text:s text:c="3"/>65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2806" table:style-name="ce57">
            <text:p><text:s text:c="3"/>2,806</text:p>
          </table:table-cell>
          <table:table-cell office:value-type="float" office:value="2618" table:style-name="ce55">
            <text:p><text:s text:c="3"/>2,618</text:p>
          </table:table-cell>
          <table:table-cell office:value-type="float" office:value="84" table:style-name="ce55">
            <text:p><text:s text:c="3"/>84</text:p>
          </table:table-cell>
          <table:table-cell office:value-type="float" office:value="73" table:style-name="ce55">
            <text:p><text:s text:c="3"/>73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104" table:style-name="ce55">
            <text:p><text:s text:c="3"/>104</text:p>
          </table:table-cell>
          <table:table-cell office:value-type="float" office:value="65" table:style-name="ce55">
            <text:p><text:s text:c="3"/>65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61" table:style-name="ce55">
            <text:p><text:s text:c="3"/>6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225">
            <text:p>高雄市</text:p>
          </table:table-cell>
          <table:table-cell office:value-type="string" table:style-name="ce220">
            <text:p>男</text:p>
          </table:table-cell>
          <table:table-cell office:value-type="float" office:value="1425" table:style-name="ce57">
            <text:p><text:s text:c="3"/>1,425</text:p>
          </table:table-cell>
          <table:table-cell office:value-type="float" office:value="1370" table:style-name="ce57">
            <text:p><text:s text:c="3"/>1,370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1403" table:style-name="ce57">
            <text:p><text:s text:c="3"/>1,403</text:p>
          </table:table-cell>
          <table:table-cell office:value-type="float" office:value="1349" table:style-name="ce91">
            <text:p><text:s text:c="3"/>1,349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21" table:style-name="ce91">
            <text:p><text:s text:c="3"/>21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7">
          <table:table-cell table:style-name="ce224"/>
          <table:table-cell office:value-type="string" table:style-name="ce62">
            <text:p>女</text:p>
          </table:table-cell>
          <table:table-cell office:value-type="float" office:value="1443" table:style-name="ce68">
            <text:p><text:s text:c="3"/>1,443</text:p>
          </table:table-cell>
          <table:table-cell office:value-type="float" office:value="1309" table:style-name="ce68">
            <text:p><text:s text:c="3"/>1,309</text:p>
          </table:table-cell>
          <table:table-cell office:value-type="float" office:value="69" table:style-name="ce68">
            <text:p><text:s text:c="3"/>69</text:p>
          </table:table-cell>
          <table:table-cell office:value-type="float" office:value="65" table:style-name="ce68">
            <text:p><text:s text:c="3"/>65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5" table:style-name="ce68">
            <text:p><text:s text:c="3"/>65</text:p>
          </table:table-cell>
          <table:table-cell office:value-type="float" office:value="57" table:style-name="ce68">
            <text:p><text:s text:c="3"/>57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1403" table:style-name="ce68">
            <text:p><text:s text:c="3"/>1,403</text:p>
          </table:table-cell>
          <table:table-cell office:value-type="float" office:value="1269" table:style-name="ce68">
            <text:p><text:s text:c="3"/>1,269</text:p>
          </table:table-cell>
          <table:table-cell office:value-type="float" office:value="69" table:style-name="ce68">
            <text:p><text:s text:c="3"/>69</text:p>
          </table:table-cell>
          <table:table-cell office:value-type="float" office:value="65" table:style-name="ce68">
            <text:p><text:s text:c="3"/>65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5" table:style-name="ce68">
            <text:p><text:s text:c="3"/>65</text:p>
          </table:table-cell>
          <table:table-cell office:value-type="float" office:value="57" table:style-name="ce68">
            <text:p><text:s text:c="3"/>57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40" table:style-name="ce66">
            <text:p><text:s text:c="3"/>40</text:p>
          </table:table-cell>
          <table:table-cell office:value-type="float" office:value="40" table:style-name="ce68">
            <text:p><text:s text:c="3"/>40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1"/>
          <table:table-cell office:value-type="string" table:style-name="ce133">
            <text:p>計</text:p>
          </table:table-cell>
          <table:table-cell office:value-type="float" office:value="7288" table:style-name="ce57">
            <text:p><text:s text:c="3"/>7,288</text:p>
          </table:table-cell>
          <table:table-cell office:value-type="float" office:value="6816" table:style-name="ce57">
            <text:p><text:s text:c="3"/>6,816</text:p>
          </table:table-cell>
          <table:table-cell office:value-type="float" office:value="164" table:style-name="ce57">
            <text:p><text:s text:c="3"/>164</text:p>
          </table:table-cell>
          <table:table-cell office:value-type="float" office:value="131" table:style-name="ce57">
            <text:p><text:s text:c="3"/>131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308" table:style-name="ce57">
            <text:p><text:s text:c="3"/>308</text:p>
          </table:table-cell>
          <table:table-cell office:value-type="float" office:value="244" table:style-name="ce57">
            <text:p><text:s text:c="3"/>244</text:p>
          </table:table-cell>
          <table:table-cell office:value-type="float" office:value="64" table:style-name="ce57">
            <text:p><text:s text:c="3"/>64</text:p>
          </table:table-cell>
          <table:table-cell office:value-type="float" office:value="7184" table:style-name="ce57">
            <text:p><text:s text:c="3"/>7,184</text:p>
          </table:table-cell>
          <table:table-cell office:value-type="float" office:value="6714" table:style-name="ce55">
            <text:p><text:s text:c="3"/>6,714</text:p>
          </table:table-cell>
          <table:table-cell office:value-type="float" office:value="164" table:style-name="ce55">
            <text:p><text:s text:c="3"/>164</text:p>
          </table:table-cell>
          <table:table-cell office:value-type="float" office:value="131" table:style-name="ce55">
            <text:p><text:s text:c="3"/>131</text:p>
          </table:table-cell>
          <table:table-cell office:value-type="float" office:value="33" table:style-name="ce55">
            <text:p><text:s text:c="3"/>33</text:p>
          </table:table-cell>
          <table:table-cell office:value-type="float" office:value="306" table:style-name="ce55">
            <text:p><text:s text:c="3"/>306</text:p>
          </table:table-cell>
          <table:table-cell office:value-type="float" office:value="244" table:style-name="ce55">
            <text:p><text:s text:c="3"/>244</text:p>
          </table:table-cell>
          <table:table-cell office:value-type="float" office:value="62" table:style-name="ce75">
            <text:p><text:s text:c="3"/>62</text:p>
          </table:table-cell>
          <table:table-cell office:value-type="float" office:value="104" table:style-name="ce55">
            <text:p><text:s text:c="3"/>104</text:p>
          </table:table-cell>
          <table:table-cell office:value-type="float" office:value="102" table:style-name="ce55">
            <text:p><text:s text:c="3"/>10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114">
            <text:p><text:s text:c="3"/>2</text:p>
          </table:table-cell>
          <table:table-cell table:number-columns-repeated="16358"/>
        </table:table-row>
        <table:table-row table:style-name="ro17">
          <table:table-cell office:value-type="string" table:style-name="ce225">
            <text:p>臺灣省</text:p>
          </table:table-cell>
          <table:table-cell office:value-type="string" table:style-name="ce226">
            <text:p>男</text:p>
          </table:table-cell>
          <table:table-cell office:value-type="float" office:value="3616" table:style-name="ce57">
            <text:p><text:s text:c="3"/>3,616</text:p>
          </table:table-cell>
          <table:table-cell office:value-type="float" office:value="3518" table:style-name="ce57">
            <text:p><text:s text:c="3"/>3,518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74" table:style-name="ce57">
            <text:p><text:s text:c="3"/>74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50" table:style-name="ce57">
            <text:p><text:s text:c="3"/>50</text:p>
          </table:table-cell>
          <table:table-cell office:value-type="float" office:value="3592" table:style-name="ce57">
            <text:p><text:s text:c="3"/>3,592</text:p>
          </table:table-cell>
          <table:table-cell office:value-type="float" office:value="3496" table:style-name="ce227">
            <text:p><text:s text:c="3"/>3,496</text:p>
          </table:table-cell>
          <table:table-cell office:value-type="float" office:value="24" table:style-name="ce227">
            <text:p><text:s text:c="3"/>24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72" table:style-name="ce227">
            <text:p><text:s text:c="3"/>72</text:p>
          </table:table-cell>
          <table:table-cell office:value-type="float" office:value="24" table:style-name="ce227">
            <text:p><text:s text:c="3"/>24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0" table:style-name="ce227">
            <text:p>—</text:p>
          </table:table-cell>
          <table:table-cell office:value-type="float" office:value="2" table:style-name="ce228">
            <text:p><text:s text:c="3"/>2</text:p>
          </table:table-cell>
          <table:table-cell table:number-columns-repeated="16358"/>
        </table:table-row>
        <table:table-row table:style-name="ro17">
          <table:table-cell table:style-name="ce223"/>
          <table:table-cell office:value-type="string" table:style-name="ce229">
            <text:p>女</text:p>
          </table:table-cell>
          <table:table-cell office:value-type="float" office:value="3672" table:style-name="ce68">
            <text:p><text:s text:c="3"/>3,672</text:p>
          </table:table-cell>
          <table:table-cell office:value-type="float" office:value="3298" table:style-name="ce68">
            <text:p><text:s text:c="3"/>3,298</text:p>
          </table:table-cell>
          <table:table-cell office:value-type="float" office:value="140" table:style-name="ce68">
            <text:p><text:s text:c="3"/>140</text:p>
          </table:table-cell>
          <table:table-cell office:value-type="float" office:value="118" table:style-name="ce68">
            <text:p><text:s text:c="3"/>118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234" table:style-name="ce68">
            <text:p><text:s text:c="3"/>234</text:p>
          </table:table-cell>
          <table:table-cell office:value-type="float" office:value="220" table:style-name="ce68">
            <text:p><text:s text:c="3"/>220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3592" table:style-name="ce68">
            <text:p><text:s text:c="3"/>3,592</text:p>
          </table:table-cell>
          <table:table-cell office:value-type="float" office:value="3218" table:style-name="ce230">
            <text:p><text:s text:c="3"/>3,218</text:p>
          </table:table-cell>
          <table:table-cell office:value-type="float" office:value="140" table:style-name="ce230">
            <text:p><text:s text:c="3"/>140</text:p>
          </table:table-cell>
          <table:table-cell office:value-type="float" office:value="118" table:style-name="ce230">
            <text:p><text:s text:c="3"/>118</text:p>
          </table:table-cell>
          <table:table-cell office:value-type="float" office:value="22" table:style-name="ce230">
            <text:p><text:s text:c="3"/>22</text:p>
          </table:table-cell>
          <table:table-cell office:value-type="float" office:value="234" table:style-name="ce230">
            <text:p><text:s text:c="3"/>234</text:p>
          </table:table-cell>
          <table:table-cell office:value-type="float" office:value="220" table:style-name="ce230">
            <text:p><text:s text:c="3"/>220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80" table:style-name="ce66">
            <text:p><text:s text:c="3"/>80</text:p>
          </table:table-cell>
          <table:table-cell office:value-type="float" office:value="80" table:style-name="ce230">
            <text:p><text:s text:c="3"/>80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17">
          <table:table-cell table:style-name="ce232"/>
          <table:table-cell office:value-type="string" table:style-name="ce192">
            <text:p>計</text:p>
          </table:table-cell>
          <table:table-cell office:value-type="float" office:value="444" table:style-name="ce147">
            <text:p><text:s text:c="3"/>444</text:p>
          </table:table-cell>
          <table:table-cell office:value-type="float" office:value="416" table:style-name="ce147">
            <text:p><text:s text:c="3"/>416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38" table:style-name="ce147">
            <text:p><text:s text:c="3"/>438</text:p>
          </table:table-cell>
          <table:table-cell office:value-type="float" office:value="410" table:style-name="ce145">
            <text:p><text:s text:c="3"/>410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34">
            <text:p>宜蘭縣</text:p>
          </table:table-cell>
          <table:table-cell office:value-type="string" table:style-name="ce226">
            <text:p>男</text:p>
          </table:table-cell>
          <table:table-cell office:value-type="float" office:value="221" table:style-name="ce147">
            <text:p><text:s text:c="3"/>221</text:p>
          </table:table-cell>
          <table:table-cell office:value-type="float" office:value="211" table:style-name="ce147">
            <text:p><text:s text:c="3"/>21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19" table:style-name="ce147">
            <text:p><text:s text:c="3"/>219</text:p>
          </table:table-cell>
          <table:table-cell office:value-type="float" office:value="209" table:style-name="ce235">
            <text:p><text:s text:c="3"/>209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table-cell table:style-name="ce236"/>
          <table:table-cell office:value-type="string" table:style-name="ce229">
            <text:p>女</text:p>
          </table:table-cell>
          <table:table-cell office:value-type="float" office:value="223" table:style-name="ce158">
            <text:p><text:s text:c="3"/>223</text:p>
          </table:table-cell>
          <table:table-cell office:value-type="float" office:value="205" table:style-name="ce158">
            <text:p><text:s text:c="3"/>205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19" table:style-name="ce158">
            <text:p><text:s text:c="3"/>219</text:p>
          </table:table-cell>
          <table:table-cell office:value-type="float" office:value="201" table:style-name="ce158">
            <text:p><text:s text:c="3"/>201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92">
            <text:p>計</text:p>
          </table:table-cell>
          <table:table-cell office:value-type="float" office:value="674" table:style-name="ce147">
            <text:p><text:s text:c="3"/>674</text:p>
          </table:table-cell>
          <table:table-cell office:value-type="float" office:value="618" table:style-name="ce147">
            <text:p><text:s text:c="3"/>618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6" table:style-name="ce147">
            <text:p><text:s text:c="3"/>36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664" table:style-name="ce147">
            <text:p><text:s text:c="3"/>664</text:p>
          </table:table-cell>
          <table:table-cell office:value-type="float" office:value="608" table:style-name="ce145">
            <text:p><text:s text:c="3"/>608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6" table:style-name="ce145">
            <text:p><text:s text:c="3"/>36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332" table:style-name="ce147">
            <text:p><text:s text:c="3"/>332</text:p>
          </table:table-cell>
          <table:table-cell office:value-type="float" office:value="323" table:style-name="ce147">
            <text:p><text:s text:c="3"/>32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32" table:style-name="ce147">
            <text:p><text:s text:c="3"/>332</text:p>
          </table:table-cell>
          <table:table-cell office:value-type="float" office:value="323" table:style-name="ce235">
            <text:p><text:s text:c="3"/>32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342" table:style-name="ce158">
            <text:p><text:s text:c="3"/>342</text:p>
          </table:table-cell>
          <table:table-cell office:value-type="float" office:value="295" table:style-name="ce158">
            <text:p><text:s text:c="3"/>295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8" table:style-name="ce158">
            <text:p><text:s text:c="3"/>28</text:p>
          </table:table-cell>
          <table:table-cell office:value-type="float" office:value="27" table:style-name="ce158">
            <text:p><text:s text:c="3"/>2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32" table:style-name="ce158">
            <text:p><text:s text:c="3"/>332</text:p>
          </table:table-cell>
          <table:table-cell office:value-type="float" office:value="285" table:style-name="ce158">
            <text:p><text:s text:c="3"/>285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8" table:style-name="ce158">
            <text:p><text:s text:c="3"/>28</text:p>
          </table:table-cell>
          <table:table-cell office:value-type="float" office:value="27" table:style-name="ce158">
            <text:p><text:s text:c="3"/>2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0" table:style-name="ce156">
            <text:p><text:s text:c="3"/>10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92">
            <text:p>計</text:p>
          </table:table-cell>
          <table:table-cell office:value-type="float" office:value="558" table:style-name="ce147">
            <text:p><text:s text:c="3"/>558</text:p>
          </table:table-cell>
          <table:table-cell office:value-type="float" office:value="527" table:style-name="ce147">
            <text:p><text:s text:c="3"/>527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550" table:style-name="ce147">
            <text:p><text:s text:c="3"/>550</text:p>
          </table:table-cell>
          <table:table-cell office:value-type="float" office:value="519" table:style-name="ce145">
            <text:p><text:s text:c="3"/>519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277" table:style-name="ce147">
            <text:p><text:s text:c="3"/>277</text:p>
          </table:table-cell>
          <table:table-cell office:value-type="float" office:value="274" table:style-name="ce147">
            <text:p><text:s text:c="3"/>27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75" table:style-name="ce147">
            <text:p><text:s text:c="3"/>275</text:p>
          </table:table-cell>
          <table:table-cell office:value-type="float" office:value="272" table:style-name="ce235">
            <text:p><text:s text:c="3"/>27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281" table:style-name="ce158">
            <text:p><text:s text:c="3"/>281</text:p>
          </table:table-cell>
          <table:table-cell office:value-type="float" office:value="253" table:style-name="ce158">
            <text:p><text:s text:c="3"/>253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75" table:style-name="ce158">
            <text:p><text:s text:c="3"/>275</text:p>
          </table:table-cell>
          <table:table-cell office:value-type="float" office:value="247" table:style-name="ce158">
            <text:p><text:s text:c="3"/>247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92">
            <text:p>計</text:p>
          </table:table-cell>
          <table:table-cell office:value-type="float" office:value="1334" table:style-name="ce147">
            <text:p><text:s text:c="3"/>1,334</text:p>
          </table:table-cell>
          <table:table-cell office:value-type="float" office:value="1250" table:style-name="ce147">
            <text:p><text:s text:c="3"/>1,250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66" table:style-name="ce147">
            <text:p><text:s text:c="3"/>66</text:p>
          </table:table-cell>
          <table:table-cell office:value-type="float" office:value="58" table:style-name="ce147">
            <text:p><text:s text:c="3"/>58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1332" table:style-name="ce147">
            <text:p><text:s text:c="3"/>1,332</text:p>
          </table:table-cell>
          <table:table-cell office:value-type="float" office:value="1249" table:style-name="ce145">
            <text:p><text:s text:c="3"/>1,249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65" table:style-name="ce145">
            <text:p><text:s text:c="3"/>65</text:p>
          </table:table-cell>
          <table:table-cell office:value-type="float" office:value="58" table:style-name="ce145">
            <text:p><text:s text:c="3"/>58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233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668" table:style-name="ce147">
            <text:p><text:s text:c="3"/>668</text:p>
          </table:table-cell>
          <table:table-cell office:value-type="float" office:value="648" table:style-name="ce147">
            <text:p><text:s text:c="3"/>648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666" table:style-name="ce147">
            <text:p><text:s text:c="3"/>666</text:p>
          </table:table-cell>
          <table:table-cell office:value-type="float" office:value="647" table:style-name="ce235">
            <text:p><text:s text:c="3"/>647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233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666" table:style-name="ce158">
            <text:p><text:s text:c="3"/>666</text:p>
          </table:table-cell>
          <table:table-cell office:value-type="float" office:value="602" table:style-name="ce158">
            <text:p><text:s text:c="3"/>602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0" table:style-name="ce158">
            <text:p>—</text:p>
          </table:table-cell>
          <table:table-cell office:value-type="float" office:value="53" table:style-name="ce158">
            <text:p><text:s text:c="3"/>53</text:p>
          </table:table-cell>
          <table:table-cell office:value-type="float" office:value="50" table:style-name="ce158">
            <text:p><text:s text:c="3"/>5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666" table:style-name="ce158">
            <text:p><text:s text:c="3"/>666</text:p>
          </table:table-cell>
          <table:table-cell office:value-type="float" office:value="602" table:style-name="ce158">
            <text:p><text:s text:c="3"/>602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0" table:style-name="ce158">
            <text:p>—</text:p>
          </table:table-cell>
          <table:table-cell office:value-type="float" office:value="53" table:style-name="ce158">
            <text:p><text:s text:c="3"/>53</text:p>
          </table:table-cell>
          <table:table-cell office:value-type="float" office:value="50" table:style-name="ce158">
            <text:p><text:s text:c="3"/>5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92">
            <text:p>計</text:p>
          </table:table-cell>
          <table:table-cell office:value-type="float" office:value="496" table:style-name="ce147">
            <text:p><text:s text:c="3"/>496</text:p>
          </table:table-cell>
          <table:table-cell office:value-type="float" office:value="467" table:style-name="ce147">
            <text:p><text:s text:c="3"/>467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92" table:style-name="ce147">
            <text:p><text:s text:c="3"/>492</text:p>
          </table:table-cell>
          <table:table-cell office:value-type="float" office:value="463" table:style-name="ce145">
            <text:p><text:s text:c="3"/>463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246" table:style-name="ce147">
            <text:p><text:s text:c="3"/>246</text:p>
          </table:table-cell>
          <table:table-cell office:value-type="float" office:value="241" table:style-name="ce147">
            <text:p><text:s text:c="3"/>24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46" table:style-name="ce147">
            <text:p><text:s text:c="3"/>246</text:p>
          </table:table-cell>
          <table:table-cell office:value-type="float" office:value="241" table:style-name="ce235">
            <text:p><text:s text:c="3"/>24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250" table:style-name="ce158">
            <text:p><text:s text:c="3"/>250</text:p>
          </table:table-cell>
          <table:table-cell office:value-type="float" office:value="226" table:style-name="ce158">
            <text:p><text:s text:c="3"/>226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46" table:style-name="ce158">
            <text:p><text:s text:c="3"/>246</text:p>
          </table:table-cell>
          <table:table-cell office:value-type="float" office:value="222" table:style-name="ce158">
            <text:p><text:s text:c="3"/>222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33">
            <text:p>計</text:p>
          </table:table-cell>
          <table:table-cell office:value-type="float" office:value="746" table:style-name="ce155">
            <text:p><text:s text:c="3"/>746</text:p>
          </table:table-cell>
          <table:table-cell office:value-type="float" office:value="682" table:style-name="ce155">
            <text:p><text:s text:c="3"/>682</text:p>
          </table:table-cell>
          <table:table-cell office:value-type="float" office:value="22" table:style-name="ce155">
            <text:p><text:s text:c="3"/>22</text:p>
          </table:table-cell>
          <table:table-cell office:value-type="float" office:value="17" table:style-name="ce155">
            <text:p><text:s text:c="3"/>17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42" table:style-name="ce155">
            <text:p><text:s text:c="3"/>42</text:p>
          </table:table-cell>
          <table:table-cell office:value-type="float" office:value="37" table:style-name="ce155">
            <text:p><text:s text:c="3"/>37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738" table:style-name="ce155">
            <text:p><text:s text:c="3"/>738</text:p>
          </table:table-cell>
          <table:table-cell office:value-type="float" office:value="674" table:style-name="ce153">
            <text:p><text:s text:c="3"/>674</text:p>
          </table:table-cell>
          <table:table-cell office:value-type="float" office:value="22" table:style-name="ce153">
            <text:p><text:s text:c="3"/>22</text:p>
          </table:table-cell>
          <table:table-cell office:value-type="float" office:value="17" table:style-name="ce153">
            <text:p><text:s text:c="3"/>17</text:p>
          </table:table-cell>
          <table:table-cell office:value-type="float" office:value="5" table:style-name="ce153">
            <text:p><text:s text:c="3"/>5</text:p>
          </table:table-cell>
          <table:table-cell office:value-type="float" office:value="42" table:style-name="ce153">
            <text:p><text:s text:c="3"/>42</text:p>
          </table:table-cell>
          <table:table-cell office:value-type="float" office:value="37" table:style-name="ce153">
            <text:p><text:s text:c="3"/>37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8" table:style-name="ce153">
            <text:p><text:s text:c="3"/>8</text:p>
          </table:table-cell>
          <table:table-cell office:value-type="float" office:value="8" table:style-name="ce153">
            <text:p><text:s text:c="3"/>8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371" table:style-name="ce147">
            <text:p><text:s text:c="3"/>371</text:p>
          </table:table-cell>
          <table:table-cell office:value-type="float" office:value="364" table:style-name="ce147">
            <text:p><text:s text:c="3"/>36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69" table:style-name="ce147">
            <text:p><text:s text:c="3"/>369</text:p>
          </table:table-cell>
          <table:table-cell office:value-type="float" office:value="362" table:style-name="ce235">
            <text:p><text:s text:c="3"/>36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375" table:style-name="ce158">
            <text:p><text:s text:c="3"/>375</text:p>
          </table:table-cell>
          <table:table-cell office:value-type="float" office:value="318" table:style-name="ce158">
            <text:p><text:s text:c="3"/>318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6" table:style-name="ce158">
            <text:p><text:s text:c="3"/>36</text:p>
          </table:table-cell>
          <table:table-cell office:value-type="float" office:value="36" table:style-name="ce158">
            <text:p><text:s text:c="3"/>36</text:p>
          </table:table-cell>
          <table:table-cell office:value-type="float" office:value="0" table:style-name="ce158">
            <text:p>—</text:p>
          </table:table-cell>
          <table:table-cell office:value-type="float" office:value="369" table:style-name="ce158">
            <text:p><text:s text:c="3"/>369</text:p>
          </table:table-cell>
          <table:table-cell office:value-type="float" office:value="312" table:style-name="ce158">
            <text:p><text:s text:c="3"/>312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6" table:style-name="ce158">
            <text:p><text:s text:c="3"/>36</text:p>
          </table:table-cell>
          <table:table-cell office:value-type="float" office:value="36" table:style-name="ce158">
            <text:p><text:s text:c="3"/>36</text:p>
          </table:table-cell>
          <table:table-cell office:value-type="float" office:value="0" table:style-name="ce158">
            <text:p>—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嘉義縣</text:p>
          </table:table-cell>
          <table:table-cell office:value-type="string" table:style-name="ce240">
            <text:p>計</text:p>
          </table:table-cell>
          <table:table-cell office:value-type="float" office:value="452" table:style-name="ce147">
            <text:p><text:s text:c="3"/>452</text:p>
          </table:table-cell>
          <table:table-cell office:value-type="float" office:value="416" table:style-name="ce147">
            <text:p><text:s text:c="3"/>416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44" table:style-name="ce147">
            <text:p><text:s text:c="3"/>444</text:p>
          </table:table-cell>
          <table:table-cell office:value-type="float" office:value="409" table:style-name="ce145">
            <text:p><text:s text:c="3"/>409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233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224" table:style-name="ce147">
            <text:p><text:s text:c="3"/>224</text:p>
          </table:table-cell>
          <table:table-cell office:value-type="float" office:value="217" table:style-name="ce147">
            <text:p><text:s text:c="3"/>21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22" table:style-name="ce147">
            <text:p><text:s text:c="3"/>222</text:p>
          </table:table-cell>
          <table:table-cell office:value-type="float" office:value="216" table:style-name="ce235">
            <text:p><text:s text:c="3"/>21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233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228" table:style-name="ce158">
            <text:p><text:s text:c="3"/>228</text:p>
          </table:table-cell>
          <table:table-cell office:value-type="float" office:value="199" table:style-name="ce158">
            <text:p><text:s text:c="3"/>199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22" table:style-name="ce158">
            <text:p><text:s text:c="3"/>222</text:p>
          </table:table-cell>
          <table:table-cell office:value-type="float" office:value="193" table:style-name="ce158">
            <text:p><text:s text:c="3"/>193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屏東縣</text:p>
          </table:table-cell>
          <table:table-cell office:value-type="string" table:style-name="ce240">
            <text:p>計</text:p>
          </table:table-cell>
          <table:table-cell office:value-type="float" office:value="774" table:style-name="ce147">
            <text:p><text:s text:c="3"/>774</text:p>
          </table:table-cell>
          <table:table-cell office:value-type="float" office:value="724" table:style-name="ce147">
            <text:p><text:s text:c="3"/>724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756" table:style-name="ce147">
            <text:p><text:s text:c="3"/>756</text:p>
          </table:table-cell>
          <table:table-cell office:value-type="float" office:value="706" table:style-name="ce145">
            <text:p><text:s text:c="3"/>706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382" table:style-name="ce147">
            <text:p><text:s text:c="3"/>382</text:p>
          </table:table-cell>
          <table:table-cell office:value-type="float" office:value="372" table:style-name="ce147">
            <text:p><text:s text:c="3"/>37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78" table:style-name="ce147">
            <text:p><text:s text:c="3"/>378</text:p>
          </table:table-cell>
          <table:table-cell office:value-type="float" office:value="368" table:style-name="ce235">
            <text:p><text:s text:c="3"/>368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392" table:style-name="ce158">
            <text:p><text:s text:c="3"/>392</text:p>
          </table:table-cell>
          <table:table-cell office:value-type="float" office:value="352" table:style-name="ce158">
            <text:p><text:s text:c="3"/>352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0" table:style-name="ce158">
            <text:p>—</text:p>
          </table:table-cell>
          <table:table-cell office:value-type="float" office:value="378" table:style-name="ce158">
            <text:p><text:s text:c="3"/>378</text:p>
          </table:table-cell>
          <table:table-cell office:value-type="float" office:value="338" table:style-name="ce158">
            <text:p><text:s text:c="3"/>338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0" table:style-name="ce158">
            <text:p>—</text:p>
          </table:table-cell>
          <table:table-cell office:value-type="float" office:value="14" table:style-name="ce156">
            <text:p><text:s text:c="3"/>14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臺東縣</text:p>
          </table:table-cell>
          <table:table-cell office:value-type="string" table:style-name="ce240">
            <text:p>計</text:p>
          </table:table-cell>
          <table:table-cell office:value-type="float" office:value="212" table:style-name="ce147">
            <text:p><text:s text:c="3"/>212</text:p>
          </table:table-cell>
          <table:table-cell office:value-type="float" office:value="205" table:style-name="ce147">
            <text:p><text:s text:c="3"/>20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0" table:style-name="ce147">
            <text:p>—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0" table:style-name="ce147">
            <text:p>—</text:p>
          </table:table-cell>
          <table:table-cell office:value-type="float" office:value="208" table:style-name="ce147">
            <text:p><text:s text:c="3"/>208</text:p>
          </table:table-cell>
          <table:table-cell office:value-type="float" office:value="201" table:style-name="ce145">
            <text:p><text:s text:c="3"/>20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0" table:style-name="ce145">
            <text:p>—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0" table:style-name="ce147">
            <text:p>—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104" table:style-name="ce147">
            <text:p><text:s text:c="3"/>104</text:p>
          </table:table-cell>
          <table:table-cell office:value-type="float" office:value="104" table:style-name="ce147">
            <text:p><text:s text:c="3"/>10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04" table:style-name="ce147">
            <text:p><text:s text:c="3"/>104</text:p>
          </table:table-cell>
          <table:table-cell office:value-type="float" office:value="104" table:style-name="ce235">
            <text:p><text:s text:c="3"/>10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08" table:style-name="ce158">
            <text:p><text:s text:c="3"/>108</text:p>
          </table:table-cell>
          <table:table-cell office:value-type="float" office:value="101" table:style-name="ce158">
            <text:p><text:s text:c="3"/>10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104" table:style-name="ce158">
            <text:p><text:s text:c="3"/>104</text:p>
          </table:table-cell>
          <table:table-cell office:value-type="float" office:value="97" table:style-name="ce158">
            <text:p><text:s text:c="3"/>97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花蓮縣</text:p>
          </table:table-cell>
          <table:table-cell office:value-type="string" table:style-name="ce240">
            <text:p>計</text:p>
          </table:table-cell>
          <table:table-cell office:value-type="float" office:value="358" table:style-name="ce147">
            <text:p><text:s text:c="3"/>358</text:p>
          </table:table-cell>
          <table:table-cell office:value-type="float" office:value="343" table:style-name="ce147">
            <text:p><text:s text:c="3"/>34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0" table:style-name="ce147">
            <text:p>—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54" table:style-name="ce147">
            <text:p><text:s text:c="3"/>354</text:p>
          </table:table-cell>
          <table:table-cell office:value-type="float" office:value="339" table:style-name="ce145">
            <text:p><text:s text:c="3"/>339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0" table:style-name="ce145">
            <text:p>—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179" table:style-name="ce147">
            <text:p><text:s text:c="3"/>179</text:p>
          </table:table-cell>
          <table:table-cell office:value-type="float" office:value="174" table:style-name="ce147">
            <text:p><text:s text:c="3"/>17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77" table:style-name="ce147">
            <text:p><text:s text:c="3"/>177</text:p>
          </table:table-cell>
          <table:table-cell office:value-type="float" office:value="172" table:style-name="ce235">
            <text:p><text:s text:c="3"/>17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79" table:style-name="ce158">
            <text:p><text:s text:c="3"/>179</text:p>
          </table:table-cell>
          <table:table-cell office:value-type="float" office:value="169" table:style-name="ce158">
            <text:p><text:s text:c="3"/>169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77" table:style-name="ce158">
            <text:p><text:s text:c="3"/>177</text:p>
          </table:table-cell>
          <table:table-cell office:value-type="float" office:value="167" table:style-name="ce158">
            <text:p><text:s text:c="3"/>167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澎湖縣</text:p>
          </table:table-cell>
          <table:table-cell office:value-type="string" table:style-name="ce240">
            <text:p>計</text:p>
          </table:table-cell>
          <table:table-cell office:value-type="float" office:value="128" table:style-name="ce147">
            <text:p><text:s text:c="3"/>128</text:p>
          </table:table-cell>
          <table:table-cell office:value-type="float" office:value="124" table:style-name="ce147">
            <text:p><text:s text:c="3"/>12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26" table:style-name="ce147">
            <text:p><text:s text:c="3"/>126</text:p>
          </table:table-cell>
          <table:table-cell office:value-type="float" office:value="122" table:style-name="ce145">
            <text:p><text:s text:c="3"/>12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63" table:style-name="ce147">
            <text:p><text:s text:c="3"/>63</text:p>
          </table:table-cell>
          <table:table-cell office:value-type="float" office:value="63" table:style-name="ce147">
            <text:p><text:s text:c="3"/>63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63" table:style-name="ce147">
            <text:p><text:s text:c="3"/>63</text:p>
          </table:table-cell>
          <table:table-cell office:value-type="float" office:value="63" table:style-name="ce235">
            <text:p><text:s text:c="3"/>63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65" table:style-name="ce158">
            <text:p><text:s text:c="3"/>65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63" table:style-name="ce158">
            <text:p><text:s text:c="3"/>63</text:p>
          </table:table-cell>
          <table:table-cell office:value-type="float" office:value="59" table:style-name="ce158">
            <text:p><text:s text:c="3"/>59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基隆市</text:p>
          </table:table-cell>
          <table:table-cell office:value-type="string" table:style-name="ce240">
            <text:p>計</text:p>
          </table:table-cell>
          <table:table-cell office:value-type="float" office:value="394" table:style-name="ce147">
            <text:p><text:s text:c="3"/>394</text:p>
          </table:table-cell>
          <table:table-cell office:value-type="float" office:value="365" table:style-name="ce147">
            <text:p><text:s text:c="3"/>365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386" table:style-name="ce147">
            <text:p><text:s text:c="3"/>386</text:p>
          </table:table-cell>
          <table:table-cell office:value-type="float" office:value="357" table:style-name="ce145">
            <text:p><text:s text:c="3"/>357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195" table:style-name="ce147">
            <text:p><text:s text:c="3"/>195</text:p>
          </table:table-cell>
          <table:table-cell office:value-type="float" office:value="184" table:style-name="ce147">
            <text:p><text:s text:c="3"/>18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193" table:style-name="ce147">
            <text:p><text:s text:c="3"/>193</text:p>
          </table:table-cell>
          <table:table-cell office:value-type="float" office:value="182" table:style-name="ce235">
            <text:p><text:s text:c="3"/>18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99" table:style-name="ce158">
            <text:p><text:s text:c="3"/>199</text:p>
          </table:table-cell>
          <table:table-cell office:value-type="float" office:value="181" table:style-name="ce158">
            <text:p><text:s text:c="3"/>181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0" table:style-name="ce158">
            <text:p>—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93" table:style-name="ce158">
            <text:p><text:s text:c="3"/>193</text:p>
          </table:table-cell>
          <table:table-cell office:value-type="float" office:value="175" table:style-name="ce158">
            <text:p><text:s text:c="3"/>175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0" table:style-name="ce158">
            <text:p>—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新竹市</text:p>
          </table:table-cell>
          <table:table-cell office:value-type="string" table:style-name="ce240">
            <text:p>計</text:p>
          </table:table-cell>
          <table:table-cell office:value-type="float" office:value="460" table:style-name="ce147">
            <text:p><text:s text:c="3"/>460</text:p>
          </table:table-cell>
          <table:table-cell office:value-type="float" office:value="439" table:style-name="ce147">
            <text:p><text:s text:c="3"/>439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0" table:style-name="ce147">
            <text:p>—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44" table:style-name="ce147">
            <text:p><text:s text:c="3"/>444</text:p>
          </table:table-cell>
          <table:table-cell office:value-type="float" office:value="423" table:style-name="ce145">
            <text:p><text:s text:c="3"/>423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0" table:style-name="ce145">
            <text:p>—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226" table:style-name="ce147">
            <text:p><text:s text:c="3"/>226</text:p>
          </table:table-cell>
          <table:table-cell office:value-type="float" office:value="221" table:style-name="ce147">
            <text:p><text:s text:c="3"/>22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22" table:style-name="ce147">
            <text:p><text:s text:c="3"/>222</text:p>
          </table:table-cell>
          <table:table-cell office:value-type="float" office:value="217" table:style-name="ce235">
            <text:p><text:s text:c="3"/>217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234" table:style-name="ce158">
            <text:p><text:s text:c="3"/>234</text:p>
          </table:table-cell>
          <table:table-cell office:value-type="float" office:value="218" table:style-name="ce158">
            <text:p><text:s text:c="3"/>21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22" table:style-name="ce158">
            <text:p><text:s text:c="3"/>222</text:p>
          </table:table-cell>
          <table:table-cell office:value-type="float" office:value="206" table:style-name="ce158">
            <text:p><text:s text:c="3"/>206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2" table:style-name="ce156">
            <text:p><text:s text:c="3"/>1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嘉義市</text:p>
          </table:table-cell>
          <table:table-cell office:value-type="string" table:style-name="ce240">
            <text:p>計</text:p>
          </table:table-cell>
          <table:table-cell office:value-type="float" office:value="258" table:style-name="ce147">
            <text:p><text:s text:c="3"/>258</text:p>
          </table:table-cell>
          <table:table-cell office:value-type="float" office:value="240" table:style-name="ce147">
            <text:p><text:s text:c="3"/>240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0" table:style-name="ce147">
            <text:p>—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252" table:style-name="ce147">
            <text:p><text:s text:c="3"/>252</text:p>
          </table:table-cell>
          <table:table-cell office:value-type="float" office:value="234" table:style-name="ce145">
            <text:p><text:s text:c="3"/>234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0" table:style-name="ce145">
            <text:p>—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128" table:style-name="ce147">
            <text:p><text:s text:c="3"/>128</text:p>
          </table:table-cell>
          <table:table-cell office:value-type="float" office:value="122" table:style-name="ce147">
            <text:p><text:s text:c="3"/>12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0" table:style-name="ce147">
            <text:p>—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26" table:style-name="ce147">
            <text:p><text:s text:c="3"/>126</text:p>
          </table:table-cell>
          <table:table-cell office:value-type="float" office:value="120" table:style-name="ce235">
            <text:p><text:s text:c="3"/>120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0" table:style-name="ce147">
            <text:p>—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30" table:style-name="ce158">
            <text:p><text:s text:c="3"/>130</text:p>
          </table:table-cell>
          <table:table-cell office:value-type="float" office:value="118" table:style-name="ce158">
            <text:p><text:s text:c="3"/>11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26" table:style-name="ce158">
            <text:p><text:s text:c="3"/>126</text:p>
          </table:table-cell>
          <table:table-cell office:value-type="float" office:value="114" table:style-name="ce158">
            <text:p><text:s text:c="3"/>114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36">
            <text:p>福建省</text:p>
          </table:table-cell>
          <table:table-cell office:value-type="string" table:style-name="ce243">
            <text:p>計</text:p>
          </table:table-cell>
          <table:table-cell office:value-type="float" office:value="138" table:style-name="ce147">
            <text:p><text:s text:c="3"/>138</text:p>
          </table:table-cell>
          <table:table-cell office:value-type="float" office:value="128" table:style-name="ce147">
            <text:p><text:s text:c="3"/>128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38" table:style-name="ce147">
            <text:p><text:s text:c="3"/>138</text:p>
          </table:table-cell>
          <table:table-cell office:value-type="float" office:value="128" table:style-name="ce145">
            <text:p><text:s text:c="3"/>128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0">
            <text:p>男</text:p>
          </table:table-cell>
          <table:table-cell office:value-type="float" office:value="69" table:style-name="ce147">
            <text:p><text:s text:c="3"/>69</text:p>
          </table:table-cell>
          <table:table-cell office:value-type="float" office:value="66" table:style-name="ce147">
            <text:p><text:s text:c="3"/>6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69" table:style-name="ce147">
            <text:p><text:s text:c="3"/>69</text:p>
          </table:table-cell>
          <table:table-cell office:value-type="float" office:value="66" table:style-name="ce235">
            <text:p><text:s text:c="3"/>6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69" table:style-name="ce158">
            <text:p><text:s text:c="3"/>69</text:p>
          </table:table-cell>
          <table:table-cell office:value-type="float" office:value="62" table:style-name="ce158">
            <text:p><text:s text:c="3"/>62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69" table:style-name="ce158">
            <text:p><text:s text:c="3"/>69</text:p>
          </table:table-cell>
          <table:table-cell office:value-type="float" office:value="62" table:style-name="ce158">
            <text:p><text:s text:c="3"/>62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金門縣</text:p>
          </table:table-cell>
          <table:table-cell office:value-type="string" table:style-name="ce240">
            <text:p>計</text:p>
          </table:table-cell>
          <table:table-cell office:value-type="float" office:value="120" table:style-name="ce147">
            <text:p><text:s text:c="3"/>120</text:p>
          </table:table-cell>
          <table:table-cell office:value-type="float" office:value="113" table:style-name="ce147">
            <text:p><text:s text:c="3"/>113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20" table:style-name="ce147">
            <text:p><text:s text:c="3"/>120</text:p>
          </table:table-cell>
          <table:table-cell office:value-type="float" office:value="113" table:style-name="ce145">
            <text:p><text:s text:c="3"/>113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60" table:style-name="ce147">
            <text:p><text:s text:c="3"/>60</text:p>
          </table:table-cell>
          <table:table-cell office:value-type="float" office:value="58" table:style-name="ce147">
            <text:p><text:s text:c="3"/>58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60" table:style-name="ce147">
            <text:p><text:s text:c="3"/>60</text:p>
          </table:table-cell>
          <table:table-cell office:value-type="float" office:value="58" table:style-name="ce235">
            <text:p><text:s text:c="3"/>58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60" table:style-name="ce158">
            <text:p><text:s text:c="3"/>60</text:p>
          </table:table-cell>
          <table:table-cell office:value-type="float" office:value="55" table:style-name="ce158">
            <text:p><text:s text:c="3"/>5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60" table:style-name="ce158">
            <text:p><text:s text:c="3"/>60</text:p>
          </table:table-cell>
          <table:table-cell office:value-type="float" office:value="55" table:style-name="ce158">
            <text:p><text:s text:c="3"/>5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連江縣</text:p>
          </table:table-cell>
          <table:table-cell office:value-type="string" table:style-name="ce240">
            <text:p>計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8" table:style-name="ce235">
            <text:p><text:s text:c="3"/>8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202">
            <text:p>說明：1.本表按登記日期統計。</text:p>
          </table:table-cell>
          <table:table-cell table:number-columns-repeated="3" table:style-name="ce60"/>
          <table:table-cell table:number-columns-repeated="2" table:style-name="ce203"/>
          <table:table-cell table:style-name="ce204"/>
          <table:table-cell table:number-columns-repeated="2" table:style-name="ce205"/>
          <table:table-cell table:style-name="ce206"/>
          <table:table-cell table:number-columns-repeated="15" table:style-name="ce60"/>
          <table:table-cell office:value-type="string" table:style-name="ce208">
            <text:p>內政部戶政司 民國108年12月9日編製</text:p>
          </table:table-cell>
          <table:table-cell table:number-columns-repeated="16358"/>
        </table:table-row>
        <table:table-row table:style-name="ro19">
          <table:table-cell office:value-type="string" table:style-name="ce209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0"/>
          <table:table-cell table:number-columns-repeated="2" table:style-name="ce244"/>
          <table:table-cell table:number-columns-repeated="16380" table:style-name="ce60"/>
        </table:table-row>
        <table:table-row table:style-name="ro8">
          <table:table-cell office:value-type="string" table:style-name="ce209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10">
          <table:table-cell table:style-name="ce209"/>
          <table:table-cell table:number-columns-repeated="16383" table:style-name="ce60"/>
        </table:table-row>
        <table:table-row table:style-name="ro11">
          <table:table-cell table:number-columns-repeated="16384" table:style-name="ce60"/>
        </table:table-row>
        <table:table-row table:number-rows-repeated="1048488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縣市別'.$A:.$B]~['08_縣市別'.$1:.$8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設籍情形" table:style-name="ta3">
        <table:table-column table:style-name="co3" table:default-cell-style-name="ce60"/>
        <table:table-column table:style-name="co30" table:default-cell-style-name="ce60"/>
        <table:table-column table:style-name="co31" table:default-cell-style-name="ce60"/>
        <table:table-column table:style-name="co6" table:default-cell-style-name="ce60"/>
        <table:table-column table:style-name="co32" table:default-cell-style-name="ce60"/>
        <table:table-column table:style-name="co33" table:default-cell-style-name="ce60"/>
        <table:table-column table:style-name="co16" table:default-cell-style-name="ce60"/>
        <table:table-column table:style-name="co13" table:default-cell-style-name="ce60"/>
        <table:table-column table:style-name="co34" table:default-cell-style-name="ce60"/>
        <table:table-column table:style-name="co35" table:default-cell-style-name="ce60"/>
        <table:table-column table:style-name="co33" table:default-cell-style-name="ce60"/>
        <table:table-column table:style-name="co35" table:default-cell-style-name="ce60"/>
        <table:table-column table:style-name="co8" table:default-cell-style-name="ce60"/>
        <table:table-column table:style-name="co20" table:default-cell-style-name="ce60"/>
        <table:table-column table:style-name="co15" table:default-cell-style-name="ce60"/>
        <table:table-column table:style-name="co12" table:default-cell-style-name="ce60"/>
        <table:table-column table:style-name="co19" table:number-columns-repeated="2" table:default-cell-style-name="ce60"/>
        <table:table-column table:style-name="co20" table:default-cell-style-name="ce60"/>
        <table:table-column table:style-name="co33" table:default-cell-style-name="ce60"/>
        <table:table-column table:style-name="co19" table:default-cell-style-name="ce60"/>
        <table:table-column table:style-name="co36" table:default-cell-style-name="ce60"/>
        <table:table-column table:style-name="co4" table:default-cell-style-name="ce60"/>
        <table:table-column table:style-name="co3" table:default-cell-style-name="ce60"/>
        <table:table-column table:style-name="co37" table:default-cell-style-name="ce60"/>
        <table:table-column table:style-name="co38" table:default-cell-style-name="ce60"/>
        <table:table-column table:style-name="co19" table:default-cell-style-name="ce60"/>
        <table:table-column table:style-name="co39" table:default-cell-style-name="ce60"/>
        <table:table-column table:style-name="co29" table:default-cell-style-name="ce60"/>
        <table:table-column table:style-name="co40" table:default-cell-style-name="ce60"/>
        <table:table-column table:style-name="co20" table:default-cell-style-name="ce60"/>
        <table:table-column table:style-name="co16" table:default-cell-style-name="ce60"/>
        <table:table-column table:style-name="co20" table:default-cell-style-name="ce60"/>
        <table:table-column table:style-name="co13" table:default-cell-style-name="ce60"/>
        <table:table-column table:style-name="co20" table:default-cell-style-name="ce60"/>
        <table:table-column table:style-name="co17" table:default-cell-style-name="ce60"/>
        <table:table-column table:style-name="co29" table:default-cell-style-name="ce60"/>
        <table:table-column table:style-name="co19" table:default-cell-style-name="ce60"/>
        <table:table-column table:style-name="co41" table:default-cell-style-name="ce60"/>
        <table:table-column table:style-name="co20" table:default-cell-style-name="ce60"/>
        <table:table-column table:style-name="co42" table:default-cell-style-name="ce60"/>
        <table:table-column table:style-name="co20" table:default-cell-style-name="ce60"/>
        <table:table-column table:style-name="co25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row table:style-name="ro13">
          <table:table-cell office:value-type="string" table:number-columns-spanned="21" table:number-rows-spanned="1" table:style-name="ce245">
            <text:p>結婚人數按婚姻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47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47">
            <text:p>結婚人數按婚姻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20">
          <table:table-cell table:number-columns-repeated="2" table:style-name="ce3"/>
          <table:table-cell table:number-columns-repeated="4" table:style-name="ce248"/>
          <table:table-cell table:number-columns-repeated="5" table:style-name="ce249"/>
          <table:table-cell table:number-columns-repeated="9" table:style-name="ce250"/>
          <table:table-cell table:style-name="ce251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43">
            <text:p>性別</text:p>
          </table:table-cell>
          <table:table-cell table:style-name="ce249"/>
          <table:table-cell table:number-columns-repeated="3" table:style-name="ce248"/>
          <table:table-cell office:value-type="string" table:number-columns-spanned="8" table:number-rows-spanned="1" table:style-name="ce252">
            <text:p>總 <text:s text:c="34"/>計</text:p>
          </table:table-cell>
          <table:covered-table-cell table:number-columns-repeated="7"/>
          <table:table-cell table:number-columns-repeated="6" table:style-name="ce253"/>
          <table:table-cell table:style-name="ce254"/>
          <table:table-cell office:value-type="string" table:style-name="ce255">
            <text:p><text:s text:c="46"/>不 <text:s text:c="12"/>同 <text:s text:c="11"/>性 <text:s text:c="14"/>別</text:p>
          </table:table-cell>
          <table:table-cell table:number-columns-repeated="3" table:style-name="ce256"/>
          <table:table-cell table:number-columns-repeated="8" table:style-name="ce257"/>
          <table:table-cell table:number-columns-repeated="6" table:style-name="ce258"/>
          <table:table-cell table:style-name="ce259"/>
          <table:table-cell office:value-type="string" table:style-name="ce258">
            <text:p><text:s text:c="46"/>相 <text:s text:c="12"/>同 <text:s text:c="11"/>性 <text:s text:c="14"/>別</text:p>
          </table:table-cell>
          <table:table-cell table:number-columns-repeated="3" table:style-name="ce256"/>
          <table:table-cell table:number-columns-repeated="8" table:style-name="ce257"/>
          <table:table-cell table:number-columns-repeated="6" table:style-name="ce258"/>
          <table:table-cell table:style-name="ce260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61"/>
          <table:table-cell office:value-type="string" table:number-columns-spanned="3" table:number-rows-spanned="1" table:style-name="ce34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52">
            <text:p>外　　　裔　　、　　外　　　國　　　籍</text:p>
          </table:table-cell>
          <table:covered-table-cell table:number-columns-repeated="8"/>
          <table:table-cell table:style-name="ce266"/>
          <table:table-cell office:value-type="string" table:number-columns-spanned="3" table:number-rows-spanned="1" table:style-name="ce34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51">
            <text:p>外　　　裔　　、　　外　　　國　　　籍</text:p>
          </table:table-cell>
          <table:covered-table-cell table:number-columns-repeated="8"/>
          <table:table-cell table:style-name="ce270"/>
          <table:table-cell office:value-type="string" table:number-columns-spanned="3" table:number-rows-spanned="1" table:style-name="ce34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67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1">
            <text:p>總<text:s text:c="2"/><text:span text:style-name="T1">計</text:span>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3" table:number-rows-spanned="1" table:style-name="ce34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51">
            <text:p>其他</text:p>
          </table:table-cell>
          <table:covered-table-cell table:number-columns-repeated="2"/>
          <table:table-cell office:value-type="string" table:style-name="ce271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3" table:number-rows-spanned="1" table:style-name="ce34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51">
            <text:p>其他</text:p>
          </table:table-cell>
          <table:covered-table-cell table:number-columns-repeated="2"/>
          <table:table-cell office:value-type="string" table:style-name="ce272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3" table:number-rows-spanned="1" table:style-name="ce34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67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4">
            <text:p>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5">
            <text:p>未設籍</text:p>
          </table:table-cell>
          <table:table-cell table:style-name="ce27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4">
            <text:p>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table:style-name="ce27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4">
            <text:p>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5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36">
            <text:p>96 年</text:p>
          </table:table-cell>
          <table:table-cell office:value-type="string" table:style-name="ce277">
            <text:p>計</text:p>
          </table:table-cell>
          <table:table-cell office:value-type="float" office:value="270082" table:style-name="ce278">
            <text:p><text:s text:c="3"/>270,082</text:p>
          </table:table-cell>
          <table:table-cell office:value-type="float" office:value="245382" table:style-name="ce278">
            <text:p><text:s text:c="3"/>245,382</text:p>
          </table:table-cell>
          <table:table-cell office:value-type="float" office:value="245339" table:style-name="ce278">
            <text:p><text:s text:c="3"/>245,339</text:p>
          </table:table-cell>
          <table:table-cell office:value-type="float" office:value="43" table:style-name="ce278">
            <text:p><text:s text:c="3"/>43</text:p>
          </table:table-cell>
          <table:table-cell office:value-type="float" office:value="14721" table:style-name="ce278">
            <text:p><text:s text:c="3"/>14,721</text:p>
          </table:table-cell>
          <table:table-cell office:value-type="float" office:value="244" table:style-name="ce278">
            <text:p><text:s text:c="3"/>244</text:p>
          </table:table-cell>
          <table:table-cell office:value-type="float" office:value="14477" table:style-name="ce278">
            <text:p><text:s text:c="3"/>14,477</text:p>
          </table:table-cell>
          <table:table-cell office:value-type="float" office:value="425" table:style-name="ce278">
            <text:p><text:s text:c="3"/>425</text:p>
          </table:table-cell>
          <table:table-cell office:value-type="float" office:value="18" table:style-name="ce278">
            <text:p><text:s text:c="3"/>18</text:p>
          </table:table-cell>
          <table:table-cell office:value-type="float" office:value="407" table:style-name="ce278">
            <text:p><text:s text:c="3"/>407</text:p>
          </table:table-cell>
          <table:table-cell office:value-type="float" office:value="9554" table:style-name="ce278">
            <text:p><text:s text:c="3"/>9,554</text:p>
          </table:table-cell>
          <table:table-cell office:value-type="float" office:value="162" table:style-name="ce278">
            <text:p><text:s text:c="3"/>162</text:p>
          </table:table-cell>
          <table:table-cell office:value-type="float" office:value="9392" table:style-name="ce278">
            <text:p><text:s text:c="3"/>9,392</text:p>
          </table:table-cell>
          <table:table-cell office:value-type="float" office:value="6952" table:style-name="ce278">
            <text:p><text:s text:c="3"/>6,952</text:p>
          </table:table-cell>
          <table:table-cell office:value-type="float" office:value="159" table:style-name="ce278">
            <text:p><text:s text:c="3"/>159</text:p>
          </table:table-cell>
          <table:table-cell office:value-type="float" office:value="6793" table:style-name="ce278">
            <text:p><text:s text:c="3"/>6,793</text:p>
          </table:table-cell>
          <table:table-cell office:value-type="float" office:value="2602" table:style-name="ce278">
            <text:p><text:s text:c="3"/>2,602</text:p>
          </table:table-cell>
          <table:table-cell office:value-type="float" office:value="3" table:style-name="ce278">
            <text:p><text:s text:c="3"/>3</text:p>
          </table:table-cell>
          <table:table-cell office:value-type="float" office:value="2599" table:style-name="ce279">
            <text:p><text:s text:c="3"/>2,599</text:p>
          </table:table-cell>
          <table:table-cell office:value-type="float" office:value="270082" table:style-name="ce280">
            <text:p>270,082</text:p>
          </table:table-cell>
          <table:table-cell office:value-type="float" office:value="245382" table:style-name="ce280">
            <text:p>245,382</text:p>
          </table:table-cell>
          <table:table-cell office:value-type="float" office:value="245339" table:style-name="ce278">
            <text:p><text:s text:c="3"/>245,339</text:p>
          </table:table-cell>
          <table:table-cell office:value-type="float" office:value="43" table:style-name="ce278">
            <text:p><text:s text:c="3"/>43</text:p>
          </table:table-cell>
          <table:table-cell office:value-type="float" office:value="14721" table:style-name="ce278">
            <text:p><text:s text:c="3"/>14,721</text:p>
          </table:table-cell>
          <table:table-cell office:value-type="float" office:value="244" table:style-name="ce278">
            <text:p><text:s text:c="3"/>244</text:p>
          </table:table-cell>
          <table:table-cell office:value-type="float" office:value="14477" table:style-name="ce278">
            <text:p><text:s text:c="3"/>14,477</text:p>
          </table:table-cell>
          <table:table-cell office:value-type="float" office:value="425" table:style-name="ce278">
            <text:p><text:s text:c="3"/>425</text:p>
          </table:table-cell>
          <table:table-cell office:value-type="float" office:value="18" table:style-name="ce278">
            <text:p><text:s text:c="3"/>18</text:p>
          </table:table-cell>
          <table:table-cell office:value-type="float" office:value="407" table:style-name="ce278">
            <text:p><text:s text:c="3"/>407</text:p>
          </table:table-cell>
          <table:table-cell office:value-type="float" office:value="9554" table:style-name="ce278">
            <text:p><text:s text:c="3"/>9,554</text:p>
          </table:table-cell>
          <table:table-cell office:value-type="float" office:value="162" table:style-name="ce278">
            <text:p><text:s text:c="3"/>162</text:p>
          </table:table-cell>
          <table:table-cell office:value-type="float" office:value="9392" table:style-name="ce278">
            <text:p><text:s text:c="3"/>9,392</text:p>
          </table:table-cell>
          <table:table-cell office:value-type="float" office:value="6952" table:style-name="ce278">
            <text:p><text:s text:c="3"/>6,952</text:p>
          </table:table-cell>
          <table:table-cell office:value-type="float" office:value="159" table:style-name="ce278">
            <text:p><text:s text:c="3"/>159</text:p>
          </table:table-cell>
          <table:table-cell office:value-type="float" office:value="6793" table:style-name="ce278">
            <text:p><text:s text:c="3"/>6,793</text:p>
          </table:table-cell>
          <table:table-cell office:value-type="float" office:value="2602" table:style-name="ce278">
            <text:p><text:s text:c="3"/>2,602</text:p>
          </table:table-cell>
          <table:table-cell office:value-type="float" office:value="3" table:style-name="ce278">
            <text:p><text:s text:c="3"/>3</text:p>
          </table:table-cell>
          <table:table-cell office:value-type="float" office:value="2599" table:style-name="ce278">
            <text:p><text:s text:c="3"/>2,599</text:p>
          </table:table-cell>
          <table:table-cell table:style-name="ce281"/>
          <table:table-cell table:number-columns-repeated="17" table:style-name="ce278"/>
          <table:table-cell table:style-name="ce279"/>
          <table:table-cell table:number-columns-repeated="16325" table:style-name="ce20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35041" table:style-name="ce282">
            <text:p><text:s text:c="3"/>135,041</text:p>
          </table:table-cell>
          <table:table-cell office:value-type="float" office:value="131900" table:style-name="ce283">
            <text:p><text:s text:c="3"/>131,900</text:p>
          </table:table-cell>
          <table:table-cell office:value-type="float" office:value="131879" table:style-name="ce282">
            <text:p><text:s text:c="3"/>131,87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371" table:style-name="ce282">
            <text:p><text:s text:c="3"/>371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362" table:style-name="ce282">
            <text:p><text:s text:c="3"/>362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11" table:style-name="ce282">
            <text:p><text:s text:c="3"/>11</text:p>
          </table:table-cell>
          <table:table-cell office:value-type="float" office:value="169" table:style-name="ce282">
            <text:p><text:s text:c="3"/>169</text:p>
          </table:table-cell>
          <table:table-cell office:value-type="float" office:value="2590" table:style-name="ce283">
            <text:p><text:s text:c="3"/>2,590</text:p>
          </table:table-cell>
          <table:table-cell office:value-type="float" office:value="8" table:style-name="ce283">
            <text:p><text:s text:c="3"/>8</text:p>
          </table:table-cell>
          <table:table-cell office:value-type="float" office:value="2582" table:style-name="ce283">
            <text:p><text:s text:c="3"/>2,582</text:p>
          </table:table-cell>
          <table:table-cell office:value-type="float" office:value="452" table:style-name="ce283">
            <text:p><text:s text:c="3"/>452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446" table:style-name="ce283">
            <text:p><text:s text:c="3"/>446</text:p>
          </table:table-cell>
          <table:table-cell office:value-type="float" office:value="2138" table:style-name="ce283">
            <text:p><text:s text:c="3"/>2,138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2136" table:style-name="ce284">
            <text:p><text:s text:c="3"/>2,136</text:p>
          </table:table-cell>
          <table:table-cell office:value-type="float" office:value="135041" table:style-name="ce282">
            <text:p><text:s text:c="3"/>135,041</text:p>
          </table:table-cell>
          <table:table-cell office:value-type="float" office:value="131900" table:style-name="ce285">
            <text:p>131,900</text:p>
          </table:table-cell>
          <table:table-cell office:value-type="float" office:value="131879" table:style-name="ce282">
            <text:p><text:s text:c="3"/>131,87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371" table:style-name="ce282">
            <text:p><text:s text:c="3"/>371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362" table:style-name="ce282">
            <text:p><text:s text:c="3"/>362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11" table:style-name="ce282">
            <text:p><text:s text:c="3"/>11</text:p>
          </table:table-cell>
          <table:table-cell office:value-type="float" office:value="169" table:style-name="ce282">
            <text:p><text:s text:c="3"/>169</text:p>
          </table:table-cell>
          <table:table-cell office:value-type="float" office:value="2590" table:style-name="ce283">
            <text:p><text:s text:c="3"/>2,590</text:p>
          </table:table-cell>
          <table:table-cell office:value-type="float" office:value="8" table:style-name="ce283">
            <text:p><text:s text:c="3"/>8</text:p>
          </table:table-cell>
          <table:table-cell office:value-type="float" office:value="2582" table:style-name="ce283">
            <text:p><text:s text:c="3"/>2,582</text:p>
          </table:table-cell>
          <table:table-cell office:value-type="float" office:value="452" table:style-name="ce283">
            <text:p><text:s text:c="3"/>452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446" table:style-name="ce283">
            <text:p><text:s text:c="3"/>446</text:p>
          </table:table-cell>
          <table:table-cell office:value-type="float" office:value="2138" table:style-name="ce283">
            <text:p><text:s text:c="3"/>2,138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2136" table:style-name="ce286">
            <text:p><text:s text:c="3"/>2,136</text:p>
          </table:table-cell>
          <table:table-cell table:style-name="ce287"/>
          <table:table-cell table:style-name="ce283"/>
          <table:table-cell table:number-columns-repeated="8" table:style-name="ce282"/>
          <table:table-cell table:number-columns-repeated="8" table:style-name="ce283"/>
          <table:table-cell table:style-name="ce284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289">
            <text:p><text:s text:c="3"/>135,041</text:p>
          </table:table-cell>
          <table:table-cell office:value-type="float" office:value="113482" table:style-name="ce290">
            <text:p><text:s text:c="3"/>113,482</text:p>
          </table:table-cell>
          <table:table-cell office:value-type="float" office:value="113460" table:style-name="ce291">
            <text:p><text:s text:c="3"/>113,460</text:p>
          </table:table-cell>
          <table:table-cell office:value-type="float" office:value="22" table:style-name="ce291">
            <text:p><text:s text:c="3"/>22</text:p>
          </table:table-cell>
          <table:table-cell office:value-type="float" office:value="14350" table:style-name="ce291">
            <text:p><text:s text:c="3"/>14,350</text:p>
          </table:table-cell>
          <table:table-cell office:value-type="float" office:value="235" table:style-name="ce291">
            <text:p><text:s text:c="3"/>235</text:p>
          </table:table-cell>
          <table:table-cell office:value-type="float" office:value="14115" table:style-name="ce291">
            <text:p><text:s text:c="3"/>14,115</text:p>
          </table:table-cell>
          <table:table-cell office:value-type="float" office:value="245" table:style-name="ce291">
            <text:p><text:s text:c="3"/>245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238" table:style-name="ce291">
            <text:p><text:s text:c="3"/>238</text:p>
          </table:table-cell>
          <table:table-cell office:value-type="float" office:value="6964" table:style-name="ce290">
            <text:p><text:s text:c="3"/>6,964</text:p>
          </table:table-cell>
          <table:table-cell office:value-type="float" office:value="154" table:style-name="ce290">
            <text:p><text:s text:c="3"/>154</text:p>
          </table:table-cell>
          <table:table-cell office:value-type="float" office:value="6810" table:style-name="ce290">
            <text:p><text:s text:c="3"/>6,810</text:p>
          </table:table-cell>
          <table:table-cell office:value-type="float" office:value="6500" table:style-name="ce290">
            <text:p><text:s text:c="3"/>6,500</text:p>
          </table:table-cell>
          <table:table-cell office:value-type="float" office:value="153" table:style-name="ce290">
            <text:p><text:s text:c="3"/>153</text:p>
          </table:table-cell>
          <table:table-cell office:value-type="float" office:value="6347" table:style-name="ce290">
            <text:p><text:s text:c="3"/>6,347</text:p>
          </table:table-cell>
          <table:table-cell office:value-type="float" office:value="464" table:style-name="ce290">
            <text:p><text:s text:c="3"/>464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463" table:style-name="ce292">
            <text:p><text:s text:c="3"/>463</text:p>
          </table:table-cell>
          <table:table-cell office:value-type="float" office:value="135041" table:style-name="ce293">
            <text:p><text:s text:c="3"/>135,041</text:p>
          </table:table-cell>
          <table:table-cell office:value-type="float" office:value="113482" table:style-name="ce290">
            <text:p><text:s text:c="3"/>113,482</text:p>
          </table:table-cell>
          <table:table-cell office:value-type="float" office:value="113460" table:style-name="ce291">
            <text:p><text:s text:c="3"/>113,460</text:p>
          </table:table-cell>
          <table:table-cell office:value-type="float" office:value="22" table:style-name="ce291">
            <text:p><text:s text:c="3"/>22</text:p>
          </table:table-cell>
          <table:table-cell office:value-type="float" office:value="14350" table:style-name="ce291">
            <text:p><text:s text:c="3"/>14,350</text:p>
          </table:table-cell>
          <table:table-cell office:value-type="float" office:value="235" table:style-name="ce291">
            <text:p><text:s text:c="3"/>235</text:p>
          </table:table-cell>
          <table:table-cell office:value-type="float" office:value="14115" table:style-name="ce291">
            <text:p><text:s text:c="3"/>14,115</text:p>
          </table:table-cell>
          <table:table-cell office:value-type="float" office:value="245" table:style-name="ce291">
            <text:p><text:s text:c="3"/>245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238" table:style-name="ce291">
            <text:p><text:s text:c="3"/>238</text:p>
          </table:table-cell>
          <table:table-cell office:value-type="float" office:value="6964" table:style-name="ce290">
            <text:p><text:s text:c="3"/>6,964</text:p>
          </table:table-cell>
          <table:table-cell office:value-type="float" office:value="154" table:style-name="ce290">
            <text:p><text:s text:c="3"/>154</text:p>
          </table:table-cell>
          <table:table-cell office:value-type="float" office:value="6810" table:style-name="ce290">
            <text:p><text:s text:c="3"/>6,810</text:p>
          </table:table-cell>
          <table:table-cell office:value-type="float" office:value="6500" table:style-name="ce290">
            <text:p><text:s text:c="3"/>6,500</text:p>
          </table:table-cell>
          <table:table-cell office:value-type="float" office:value="153" table:style-name="ce290">
            <text:p><text:s text:c="3"/>153</text:p>
          </table:table-cell>
          <table:table-cell office:value-type="float" office:value="6347" table:style-name="ce290">
            <text:p><text:s text:c="3"/>6,347</text:p>
          </table:table-cell>
          <table:table-cell office:value-type="float" office:value="464" table:style-name="ce290">
            <text:p><text:s text:c="3"/>464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463" table:style-name="ce294">
            <text:p><text:s text:c="3"/>463</text:p>
          </table:table-cell>
          <table:table-cell table:style-name="ce289"/>
          <table:table-cell table:style-name="ce290"/>
          <table:table-cell table:number-columns-repeated="8" table:style-name="ce291"/>
          <table:table-cell table:number-columns-repeated="8" table:style-name="ce290"/>
          <table:table-cell table:style-name="ce292"/>
          <table:table-cell table:style-name="ce288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6">
            <text:p>97 年</text:p>
          </table:table-cell>
          <table:table-cell office:value-type="string" table:style-name="ce277">
            <text:p>計</text:p>
          </table:table-cell>
          <table:table-cell office:value-type="float" office:value="309732" table:style-name="ce278">
            <text:p><text:s text:c="3"/>309,732</text:p>
          </table:table-cell>
          <table:table-cell office:value-type="float" office:value="288003" table:style-name="ce278">
            <text:p><text:s text:c="3"/>288,003</text:p>
          </table:table-cell>
          <table:table-cell office:value-type="float" office:value="287968" table:style-name="ce278">
            <text:p><text:s text:c="3"/>287,968</text:p>
          </table:table-cell>
          <table:table-cell office:value-type="float" office:value="35" table:style-name="ce278">
            <text:p><text:s text:c="3"/>35</text:p>
          </table:table-cell>
          <table:table-cell office:value-type="float" office:value="12274" table:style-name="ce278">
            <text:p><text:s text:c="3"/>12,274</text:p>
          </table:table-cell>
          <table:table-cell office:value-type="float" office:value="360" table:style-name="ce278">
            <text:p><text:s text:c="3"/>360</text:p>
          </table:table-cell>
          <table:table-cell office:value-type="float" office:value="11914" table:style-name="ce278">
            <text:p><text:s text:c="3"/>11,914</text:p>
          </table:table-cell>
          <table:table-cell office:value-type="float" office:value="498" table:style-name="ce278">
            <text:p><text:s text:c="3"/>498</text:p>
          </table:table-cell>
          <table:table-cell office:value-type="float" office:value="18" table:style-name="ce278">
            <text:p><text:s text:c="3"/>18</text:p>
          </table:table-cell>
          <table:table-cell office:value-type="float" office:value="480" table:style-name="ce278">
            <text:p><text:s text:c="3"/>480</text:p>
          </table:table-cell>
          <table:table-cell office:value-type="float" office:value="8957" table:style-name="ce278">
            <text:p><text:s text:c="3"/>8,957</text:p>
          </table:table-cell>
          <table:table-cell office:value-type="float" office:value="341" table:style-name="ce278">
            <text:p><text:s text:c="3"/>341</text:p>
          </table:table-cell>
          <table:table-cell office:value-type="float" office:value="8616" table:style-name="ce278">
            <text:p><text:s text:c="3"/>8,616</text:p>
          </table:table-cell>
          <table:table-cell office:value-type="float" office:value="6009" table:style-name="ce278">
            <text:p><text:s text:c="3"/>6,009</text:p>
          </table:table-cell>
          <table:table-cell office:value-type="float" office:value="340" table:style-name="ce278">
            <text:p><text:s text:c="3"/>340</text:p>
          </table:table-cell>
          <table:table-cell office:value-type="float" office:value="5669" table:style-name="ce278">
            <text:p><text:s text:c="3"/>5,669</text:p>
          </table:table-cell>
          <table:table-cell office:value-type="float" office:value="2948" table:style-name="ce278">
            <text:p><text:s text:c="3"/>2,948</text:p>
          </table:table-cell>
          <table:table-cell office:value-type="float" office:value="1" table:style-name="ce278">
            <text:p><text:s text:c="3"/>1</text:p>
          </table:table-cell>
          <table:table-cell office:value-type="float" office:value="2947" table:style-name="ce279">
            <text:p><text:s text:c="3"/>2,947</text:p>
          </table:table-cell>
          <table:table-cell office:value-type="float" office:value="309732" table:style-name="ce278">
            <text:p><text:s text:c="3"/>309,732</text:p>
          </table:table-cell>
          <table:table-cell office:value-type="float" office:value="288003" table:style-name="ce278">
            <text:p><text:s text:c="3"/>288,003</text:p>
          </table:table-cell>
          <table:table-cell office:value-type="float" office:value="287968" table:style-name="ce278">
            <text:p><text:s text:c="3"/>287,968</text:p>
          </table:table-cell>
          <table:table-cell office:value-type="float" office:value="35" table:style-name="ce278">
            <text:p><text:s text:c="3"/>35</text:p>
          </table:table-cell>
          <table:table-cell office:value-type="float" office:value="12274" table:style-name="ce278">
            <text:p><text:s text:c="3"/>12,274</text:p>
          </table:table-cell>
          <table:table-cell office:value-type="float" office:value="360" table:style-name="ce278">
            <text:p><text:s text:c="3"/>360</text:p>
          </table:table-cell>
          <table:table-cell office:value-type="float" office:value="11914" table:style-name="ce278">
            <text:p><text:s text:c="3"/>11,914</text:p>
          </table:table-cell>
          <table:table-cell office:value-type="float" office:value="498" table:style-name="ce278">
            <text:p><text:s text:c="3"/>498</text:p>
          </table:table-cell>
          <table:table-cell office:value-type="float" office:value="18" table:style-name="ce278">
            <text:p><text:s text:c="3"/>18</text:p>
          </table:table-cell>
          <table:table-cell office:value-type="float" office:value="480" table:style-name="ce278">
            <text:p><text:s text:c="3"/>480</text:p>
          </table:table-cell>
          <table:table-cell office:value-type="float" office:value="8957" table:style-name="ce278">
            <text:p><text:s text:c="3"/>8,957</text:p>
          </table:table-cell>
          <table:table-cell office:value-type="float" office:value="341" table:style-name="ce278">
            <text:p><text:s text:c="3"/>341</text:p>
          </table:table-cell>
          <table:table-cell office:value-type="float" office:value="8616" table:style-name="ce278">
            <text:p><text:s text:c="3"/>8,616</text:p>
          </table:table-cell>
          <table:table-cell office:value-type="float" office:value="6009" table:style-name="ce278">
            <text:p><text:s text:c="3"/>6,009</text:p>
          </table:table-cell>
          <table:table-cell office:value-type="float" office:value="340" table:style-name="ce278">
            <text:p><text:s text:c="3"/>340</text:p>
          </table:table-cell>
          <table:table-cell office:value-type="float" office:value="5669" table:style-name="ce278">
            <text:p><text:s text:c="3"/>5,669</text:p>
          </table:table-cell>
          <table:table-cell office:value-type="float" office:value="2948" table:style-name="ce278">
            <text:p><text:s text:c="3"/>2,948</text:p>
          </table:table-cell>
          <table:table-cell office:value-type="float" office:value="1" table:style-name="ce278">
            <text:p><text:s text:c="3"/>1</text:p>
          </table:table-cell>
          <table:table-cell office:value-type="float" office:value="2947" table:style-name="ce278">
            <text:p><text:s text:c="3"/>2,947</text:p>
          </table:table-cell>
          <table:table-cell table:style-name="ce281"/>
          <table:table-cell table:number-columns-repeated="17" table:style-name="ce278"/>
          <table:table-cell table:style-name="ce279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5">
            <text:p><text:s text:c="3"/>2,427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4">
            <text:p><text:s text:c="3"/>2,427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5">
            <text:p><text:s text:c="3"/>520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4">
            <text:p><text:s text:c="3"/>520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88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6">
            <text:p>98 年</text:p>
          </table:table-cell>
          <table:table-cell office:value-type="string" table:style-name="ce277">
            <text:p>計</text:p>
          </table:table-cell>
          <table:table-cell office:value-type="float" office:value="234198" table:style-name="ce278">
            <text:p><text:s text:c="3"/>234,198</text:p>
          </table:table-cell>
          <table:table-cell office:value-type="float" office:value="212284" table:style-name="ce278">
            <text:p><text:s text:c="3"/>212,284</text:p>
          </table:table-cell>
          <table:table-cell office:value-type="float" office:value="212233" table:style-name="ce278">
            <text:p><text:s text:c="3"/>212,233</text:p>
          </table:table-cell>
          <table:table-cell office:value-type="float" office:value="51" table:style-name="ce278">
            <text:p><text:s text:c="3"/>51</text:p>
          </table:table-cell>
          <table:table-cell office:value-type="float" office:value="12796" table:style-name="ce278">
            <text:p><text:s text:c="3"/>12,796</text:p>
          </table:table-cell>
          <table:table-cell office:value-type="float" office:value="559" table:style-name="ce278">
            <text:p><text:s text:c="3"/>559</text:p>
          </table:table-cell>
          <table:table-cell office:value-type="float" office:value="12237" table:style-name="ce278">
            <text:p><text:s text:c="3"/>12,237</text:p>
          </table:table-cell>
          <table:table-cell office:value-type="float" office:value="498" table:style-name="ce278">
            <text:p><text:s text:c="3"/>498</text:p>
          </table:table-cell>
          <table:table-cell office:value-type="float" office:value="13" table:style-name="ce278">
            <text:p><text:s text:c="3"/>13</text:p>
          </table:table-cell>
          <table:table-cell office:value-type="float" office:value="485" table:style-name="ce278">
            <text:p><text:s text:c="3"/>485</text:p>
          </table:table-cell>
          <table:table-cell office:value-type="float" office:value="8620" table:style-name="ce278">
            <text:p><text:s text:c="3"/>8,620</text:p>
          </table:table-cell>
          <table:table-cell office:value-type="float" office:value="447" table:style-name="ce278">
            <text:p><text:s text:c="3"/>447</text:p>
          </table:table-cell>
          <table:table-cell office:value-type="float" office:value="8173" table:style-name="ce278">
            <text:p><text:s text:c="3"/>8,173</text:p>
          </table:table-cell>
          <table:table-cell office:value-type="float" office:value="5696" table:style-name="ce278">
            <text:p><text:s text:c="3"/>5,696</text:p>
          </table:table-cell>
          <table:table-cell office:value-type="float" office:value="443" table:style-name="ce278">
            <text:p><text:s text:c="3"/>443</text:p>
          </table:table-cell>
          <table:table-cell office:value-type="float" office:value="5253" table:style-name="ce278">
            <text:p><text:s text:c="3"/>5,253</text:p>
          </table:table-cell>
          <table:table-cell office:value-type="float" office:value="2924" table:style-name="ce278">
            <text:p><text:s text:c="3"/>2,924</text:p>
          </table:table-cell>
          <table:table-cell office:value-type="float" office:value="4" table:style-name="ce278">
            <text:p><text:s text:c="3"/>4</text:p>
          </table:table-cell>
          <table:table-cell office:value-type="float" office:value="2920" table:style-name="ce279">
            <text:p><text:s text:c="3"/>2,920</text:p>
          </table:table-cell>
          <table:table-cell office:value-type="float" office:value="234198" table:style-name="ce278">
            <text:p><text:s text:c="3"/>234,198</text:p>
          </table:table-cell>
          <table:table-cell office:value-type="float" office:value="212284" table:style-name="ce278">
            <text:p><text:s text:c="3"/>212,284</text:p>
          </table:table-cell>
          <table:table-cell office:value-type="float" office:value="212233" table:style-name="ce278">
            <text:p><text:s text:c="3"/>212,233</text:p>
          </table:table-cell>
          <table:table-cell office:value-type="float" office:value="51" table:style-name="ce278">
            <text:p><text:s text:c="3"/>51</text:p>
          </table:table-cell>
          <table:table-cell office:value-type="float" office:value="12796" table:style-name="ce278">
            <text:p><text:s text:c="3"/>12,796</text:p>
          </table:table-cell>
          <table:table-cell office:value-type="float" office:value="559" table:style-name="ce278">
            <text:p><text:s text:c="3"/>559</text:p>
          </table:table-cell>
          <table:table-cell office:value-type="float" office:value="12237" table:style-name="ce278">
            <text:p><text:s text:c="3"/>12,237</text:p>
          </table:table-cell>
          <table:table-cell office:value-type="float" office:value="498" table:style-name="ce278">
            <text:p><text:s text:c="3"/>498</text:p>
          </table:table-cell>
          <table:table-cell office:value-type="float" office:value="13" table:style-name="ce278">
            <text:p><text:s text:c="3"/>13</text:p>
          </table:table-cell>
          <table:table-cell office:value-type="float" office:value="485" table:style-name="ce278">
            <text:p><text:s text:c="3"/>485</text:p>
          </table:table-cell>
          <table:table-cell office:value-type="float" office:value="8620" table:style-name="ce278">
            <text:p><text:s text:c="3"/>8,620</text:p>
          </table:table-cell>
          <table:table-cell office:value-type="float" office:value="447" table:style-name="ce278">
            <text:p><text:s text:c="3"/>447</text:p>
          </table:table-cell>
          <table:table-cell office:value-type="float" office:value="8173" table:style-name="ce278">
            <text:p><text:s text:c="3"/>8,173</text:p>
          </table:table-cell>
          <table:table-cell office:value-type="float" office:value="5696" table:style-name="ce278">
            <text:p><text:s text:c="3"/>5,696</text:p>
          </table:table-cell>
          <table:table-cell office:value-type="float" office:value="443" table:style-name="ce278">
            <text:p><text:s text:c="3"/>443</text:p>
          </table:table-cell>
          <table:table-cell office:value-type="float" office:value="5253" table:style-name="ce278">
            <text:p><text:s text:c="3"/>5,253</text:p>
          </table:table-cell>
          <table:table-cell office:value-type="float" office:value="2924" table:style-name="ce278">
            <text:p><text:s text:c="3"/>2,924</text:p>
          </table:table-cell>
          <table:table-cell office:value-type="float" office:value="4" table:style-name="ce278">
            <text:p><text:s text:c="3"/>4</text:p>
          </table:table-cell>
          <table:table-cell office:value-type="float" office:value="2920" table:style-name="ce278">
            <text:p><text:s text:c="3"/>2,920</text:p>
          </table:table-cell>
          <table:table-cell table:style-name="ce281"/>
          <table:table-cell table:number-columns-repeated="17" table:style-name="ce278"/>
          <table:table-cell table:style-name="ce279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17099" table:style-name="ce295">
            <text:p><text:s text:c="3"/>117,099</text:p>
          </table:table-cell>
          <table:table-cell office:value-type="float" office:value="113426" table:style-name="ce295">
            <text:p><text:s text:c="3"/>113,426</text:p>
          </table:table-cell>
          <table:table-cell office:value-type="float" office:value="113401" table:style-name="ce295">
            <text:p><text:s text:c="3"/>113,401</text:p>
          </table:table-cell>
          <table:table-cell office:value-type="float" office:value="25" table:style-name="ce295">
            <text:p><text:s text:c="3"/>25</text:p>
          </table:table-cell>
          <table:table-cell office:value-type="float" office:value="452" table:style-name="ce295">
            <text:p><text:s text:c="3"/>452</text:p>
          </table:table-cell>
          <table:table-cell office:value-type="float" office:value="9" table:style-name="ce295">
            <text:p><text:s text:c="3"/>9</text:p>
          </table:table-cell>
          <table:table-cell office:value-type="float" office:value="443" table:style-name="ce295">
            <text:p><text:s text:c="3"/>443</text:p>
          </table:table-cell>
          <table:table-cell office:value-type="float" office:value="239" table:style-name="ce295">
            <text:p><text:s text:c="3"/>239</text:p>
          </table:table-cell>
          <table:table-cell office:value-type="float" office:value="6" table:style-name="ce295">
            <text:p><text:s text:c="3"/>6</text:p>
          </table:table-cell>
          <table:table-cell office:value-type="float" office:value="233" table:style-name="ce295">
            <text:p><text:s text:c="3"/>233</text:p>
          </table:table-cell>
          <table:table-cell office:value-type="float" office:value="2982" table:style-name="ce295">
            <text:p><text:s text:c="3"/>2,982</text:p>
          </table:table-cell>
          <table:table-cell office:value-type="float" office:value="9" table:style-name="ce295">
            <text:p><text:s text:c="3"/>9</text:p>
          </table:table-cell>
          <table:table-cell office:value-type="float" office:value="2973" table:style-name="ce295">
            <text:p><text:s text:c="3"/>2,973</text:p>
          </table:table-cell>
          <table:table-cell office:value-type="float" office:value="502" table:style-name="ce295">
            <text:p><text:s text:c="3"/>502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495" table:style-name="ce295">
            <text:p><text:s text:c="3"/>495</text:p>
          </table:table-cell>
          <table:table-cell office:value-type="float" office:value="2480" table:style-name="ce295">
            <text:p><text:s text:c="3"/>2,480</text:p>
          </table:table-cell>
          <table:table-cell office:value-type="float" office:value="2" table:style-name="ce295">
            <text:p><text:s text:c="3"/>2</text:p>
          </table:table-cell>
          <table:table-cell office:value-type="float" office:value="2478" table:style-name="ce296">
            <text:p><text:s text:c="3"/>2,478</text:p>
          </table:table-cell>
          <table:table-cell office:value-type="float" office:value="117099" table:style-name="ce295">
            <text:p><text:s text:c="3"/>117,099</text:p>
          </table:table-cell>
          <table:table-cell office:value-type="float" office:value="113426" table:style-name="ce295">
            <text:p><text:s text:c="3"/>113,426</text:p>
          </table:table-cell>
          <table:table-cell office:value-type="float" office:value="113401" table:style-name="ce295">
            <text:p><text:s text:c="3"/>113,401</text:p>
          </table:table-cell>
          <table:table-cell office:value-type="float" office:value="25" table:style-name="ce295">
            <text:p><text:s text:c="3"/>25</text:p>
          </table:table-cell>
          <table:table-cell office:value-type="float" office:value="452" table:style-name="ce295">
            <text:p><text:s text:c="3"/>452</text:p>
          </table:table-cell>
          <table:table-cell office:value-type="float" office:value="9" table:style-name="ce295">
            <text:p><text:s text:c="3"/>9</text:p>
          </table:table-cell>
          <table:table-cell office:value-type="float" office:value="443" table:style-name="ce295">
            <text:p><text:s text:c="3"/>443</text:p>
          </table:table-cell>
          <table:table-cell office:value-type="float" office:value="239" table:style-name="ce295">
            <text:p><text:s text:c="3"/>239</text:p>
          </table:table-cell>
          <table:table-cell office:value-type="float" office:value="6" table:style-name="ce295">
            <text:p><text:s text:c="3"/>6</text:p>
          </table:table-cell>
          <table:table-cell office:value-type="float" office:value="233" table:style-name="ce295">
            <text:p><text:s text:c="3"/>233</text:p>
          </table:table-cell>
          <table:table-cell office:value-type="float" office:value="2982" table:style-name="ce295">
            <text:p><text:s text:c="3"/>2,982</text:p>
          </table:table-cell>
          <table:table-cell office:value-type="float" office:value="9" table:style-name="ce295">
            <text:p><text:s text:c="3"/>9</text:p>
          </table:table-cell>
          <table:table-cell office:value-type="float" office:value="2973" table:style-name="ce295">
            <text:p><text:s text:c="3"/>2,973</text:p>
          </table:table-cell>
          <table:table-cell office:value-type="float" office:value="502" table:style-name="ce295">
            <text:p><text:s text:c="3"/>502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495" table:style-name="ce295">
            <text:p><text:s text:c="3"/>495</text:p>
          </table:table-cell>
          <table:table-cell office:value-type="float" office:value="2480" table:style-name="ce295">
            <text:p><text:s text:c="3"/>2,480</text:p>
          </table:table-cell>
          <table:table-cell office:value-type="float" office:value="2" table:style-name="ce295">
            <text:p><text:s text:c="3"/>2</text:p>
          </table:table-cell>
          <table:table-cell office:value-type="float" office:value="2478" table:style-name="ce295">
            <text:p><text:s text:c="3"/>2,478</text:p>
          </table:table-cell>
          <table:table-cell table:style-name="ce297"/>
          <table:table-cell table:number-columns-repeated="17" table:style-name="ce295"/>
          <table:table-cell table:style-name="ce296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293">
            <text:p><text:s text:c="3"/>117,099</text:p>
          </table:table-cell>
          <table:table-cell office:value-type="float" office:value="98858" table:style-name="ce293">
            <text:p><text:s text:c="3"/>98,858</text:p>
          </table:table-cell>
          <table:table-cell office:value-type="float" office:value="98832" table:style-name="ce293">
            <text:p><text:s text:c="3"/>98,832</text:p>
          </table:table-cell>
          <table:table-cell office:value-type="float" office:value="26" table:style-name="ce293">
            <text:p><text:s text:c="3"/>26</text:p>
          </table:table-cell>
          <table:table-cell office:value-type="float" office:value="12344" table:style-name="ce293">
            <text:p><text:s text:c="3"/>12,344</text:p>
          </table:table-cell>
          <table:table-cell office:value-type="float" office:value="550" table:style-name="ce293">
            <text:p><text:s text:c="3"/>550</text:p>
          </table:table-cell>
          <table:table-cell office:value-type="float" office:value="11794" table:style-name="ce293">
            <text:p><text:s text:c="3"/>11,794</text:p>
          </table:table-cell>
          <table:table-cell office:value-type="float" office:value="259" table:style-name="ce293">
            <text:p><text:s text:c="3"/>259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52" table:style-name="ce293">
            <text:p><text:s text:c="3"/>252</text:p>
          </table:table-cell>
          <table:table-cell office:value-type="float" office:value="5638" table:style-name="ce293">
            <text:p><text:s text:c="3"/>5,638</text:p>
          </table:table-cell>
          <table:table-cell office:value-type="float" office:value="438" table:style-name="ce293">
            <text:p><text:s text:c="3"/>438</text:p>
          </table:table-cell>
          <table:table-cell office:value-type="float" office:value="5200" table:style-name="ce293">
            <text:p><text:s text:c="3"/>5,200</text:p>
          </table:table-cell>
          <table:table-cell office:value-type="float" office:value="5194" table:style-name="ce293">
            <text:p><text:s text:c="3"/>5,194</text:p>
          </table:table-cell>
          <table:table-cell office:value-type="float" office:value="436" table:style-name="ce293">
            <text:p><text:s text:c="3"/>436</text:p>
          </table:table-cell>
          <table:table-cell office:value-type="float" office:value="4758" table:style-name="ce293">
            <text:p><text:s text:c="3"/>4,758</text:p>
          </table:table-cell>
          <table:table-cell office:value-type="float" office:value="444" table:style-name="ce293">
            <text:p><text:s text:c="3"/>444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442" table:style-name="ce298">
            <text:p><text:s text:c="3"/>442</text:p>
          </table:table-cell>
          <table:table-cell office:value-type="float" office:value="117099" table:style-name="ce293">
            <text:p><text:s text:c="3"/>117,099</text:p>
          </table:table-cell>
          <table:table-cell office:value-type="float" office:value="98858" table:style-name="ce293">
            <text:p><text:s text:c="3"/>98,858</text:p>
          </table:table-cell>
          <table:table-cell office:value-type="float" office:value="98832" table:style-name="ce293">
            <text:p><text:s text:c="3"/>98,832</text:p>
          </table:table-cell>
          <table:table-cell office:value-type="float" office:value="26" table:style-name="ce293">
            <text:p><text:s text:c="3"/>26</text:p>
          </table:table-cell>
          <table:table-cell office:value-type="float" office:value="12344" table:style-name="ce293">
            <text:p><text:s text:c="3"/>12,344</text:p>
          </table:table-cell>
          <table:table-cell office:value-type="float" office:value="550" table:style-name="ce293">
            <text:p><text:s text:c="3"/>550</text:p>
          </table:table-cell>
          <table:table-cell office:value-type="float" office:value="11794" table:style-name="ce293">
            <text:p><text:s text:c="3"/>11,794</text:p>
          </table:table-cell>
          <table:table-cell office:value-type="float" office:value="259" table:style-name="ce293">
            <text:p><text:s text:c="3"/>259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52" table:style-name="ce293">
            <text:p><text:s text:c="3"/>252</text:p>
          </table:table-cell>
          <table:table-cell office:value-type="float" office:value="5638" table:style-name="ce293">
            <text:p><text:s text:c="3"/>5,638</text:p>
          </table:table-cell>
          <table:table-cell office:value-type="float" office:value="438" table:style-name="ce293">
            <text:p><text:s text:c="3"/>438</text:p>
          </table:table-cell>
          <table:table-cell office:value-type="float" office:value="5200" table:style-name="ce293">
            <text:p><text:s text:c="3"/>5,200</text:p>
          </table:table-cell>
          <table:table-cell office:value-type="float" office:value="5194" table:style-name="ce293">
            <text:p><text:s text:c="3"/>5,194</text:p>
          </table:table-cell>
          <table:table-cell office:value-type="float" office:value="436" table:style-name="ce293">
            <text:p><text:s text:c="3"/>436</text:p>
          </table:table-cell>
          <table:table-cell office:value-type="float" office:value="4758" table:style-name="ce293">
            <text:p><text:s text:c="3"/>4,758</text:p>
          </table:table-cell>
          <table:table-cell office:value-type="float" office:value="444" table:style-name="ce293">
            <text:p><text:s text:c="3"/>444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442" table:style-name="ce293">
            <text:p><text:s text:c="3"/>442</text:p>
          </table:table-cell>
          <table:table-cell table:style-name="ce289"/>
          <table:table-cell table:number-columns-repeated="17" table:style-name="ce293"/>
          <table:table-cell table:style-name="ce298"/>
          <table:table-cell table:style-name="ce288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6">
            <text:p>99 年</text:p>
          </table:table-cell>
          <table:table-cell office:value-type="string" table:style-name="ce277">
            <text:p>計</text:p>
          </table:table-cell>
          <table:table-cell office:value-type="float" office:value="277638" table:style-name="ce278">
            <text:p><text:s text:c="3"/>277,638</text:p>
          </table:table-cell>
          <table:table-cell office:value-type="float" office:value="256137" table:style-name="ce278">
            <text:p><text:s text:c="3"/>256,137</text:p>
          </table:table-cell>
          <table:table-cell office:value-type="float" office:value="256068" table:style-name="ce278">
            <text:p><text:s text:c="3"/>256,068</text:p>
          </table:table-cell>
          <table:table-cell office:value-type="float" office:value="69" table:style-name="ce278">
            <text:p><text:s text:c="3"/>69</text:p>
          </table:table-cell>
          <table:table-cell office:value-type="float" office:value="12807" table:style-name="ce278">
            <text:p><text:s text:c="3"/>12,807</text:p>
          </table:table-cell>
          <table:table-cell office:value-type="float" office:value="921" table:style-name="ce278">
            <text:p><text:s text:c="3"/>921</text:p>
          </table:table-cell>
          <table:table-cell office:value-type="float" office:value="11886" table:style-name="ce278">
            <text:p><text:s text:c="3"/>11,886</text:p>
          </table:table-cell>
          <table:table-cell office:value-type="float" office:value="525" table:style-name="ce278">
            <text:p><text:s text:c="3"/>525</text:p>
          </table:table-cell>
          <table:table-cell office:value-type="float" office:value="22" table:style-name="ce278">
            <text:p><text:s text:c="3"/>22</text:p>
          </table:table-cell>
          <table:table-cell office:value-type="float" office:value="503" table:style-name="ce278">
            <text:p><text:s text:c="3"/>503</text:p>
          </table:table-cell>
          <table:table-cell office:value-type="float" office:value="8169" table:style-name="ce278">
            <text:p><text:s text:c="3"/>8,169</text:p>
          </table:table-cell>
          <table:table-cell office:value-type="float" office:value="592" table:style-name="ce278">
            <text:p><text:s text:c="3"/>592</text:p>
          </table:table-cell>
          <table:table-cell office:value-type="float" office:value="7577" table:style-name="ce278">
            <text:p><text:s text:c="3"/>7,577</text:p>
          </table:table-cell>
          <table:table-cell office:value-type="float" office:value="5212" table:style-name="ce278">
            <text:p><text:s text:c="3"/>5,212</text:p>
          </table:table-cell>
          <table:table-cell office:value-type="float" office:value="587" table:style-name="ce278">
            <text:p><text:s text:c="3"/>587</text:p>
          </table:table-cell>
          <table:table-cell office:value-type="float" office:value="4625" table:style-name="ce278">
            <text:p><text:s text:c="3"/>4,625</text:p>
          </table:table-cell>
          <table:table-cell office:value-type="float" office:value="2957" table:style-name="ce278">
            <text:p><text:s text:c="3"/>2,957</text:p>
          </table:table-cell>
          <table:table-cell office:value-type="float" office:value="5" table:style-name="ce278">
            <text:p><text:s text:c="3"/>5</text:p>
          </table:table-cell>
          <table:table-cell office:value-type="float" office:value="2952" table:style-name="ce279">
            <text:p><text:s text:c="3"/>2,952</text:p>
          </table:table-cell>
          <table:table-cell office:value-type="float" office:value="277638" table:style-name="ce278">
            <text:p><text:s text:c="3"/>277,638</text:p>
          </table:table-cell>
          <table:table-cell office:value-type="float" office:value="256137" table:style-name="ce278">
            <text:p><text:s text:c="3"/>256,137</text:p>
          </table:table-cell>
          <table:table-cell office:value-type="float" office:value="256068" table:style-name="ce278">
            <text:p><text:s text:c="3"/>256,068</text:p>
          </table:table-cell>
          <table:table-cell office:value-type="float" office:value="69" table:style-name="ce278">
            <text:p><text:s text:c="3"/>69</text:p>
          </table:table-cell>
          <table:table-cell office:value-type="float" office:value="12807" table:style-name="ce278">
            <text:p><text:s text:c="3"/>12,807</text:p>
          </table:table-cell>
          <table:table-cell office:value-type="float" office:value="921" table:style-name="ce278">
            <text:p><text:s text:c="3"/>921</text:p>
          </table:table-cell>
          <table:table-cell office:value-type="float" office:value="11886" table:style-name="ce278">
            <text:p><text:s text:c="3"/>11,886</text:p>
          </table:table-cell>
          <table:table-cell office:value-type="float" office:value="525" table:style-name="ce278">
            <text:p><text:s text:c="3"/>525</text:p>
          </table:table-cell>
          <table:table-cell office:value-type="float" office:value="22" table:style-name="ce278">
            <text:p><text:s text:c="3"/>22</text:p>
          </table:table-cell>
          <table:table-cell office:value-type="float" office:value="503" table:style-name="ce278">
            <text:p><text:s text:c="3"/>503</text:p>
          </table:table-cell>
          <table:table-cell office:value-type="float" office:value="8169" table:style-name="ce278">
            <text:p><text:s text:c="3"/>8,169</text:p>
          </table:table-cell>
          <table:table-cell office:value-type="float" office:value="592" table:style-name="ce278">
            <text:p><text:s text:c="3"/>592</text:p>
          </table:table-cell>
          <table:table-cell office:value-type="float" office:value="7577" table:style-name="ce278">
            <text:p><text:s text:c="3"/>7,577</text:p>
          </table:table-cell>
          <table:table-cell office:value-type="float" office:value="5212" table:style-name="ce278">
            <text:p><text:s text:c="3"/>5,212</text:p>
          </table:table-cell>
          <table:table-cell office:value-type="float" office:value="587" table:style-name="ce278">
            <text:p><text:s text:c="3"/>587</text:p>
          </table:table-cell>
          <table:table-cell office:value-type="float" office:value="4625" table:style-name="ce278">
            <text:p><text:s text:c="3"/>4,625</text:p>
          </table:table-cell>
          <table:table-cell office:value-type="float" office:value="2957" table:style-name="ce278">
            <text:p><text:s text:c="3"/>2,957</text:p>
          </table:table-cell>
          <table:table-cell office:value-type="float" office:value="5" table:style-name="ce278">
            <text:p><text:s text:c="3"/>5</text:p>
          </table:table-cell>
          <table:table-cell office:value-type="float" office:value="2952" table:style-name="ce278">
            <text:p><text:s text:c="3"/>2,952</text:p>
          </table:table-cell>
          <table:table-cell table:style-name="ce281"/>
          <table:table-cell table:number-columns-repeated="17" table:style-name="ce278"/>
          <table:table-cell table:style-name="ce279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5">
            <text:p><text:s text:c="3"/>2,432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4">
            <text:p><text:s text:c="3"/>2,432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299">
            <text:p><text:s text:c="3"/>520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108">
            <text:p><text:s text:c="3"/>520</text:p>
          </table:table-cell>
          <table:table-cell table:style-name="ce107"/>
          <table:table-cell table:number-columns-repeated="17" table:style-name="ce108"/>
          <table:table-cell table:style-name="ce299"/>
          <table:table-cell table:style-name="ce288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3">
            <text:p>100年</text:p>
          </table:table-cell>
          <table:table-cell office:value-type="string" table:style-name="ce277">
            <text:p>計</text:p>
          </table:table-cell>
          <table:table-cell office:value-type="float" office:value="330654" table:style-name="ce278">
            <text:p><text:s text:c="3"/>330,654</text:p>
          </table:table-cell>
          <table:table-cell office:value-type="float" office:value="309138" table:style-name="ce278">
            <text:p><text:s text:c="3"/>309,138</text:p>
          </table:table-cell>
          <table:table-cell office:value-type="float" office:value="309054" table:style-name="ce278">
            <text:p><text:s text:c="3"/>309,054</text:p>
          </table:table-cell>
          <table:table-cell office:value-type="float" office:value="84" table:style-name="ce278">
            <text:p><text:s text:c="3"/>84</text:p>
          </table:table-cell>
          <table:table-cell office:value-type="float" office:value="12800" table:style-name="ce278">
            <text:p><text:s text:c="3"/>12,800</text:p>
          </table:table-cell>
          <table:table-cell office:value-type="float" office:value="1192" table:style-name="ce278">
            <text:p><text:s text:c="3"/>1,192</text:p>
          </table:table-cell>
          <table:table-cell office:value-type="float" office:value="11608" table:style-name="ce278">
            <text:p><text:s text:c="3"/>11,608</text:p>
          </table:table-cell>
          <table:table-cell office:value-type="float" office:value="663" table:style-name="ce278">
            <text:p><text:s text:c="3"/>663</text:p>
          </table:table-cell>
          <table:table-cell office:value-type="float" office:value="31" table:style-name="ce278">
            <text:p><text:s text:c="3"/>31</text:p>
          </table:table-cell>
          <table:table-cell office:value-type="float" office:value="632" table:style-name="ce278">
            <text:p><text:s text:c="3"/>632</text:p>
          </table:table-cell>
          <table:table-cell office:value-type="float" office:value="8053" table:style-name="ce278">
            <text:p><text:s text:c="3"/>8,053</text:p>
          </table:table-cell>
          <table:table-cell office:value-type="float" office:value="914" table:style-name="ce278">
            <text:p><text:s text:c="3"/>914</text:p>
          </table:table-cell>
          <table:table-cell office:value-type="float" office:value="7139" table:style-name="ce278">
            <text:p><text:s text:c="3"/>7,139</text:p>
          </table:table-cell>
          <table:table-cell office:value-type="float" office:value="4887" table:style-name="ce278">
            <text:p><text:s text:c="3"/>4,887</text:p>
          </table:table-cell>
          <table:table-cell office:value-type="float" office:value="905" table:style-name="ce278">
            <text:p><text:s text:c="3"/>905</text:p>
          </table:table-cell>
          <table:table-cell office:value-type="float" office:value="3982" table:style-name="ce278">
            <text:p><text:s text:c="3"/>3,982</text:p>
          </table:table-cell>
          <table:table-cell office:value-type="float" office:value="3166" table:style-name="ce278">
            <text:p><text:s text:c="3"/>3,166</text:p>
          </table:table-cell>
          <table:table-cell office:value-type="float" office:value="9" table:style-name="ce278">
            <text:p><text:s text:c="3"/>9</text:p>
          </table:table-cell>
          <table:table-cell office:value-type="float" office:value="3157" table:style-name="ce279">
            <text:p><text:s text:c="3"/>3,157</text:p>
          </table:table-cell>
          <table:table-cell office:value-type="float" office:value="330654" table:style-name="ce278">
            <text:p><text:s text:c="3"/>330,654</text:p>
          </table:table-cell>
          <table:table-cell office:value-type="float" office:value="309138" table:style-name="ce278">
            <text:p><text:s text:c="3"/>309,138</text:p>
          </table:table-cell>
          <table:table-cell office:value-type="float" office:value="309054" table:style-name="ce278">
            <text:p><text:s text:c="3"/>309,054</text:p>
          </table:table-cell>
          <table:table-cell office:value-type="float" office:value="84" table:style-name="ce278">
            <text:p><text:s text:c="3"/>84</text:p>
          </table:table-cell>
          <table:table-cell office:value-type="float" office:value="12800" table:style-name="ce278">
            <text:p><text:s text:c="3"/>12,800</text:p>
          </table:table-cell>
          <table:table-cell office:value-type="float" office:value="1192" table:style-name="ce278">
            <text:p><text:s text:c="3"/>1,192</text:p>
          </table:table-cell>
          <table:table-cell office:value-type="float" office:value="11608" table:style-name="ce278">
            <text:p><text:s text:c="3"/>11,608</text:p>
          </table:table-cell>
          <table:table-cell office:value-type="float" office:value="663" table:style-name="ce278">
            <text:p><text:s text:c="3"/>663</text:p>
          </table:table-cell>
          <table:table-cell office:value-type="float" office:value="31" table:style-name="ce278">
            <text:p><text:s text:c="3"/>31</text:p>
          </table:table-cell>
          <table:table-cell office:value-type="float" office:value="632" table:style-name="ce278">
            <text:p><text:s text:c="3"/>632</text:p>
          </table:table-cell>
          <table:table-cell office:value-type="float" office:value="8053" table:style-name="ce278">
            <text:p><text:s text:c="3"/>8,053</text:p>
          </table:table-cell>
          <table:table-cell office:value-type="float" office:value="914" table:style-name="ce278">
            <text:p><text:s text:c="3"/>914</text:p>
          </table:table-cell>
          <table:table-cell office:value-type="float" office:value="7139" table:style-name="ce278">
            <text:p><text:s text:c="3"/>7,139</text:p>
          </table:table-cell>
          <table:table-cell office:value-type="float" office:value="4887" table:style-name="ce278">
            <text:p><text:s text:c="3"/>4,887</text:p>
          </table:table-cell>
          <table:table-cell office:value-type="float" office:value="905" table:style-name="ce278">
            <text:p><text:s text:c="3"/>905</text:p>
          </table:table-cell>
          <table:table-cell office:value-type="float" office:value="3982" table:style-name="ce278">
            <text:p><text:s text:c="3"/>3,982</text:p>
          </table:table-cell>
          <table:table-cell office:value-type="float" office:value="3166" table:style-name="ce278">
            <text:p><text:s text:c="3"/>3,166</text:p>
          </table:table-cell>
          <table:table-cell office:value-type="float" office:value="9" table:style-name="ce278">
            <text:p><text:s text:c="3"/>9</text:p>
          </table:table-cell>
          <table:table-cell office:value-type="float" office:value="3157" table:style-name="ce278">
            <text:p><text:s text:c="3"/>3,157</text:p>
          </table:table-cell>
          <table:table-cell table:style-name="ce281"/>
          <table:table-cell table:number-columns-repeated="17" table:style-name="ce278"/>
          <table:table-cell table:style-name="ce279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65327" table:style-name="ce283">
            <text:p><text:s text:c="3"/>165,327</text:p>
          </table:table-cell>
          <table:table-cell office:value-type="float" office:value="161237" table:style-name="ce283">
            <text:p><text:s text:c="3"/>161,237</text:p>
          </table:table-cell>
          <table:table-cell office:value-type="float" office:value="161189" table:style-name="ce283">
            <text:p><text:s text:c="3"/>161,189</text:p>
          </table:table-cell>
          <table:table-cell office:value-type="float" office:value="48" table:style-name="ce283">
            <text:p><text:s text:c="3"/>48</text:p>
          </table:table-cell>
          <table:table-cell office:value-type="float" office:value="686" table:style-name="ce283">
            <text:p><text:s text:c="3"/>686</text:p>
          </table:table-cell>
          <table:table-cell office:value-type="float" office:value="33" table:style-name="ce283">
            <text:p><text:s text:c="3"/>33</text:p>
          </table:table-cell>
          <table:table-cell office:value-type="float" office:value="653" table:style-name="ce283">
            <text:p><text:s text:c="3"/>653</text:p>
          </table:table-cell>
          <table:table-cell office:value-type="float" office:value="309" table:style-name="ce283">
            <text:p><text:s text:c="3"/>309</text:p>
          </table:table-cell>
          <table:table-cell office:value-type="float" office:value="13" table:style-name="ce283">
            <text:p><text:s text:c="3"/>13</text:p>
          </table:table-cell>
          <table:table-cell office:value-type="float" office:value="296" table:style-name="ce283">
            <text:p><text:s text:c="3"/>296</text:p>
          </table:table-cell>
          <table:table-cell office:value-type="float" office:value="3095" table:style-name="ce283">
            <text:p><text:s text:c="3"/>3,095</text:p>
          </table:table-cell>
          <table:table-cell office:value-type="float" office:value="28" table:style-name="ce283">
            <text:p><text:s text:c="3"/>28</text:p>
          </table:table-cell>
          <table:table-cell office:value-type="float" office:value="3067" table:style-name="ce283">
            <text:p><text:s text:c="3"/>3,067</text:p>
          </table:table-cell>
          <table:table-cell office:value-type="float" office:value="520" table:style-name="ce283">
            <text:p><text:s text:c="3"/>520</text:p>
          </table:table-cell>
          <table:table-cell office:value-type="float" office:value="22" table:style-name="ce283">
            <text:p><text:s text:c="3"/>22</text:p>
          </table:table-cell>
          <table:table-cell office:value-type="float" office:value="498" table:style-name="ce283">
            <text:p><text:s text:c="3"/>498</text:p>
          </table:table-cell>
          <table:table-cell office:value-type="float" office:value="2575" table:style-name="ce283">
            <text:p><text:s text:c="3"/>2,575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2569" table:style-name="ce300">
            <text:p><text:s text:c="3"/>2,569</text:p>
          </table:table-cell>
          <table:table-cell office:value-type="float" office:value="165327" table:style-name="ce283">
            <text:p><text:s text:c="3"/>165,327</text:p>
          </table:table-cell>
          <table:table-cell office:value-type="float" office:value="161237" table:style-name="ce283">
            <text:p><text:s text:c="3"/>161,237</text:p>
          </table:table-cell>
          <table:table-cell office:value-type="float" office:value="161189" table:style-name="ce283">
            <text:p><text:s text:c="3"/>161,189</text:p>
          </table:table-cell>
          <table:table-cell office:value-type="float" office:value="48" table:style-name="ce283">
            <text:p><text:s text:c="3"/>48</text:p>
          </table:table-cell>
          <table:table-cell office:value-type="float" office:value="686" table:style-name="ce283">
            <text:p><text:s text:c="3"/>686</text:p>
          </table:table-cell>
          <table:table-cell office:value-type="float" office:value="33" table:style-name="ce283">
            <text:p><text:s text:c="3"/>33</text:p>
          </table:table-cell>
          <table:table-cell office:value-type="float" office:value="653" table:style-name="ce283">
            <text:p><text:s text:c="3"/>653</text:p>
          </table:table-cell>
          <table:table-cell office:value-type="float" office:value="309" table:style-name="ce283">
            <text:p><text:s text:c="3"/>309</text:p>
          </table:table-cell>
          <table:table-cell office:value-type="float" office:value="13" table:style-name="ce283">
            <text:p><text:s text:c="3"/>13</text:p>
          </table:table-cell>
          <table:table-cell office:value-type="float" office:value="296" table:style-name="ce283">
            <text:p><text:s text:c="3"/>296</text:p>
          </table:table-cell>
          <table:table-cell office:value-type="float" office:value="3095" table:style-name="ce283">
            <text:p><text:s text:c="3"/>3,095</text:p>
          </table:table-cell>
          <table:table-cell office:value-type="float" office:value="28" table:style-name="ce283">
            <text:p><text:s text:c="3"/>28</text:p>
          </table:table-cell>
          <table:table-cell office:value-type="float" office:value="3067" table:style-name="ce283">
            <text:p><text:s text:c="3"/>3,067</text:p>
          </table:table-cell>
          <table:table-cell office:value-type="float" office:value="520" table:style-name="ce283">
            <text:p><text:s text:c="3"/>520</text:p>
          </table:table-cell>
          <table:table-cell office:value-type="float" office:value="22" table:style-name="ce283">
            <text:p><text:s text:c="3"/>22</text:p>
          </table:table-cell>
          <table:table-cell office:value-type="float" office:value="498" table:style-name="ce283">
            <text:p><text:s text:c="3"/>498</text:p>
          </table:table-cell>
          <table:table-cell office:value-type="float" office:value="2575" table:style-name="ce283">
            <text:p><text:s text:c="3"/>2,575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2569" table:style-name="ce283">
            <text:p><text:s text:c="3"/>2,569</text:p>
          </table:table-cell>
          <table:table-cell table:style-name="ce286"/>
          <table:table-cell table:number-columns-repeated="17" table:style-name="ce283"/>
          <table:table-cell table:style-name="ce300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290">
            <text:p><text:s text:c="3"/>165,327</text:p>
          </table:table-cell>
          <table:table-cell office:value-type="float" office:value="147901" table:style-name="ce290">
            <text:p><text:s text:c="3"/>147,901</text:p>
          </table:table-cell>
          <table:table-cell office:value-type="float" office:value="147865" table:style-name="ce290">
            <text:p><text:s text:c="3"/>147,865</text:p>
          </table:table-cell>
          <table:table-cell office:value-type="float" office:value="36" table:style-name="ce290">
            <text:p><text:s text:c="3"/>36</text:p>
          </table:table-cell>
          <table:table-cell office:value-type="float" office:value="12114" table:style-name="ce290">
            <text:p><text:s text:c="3"/>12,114</text:p>
          </table:table-cell>
          <table:table-cell office:value-type="float" office:value="1159" table:style-name="ce290">
            <text:p><text:s text:c="3"/>1,159</text:p>
          </table:table-cell>
          <table:table-cell office:value-type="float" office:value="10955" table:style-name="ce290">
            <text:p><text:s text:c="3"/>10,955</text:p>
          </table:table-cell>
          <table:table-cell office:value-type="float" office:value="354" table:style-name="ce290">
            <text:p><text:s text:c="3"/>354</text:p>
          </table:table-cell>
          <table:table-cell office:value-type="float" office:value="18" table:style-name="ce290">
            <text:p><text:s text:c="3"/>18</text:p>
          </table:table-cell>
          <table:table-cell office:value-type="float" office:value="336" table:style-name="ce290">
            <text:p><text:s text:c="3"/>336</text:p>
          </table:table-cell>
          <table:table-cell office:value-type="float" office:value="4958" table:style-name="ce290">
            <text:p><text:s text:c="3"/>4,958</text:p>
          </table:table-cell>
          <table:table-cell office:value-type="float" office:value="886" table:style-name="ce290">
            <text:p><text:s text:c="3"/>886</text:p>
          </table:table-cell>
          <table:table-cell office:value-type="float" office:value="4072" table:style-name="ce290">
            <text:p><text:s text:c="3"/>4,072</text:p>
          </table:table-cell>
          <table:table-cell office:value-type="float" office:value="4367" table:style-name="ce290">
            <text:p><text:s text:c="3"/>4,367</text:p>
          </table:table-cell>
          <table:table-cell office:value-type="float" office:value="883" table:style-name="ce290">
            <text:p><text:s text:c="3"/>883</text:p>
          </table:table-cell>
          <table:table-cell office:value-type="float" office:value="3484" table:style-name="ce290">
            <text:p><text:s text:c="3"/>3,484</text:p>
          </table:table-cell>
          <table:table-cell office:value-type="float" office:value="591" table:style-name="ce290">
            <text:p><text:s text:c="3"/>591</text:p>
          </table:table-cell>
          <table:table-cell office:value-type="float" office:value="3" table:style-name="ce290">
            <text:p><text:s text:c="3"/>3</text:p>
          </table:table-cell>
          <table:table-cell office:value-type="float" office:value="588" table:style-name="ce301">
            <text:p><text:s text:c="3"/>588</text:p>
          </table:table-cell>
          <table:table-cell office:value-type="float" office:value="165327" table:style-name="ce290">
            <text:p><text:s text:c="3"/>165,327</text:p>
          </table:table-cell>
          <table:table-cell office:value-type="float" office:value="147901" table:style-name="ce290">
            <text:p><text:s text:c="3"/>147,901</text:p>
          </table:table-cell>
          <table:table-cell office:value-type="float" office:value="147865" table:style-name="ce290">
            <text:p><text:s text:c="3"/>147,865</text:p>
          </table:table-cell>
          <table:table-cell office:value-type="float" office:value="36" table:style-name="ce290">
            <text:p><text:s text:c="3"/>36</text:p>
          </table:table-cell>
          <table:table-cell office:value-type="float" office:value="12114" table:style-name="ce290">
            <text:p><text:s text:c="3"/>12,114</text:p>
          </table:table-cell>
          <table:table-cell office:value-type="float" office:value="1159" table:style-name="ce290">
            <text:p><text:s text:c="3"/>1,159</text:p>
          </table:table-cell>
          <table:table-cell office:value-type="float" office:value="10955" table:style-name="ce290">
            <text:p><text:s text:c="3"/>10,955</text:p>
          </table:table-cell>
          <table:table-cell office:value-type="float" office:value="354" table:style-name="ce290">
            <text:p><text:s text:c="3"/>354</text:p>
          </table:table-cell>
          <table:table-cell office:value-type="float" office:value="18" table:style-name="ce290">
            <text:p><text:s text:c="3"/>18</text:p>
          </table:table-cell>
          <table:table-cell office:value-type="float" office:value="336" table:style-name="ce290">
            <text:p><text:s text:c="3"/>336</text:p>
          </table:table-cell>
          <table:table-cell office:value-type="float" office:value="4958" table:style-name="ce290">
            <text:p><text:s text:c="3"/>4,958</text:p>
          </table:table-cell>
          <table:table-cell office:value-type="float" office:value="886" table:style-name="ce290">
            <text:p><text:s text:c="3"/>886</text:p>
          </table:table-cell>
          <table:table-cell office:value-type="float" office:value="4072" table:style-name="ce290">
            <text:p><text:s text:c="3"/>4,072</text:p>
          </table:table-cell>
          <table:table-cell office:value-type="float" office:value="4367" table:style-name="ce290">
            <text:p><text:s text:c="3"/>4,367</text:p>
          </table:table-cell>
          <table:table-cell office:value-type="float" office:value="883" table:style-name="ce290">
            <text:p><text:s text:c="3"/>883</text:p>
          </table:table-cell>
          <table:table-cell office:value-type="float" office:value="3484" table:style-name="ce290">
            <text:p><text:s text:c="3"/>3,484</text:p>
          </table:table-cell>
          <table:table-cell office:value-type="float" office:value="591" table:style-name="ce290">
            <text:p><text:s text:c="3"/>591</text:p>
          </table:table-cell>
          <table:table-cell office:value-type="float" office:value="3" table:style-name="ce290">
            <text:p><text:s text:c="3"/>3</text:p>
          </table:table-cell>
          <table:table-cell office:value-type="float" office:value="588" table:style-name="ce290">
            <text:p><text:s text:c="3"/>588</text:p>
          </table:table-cell>
          <table:table-cell table:style-name="ce294"/>
          <table:table-cell table:number-columns-repeated="17" table:style-name="ce290"/>
          <table:table-cell table:style-name="ce301"/>
          <table:table-cell table:style-name="ce288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3">
            <text:p>101年</text:p>
          </table:table-cell>
          <table:table-cell office:value-type="string" table:style-name="ce277">
            <text:p>計</text:p>
          </table:table-cell>
          <table:table-cell office:value-type="float" office:value="286768" table:style-name="ce278">
            <text:p><text:s text:c="3"/>286,768</text:p>
          </table:table-cell>
          <table:table-cell office:value-type="float" office:value="266168" table:style-name="ce278">
            <text:p><text:s text:c="3"/>266,168</text:p>
          </table:table-cell>
          <table:table-cell office:value-type="float" office:value="266085" table:style-name="ce278">
            <text:p><text:s text:c="3"/>266,085</text:p>
          </table:table-cell>
          <table:table-cell office:value-type="float" office:value="83" table:style-name="ce278">
            <text:p><text:s text:c="3"/>83</text:p>
          </table:table-cell>
          <table:table-cell office:value-type="float" office:value="12034" table:style-name="ce278">
            <text:p><text:s text:c="3"/>12,034</text:p>
          </table:table-cell>
          <table:table-cell office:value-type="float" office:value="1199" table:style-name="ce278">
            <text:p><text:s text:c="3"/>1,199</text:p>
          </table:table-cell>
          <table:table-cell office:value-type="float" office:value="10835" table:style-name="ce278">
            <text:p><text:s text:c="3"/>10,835</text:p>
          </table:table-cell>
          <table:table-cell office:value-type="float" office:value="679" table:style-name="ce278">
            <text:p><text:s text:c="3"/>679</text:p>
          </table:table-cell>
          <table:table-cell office:value-type="float" office:value="30" table:style-name="ce278">
            <text:p><text:s text:c="3"/>30</text:p>
          </table:table-cell>
          <table:table-cell office:value-type="float" office:value="649" table:style-name="ce278">
            <text:p><text:s text:c="3"/>649</text:p>
          </table:table-cell>
          <table:table-cell office:value-type="float" office:value="7887" table:style-name="ce278">
            <text:p><text:s text:c="3"/>7,887</text:p>
          </table:table-cell>
          <table:table-cell office:value-type="float" office:value="950" table:style-name="ce278">
            <text:p><text:s text:c="3"/>950</text:p>
          </table:table-cell>
          <table:table-cell office:value-type="float" office:value="6937" table:style-name="ce278">
            <text:p><text:s text:c="3"/>6,937</text:p>
          </table:table-cell>
          <table:table-cell office:value-type="float" office:value="4784" table:style-name="ce278">
            <text:p><text:s text:c="3"/>4,784</text:p>
          </table:table-cell>
          <table:table-cell office:value-type="float" office:value="944" table:style-name="ce278">
            <text:p><text:s text:c="3"/>944</text:p>
          </table:table-cell>
          <table:table-cell office:value-type="float" office:value="3840" table:style-name="ce278">
            <text:p><text:s text:c="3"/>3,840</text:p>
          </table:table-cell>
          <table:table-cell office:value-type="float" office:value="3103" table:style-name="ce278">
            <text:p><text:s text:c="3"/>3,103</text:p>
          </table:table-cell>
          <table:table-cell office:value-type="float" office:value="6" table:style-name="ce278">
            <text:p><text:s text:c="3"/>6</text:p>
          </table:table-cell>
          <table:table-cell office:value-type="float" office:value="3097" table:style-name="ce279">
            <text:p><text:s text:c="3"/>3,097</text:p>
          </table:table-cell>
          <table:table-cell office:value-type="float" office:value="286768" table:style-name="ce278">
            <text:p><text:s text:c="3"/>286,768</text:p>
          </table:table-cell>
          <table:table-cell office:value-type="float" office:value="266168" table:style-name="ce278">
            <text:p><text:s text:c="3"/>266,168</text:p>
          </table:table-cell>
          <table:table-cell office:value-type="float" office:value="266085" table:style-name="ce278">
            <text:p><text:s text:c="3"/>266,085</text:p>
          </table:table-cell>
          <table:table-cell office:value-type="float" office:value="83" table:style-name="ce278">
            <text:p><text:s text:c="3"/>83</text:p>
          </table:table-cell>
          <table:table-cell office:value-type="float" office:value="12034" table:style-name="ce278">
            <text:p><text:s text:c="3"/>12,034</text:p>
          </table:table-cell>
          <table:table-cell office:value-type="float" office:value="1199" table:style-name="ce278">
            <text:p><text:s text:c="3"/>1,199</text:p>
          </table:table-cell>
          <table:table-cell office:value-type="float" office:value="10835" table:style-name="ce278">
            <text:p><text:s text:c="3"/>10,835</text:p>
          </table:table-cell>
          <table:table-cell office:value-type="float" office:value="679" table:style-name="ce278">
            <text:p><text:s text:c="3"/>679</text:p>
          </table:table-cell>
          <table:table-cell office:value-type="float" office:value="30" table:style-name="ce278">
            <text:p><text:s text:c="3"/>30</text:p>
          </table:table-cell>
          <table:table-cell office:value-type="float" office:value="649" table:style-name="ce278">
            <text:p><text:s text:c="3"/>649</text:p>
          </table:table-cell>
          <table:table-cell office:value-type="float" office:value="7887" table:style-name="ce278">
            <text:p><text:s text:c="3"/>7,887</text:p>
          </table:table-cell>
          <table:table-cell office:value-type="float" office:value="950" table:style-name="ce278">
            <text:p><text:s text:c="3"/>950</text:p>
          </table:table-cell>
          <table:table-cell office:value-type="float" office:value="6937" table:style-name="ce278">
            <text:p><text:s text:c="3"/>6,937</text:p>
          </table:table-cell>
          <table:table-cell office:value-type="float" office:value="4784" table:style-name="ce278">
            <text:p><text:s text:c="3"/>4,784</text:p>
          </table:table-cell>
          <table:table-cell office:value-type="float" office:value="944" table:style-name="ce278">
            <text:p><text:s text:c="3"/>944</text:p>
          </table:table-cell>
          <table:table-cell office:value-type="float" office:value="3840" table:style-name="ce278">
            <text:p><text:s text:c="3"/>3,840</text:p>
          </table:table-cell>
          <table:table-cell office:value-type="float" office:value="3103" table:style-name="ce278">
            <text:p><text:s text:c="3"/>3,103</text:p>
          </table:table-cell>
          <table:table-cell office:value-type="float" office:value="6" table:style-name="ce278">
            <text:p><text:s text:c="3"/>6</text:p>
          </table:table-cell>
          <table:table-cell office:value-type="float" office:value="3097" table:style-name="ce278">
            <text:p><text:s text:c="3"/>3,097</text:p>
          </table:table-cell>
          <table:table-cell table:style-name="ce281"/>
          <table:table-cell table:number-columns-repeated="17" table:style-name="ce278"/>
          <table:table-cell table:style-name="ce279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43384" table:style-name="ce283">
            <text:p><text:s text:c="3"/>143,384</text:p>
          </table:table-cell>
          <table:table-cell office:value-type="float" office:value="139047" table:style-name="ce283">
            <text:p><text:s text:c="3"/>139,047</text:p>
          </table:table-cell>
          <table:table-cell office:value-type="float" office:value="139001" table:style-name="ce283">
            <text:p><text:s text:c="3"/>139,001</text:p>
          </table:table-cell>
          <table:table-cell office:value-type="float" office:value="46" table:style-name="ce283">
            <text:p><text:s text:c="3"/>46</text:p>
          </table:table-cell>
          <table:table-cell office:value-type="float" office:value="766" table:style-name="ce283">
            <text:p><text:s text:c="3"/>766</text:p>
          </table:table-cell>
          <table:table-cell office:value-type="float" office:value="47" table:style-name="ce283">
            <text:p><text:s text:c="3"/>47</text:p>
          </table:table-cell>
          <table:table-cell office:value-type="float" office:value="719" table:style-name="ce283">
            <text:p><text:s text:c="3"/>719</text:p>
          </table:table-cell>
          <table:table-cell office:value-type="float" office:value="350" table:style-name="ce283">
            <text:p><text:s text:c="3"/>350</text:p>
          </table:table-cell>
          <table:table-cell office:value-type="float" office:value="13" table:style-name="ce283">
            <text:p><text:s text:c="3"/>13</text:p>
          </table:table-cell>
          <table:table-cell office:value-type="float" office:value="337" table:style-name="ce283">
            <text:p><text:s text:c="3"/>337</text:p>
          </table:table-cell>
          <table:table-cell office:value-type="float" office:value="3221" table:style-name="ce283">
            <text:p><text:s text:c="3"/>3,221</text:p>
          </table:table-cell>
          <table:table-cell office:value-type="float" office:value="31" table:style-name="ce283">
            <text:p><text:s text:c="3"/>31</text:p>
          </table:table-cell>
          <table:table-cell office:value-type="float" office:value="3190" table:style-name="ce283">
            <text:p><text:s text:c="3"/>3,190</text:p>
          </table:table-cell>
          <table:table-cell office:value-type="float" office:value="664" table:style-name="ce283">
            <text:p><text:s text:c="3"/>664</text:p>
          </table:table-cell>
          <table:table-cell office:value-type="float" office:value="26" table:style-name="ce283">
            <text:p><text:s text:c="3"/>26</text:p>
          </table:table-cell>
          <table:table-cell office:value-type="float" office:value="638" table:style-name="ce283">
            <text:p><text:s text:c="3"/>638</text:p>
          </table:table-cell>
          <table:table-cell office:value-type="float" office:value="2557" table:style-name="ce283">
            <text:p><text:s text:c="3"/>2,557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2552" table:style-name="ce300">
            <text:p><text:s text:c="3"/>2,552</text:p>
          </table:table-cell>
          <table:table-cell office:value-type="float" office:value="143384" table:style-name="ce283">
            <text:p><text:s text:c="3"/>143,384</text:p>
          </table:table-cell>
          <table:table-cell office:value-type="float" office:value="139047" table:style-name="ce283">
            <text:p><text:s text:c="3"/>139,047</text:p>
          </table:table-cell>
          <table:table-cell office:value-type="float" office:value="139001" table:style-name="ce283">
            <text:p><text:s text:c="3"/>139,001</text:p>
          </table:table-cell>
          <table:table-cell office:value-type="float" office:value="46" table:style-name="ce283">
            <text:p><text:s text:c="3"/>46</text:p>
          </table:table-cell>
          <table:table-cell office:value-type="float" office:value="766" table:style-name="ce283">
            <text:p><text:s text:c="3"/>766</text:p>
          </table:table-cell>
          <table:table-cell office:value-type="float" office:value="47" table:style-name="ce283">
            <text:p><text:s text:c="3"/>47</text:p>
          </table:table-cell>
          <table:table-cell office:value-type="float" office:value="719" table:style-name="ce283">
            <text:p><text:s text:c="3"/>719</text:p>
          </table:table-cell>
          <table:table-cell office:value-type="float" office:value="350" table:style-name="ce283">
            <text:p><text:s text:c="3"/>350</text:p>
          </table:table-cell>
          <table:table-cell office:value-type="float" office:value="13" table:style-name="ce283">
            <text:p><text:s text:c="3"/>13</text:p>
          </table:table-cell>
          <table:table-cell office:value-type="float" office:value="337" table:style-name="ce283">
            <text:p><text:s text:c="3"/>337</text:p>
          </table:table-cell>
          <table:table-cell office:value-type="float" office:value="3221" table:style-name="ce283">
            <text:p><text:s text:c="3"/>3,221</text:p>
          </table:table-cell>
          <table:table-cell office:value-type="float" office:value="31" table:style-name="ce283">
            <text:p><text:s text:c="3"/>31</text:p>
          </table:table-cell>
          <table:table-cell office:value-type="float" office:value="3190" table:style-name="ce283">
            <text:p><text:s text:c="3"/>3,190</text:p>
          </table:table-cell>
          <table:table-cell office:value-type="float" office:value="664" table:style-name="ce283">
            <text:p><text:s text:c="3"/>664</text:p>
          </table:table-cell>
          <table:table-cell office:value-type="float" office:value="26" table:style-name="ce283">
            <text:p><text:s text:c="3"/>26</text:p>
          </table:table-cell>
          <table:table-cell office:value-type="float" office:value="638" table:style-name="ce283">
            <text:p><text:s text:c="3"/>638</text:p>
          </table:table-cell>
          <table:table-cell office:value-type="float" office:value="2557" table:style-name="ce283">
            <text:p><text:s text:c="3"/>2,557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2552" table:style-name="ce283">
            <text:p><text:s text:c="3"/>2,552</text:p>
          </table:table-cell>
          <table:table-cell table:style-name="ce286"/>
          <table:table-cell table:number-columns-repeated="17" table:style-name="ce283"/>
          <table:table-cell table:style-name="ce300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290">
            <text:p><text:s text:c="3"/>143,384</text:p>
          </table:table-cell>
          <table:table-cell office:value-type="float" office:value="127121" table:style-name="ce290">
            <text:p><text:s text:c="3"/>127,121</text:p>
          </table:table-cell>
          <table:table-cell office:value-type="float" office:value="127084" table:style-name="ce290">
            <text:p><text:s text:c="3"/>127,084</text:p>
          </table:table-cell>
          <table:table-cell office:value-type="float" office:value="37" table:style-name="ce290">
            <text:p><text:s text:c="3"/>37</text:p>
          </table:table-cell>
          <table:table-cell office:value-type="float" office:value="11268" table:style-name="ce290">
            <text:p><text:s text:c="3"/>11,268</text:p>
          </table:table-cell>
          <table:table-cell office:value-type="float" office:value="1152" table:style-name="ce290">
            <text:p><text:s text:c="3"/>1,152</text:p>
          </table:table-cell>
          <table:table-cell office:value-type="float" office:value="10116" table:style-name="ce290">
            <text:p><text:s text:c="3"/>10,116</text:p>
          </table:table-cell>
          <table:table-cell office:value-type="float" office:value="329" table:style-name="ce290">
            <text:p><text:s text:c="3"/>329</text:p>
          </table:table-cell>
          <table:table-cell office:value-type="float" office:value="17" table:style-name="ce290">
            <text:p><text:s text:c="3"/>17</text:p>
          </table:table-cell>
          <table:table-cell office:value-type="float" office:value="312" table:style-name="ce290">
            <text:p><text:s text:c="3"/>312</text:p>
          </table:table-cell>
          <table:table-cell office:value-type="float" office:value="4666" table:style-name="ce290">
            <text:p><text:s text:c="3"/>4,666</text:p>
          </table:table-cell>
          <table:table-cell office:value-type="float" office:value="919" table:style-name="ce290">
            <text:p><text:s text:c="3"/>919</text:p>
          </table:table-cell>
          <table:table-cell office:value-type="float" office:value="3747" table:style-name="ce290">
            <text:p><text:s text:c="3"/>3,747</text:p>
          </table:table-cell>
          <table:table-cell office:value-type="float" office:value="4120" table:style-name="ce290">
            <text:p><text:s text:c="3"/>4,120</text:p>
          </table:table-cell>
          <table:table-cell office:value-type="float" office:value="918" table:style-name="ce290">
            <text:p><text:s text:c="3"/>918</text:p>
          </table:table-cell>
          <table:table-cell office:value-type="float" office:value="3202" table:style-name="ce290">
            <text:p><text:s text:c="3"/>3,202</text:p>
          </table:table-cell>
          <table:table-cell office:value-type="float" office:value="546" table:style-name="ce290">
            <text:p><text:s text:c="3"/>546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545" table:style-name="ce301">
            <text:p><text:s text:c="3"/>545</text:p>
          </table:table-cell>
          <table:table-cell office:value-type="float" office:value="143384" table:style-name="ce290">
            <text:p><text:s text:c="3"/>143,384</text:p>
          </table:table-cell>
          <table:table-cell office:value-type="float" office:value="127121" table:style-name="ce290">
            <text:p><text:s text:c="3"/>127,121</text:p>
          </table:table-cell>
          <table:table-cell office:value-type="float" office:value="127084" table:style-name="ce290">
            <text:p><text:s text:c="3"/>127,084</text:p>
          </table:table-cell>
          <table:table-cell office:value-type="float" office:value="37" table:style-name="ce290">
            <text:p><text:s text:c="3"/>37</text:p>
          </table:table-cell>
          <table:table-cell office:value-type="float" office:value="11268" table:style-name="ce290">
            <text:p><text:s text:c="3"/>11,268</text:p>
          </table:table-cell>
          <table:table-cell office:value-type="float" office:value="1152" table:style-name="ce290">
            <text:p><text:s text:c="3"/>1,152</text:p>
          </table:table-cell>
          <table:table-cell office:value-type="float" office:value="10116" table:style-name="ce290">
            <text:p><text:s text:c="3"/>10,116</text:p>
          </table:table-cell>
          <table:table-cell office:value-type="float" office:value="329" table:style-name="ce290">
            <text:p><text:s text:c="3"/>329</text:p>
          </table:table-cell>
          <table:table-cell office:value-type="float" office:value="17" table:style-name="ce290">
            <text:p><text:s text:c="3"/>17</text:p>
          </table:table-cell>
          <table:table-cell office:value-type="float" office:value="312" table:style-name="ce290">
            <text:p><text:s text:c="3"/>312</text:p>
          </table:table-cell>
          <table:table-cell office:value-type="float" office:value="4666" table:style-name="ce290">
            <text:p><text:s text:c="3"/>4,666</text:p>
          </table:table-cell>
          <table:table-cell office:value-type="float" office:value="919" table:style-name="ce290">
            <text:p><text:s text:c="3"/>919</text:p>
          </table:table-cell>
          <table:table-cell office:value-type="float" office:value="3747" table:style-name="ce290">
            <text:p><text:s text:c="3"/>3,747</text:p>
          </table:table-cell>
          <table:table-cell office:value-type="float" office:value="4120" table:style-name="ce290">
            <text:p><text:s text:c="3"/>4,120</text:p>
          </table:table-cell>
          <table:table-cell office:value-type="float" office:value="918" table:style-name="ce290">
            <text:p><text:s text:c="3"/>918</text:p>
          </table:table-cell>
          <table:table-cell office:value-type="float" office:value="3202" table:style-name="ce290">
            <text:p><text:s text:c="3"/>3,202</text:p>
          </table:table-cell>
          <table:table-cell office:value-type="float" office:value="546" table:style-name="ce290">
            <text:p><text:s text:c="3"/>546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545" table:style-name="ce290">
            <text:p><text:s text:c="3"/>545</text:p>
          </table:table-cell>
          <table:table-cell table:style-name="ce294"/>
          <table:table-cell table:number-columns-repeated="17" table:style-name="ce290"/>
          <table:table-cell table:style-name="ce301"/>
          <table:table-cell table:style-name="ce288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3">
            <text:p>102年</text:p>
          </table:table-cell>
          <table:table-cell office:value-type="string" table:style-name="ce277">
            <text:p>計</text:p>
          </table:table-cell>
          <table:table-cell office:value-type="float" office:value="295272" table:style-name="ce278">
            <text:p><text:s text:c="3"/>295,272</text:p>
          </table:table-cell>
          <table:table-cell office:value-type="float" office:value="275780" table:style-name="ce278">
            <text:p><text:s text:c="3"/>275,780</text:p>
          </table:table-cell>
          <table:table-cell office:value-type="float" office:value="275701" table:style-name="ce278">
            <text:p><text:s text:c="3"/>275,701</text:p>
          </table:table-cell>
          <table:table-cell office:value-type="float" office:value="79" table:style-name="ce278">
            <text:p><text:s text:c="3"/>79</text:p>
          </table:table-cell>
          <table:table-cell office:value-type="float" office:value="10829" table:style-name="ce278">
            <text:p><text:s text:c="3"/>10,829</text:p>
          </table:table-cell>
          <table:table-cell office:value-type="float" office:value="1151" table:style-name="ce278">
            <text:p><text:s text:c="3"/>1,151</text:p>
          </table:table-cell>
          <table:table-cell office:value-type="float" office:value="9678" table:style-name="ce278">
            <text:p><text:s text:c="3"/>9,678</text:p>
          </table:table-cell>
          <table:table-cell office:value-type="float" office:value="713" table:style-name="ce278">
            <text:p><text:s text:c="3"/>713</text:p>
          </table:table-cell>
          <table:table-cell office:value-type="float" office:value="27" table:style-name="ce278">
            <text:p><text:s text:c="3"/>27</text:p>
          </table:table-cell>
          <table:table-cell office:value-type="float" office:value="686" table:style-name="ce278">
            <text:p><text:s text:c="3"/>686</text:p>
          </table:table-cell>
          <table:table-cell office:value-type="float" office:value="7950" table:style-name="ce278">
            <text:p><text:s text:c="3"/>7,950</text:p>
          </table:table-cell>
          <table:table-cell office:value-type="float" office:value="1033" table:style-name="ce278">
            <text:p><text:s text:c="3"/>1,033</text:p>
          </table:table-cell>
          <table:table-cell office:value-type="float" office:value="6917" table:style-name="ce278">
            <text:p><text:s text:c="3"/>6,917</text:p>
          </table:table-cell>
          <table:table-cell office:value-type="float" office:value="4823" table:style-name="ce278">
            <text:p><text:s text:c="3"/>4,823</text:p>
          </table:table-cell>
          <table:table-cell office:value-type="float" office:value="1027" table:style-name="ce278">
            <text:p><text:s text:c="3"/>1,027</text:p>
          </table:table-cell>
          <table:table-cell office:value-type="float" office:value="3796" table:style-name="ce278">
            <text:p><text:s text:c="3"/>3,796</text:p>
          </table:table-cell>
          <table:table-cell office:value-type="float" office:value="3127" table:style-name="ce278">
            <text:p><text:s text:c="3"/>3,127</text:p>
          </table:table-cell>
          <table:table-cell office:value-type="float" office:value="6" table:style-name="ce278">
            <text:p><text:s text:c="3"/>6</text:p>
          </table:table-cell>
          <table:table-cell office:value-type="float" office:value="3121" table:style-name="ce279">
            <text:p><text:s text:c="3"/>3,121</text:p>
          </table:table-cell>
          <table:table-cell office:value-type="float" office:value="295272" table:style-name="ce278">
            <text:p><text:s text:c="3"/>295,272</text:p>
          </table:table-cell>
          <table:table-cell office:value-type="float" office:value="275780" table:style-name="ce278">
            <text:p><text:s text:c="3"/>275,780</text:p>
          </table:table-cell>
          <table:table-cell office:value-type="float" office:value="275701" table:style-name="ce278">
            <text:p><text:s text:c="3"/>275,701</text:p>
          </table:table-cell>
          <table:table-cell office:value-type="float" office:value="79" table:style-name="ce278">
            <text:p><text:s text:c="3"/>79</text:p>
          </table:table-cell>
          <table:table-cell office:value-type="float" office:value="10829" table:style-name="ce278">
            <text:p><text:s text:c="3"/>10,829</text:p>
          </table:table-cell>
          <table:table-cell office:value-type="float" office:value="1151" table:style-name="ce278">
            <text:p><text:s text:c="3"/>1,151</text:p>
          </table:table-cell>
          <table:table-cell office:value-type="float" office:value="9678" table:style-name="ce278">
            <text:p><text:s text:c="3"/>9,678</text:p>
          </table:table-cell>
          <table:table-cell office:value-type="float" office:value="713" table:style-name="ce278">
            <text:p><text:s text:c="3"/>713</text:p>
          </table:table-cell>
          <table:table-cell office:value-type="float" office:value="27" table:style-name="ce278">
            <text:p><text:s text:c="3"/>27</text:p>
          </table:table-cell>
          <table:table-cell office:value-type="float" office:value="686" table:style-name="ce278">
            <text:p><text:s text:c="3"/>686</text:p>
          </table:table-cell>
          <table:table-cell office:value-type="float" office:value="7950" table:style-name="ce278">
            <text:p><text:s text:c="3"/>7,950</text:p>
          </table:table-cell>
          <table:table-cell office:value-type="float" office:value="1033" table:style-name="ce278">
            <text:p><text:s text:c="3"/>1,033</text:p>
          </table:table-cell>
          <table:table-cell office:value-type="float" office:value="6917" table:style-name="ce278">
            <text:p><text:s text:c="3"/>6,917</text:p>
          </table:table-cell>
          <table:table-cell office:value-type="float" office:value="4823" table:style-name="ce278">
            <text:p><text:s text:c="3"/>4,823</text:p>
          </table:table-cell>
          <table:table-cell office:value-type="float" office:value="1027" table:style-name="ce278">
            <text:p><text:s text:c="3"/>1,027</text:p>
          </table:table-cell>
          <table:table-cell office:value-type="float" office:value="3796" table:style-name="ce278">
            <text:p><text:s text:c="3"/>3,796</text:p>
          </table:table-cell>
          <table:table-cell office:value-type="float" office:value="3127" table:style-name="ce278">
            <text:p><text:s text:c="3"/>3,127</text:p>
          </table:table-cell>
          <table:table-cell office:value-type="float" office:value="6" table:style-name="ce278">
            <text:p><text:s text:c="3"/>6</text:p>
          </table:table-cell>
          <table:table-cell office:value-type="float" office:value="3121" table:style-name="ce278">
            <text:p><text:s text:c="3"/>3,121</text:p>
          </table:table-cell>
          <table:table-cell table:style-name="ce281"/>
          <table:table-cell table:number-columns-repeated="17" table:style-name="ce278"/>
          <table:table-cell table:style-name="ce279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47636" table:style-name="ce283">
            <text:p><text:s text:c="3"/>147,636</text:p>
          </table:table-cell>
          <table:table-cell office:value-type="float" office:value="143446" table:style-name="ce283">
            <text:p><text:s text:c="3"/>143,446</text:p>
          </table:table-cell>
          <table:table-cell office:value-type="float" office:value="143401" table:style-name="ce283">
            <text:p><text:s text:c="3"/>143,401</text:p>
          </table:table-cell>
          <table:table-cell office:value-type="float" office:value="45" table:style-name="ce283">
            <text:p><text:s text:c="3"/>45</text:p>
          </table:table-cell>
          <table:table-cell office:value-type="float" office:value="738" table:style-name="ce283">
            <text:p><text:s text:c="3"/>738</text:p>
          </table:table-cell>
          <table:table-cell office:value-type="float" office:value="35" table:style-name="ce283">
            <text:p><text:s text:c="3"/>35</text:p>
          </table:table-cell>
          <table:table-cell office:value-type="float" office:value="703" table:style-name="ce283">
            <text:p><text:s text:c="3"/>703</text:p>
          </table:table-cell>
          <table:table-cell office:value-type="float" office:value="336" table:style-name="ce283">
            <text:p><text:s text:c="3"/>336</text:p>
          </table:table-cell>
          <table:table-cell office:value-type="float" office:value="8" table:style-name="ce283">
            <text:p><text:s text:c="3"/>8</text:p>
          </table:table-cell>
          <table:table-cell office:value-type="float" office:value="328" table:style-name="ce283">
            <text:p><text:s text:c="3"/>328</text:p>
          </table:table-cell>
          <table:table-cell office:value-type="float" office:value="3116" table:style-name="ce283">
            <text:p><text:s text:c="3"/>3,116</text:p>
          </table:table-cell>
          <table:table-cell office:value-type="float" office:value="28" table:style-name="ce283">
            <text:p><text:s text:c="3"/>28</text:p>
          </table:table-cell>
          <table:table-cell office:value-type="float" office:value="3088" table:style-name="ce283">
            <text:p><text:s text:c="3"/>3,088</text:p>
          </table:table-cell>
          <table:table-cell office:value-type="float" office:value="616" table:style-name="ce283">
            <text:p><text:s text:c="3"/>616</text:p>
          </table:table-cell>
          <table:table-cell office:value-type="float" office:value="23" table:style-name="ce283">
            <text:p><text:s text:c="3"/>23</text:p>
          </table:table-cell>
          <table:table-cell office:value-type="float" office:value="593" table:style-name="ce283">
            <text:p><text:s text:c="3"/>593</text:p>
          </table:table-cell>
          <table:table-cell office:value-type="float" office:value="2500" table:style-name="ce283">
            <text:p><text:s text:c="3"/>2,500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2495" table:style-name="ce300">
            <text:p><text:s text:c="3"/>2,495</text:p>
          </table:table-cell>
          <table:table-cell office:value-type="float" office:value="147636" table:style-name="ce283">
            <text:p><text:s text:c="3"/>147,636</text:p>
          </table:table-cell>
          <table:table-cell office:value-type="float" office:value="143446" table:style-name="ce283">
            <text:p><text:s text:c="3"/>143,446</text:p>
          </table:table-cell>
          <table:table-cell office:value-type="float" office:value="143401" table:style-name="ce283">
            <text:p><text:s text:c="3"/>143,401</text:p>
          </table:table-cell>
          <table:table-cell office:value-type="float" office:value="45" table:style-name="ce283">
            <text:p><text:s text:c="3"/>45</text:p>
          </table:table-cell>
          <table:table-cell office:value-type="float" office:value="738" table:style-name="ce283">
            <text:p><text:s text:c="3"/>738</text:p>
          </table:table-cell>
          <table:table-cell office:value-type="float" office:value="35" table:style-name="ce283">
            <text:p><text:s text:c="3"/>35</text:p>
          </table:table-cell>
          <table:table-cell office:value-type="float" office:value="703" table:style-name="ce283">
            <text:p><text:s text:c="3"/>703</text:p>
          </table:table-cell>
          <table:table-cell office:value-type="float" office:value="336" table:style-name="ce283">
            <text:p><text:s text:c="3"/>336</text:p>
          </table:table-cell>
          <table:table-cell office:value-type="float" office:value="8" table:style-name="ce283">
            <text:p><text:s text:c="3"/>8</text:p>
          </table:table-cell>
          <table:table-cell office:value-type="float" office:value="328" table:style-name="ce283">
            <text:p><text:s text:c="3"/>328</text:p>
          </table:table-cell>
          <table:table-cell office:value-type="float" office:value="3116" table:style-name="ce283">
            <text:p><text:s text:c="3"/>3,116</text:p>
          </table:table-cell>
          <table:table-cell office:value-type="float" office:value="28" table:style-name="ce283">
            <text:p><text:s text:c="3"/>28</text:p>
          </table:table-cell>
          <table:table-cell office:value-type="float" office:value="3088" table:style-name="ce283">
            <text:p><text:s text:c="3"/>3,088</text:p>
          </table:table-cell>
          <table:table-cell office:value-type="float" office:value="616" table:style-name="ce283">
            <text:p><text:s text:c="3"/>616</text:p>
          </table:table-cell>
          <table:table-cell office:value-type="float" office:value="23" table:style-name="ce283">
            <text:p><text:s text:c="3"/>23</text:p>
          </table:table-cell>
          <table:table-cell office:value-type="float" office:value="593" table:style-name="ce283">
            <text:p><text:s text:c="3"/>593</text:p>
          </table:table-cell>
          <table:table-cell office:value-type="float" office:value="2500" table:style-name="ce283">
            <text:p><text:s text:c="3"/>2,500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2495" table:style-name="ce283">
            <text:p><text:s text:c="3"/>2,495</text:p>
          </table:table-cell>
          <table:table-cell table:style-name="ce286"/>
          <table:table-cell table:number-columns-repeated="17" table:style-name="ce283"/>
          <table:table-cell table:style-name="ce300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290">
            <text:p><text:s text:c="3"/>147,636</text:p>
          </table:table-cell>
          <table:table-cell office:value-type="float" office:value="132334" table:style-name="ce290">
            <text:p><text:s text:c="3"/>132,334</text:p>
          </table:table-cell>
          <table:table-cell office:value-type="float" office:value="132300" table:style-name="ce290">
            <text:p><text:s text:c="3"/>132,300</text:p>
          </table:table-cell>
          <table:table-cell office:value-type="float" office:value="34" table:style-name="ce290">
            <text:p><text:s text:c="3"/>34</text:p>
          </table:table-cell>
          <table:table-cell office:value-type="float" office:value="10091" table:style-name="ce290">
            <text:p><text:s text:c="3"/>10,091</text:p>
          </table:table-cell>
          <table:table-cell office:value-type="float" office:value="1116" table:style-name="ce290">
            <text:p><text:s text:c="3"/>1,116</text:p>
          </table:table-cell>
          <table:table-cell office:value-type="float" office:value="8975" table:style-name="ce290">
            <text:p><text:s text:c="3"/>8,975</text:p>
          </table:table-cell>
          <table:table-cell office:value-type="float" office:value="377" table:style-name="ce290">
            <text:p><text:s text:c="3"/>377</text:p>
          </table:table-cell>
          <table:table-cell office:value-type="float" office:value="19" table:style-name="ce290">
            <text:p><text:s text:c="3"/>19</text:p>
          </table:table-cell>
          <table:table-cell office:value-type="float" office:value="358" table:style-name="ce290">
            <text:p><text:s text:c="3"/>358</text:p>
          </table:table-cell>
          <table:table-cell office:value-type="float" office:value="4834" table:style-name="ce290">
            <text:p><text:s text:c="3"/>4,834</text:p>
          </table:table-cell>
          <table:table-cell office:value-type="float" office:value="1005" table:style-name="ce290">
            <text:p><text:s text:c="3"/>1,005</text:p>
          </table:table-cell>
          <table:table-cell office:value-type="float" office:value="3829" table:style-name="ce290">
            <text:p><text:s text:c="3"/>3,829</text:p>
          </table:table-cell>
          <table:table-cell office:value-type="float" office:value="4207" table:style-name="ce290">
            <text:p><text:s text:c="3"/>4,207</text:p>
          </table:table-cell>
          <table:table-cell office:value-type="float" office:value="1004" table:style-name="ce290">
            <text:p><text:s text:c="3"/>1,004</text:p>
          </table:table-cell>
          <table:table-cell office:value-type="float" office:value="3203" table:style-name="ce290">
            <text:p><text:s text:c="3"/>3,203</text:p>
          </table:table-cell>
          <table:table-cell office:value-type="float" office:value="627" table:style-name="ce290">
            <text:p><text:s text:c="3"/>627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626" table:style-name="ce301">
            <text:p><text:s text:c="3"/>626</text:p>
          </table:table-cell>
          <table:table-cell office:value-type="float" office:value="147636" table:style-name="ce290">
            <text:p><text:s text:c="3"/>147,636</text:p>
          </table:table-cell>
          <table:table-cell office:value-type="float" office:value="132334" table:style-name="ce290">
            <text:p><text:s text:c="3"/>132,334</text:p>
          </table:table-cell>
          <table:table-cell office:value-type="float" office:value="132300" table:style-name="ce290">
            <text:p><text:s text:c="3"/>132,300</text:p>
          </table:table-cell>
          <table:table-cell office:value-type="float" office:value="34" table:style-name="ce290">
            <text:p><text:s text:c="3"/>34</text:p>
          </table:table-cell>
          <table:table-cell office:value-type="float" office:value="10091" table:style-name="ce290">
            <text:p><text:s text:c="3"/>10,091</text:p>
          </table:table-cell>
          <table:table-cell office:value-type="float" office:value="1116" table:style-name="ce290">
            <text:p><text:s text:c="3"/>1,116</text:p>
          </table:table-cell>
          <table:table-cell office:value-type="float" office:value="8975" table:style-name="ce290">
            <text:p><text:s text:c="3"/>8,975</text:p>
          </table:table-cell>
          <table:table-cell office:value-type="float" office:value="377" table:style-name="ce290">
            <text:p><text:s text:c="3"/>377</text:p>
          </table:table-cell>
          <table:table-cell office:value-type="float" office:value="19" table:style-name="ce290">
            <text:p><text:s text:c="3"/>19</text:p>
          </table:table-cell>
          <table:table-cell office:value-type="float" office:value="358" table:style-name="ce290">
            <text:p><text:s text:c="3"/>358</text:p>
          </table:table-cell>
          <table:table-cell office:value-type="float" office:value="4834" table:style-name="ce290">
            <text:p><text:s text:c="3"/>4,834</text:p>
          </table:table-cell>
          <table:table-cell office:value-type="float" office:value="1005" table:style-name="ce290">
            <text:p><text:s text:c="3"/>1,005</text:p>
          </table:table-cell>
          <table:table-cell office:value-type="float" office:value="3829" table:style-name="ce290">
            <text:p><text:s text:c="3"/>3,829</text:p>
          </table:table-cell>
          <table:table-cell office:value-type="float" office:value="4207" table:style-name="ce290">
            <text:p><text:s text:c="3"/>4,207</text:p>
          </table:table-cell>
          <table:table-cell office:value-type="float" office:value="1004" table:style-name="ce290">
            <text:p><text:s text:c="3"/>1,004</text:p>
          </table:table-cell>
          <table:table-cell office:value-type="float" office:value="3203" table:style-name="ce290">
            <text:p><text:s text:c="3"/>3,203</text:p>
          </table:table-cell>
          <table:table-cell office:value-type="float" office:value="627" table:style-name="ce290">
            <text:p><text:s text:c="3"/>627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626" table:style-name="ce290">
            <text:p><text:s text:c="3"/>626</text:p>
          </table:table-cell>
          <table:table-cell table:style-name="ce294"/>
          <table:table-cell table:number-columns-repeated="17" table:style-name="ce290"/>
          <table:table-cell table:style-name="ce301"/>
          <table:table-cell table:style-name="ce288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3">
            <text:p>103年</text:p>
          </table:table-cell>
          <table:table-cell office:value-type="string" table:style-name="ce277">
            <text:p>計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114">
            <text:p><text:s text:c="3"/>3,240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75">
            <text:p><text:s text:c="3"/>3,240</text:p>
          </table:table-cell>
          <table:table-cell table:style-name="ce113"/>
          <table:table-cell table:number-columns-repeated="17" table:style-name="ce75"/>
          <table:table-cell table:style-name="ce114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92">
            <text:p><text:s text:c="3"/>2,632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57">
            <text:p><text:s text:c="3"/>2,632</text:p>
          </table:table-cell>
          <table:table-cell table:style-name="ce55"/>
          <table:table-cell table:number-columns-repeated="17" table:style-name="ce57"/>
          <table:table-cell table:style-name="ce92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68">
            <text:p><text:s text:c="3"/>608</text:p>
          </table:table-cell>
          <table:table-cell table:style-name="ce66"/>
          <table:table-cell table:number-columns-repeated="17" table:style-name="ce68"/>
          <table:table-cell table:style-name="ce97"/>
          <table:table-cell table:style-name="ce288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3">
            <text:p>104年</text:p>
          </table:table-cell>
          <table:table-cell office:value-type="string" table:style-name="ce302">
            <text:p>計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20">
            <text:p><text:s text:c="3"/>3,267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19">
            <text:p><text:s text:c="3"/>3,267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303">
            <text:p>男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4">
            <text:p><text:s text:c="3"/>2,62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304">
            <text:p>女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30">
            <text:p><text:s text:c="3"/>645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29">
            <text:p><text:s text:c="3"/>645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88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33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20">
            <text:p><text:s text:c="3"/>3,418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19">
            <text:p><text:s text:c="3"/>3,418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88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5">
            <text:p><text:s text:c="3"/>2,765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4">
            <text:p><text:s text:c="3"/>2,765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88"/>
          <table:table-cell table:number-columns-repeated="16324"/>
        </table:table-row>
        <table:table-row table:style-name="ro23">
          <table:covered-table-cell/>
          <table:table-cell office:value-type="string" table:style-name="ce151">
            <text:p>女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30">
            <text:p><text:s text:c="3"/>653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29">
            <text:p><text:s text:c="3"/>65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88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33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20">
            <text:p><text:s text:c="3"/>3,563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19">
            <text:p><text:s text:c="3"/>3,563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88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5">
            <text:p><text:s text:c="3"/>2,880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4">
            <text:p><text:s text:c="3"/>2,880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88"/>
          <table:table-cell table:number-columns-repeated="16324"/>
        </table:table-row>
        <table:table-row table:style-name="ro23">
          <table:covered-table-cell/>
          <table:table-cell office:value-type="string" table:style-name="ce151">
            <text:p>女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30">
            <text:p><text:s text:c="3"/>683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29">
            <text:p><text:s text:c="3"/>68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88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33">
            <text:p>107年</text:p>
          </table:table-cell>
          <table:table-cell office:value-type="string" table:style-name="ce116">
            <text:p>計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20">
            <text:p><text:s text:c="3"/>3,622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19">
            <text:p><text:s text:c="3"/>3,622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88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5">
            <text:p><text:s text:c="3"/>2,832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4">
            <text:p><text:s text:c="3"/>2,83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88"/>
          <table:table-cell table:number-columns-repeated="16324"/>
        </table:table-row>
        <table:table-row table:style-name="ro23">
          <table:covered-table-cell/>
          <table:table-cell office:value-type="string" table:style-name="ce151">
            <text:p>女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30">
            <text:p><text:s text:c="3"/>790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29">
            <text:p><text:s text:c="3"/>790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305">
            <text:p>計</text:p>
          </table:table-cell>
          <table:table-cell office:value-type="float" office:value="21978" table:style-name="ce119">
            <text:p><text:s text:c="3"/>21,978</text:p>
          </table:table-cell>
          <table:table-cell office:value-type="float" office:value="20245" table:style-name="ce119">
            <text:p><text:s text:c="3"/>20,245</text:p>
          </table:table-cell>
          <table:table-cell office:value-type="float" office:value="20242" table:style-name="ce119">
            <text:p><text:s text:c="3"/>20,24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71" table:style-name="ce119">
            <text:p><text:s text:c="3"/>57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108" table:style-name="ce119">
            <text:p><text:s text:c="3"/>108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98" table:style-name="ce119">
            <text:p><text:s text:c="3"/>98</text:p>
          </table:table-cell>
          <table:table-cell office:value-type="float" office:value="1054" table:style-name="ce119">
            <text:p><text:s text:c="3"/>1,054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930" table:style-name="ce119">
            <text:p><text:s text:c="3"/>930</text:p>
          </table:table-cell>
          <table:table-cell office:value-type="float" office:value="755" table:style-name="ce119">
            <text:p><text:s text:c="3"/>755</text:p>
          </table:table-cell>
          <table:table-cell office:value-type="float" office:value="119" table:style-name="ce119">
            <text:p><text:s text:c="3"/>119</text:p>
          </table:table-cell>
          <table:table-cell office:value-type="float" office:value="636" table:style-name="ce119">
            <text:p><text:s text:c="3"/>636</text:p>
          </table:table-cell>
          <table:table-cell office:value-type="float" office:value="299" table:style-name="ce119">
            <text:p><text:s text:c="3"/>29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94" table:style-name="ce120">
            <text:p><text:s text:c="3"/>294</text:p>
          </table:table-cell>
          <table:table-cell office:value-type="float" office:value="21978" table:style-name="ce119">
            <text:p><text:s text:c="3"/>21,978</text:p>
          </table:table-cell>
          <table:table-cell office:value-type="float" office:value="20245" table:style-name="ce119">
            <text:p><text:s text:c="3"/>20,245</text:p>
          </table:table-cell>
          <table:table-cell office:value-type="float" office:value="20242" table:style-name="ce119">
            <text:p><text:s text:c="3"/>20,24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71" table:style-name="ce119">
            <text:p><text:s text:c="3"/>57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108" table:style-name="ce119">
            <text:p><text:s text:c="3"/>108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98" table:style-name="ce119">
            <text:p><text:s text:c="3"/>98</text:p>
          </table:table-cell>
          <table:table-cell office:value-type="float" office:value="1054" table:style-name="ce119">
            <text:p><text:s text:c="3"/>1,054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930" table:style-name="ce119">
            <text:p><text:s text:c="3"/>930</text:p>
          </table:table-cell>
          <table:table-cell office:value-type="float" office:value="755" table:style-name="ce119">
            <text:p><text:s text:c="3"/>755</text:p>
          </table:table-cell>
          <table:table-cell office:value-type="float" office:value="119" table:style-name="ce119">
            <text:p><text:s text:c="3"/>119</text:p>
          </table:table-cell>
          <table:table-cell office:value-type="float" office:value="636" table:style-name="ce119">
            <text:p><text:s text:c="3"/>636</text:p>
          </table:table-cell>
          <table:table-cell office:value-type="float" office:value="299" table:style-name="ce119">
            <text:p><text:s text:c="3"/>29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94" table:style-name="ce119">
            <text:p><text:s text:c="3"/>294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88"/>
          <table:table-cell table:number-columns-repeated="16324"/>
        </table:table-row>
        <table:table-row table:style-name="ro23">
          <table:table-cell office:value-type="string" table:style-name="ce135">
            <text:p>11 月</text:p>
          </table:table-cell>
          <table:table-cell office:value-type="string" table:style-name="ce306">
            <text:p>男</text:p>
          </table:table-cell>
          <table:table-cell office:value-type="float" office:value="10989" table:style-name="ce124">
            <text:p><text:s text:c="3"/>10,989</text:p>
          </table:table-cell>
          <table:table-cell office:value-type="float" office:value="10516" table:style-name="ce124">
            <text:p><text:s text:c="3"/>10,516</text:p>
          </table:table-cell>
          <table:table-cell office:value-type="float" office:value="10514" table:style-name="ce124">
            <text:p><text:s text:c="3"/>10,5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7" table:style-name="ce124">
            <text:p><text:s text:c="3"/>8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332" table:style-name="ce124">
            <text:p><text:s text:c="3"/>332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87" table:style-name="ce124">
            <text:p><text:s text:c="3"/>87</text:p>
          </table:table-cell>
          <table:table-cell office:value-type="float" office:value="242" table:style-name="ce124">
            <text:p><text:s text:c="3"/>24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40" table:style-name="ce125">
            <text:p><text:s text:c="3"/>240</text:p>
          </table:table-cell>
          <table:table-cell office:value-type="float" office:value="10989" table:style-name="ce124">
            <text:p><text:s text:c="3"/>10,989</text:p>
          </table:table-cell>
          <table:table-cell office:value-type="float" office:value="10516" table:style-name="ce124">
            <text:p><text:s text:c="3"/>10,516</text:p>
          </table:table-cell>
          <table:table-cell office:value-type="float" office:value="10514" table:style-name="ce124">
            <text:p><text:s text:c="3"/>10,5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7" table:style-name="ce124">
            <text:p><text:s text:c="3"/>8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332" table:style-name="ce124">
            <text:p><text:s text:c="3"/>332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87" table:style-name="ce124">
            <text:p><text:s text:c="3"/>87</text:p>
          </table:table-cell>
          <table:table-cell office:value-type="float" office:value="242" table:style-name="ce124">
            <text:p><text:s text:c="3"/>24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40" table:style-name="ce124">
            <text:p><text:s text:c="3"/>240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7">
            <text:p>女</text:p>
          </table:table-cell>
          <table:table-cell office:value-type="float" office:value="10989" table:style-name="ce129">
            <text:p><text:s text:c="3"/>10,989</text:p>
          </table:table-cell>
          <table:table-cell office:value-type="float" office:value="9729" table:style-name="ce129">
            <text:p><text:s text:c="3"/>9,729</text:p>
          </table:table-cell>
          <table:table-cell office:value-type="float" office:value="9728" table:style-name="ce129">
            <text:p><text:s text:c="3"/>9,72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84" table:style-name="ce129">
            <text:p><text:s text:c="3"/>484</text:p>
          </table:table-cell>
          <table:table-cell office:value-type="float" office:value="88" table:style-name="ce129">
            <text:p><text:s text:c="3"/>88</text:p>
          </table:table-cell>
          <table:table-cell office:value-type="float" office:value="396" table:style-name="ce129">
            <text:p><text:s text:c="3"/>396</text:p>
          </table:table-cell>
          <table:table-cell office:value-type="float" office:value="54" table:style-name="ce129">
            <text:p><text:s text:c="3"/>54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722" table:style-name="ce129">
            <text:p><text:s text:c="3"/>722</text:p>
          </table:table-cell>
          <table:table-cell office:value-type="float" office:value="119" table:style-name="ce129">
            <text:p><text:s text:c="3"/>119</text:p>
          </table:table-cell>
          <table:table-cell office:value-type="float" office:value="603" table:style-name="ce129">
            <text:p><text:s text:c="3"/>603</text:p>
          </table:table-cell>
          <table:table-cell office:value-type="float" office:value="665" table:style-name="ce129">
            <text:p><text:s text:c="3"/>665</text:p>
          </table:table-cell>
          <table:table-cell office:value-type="float" office:value="116" table:style-name="ce129">
            <text:p><text:s text:c="3"/>116</text:p>
          </table:table-cell>
          <table:table-cell office:value-type="float" office:value="549" table:style-name="ce129">
            <text:p><text:s text:c="3"/>549</text:p>
          </table:table-cell>
          <table:table-cell office:value-type="float" office:value="57" table:style-name="ce129">
            <text:p><text:s text:c="3"/>57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4" table:style-name="ce130">
            <text:p><text:s text:c="3"/>54</text:p>
          </table:table-cell>
          <table:table-cell office:value-type="float" office:value="10989" table:style-name="ce129">
            <text:p><text:s text:c="3"/>10,989</text:p>
          </table:table-cell>
          <table:table-cell office:value-type="float" office:value="9729" table:style-name="ce129">
            <text:p><text:s text:c="3"/>9,729</text:p>
          </table:table-cell>
          <table:table-cell office:value-type="float" office:value="9728" table:style-name="ce129">
            <text:p><text:s text:c="3"/>9,72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84" table:style-name="ce129">
            <text:p><text:s text:c="3"/>484</text:p>
          </table:table-cell>
          <table:table-cell office:value-type="float" office:value="88" table:style-name="ce129">
            <text:p><text:s text:c="3"/>88</text:p>
          </table:table-cell>
          <table:table-cell office:value-type="float" office:value="396" table:style-name="ce129">
            <text:p><text:s text:c="3"/>396</text:p>
          </table:table-cell>
          <table:table-cell office:value-type="float" office:value="54" table:style-name="ce129">
            <text:p><text:s text:c="3"/>54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722" table:style-name="ce129">
            <text:p><text:s text:c="3"/>722</text:p>
          </table:table-cell>
          <table:table-cell office:value-type="float" office:value="119" table:style-name="ce129">
            <text:p><text:s text:c="3"/>119</text:p>
          </table:table-cell>
          <table:table-cell office:value-type="float" office:value="603" table:style-name="ce129">
            <text:p><text:s text:c="3"/>603</text:p>
          </table:table-cell>
          <table:table-cell office:value-type="float" office:value="665" table:style-name="ce129">
            <text:p><text:s text:c="3"/>665</text:p>
          </table:table-cell>
          <table:table-cell office:value-type="float" office:value="116" table:style-name="ce129">
            <text:p><text:s text:c="3"/>116</text:p>
          </table:table-cell>
          <table:table-cell office:value-type="float" office:value="549" table:style-name="ce129">
            <text:p><text:s text:c="3"/>549</text:p>
          </table:table-cell>
          <table:table-cell office:value-type="float" office:value="57" table:style-name="ce129">
            <text:p><text:s text:c="3"/>57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4" table:style-name="ce129">
            <text:p><text:s text:c="3"/>54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305">
            <text:p>計</text:p>
          </table:table-cell>
          <table:table-cell office:value-type="float" office:value="30690" table:style-name="ce119">
            <text:p><text:s text:c="3"/>30,690</text:p>
          </table:table-cell>
          <table:table-cell office:value-type="float" office:value="28955" table:style-name="ce119">
            <text:p><text:s text:c="3"/>28,955</text:p>
          </table:table-cell>
          <table:table-cell office:value-type="float" office:value="28951" table:style-name="ce119">
            <text:p><text:s text:c="3"/>28,95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89" table:style-name="ce119">
            <text:p><text:s text:c="3"/>489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132" table:style-name="ce119">
            <text:p><text:s text:c="3"/>13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1114" table:style-name="ce119">
            <text:p><text:s text:c="3"/>1,114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944" table:style-name="ce119">
            <text:p><text:s text:c="3"/>944</text:p>
          </table:table-cell>
          <table:table-cell office:value-type="float" office:value="819" table:style-name="ce119">
            <text:p><text:s text:c="3"/>819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650" table:style-name="ce119">
            <text:p><text:s text:c="3"/>650</text:p>
          </table:table-cell>
          <table:table-cell office:value-type="float" office:value="295" table:style-name="ce119">
            <text:p><text:s text:c="3"/>29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4" table:style-name="ce120">
            <text:p><text:s text:c="3"/>294</text:p>
          </table:table-cell>
          <table:table-cell office:value-type="float" office:value="30690" table:style-name="ce119">
            <text:p><text:s text:c="3"/>30,690</text:p>
          </table:table-cell>
          <table:table-cell office:value-type="float" office:value="28955" table:style-name="ce119">
            <text:p><text:s text:c="3"/>28,955</text:p>
          </table:table-cell>
          <table:table-cell office:value-type="float" office:value="28951" table:style-name="ce119">
            <text:p><text:s text:c="3"/>28,95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89" table:style-name="ce119">
            <text:p><text:s text:c="3"/>489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132" table:style-name="ce119">
            <text:p><text:s text:c="3"/>13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1114" table:style-name="ce119">
            <text:p><text:s text:c="3"/>1,114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944" table:style-name="ce119">
            <text:p><text:s text:c="3"/>944</text:p>
          </table:table-cell>
          <table:table-cell office:value-type="float" office:value="819" table:style-name="ce119">
            <text:p><text:s text:c="3"/>819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650" table:style-name="ce119">
            <text:p><text:s text:c="3"/>650</text:p>
          </table:table-cell>
          <table:table-cell office:value-type="float" office:value="295" table:style-name="ce119">
            <text:p><text:s text:c="3"/>29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4" table:style-name="ce119">
            <text:p><text:s text:c="3"/>294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88"/>
          <table:table-cell table:number-columns-repeated="16324"/>
        </table:table-row>
        <table:table-row table:style-name="ro23">
          <table:table-cell office:value-type="string" table:style-name="ce135">
            <text:p>12 月</text:p>
          </table:table-cell>
          <table:table-cell office:value-type="string" table:style-name="ce306">
            <text:p>男</text:p>
          </table:table-cell>
          <table:table-cell office:value-type="float" office:value="15345" table:style-name="ce124">
            <text:p><text:s text:c="3"/>15,345</text:p>
          </table:table-cell>
          <table:table-cell office:value-type="float" office:value="14896" table:style-name="ce124">
            <text:p><text:s text:c="3"/>14,896</text:p>
          </table:table-cell>
          <table:table-cell office:value-type="float" office:value="14894" table:style-name="ce124">
            <text:p><text:s text:c="3"/>14,89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4">
            <text:p><text:s text:c="3"/>316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0" table:style-name="ce124">
            <text:p><text:s text:c="3"/>100</text:p>
          </table:table-cell>
          <table:table-cell office:value-type="float" office:value="217" table:style-name="ce124">
            <text:p><text:s text:c="3"/>21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16" table:style-name="ce125">
            <text:p><text:s text:c="3"/>216</text:p>
          </table:table-cell>
          <table:table-cell office:value-type="float" office:value="15345" table:style-name="ce124">
            <text:p><text:s text:c="3"/>15,345</text:p>
          </table:table-cell>
          <table:table-cell office:value-type="float" office:value="14896" table:style-name="ce124">
            <text:p><text:s text:c="3"/>14,896</text:p>
          </table:table-cell>
          <table:table-cell office:value-type="float" office:value="14894" table:style-name="ce124">
            <text:p><text:s text:c="3"/>14,89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4">
            <text:p><text:s text:c="3"/>316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0" table:style-name="ce124">
            <text:p><text:s text:c="3"/>100</text:p>
          </table:table-cell>
          <table:table-cell office:value-type="float" office:value="217" table:style-name="ce124">
            <text:p><text:s text:c="3"/>21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16" table:style-name="ce124">
            <text:p><text:s text:c="3"/>216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88"/>
          <table:table-cell table:number-columns-repeated="16324"/>
        </table:table-row>
        <table:table-row table:style-name="ro24">
          <table:table-cell table:style-name="ce167"/>
          <table:table-cell office:value-type="string" table:style-name="ce307">
            <text:p>女</text:p>
          </table:table-cell>
          <table:table-cell office:value-type="float" office:value="15345" table:style-name="ce129">
            <text:p><text:s text:c="3"/>15,345</text:p>
          </table:table-cell>
          <table:table-cell office:value-type="float" office:value="14059" table:style-name="ce129">
            <text:p><text:s text:c="3"/>14,059</text:p>
          </table:table-cell>
          <table:table-cell office:value-type="float" office:value="14057" table:style-name="ce129">
            <text:p><text:s text:c="3"/>14,05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77" table:style-name="ce129">
            <text:p><text:s text:c="3"/>77</text:p>
          </table:table-cell>
          <table:table-cell office:value-type="float" office:value="341" table:style-name="ce129">
            <text:p><text:s text:c="3"/>341</text:p>
          </table:table-cell>
          <table:table-cell office:value-type="float" office:value="73" table:style-name="ce129">
            <text:p><text:s text:c="3"/>73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69" table:style-name="ce129">
            <text:p><text:s text:c="3"/>69</text:p>
          </table:table-cell>
          <table:table-cell office:value-type="float" office:value="795" table:style-name="ce129">
            <text:p><text:s text:c="3"/>795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717" table:style-name="ce129">
            <text:p><text:s text:c="3"/>717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550" table:style-name="ce129">
            <text:p><text:s text:c="3"/>550</text:p>
          </table:table-cell>
          <table:table-cell office:value-type="float" office:value="78" table:style-name="ce129">
            <text:p><text:s text:c="3"/>78</text:p>
          </table:table-cell>
          <table:table-cell office:value-type="float" office:value="0" table:style-name="ce129">
            <text:p>—</text:p>
          </table:table-cell>
          <table:table-cell office:value-type="float" office:value="78" table:style-name="ce130">
            <text:p><text:s text:c="3"/>78</text:p>
          </table:table-cell>
          <table:table-cell office:value-type="float" office:value="15345" table:style-name="ce129">
            <text:p><text:s text:c="3"/>15,345</text:p>
          </table:table-cell>
          <table:table-cell office:value-type="float" office:value="14059" table:style-name="ce129">
            <text:p><text:s text:c="3"/>14,059</text:p>
          </table:table-cell>
          <table:table-cell office:value-type="float" office:value="14057" table:style-name="ce129">
            <text:p><text:s text:c="3"/>14,05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77" table:style-name="ce129">
            <text:p><text:s text:c="3"/>77</text:p>
          </table:table-cell>
          <table:table-cell office:value-type="float" office:value="341" table:style-name="ce129">
            <text:p><text:s text:c="3"/>341</text:p>
          </table:table-cell>
          <table:table-cell office:value-type="float" office:value="73" table:style-name="ce129">
            <text:p><text:s text:c="3"/>73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69" table:style-name="ce129">
            <text:p><text:s text:c="3"/>69</text:p>
          </table:table-cell>
          <table:table-cell office:value-type="float" office:value="795" table:style-name="ce129">
            <text:p><text:s text:c="3"/>795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717" table:style-name="ce129">
            <text:p><text:s text:c="3"/>717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550" table:style-name="ce129">
            <text:p><text:s text:c="3"/>550</text:p>
          </table:table-cell>
          <table:table-cell office:value-type="float" office:value="78" table:style-name="ce129">
            <text:p><text:s text:c="3"/>78</text:p>
          </table:table-cell>
          <table:table-cell office:value-type="float" office:value="0" table:style-name="ce129">
            <text:p>—</text:p>
          </table:table-cell>
          <table:table-cell office:value-type="float" office:value="78" table:style-name="ce129">
            <text:p><text:s text:c="3"/>78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88"/>
          <table:table-cell table:number-columns-repeated="16324"/>
        </table:table-row>
        <table:table-row table:style-name="ro25">
          <table:table-cell office:value-type="string" table:number-columns-spanned="1" table:number-rows-spanned="3" table:style-name="ce333">
            <text:p>108年</text:p>
            <text:p>截至11月止</text:p>
          </table:table-cell>
          <table:table-cell office:value-type="string" table:style-name="ce116">
            <text:p>計</text:p>
          </table:table-cell>
          <table:table-cell office:value-type="float" office:value="241186" table:style-name="ce75">
            <text:p><text:s text:c="3"/>241,186</text:p>
          </table:table-cell>
          <table:table-cell office:value-type="float" office:value="221962" table:style-name="ce75">
            <text:p><text:s text:c="3"/>221,962</text:p>
          </table:table-cell>
          <table:table-cell office:value-type="float" office:value="221905" table:style-name="ce75">
            <text:p><text:s text:c="3"/>221,905</text:p>
          </table:table-cell>
          <table:table-cell office:value-type="float" office:value="57" table:style-name="ce75">
            <text:p><text:s text:c="3"/>57</text:p>
          </table:table-cell>
          <table:table-cell office:value-type="float" office:value="6115" table:style-name="ce75">
            <text:p><text:s text:c="3"/>6,115</text:p>
          </table:table-cell>
          <table:table-cell office:value-type="float" office:value="973" table:style-name="ce75">
            <text:p><text:s text:c="3"/>973</text:p>
          </table:table-cell>
          <table:table-cell office:value-type="float" office:value="5142" table:style-name="ce75">
            <text:p><text:s text:c="3"/>5,142</text:p>
          </table:table-cell>
          <table:table-cell office:value-type="float" office:value="1413" table:style-name="ce75">
            <text:p><text:s text:c="3"/>1,413</text:p>
          </table:table-cell>
          <table:table-cell office:value-type="float" office:value="77" table:style-name="ce75">
            <text:p><text:s text:c="3"/>77</text:p>
          </table:table-cell>
          <table:table-cell office:value-type="float" office:value="1336" table:style-name="ce75">
            <text:p><text:s text:c="3"/>1,336</text:p>
          </table:table-cell>
          <table:table-cell office:value-type="float" office:value="11696" table:style-name="ce75">
            <text:p><text:s text:c="3"/>11,696</text:p>
          </table:table-cell>
          <table:table-cell office:value-type="float" office:value="1529" table:style-name="ce75">
            <text:p><text:s text:c="3"/>1,529</text:p>
          </table:table-cell>
          <table:table-cell office:value-type="float" office:value="10167" table:style-name="ce75">
            <text:p><text:s text:c="3"/>10,167</text:p>
          </table:table-cell>
          <table:table-cell office:value-type="float" office:value="8181" table:style-name="ce75">
            <text:p><text:s text:c="3"/>8,181</text:p>
          </table:table-cell>
          <table:table-cell office:value-type="float" office:value="1498" table:style-name="ce75">
            <text:p><text:s text:c="3"/>1,498</text:p>
          </table:table-cell>
          <table:table-cell office:value-type="float" office:value="6683" table:style-name="ce75">
            <text:p><text:s text:c="3"/>6,683</text:p>
          </table:table-cell>
          <table:table-cell office:value-type="float" office:value="3515" table:style-name="ce75">
            <text:p><text:s text:c="3"/>3,515</text:p>
          </table:table-cell>
          <table:table-cell office:value-type="float" office:value="31" table:style-name="ce75">
            <text:p><text:s text:c="3"/>31</text:p>
          </table:table-cell>
          <table:table-cell office:value-type="float" office:value="3484" table:style-name="ce114">
            <text:p><text:s text:c="3"/>3,484</text:p>
          </table:table-cell>
          <table:table-cell office:value-type="float" office:value="235940" table:style-name="ce118">
            <text:p><text:s text:c="3"/>235,940</text:p>
          </table:table-cell>
          <table:table-cell office:value-type="float" office:value="216858" table:style-name="ce119">
            <text:p><text:s text:c="3"/>216,858</text:p>
          </table:table-cell>
          <table:table-cell office:value-type="float" office:value="216802" table:style-name="ce119">
            <text:p><text:s text:c="3"/>216,80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113" table:style-name="ce119">
            <text:p><text:s text:c="3"/>6,113</text:p>
          </table:table-cell>
          <table:table-cell office:value-type="float" office:value="971" table:style-name="ce119">
            <text:p><text:s text:c="3"/>971</text:p>
          </table:table-cell>
          <table:table-cell office:value-type="float" office:value="5142" table:style-name="ce119">
            <text:p><text:s text:c="3"/>5,142</text:p>
          </table:table-cell>
          <table:table-cell office:value-type="float" office:value="1403" table:style-name="ce119">
            <text:p><text:s text:c="3"/>1,403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1336" table:style-name="ce119">
            <text:p><text:s text:c="3"/>1,336</text:p>
          </table:table-cell>
          <table:table-cell office:value-type="float" office:value="11566" table:style-name="ce119">
            <text:p><text:s text:c="3"/>11,566</text:p>
          </table:table-cell>
          <table:table-cell office:value-type="float" office:value="1520" table:style-name="ce119">
            <text:p><text:s text:c="3"/>1,520</text:p>
          </table:table-cell>
          <table:table-cell office:value-type="float" office:value="10046" table:style-name="ce119">
            <text:p><text:s text:c="3"/>10,046</text:p>
          </table:table-cell>
          <table:table-cell office:value-type="float" office:value="8174" table:style-name="ce119">
            <text:p><text:s text:c="3"/>8,174</text:p>
          </table:table-cell>
          <table:table-cell office:value-type="float" office:value="1491" table:style-name="ce119">
            <text:p><text:s text:c="3"/>1,491</text:p>
          </table:table-cell>
          <table:table-cell office:value-type="float" office:value="6683" table:style-name="ce119">
            <text:p><text:s text:c="3"/>6,683</text:p>
          </table:table-cell>
          <table:table-cell office:value-type="float" office:value="3392" table:style-name="ce119">
            <text:p><text:s text:c="3"/>3,392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3363" table:style-name="ce119">
            <text:p><text:s text:c="3"/>3,363</text:p>
          </table:table-cell>
          <table:table-cell office:value-type="float" office:value="5246" table:style-name="ce119">
            <text:p><text:s text:c="3"/>5,246</text:p>
          </table:table-cell>
          <table:table-cell office:value-type="float" office:value="5104" table:style-name="ce119">
            <text:p><text:s text:c="3"/>5,104</text:p>
          </table:table-cell>
          <table:table-cell office:value-type="float" office:value="5103" table:style-name="ce119">
            <text:p><text:s text:c="3"/>5,10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30" table:style-name="ce119">
            <text:p><text:s text:c="3"/>13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21" table:style-name="ce119">
            <text:p><text:s text:c="3"/>121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21" table:style-name="ce120">
            <text:p><text:s text:c="3"/>121</text:p>
          </table:table-cell>
          <table:table-cell table:style-name="ce288"/>
          <table:table-cell table:number-columns-repeated="16324"/>
        </table:table-row>
        <table:table-row table:style-name="ro24">
          <table:covered-table-cell/>
          <table:table-cell office:value-type="string" table:style-name="ce121">
            <text:p>男</text:p>
          </table:table-cell>
          <table:table-cell office:value-type="float" office:value="119644" table:style-name="ce57">
            <text:p><text:s text:c="3"/>119,644</text:p>
          </table:table-cell>
          <table:table-cell office:value-type="float" office:value="114284" table:style-name="ce57">
            <text:p><text:s text:c="3"/>114,284</text:p>
          </table:table-cell>
          <table:table-cell office:value-type="float" office:value="114243" table:style-name="ce57">
            <text:p><text:s text:c="3"/>114,243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888" table:style-name="ce57">
            <text:p><text:s text:c="3"/>888</text:p>
          </table:table-cell>
          <table:table-cell office:value-type="float" office:value="49" table:style-name="ce57">
            <text:p><text:s text:c="3"/>49</text:p>
          </table:table-cell>
          <table:table-cell office:value-type="float" office:value="839" table:style-name="ce57">
            <text:p><text:s text:c="3"/>839</text:p>
          </table:table-cell>
          <table:table-cell office:value-type="float" office:value="657" table:style-name="ce57">
            <text:p><text:s text:c="3"/>657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625" table:style-name="ce57">
            <text:p><text:s text:c="3"/>625</text:p>
          </table:table-cell>
          <table:table-cell office:value-type="float" office:value="3815" table:style-name="ce57">
            <text:p><text:s text:c="3"/>3,815</text:p>
          </table:table-cell>
          <table:table-cell office:value-type="float" office:value="61" table:style-name="ce57">
            <text:p><text:s text:c="3"/>61</text:p>
          </table:table-cell>
          <table:table-cell office:value-type="float" office:value="3754" table:style-name="ce57">
            <text:p><text:s text:c="3"/>3,754</text:p>
          </table:table-cell>
          <table:table-cell office:value-type="float" office:value="1053" table:style-name="ce57">
            <text:p><text:s text:c="3"/>1,053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1016" table:style-name="ce57">
            <text:p><text:s text:c="3"/>1,016</text:p>
          </table:table-cell>
          <table:table-cell office:value-type="float" office:value="2762" table:style-name="ce57">
            <text:p><text:s text:c="3"/>2,762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2738" table:style-name="ce92">
            <text:p><text:s text:c="3"/>2,738</text:p>
          </table:table-cell>
          <table:table-cell office:value-type="float" office:value="117970" table:style-name="ce123">
            <text:p><text:s text:c="3"/>117,970</text:p>
          </table:table-cell>
          <table:table-cell office:value-type="float" office:value="112719" table:style-name="ce124">
            <text:p><text:s text:c="3"/>112,719</text:p>
          </table:table-cell>
          <table:table-cell office:value-type="float" office:value="112679" table:style-name="ce124">
            <text:p><text:s text:c="3"/>112,679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888" table:style-name="ce124">
            <text:p><text:s text:c="3"/>888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839" table:style-name="ce124">
            <text:p><text:s text:c="3"/>839</text:p>
          </table:table-cell>
          <table:table-cell office:value-type="float" office:value="655" table:style-name="ce124">
            <text:p><text:s text:c="3"/>655</text:p>
          </table:table-cell>
          <table:table-cell office:value-type="float" office:value="30" table:style-name="ce124">
            <text:p><text:s text:c="3"/>30</text:p>
          </table:table-cell>
          <table:table-cell office:value-type="float" office:value="625" table:style-name="ce124">
            <text:p><text:s text:c="3"/>625</text:p>
          </table:table-cell>
          <table:table-cell office:value-type="float" office:value="3708" table:style-name="ce124">
            <text:p><text:s text:c="3"/>3,708</text:p>
          </table:table-cell>
          <table:table-cell office:value-type="float" office:value="57" table:style-name="ce124">
            <text:p><text:s text:c="3"/>57</text:p>
          </table:table-cell>
          <table:table-cell office:value-type="float" office:value="3651" table:style-name="ce124">
            <text:p><text:s text:c="3"/>3,651</text:p>
          </table:table-cell>
          <table:table-cell office:value-type="float" office:value="1051" table:style-name="ce124">
            <text:p><text:s text:c="3"/>1,051</text:p>
          </table:table-cell>
          <table:table-cell office:value-type="float" office:value="35" table:style-name="ce124">
            <text:p><text:s text:c="3"/>35</text:p>
          </table:table-cell>
          <table:table-cell office:value-type="float" office:value="1016" table:style-name="ce124">
            <text:p><text:s text:c="3"/>1,016</text:p>
          </table:table-cell>
          <table:table-cell office:value-type="float" office:value="2657" table:style-name="ce124">
            <text:p><text:s text:c="3"/>2,657</text:p>
          </table:table-cell>
          <table:table-cell office:value-type="float" office:value="22" table:style-name="ce124">
            <text:p><text:s text:c="3"/>22</text:p>
          </table:table-cell>
          <table:table-cell office:value-type="float" office:value="2635" table:style-name="ce124">
            <text:p><text:s text:c="3"/>2,635</text:p>
          </table:table-cell>
          <table:table-cell office:value-type="float" office:value="1674" table:style-name="ce124">
            <text:p><text:s text:c="3"/>1,674</text:p>
          </table:table-cell>
          <table:table-cell office:value-type="float" office:value="1565" table:style-name="ce124">
            <text:p><text:s text:c="3"/>1,565</text:p>
          </table:table-cell>
          <table:table-cell office:value-type="float" office:value="1564" table:style-name="ce124">
            <text:p><text:s text:c="3"/>1,56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07" table:style-name="ce124">
            <text:p><text:s text:c="3"/>107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05" table:style-name="ce124">
            <text:p><text:s text:c="3"/>10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3" table:style-name="ce125">
            <text:p><text:s text:c="3"/>103</text:p>
          </table:table-cell>
          <table:table-cell table:style-name="ce288"/>
          <table:table-cell table:number-columns-repeated="16324"/>
        </table:table-row>
        <table:table-row table:style-name="ro24">
          <table:covered-table-cell/>
          <table:table-cell office:value-type="string" table:style-name="ce121">
            <text:p>女</text:p>
          </table:table-cell>
          <table:table-cell office:value-type="float" office:value="121542" table:style-name="ce68">
            <text:p><text:s text:c="3"/>121,542</text:p>
          </table:table-cell>
          <table:table-cell office:value-type="float" office:value="107678" table:style-name="ce68">
            <text:p><text:s text:c="3"/>107,678</text:p>
          </table:table-cell>
          <table:table-cell office:value-type="float" office:value="107662" table:style-name="ce68">
            <text:p><text:s text:c="3"/>107,662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5227" table:style-name="ce68">
            <text:p><text:s text:c="3"/>5,227</text:p>
          </table:table-cell>
          <table:table-cell office:value-type="float" office:value="924" table:style-name="ce68">
            <text:p><text:s text:c="3"/>924</text:p>
          </table:table-cell>
          <table:table-cell office:value-type="float" office:value="4303" table:style-name="ce68">
            <text:p><text:s text:c="3"/>4,303</text:p>
          </table:table-cell>
          <table:table-cell office:value-type="float" office:value="756" table:style-name="ce68">
            <text:p><text:s text:c="3"/>756</text:p>
          </table:table-cell>
          <table:table-cell office:value-type="float" office:value="45" table:style-name="ce68">
            <text:p><text:s text:c="3"/>45</text:p>
          </table:table-cell>
          <table:table-cell office:value-type="float" office:value="711" table:style-name="ce68">
            <text:p><text:s text:c="3"/>711</text:p>
          </table:table-cell>
          <table:table-cell office:value-type="float" office:value="7881" table:style-name="ce68">
            <text:p><text:s text:c="3"/>7,881</text:p>
          </table:table-cell>
          <table:table-cell office:value-type="float" office:value="1468" table:style-name="ce68">
            <text:p><text:s text:c="3"/>1,468</text:p>
          </table:table-cell>
          <table:table-cell office:value-type="float" office:value="6413" table:style-name="ce68">
            <text:p><text:s text:c="3"/>6,413</text:p>
          </table:table-cell>
          <table:table-cell office:value-type="float" office:value="7128" table:style-name="ce68">
            <text:p><text:s text:c="3"/>7,128</text:p>
          </table:table-cell>
          <table:table-cell office:value-type="float" office:value="1461" table:style-name="ce68">
            <text:p><text:s text:c="3"/>1,461</text:p>
          </table:table-cell>
          <table:table-cell office:value-type="float" office:value="5667" table:style-name="ce68">
            <text:p><text:s text:c="3"/>5,667</text:p>
          </table:table-cell>
          <table:table-cell office:value-type="float" office:value="753" table:style-name="ce68">
            <text:p><text:s text:c="3"/>753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746" table:style-name="ce97">
            <text:p><text:s text:c="3"/>746</text:p>
          </table:table-cell>
          <table:table-cell office:value-type="float" office:value="117970" table:style-name="ce128">
            <text:p><text:s text:c="3"/>117,970</text:p>
          </table:table-cell>
          <table:table-cell office:value-type="float" office:value="104139" table:style-name="ce129">
            <text:p><text:s text:c="3"/>104,139</text:p>
          </table:table-cell>
          <table:table-cell office:value-type="float" office:value="104123" table:style-name="ce129">
            <text:p><text:s text:c="3"/>104,123</text:p>
          </table:table-cell>
          <table:table-cell office:value-type="float" office:value="16" table:style-name="ce129">
            <text:p><text:s text:c="3"/>16</text:p>
          </table:table-cell>
          <table:table-cell office:value-type="float" office:value="5225" table:style-name="ce129">
            <text:p><text:s text:c="3"/>5,225</text:p>
          </table:table-cell>
          <table:table-cell office:value-type="float" office:value="922" table:style-name="ce129">
            <text:p><text:s text:c="3"/>922</text:p>
          </table:table-cell>
          <table:table-cell office:value-type="float" office:value="4303" table:style-name="ce129">
            <text:p><text:s text:c="3"/>4,303</text:p>
          </table:table-cell>
          <table:table-cell office:value-type="float" office:value="748" table:style-name="ce129">
            <text:p><text:s text:c="3"/>748</text:p>
          </table:table-cell>
          <table:table-cell office:value-type="float" office:value="37" table:style-name="ce129">
            <text:p><text:s text:c="3"/>37</text:p>
          </table:table-cell>
          <table:table-cell office:value-type="float" office:value="711" table:style-name="ce129">
            <text:p><text:s text:c="3"/>711</text:p>
          </table:table-cell>
          <table:table-cell office:value-type="float" office:value="7858" table:style-name="ce129">
            <text:p><text:s text:c="3"/>7,858</text:p>
          </table:table-cell>
          <table:table-cell office:value-type="float" office:value="1463" table:style-name="ce129">
            <text:p><text:s text:c="3"/>1,463</text:p>
          </table:table-cell>
          <table:table-cell office:value-type="float" office:value="6395" table:style-name="ce129">
            <text:p><text:s text:c="3"/>6,395</text:p>
          </table:table-cell>
          <table:table-cell office:value-type="float" office:value="7123" table:style-name="ce129">
            <text:p><text:s text:c="3"/>7,123</text:p>
          </table:table-cell>
          <table:table-cell office:value-type="float" office:value="1456" table:style-name="ce129">
            <text:p><text:s text:c="3"/>1,456</text:p>
          </table:table-cell>
          <table:table-cell office:value-type="float" office:value="5667" table:style-name="ce129">
            <text:p><text:s text:c="3"/>5,667</text:p>
          </table:table-cell>
          <table:table-cell office:value-type="float" office:value="735" table:style-name="ce129">
            <text:p><text:s text:c="3"/>735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728" table:style-name="ce129">
            <text:p><text:s text:c="3"/>728</text:p>
          </table:table-cell>
          <table:table-cell office:value-type="float" office:value="3572" table:style-name="ce129">
            <text:p><text:s text:c="3"/>3,572</text:p>
          </table:table-cell>
          <table:table-cell office:value-type="float" office:value="3539" table:style-name="ce129">
            <text:p><text:s text:c="3"/>3,539</text:p>
          </table:table-cell>
          <table:table-cell office:value-type="float" office:value="3539" table:style-name="ce129">
            <text:p><text:s text:c="3"/>3,539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0" table:style-name="ce129">
            <text:p>—</text:p>
          </table:table-cell>
          <table:table-cell office:value-type="float" office:value="23" table:style-name="ce129">
            <text:p><text:s text:c="3"/>23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18" table:style-name="ce129">
            <text:p><text:s text:c="3"/>18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0" table:style-name="ce129">
            <text:p>—</text:p>
          </table:table-cell>
          <table:table-cell office:value-type="float" office:value="18" table:style-name="ce129">
            <text:p><text:s text:c="3"/>18</text:p>
          </table:table-cell>
          <table:table-cell office:value-type="float" office:value="0" table:style-name="ce129">
            <text:p>—</text:p>
          </table:table-cell>
          <table:table-cell office:value-type="float" office:value="18" table:style-name="ce130">
            <text:p><text:s text:c="3"/>18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7804" table:style-name="ce308">
            <text:p><text:s text:c="3"/>27,804</text:p>
          </table:table-cell>
          <table:table-cell office:value-type="float" office:value="25797" table:style-name="ce308">
            <text:p><text:s text:c="3"/>25,797</text:p>
          </table:table-cell>
          <table:table-cell office:value-type="float" office:value="25792" table:style-name="ce308">
            <text:p><text:s text:c="3"/>25,792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691" table:style-name="ce308">
            <text:p><text:s text:c="3"/>691</text:p>
          </table:table-cell>
          <table:table-cell office:value-type="float" office:value="108" table:style-name="ce308">
            <text:p><text:s text:c="3"/>108</text:p>
          </table:table-cell>
          <table:table-cell office:value-type="float" office:value="583" table:style-name="ce308">
            <text:p><text:s text:c="3"/>583</text:p>
          </table:table-cell>
          <table:table-cell office:value-type="float" office:value="105" table:style-name="ce308">
            <text:p><text:s text:c="3"/>105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100" table:style-name="ce308">
            <text:p><text:s text:c="3"/>100</text:p>
          </table:table-cell>
          <table:table-cell office:value-type="float" office:value="1211" table:style-name="ce308">
            <text:p><text:s text:c="3"/>1,211</text:p>
          </table:table-cell>
          <table:table-cell office:value-type="float" office:value="160" table:style-name="ce308">
            <text:p><text:s text:c="3"/>160</text:p>
          </table:table-cell>
          <table:table-cell office:value-type="float" office:value="1051" table:style-name="ce308">
            <text:p><text:s text:c="3"/>1,051</text:p>
          </table:table-cell>
          <table:table-cell office:value-type="float" office:value="870" table:style-name="ce308">
            <text:p><text:s text:c="3"/>870</text:p>
          </table:table-cell>
          <table:table-cell office:value-type="float" office:value="154" table:style-name="ce308">
            <text:p><text:s text:c="3"/>154</text:p>
          </table:table-cell>
          <table:table-cell office:value-type="float" office:value="716" table:style-name="ce308">
            <text:p><text:s text:c="3"/>716</text:p>
          </table:table-cell>
          <table:table-cell office:value-type="float" office:value="341" table:style-name="ce308">
            <text:p><text:s text:c="3"/>341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335" table:style-name="ce309">
            <text:p><text:s text:c="3"/>335</text:p>
          </table:table-cell>
          <table:table-cell office:value-type="float" office:value="27804" table:style-name="ce308">
            <text:p><text:s text:c="3"/>27,804</text:p>
          </table:table-cell>
          <table:table-cell office:value-type="float" office:value="25797" table:style-name="ce308">
            <text:p><text:s text:c="3"/>25,797</text:p>
          </table:table-cell>
          <table:table-cell office:value-type="float" office:value="25792" table:style-name="ce308">
            <text:p><text:s text:c="3"/>25,792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691" table:style-name="ce308">
            <text:p><text:s text:c="3"/>691</text:p>
          </table:table-cell>
          <table:table-cell office:value-type="float" office:value="108" table:style-name="ce308">
            <text:p><text:s text:c="3"/>108</text:p>
          </table:table-cell>
          <table:table-cell office:value-type="float" office:value="583" table:style-name="ce308">
            <text:p><text:s text:c="3"/>583</text:p>
          </table:table-cell>
          <table:table-cell office:value-type="float" office:value="105" table:style-name="ce308">
            <text:p><text:s text:c="3"/>105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100" table:style-name="ce308">
            <text:p><text:s text:c="3"/>100</text:p>
          </table:table-cell>
          <table:table-cell office:value-type="float" office:value="1211" table:style-name="ce308">
            <text:p><text:s text:c="3"/>1,211</text:p>
          </table:table-cell>
          <table:table-cell office:value-type="float" office:value="160" table:style-name="ce308">
            <text:p><text:s text:c="3"/>160</text:p>
          </table:table-cell>
          <table:table-cell office:value-type="float" office:value="1051" table:style-name="ce308">
            <text:p><text:s text:c="3"/>1,051</text:p>
          </table:table-cell>
          <table:table-cell office:value-type="float" office:value="870" table:style-name="ce308">
            <text:p><text:s text:c="3"/>870</text:p>
          </table:table-cell>
          <table:table-cell office:value-type="float" office:value="154" table:style-name="ce308">
            <text:p><text:s text:c="3"/>154</text:p>
          </table:table-cell>
          <table:table-cell office:value-type="float" office:value="716" table:style-name="ce308">
            <text:p><text:s text:c="3"/>716</text:p>
          </table:table-cell>
          <table:table-cell office:value-type="float" office:value="341" table:style-name="ce308">
            <text:p><text:s text:c="3"/>341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335" table:style-name="ce308">
            <text:p><text:s text:c="3"/>335</text:p>
          </table:table-cell>
          <table:table-cell table:style-name="ce310"/>
          <table:table-cell table:number-columns-repeated="17" table:style-name="ce308"/>
          <table:table-cell table:style-name="ce309"/>
          <table:table-cell table:style-name="ce288"/>
          <table:table-cell table:number-columns-repeated="16324"/>
        </table:table-row>
        <table:table-row table:style-name="ro23">
          <table:table-cell office:value-type="string" table:style-name="ce311">
            <text:p>1 月</text:p>
          </table:table-cell>
          <table:table-cell office:value-type="string" table:style-name="ce179">
            <text:p>男</text:p>
          </table:table-cell>
          <table:table-cell office:value-type="float" office:value="13902" table:style-name="ce312">
            <text:p><text:s text:c="3"/>13,902</text:p>
          </table:table-cell>
          <table:table-cell office:value-type="float" office:value="13387" table:style-name="ce312">
            <text:p><text:s text:c="3"/>13,387</text:p>
          </table:table-cell>
          <table:table-cell office:value-type="float" office:value="13383" table:style-name="ce313">
            <text:p><text:s text:c="3"/>13,383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86" table:style-name="ce313">
            <text:p><text:s text:c="3"/>86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84" table:style-name="ce313">
            <text:p><text:s text:c="3"/>84</text:p>
          </table:table-cell>
          <table:table-cell office:value-type="float" office:value="40" table:style-name="ce314">
            <text:p><text:s text:c="3"/>40</text:p>
          </table:table-cell>
          <table:table-cell office:value-type="float" office:value="0" table:style-name="ce313">
            <text:p>—</text:p>
          </table:table-cell>
          <table:table-cell office:value-type="float" office:value="40" table:style-name="ce315">
            <text:p><text:s text:c="3"/>40</text:p>
          </table:table-cell>
          <table:table-cell office:value-type="float" office:value="389" table:style-name="ce312">
            <text:p><text:s text:c="3"/>389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382" table:style-name="ce312">
            <text:p><text:s text:c="3"/>382</text:p>
          </table:table-cell>
          <table:table-cell office:value-type="float" office:value="123" table:style-name="ce312">
            <text:p><text:s text:c="3"/>12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120" table:style-name="ce312">
            <text:p><text:s text:c="3"/>120</text:p>
          </table:table-cell>
          <table:table-cell office:value-type="float" office:value="266" table:style-name="ce312">
            <text:p><text:s text:c="3"/>266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262" table:style-name="ce316">
            <text:p><text:s text:c="3"/>262</text:p>
          </table:table-cell>
          <table:table-cell office:value-type="float" office:value="13902" table:style-name="ce312">
            <text:p><text:s text:c="3"/>13,902</text:p>
          </table:table-cell>
          <table:table-cell office:value-type="float" office:value="13387" table:style-name="ce312">
            <text:p><text:s text:c="3"/>13,387</text:p>
          </table:table-cell>
          <table:table-cell office:value-type="float" office:value="13383" table:style-name="ce313">
            <text:p><text:s text:c="3"/>13,383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86" table:style-name="ce313">
            <text:p><text:s text:c="3"/>86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84" table:style-name="ce313">
            <text:p><text:s text:c="3"/>84</text:p>
          </table:table-cell>
          <table:table-cell office:value-type="float" office:value="40" table:style-name="ce314">
            <text:p><text:s text:c="3"/>40</text:p>
          </table:table-cell>
          <table:table-cell office:value-type="float" office:value="0" table:style-name="ce313">
            <text:p>—</text:p>
          </table:table-cell>
          <table:table-cell office:value-type="float" office:value="40" table:style-name="ce315">
            <text:p><text:s text:c="3"/>40</text:p>
          </table:table-cell>
          <table:table-cell office:value-type="float" office:value="389" table:style-name="ce312">
            <text:p><text:s text:c="3"/>389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382" table:style-name="ce312">
            <text:p><text:s text:c="3"/>382</text:p>
          </table:table-cell>
          <table:table-cell office:value-type="float" office:value="123" table:style-name="ce312">
            <text:p><text:s text:c="3"/>12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120" table:style-name="ce312">
            <text:p><text:s text:c="3"/>120</text:p>
          </table:table-cell>
          <table:table-cell office:value-type="float" office:value="266" table:style-name="ce312">
            <text:p><text:s text:c="3"/>266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262" table:style-name="ce312">
            <text:p><text:s text:c="3"/>262</text:p>
          </table:table-cell>
          <table:table-cell table:style-name="ce317"/>
          <table:table-cell table:style-name="ce312"/>
          <table:table-cell table:number-columns-repeated="5" table:style-name="ce313"/>
          <table:table-cell table:style-name="ce314"/>
          <table:table-cell table:style-name="ce313"/>
          <table:table-cell table:style-name="ce315"/>
          <table:table-cell table:number-columns-repeated="8" table:style-name="ce312"/>
          <table:table-cell table:style-name="ce316"/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4">
            <text:p>女</text:p>
          </table:table-cell>
          <table:table-cell office:value-type="float" office:value="13902" table:style-name="ce318">
            <text:p><text:s text:c="3"/>13,902</text:p>
          </table:table-cell>
          <table:table-cell office:value-type="float" office:value="12410" table:style-name="ce318">
            <text:p><text:s text:c="3"/>12,410</text:p>
          </table:table-cell>
          <table:table-cell office:value-type="float" office:value="12409" table:style-name="ce319">
            <text:p><text:s text:c="3"/>12,409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605" table:style-name="ce319">
            <text:p><text:s text:c="3"/>605</text:p>
          </table:table-cell>
          <table:table-cell office:value-type="float" office:value="106" table:style-name="ce319">
            <text:p><text:s text:c="3"/>106</text:p>
          </table:table-cell>
          <table:table-cell office:value-type="float" office:value="499" table:style-name="ce319">
            <text:p><text:s text:c="3"/>499</text:p>
          </table:table-cell>
          <table:table-cell office:value-type="float" office:value="65" table:style-name="ce320">
            <text:p><text:s text:c="3"/>65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822" table:style-name="ce318">
            <text:p><text:s text:c="3"/>822</text:p>
          </table:table-cell>
          <table:table-cell office:value-type="float" office:value="153" table:style-name="ce318">
            <text:p><text:s text:c="3"/>153</text:p>
          </table:table-cell>
          <table:table-cell office:value-type="float" office:value="669" table:style-name="ce318">
            <text:p><text:s text:c="3"/>669</text:p>
          </table:table-cell>
          <table:table-cell office:value-type="float" office:value="747" table:style-name="ce318">
            <text:p><text:s text:c="3"/>747</text:p>
          </table:table-cell>
          <table:table-cell office:value-type="float" office:value="151" table:style-name="ce318">
            <text:p><text:s text:c="3"/>151</text:p>
          </table:table-cell>
          <table:table-cell office:value-type="float" office:value="596" table:style-name="ce318">
            <text:p><text:s text:c="3"/>596</text:p>
          </table:table-cell>
          <table:table-cell office:value-type="float" office:value="75" table:style-name="ce318">
            <text:p><text:s text:c="3"/>75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73" table:style-name="ce322">
            <text:p><text:s text:c="3"/>73</text:p>
          </table:table-cell>
          <table:table-cell office:value-type="float" office:value="13902" table:style-name="ce318">
            <text:p><text:s text:c="3"/>13,902</text:p>
          </table:table-cell>
          <table:table-cell office:value-type="float" office:value="12410" table:style-name="ce318">
            <text:p><text:s text:c="3"/>12,410</text:p>
          </table:table-cell>
          <table:table-cell office:value-type="float" office:value="12409" table:style-name="ce319">
            <text:p><text:s text:c="3"/>12,409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605" table:style-name="ce319">
            <text:p><text:s text:c="3"/>605</text:p>
          </table:table-cell>
          <table:table-cell office:value-type="float" office:value="106" table:style-name="ce319">
            <text:p><text:s text:c="3"/>106</text:p>
          </table:table-cell>
          <table:table-cell office:value-type="float" office:value="499" table:style-name="ce319">
            <text:p><text:s text:c="3"/>499</text:p>
          </table:table-cell>
          <table:table-cell office:value-type="float" office:value="65" table:style-name="ce320">
            <text:p><text:s text:c="3"/>65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822" table:style-name="ce318">
            <text:p><text:s text:c="3"/>822</text:p>
          </table:table-cell>
          <table:table-cell office:value-type="float" office:value="153" table:style-name="ce318">
            <text:p><text:s text:c="3"/>153</text:p>
          </table:table-cell>
          <table:table-cell office:value-type="float" office:value="669" table:style-name="ce318">
            <text:p><text:s text:c="3"/>669</text:p>
          </table:table-cell>
          <table:table-cell office:value-type="float" office:value="747" table:style-name="ce318">
            <text:p><text:s text:c="3"/>747</text:p>
          </table:table-cell>
          <table:table-cell office:value-type="float" office:value="151" table:style-name="ce318">
            <text:p><text:s text:c="3"/>151</text:p>
          </table:table-cell>
          <table:table-cell office:value-type="float" office:value="596" table:style-name="ce318">
            <text:p><text:s text:c="3"/>596</text:p>
          </table:table-cell>
          <table:table-cell office:value-type="float" office:value="75" table:style-name="ce318">
            <text:p><text:s text:c="3"/>75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73" table:style-name="ce318">
            <text:p><text:s text:c="3"/>73</text:p>
          </table:table-cell>
          <table:table-cell table:style-name="ce323"/>
          <table:table-cell table:style-name="ce318"/>
          <table:table-cell table:number-columns-repeated="5" table:style-name="ce319"/>
          <table:table-cell table:style-name="ce320"/>
          <table:table-cell table:style-name="ce319"/>
          <table:table-cell table:style-name="ce321"/>
          <table:table-cell table:number-columns-repeated="8" table:style-name="ce318"/>
          <table:table-cell table:style-name="ce322"/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19972" table:style-name="ce308">
            <text:p><text:s text:c="3"/>19,972</text:p>
          </table:table-cell>
          <table:table-cell office:value-type="float" office:value="18535" table:style-name="ce308">
            <text:p><text:s text:c="3"/>18,535</text:p>
          </table:table-cell>
          <table:table-cell office:value-type="float" office:value="18531" table:style-name="ce308">
            <text:p><text:s text:c="3"/>18,531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483" table:style-name="ce308">
            <text:p><text:s text:c="3"/>483</text:p>
          </table:table-cell>
          <table:table-cell office:value-type="float" office:value="77" table:style-name="ce308">
            <text:p><text:s text:c="3"/>77</text:p>
          </table:table-cell>
          <table:table-cell office:value-type="float" office:value="406" table:style-name="ce308">
            <text:p><text:s text:c="3"/>406</text:p>
          </table:table-cell>
          <table:table-cell office:value-type="float" office:value="100" table:style-name="ce308">
            <text:p><text:s text:c="3"/>100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97" table:style-name="ce308">
            <text:p><text:s text:c="3"/>97</text:p>
          </table:table-cell>
          <table:table-cell office:value-type="float" office:value="854" table:style-name="ce308">
            <text:p><text:s text:c="3"/>854</text:p>
          </table:table-cell>
          <table:table-cell office:value-type="float" office:value="118" table:style-name="ce308">
            <text:p><text:s text:c="3"/>118</text:p>
          </table:table-cell>
          <table:table-cell office:value-type="float" office:value="736" table:style-name="ce308">
            <text:p><text:s text:c="3"/>736</text:p>
          </table:table-cell>
          <table:table-cell office:value-type="float" office:value="543" table:style-name="ce308">
            <text:p><text:s text:c="3"/>543</text:p>
          </table:table-cell>
          <table:table-cell office:value-type="float" office:value="115" table:style-name="ce308">
            <text:p><text:s text:c="3"/>115</text:p>
          </table:table-cell>
          <table:table-cell office:value-type="float" office:value="428" table:style-name="ce308">
            <text:p><text:s text:c="3"/>428</text:p>
          </table:table-cell>
          <table:table-cell office:value-type="float" office:value="311" table:style-name="ce308">
            <text:p><text:s text:c="3"/>311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308" table:style-name="ce309">
            <text:p><text:s text:c="3"/>308</text:p>
          </table:table-cell>
          <table:table-cell office:value-type="float" office:value="19972" table:style-name="ce308">
            <text:p><text:s text:c="3"/>19,972</text:p>
          </table:table-cell>
          <table:table-cell office:value-type="float" office:value="18535" table:style-name="ce308">
            <text:p><text:s text:c="3"/>18,535</text:p>
          </table:table-cell>
          <table:table-cell office:value-type="float" office:value="18531" table:style-name="ce308">
            <text:p><text:s text:c="3"/>18,531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483" table:style-name="ce308">
            <text:p><text:s text:c="3"/>483</text:p>
          </table:table-cell>
          <table:table-cell office:value-type="float" office:value="77" table:style-name="ce308">
            <text:p><text:s text:c="3"/>77</text:p>
          </table:table-cell>
          <table:table-cell office:value-type="float" office:value="406" table:style-name="ce308">
            <text:p><text:s text:c="3"/>406</text:p>
          </table:table-cell>
          <table:table-cell office:value-type="float" office:value="100" table:style-name="ce308">
            <text:p><text:s text:c="3"/>100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97" table:style-name="ce308">
            <text:p><text:s text:c="3"/>97</text:p>
          </table:table-cell>
          <table:table-cell office:value-type="float" office:value="854" table:style-name="ce308">
            <text:p><text:s text:c="3"/>854</text:p>
          </table:table-cell>
          <table:table-cell office:value-type="float" office:value="118" table:style-name="ce308">
            <text:p><text:s text:c="3"/>118</text:p>
          </table:table-cell>
          <table:table-cell office:value-type="float" office:value="736" table:style-name="ce308">
            <text:p><text:s text:c="3"/>736</text:p>
          </table:table-cell>
          <table:table-cell office:value-type="float" office:value="543" table:style-name="ce308">
            <text:p><text:s text:c="3"/>543</text:p>
          </table:table-cell>
          <table:table-cell office:value-type="float" office:value="115" table:style-name="ce308">
            <text:p><text:s text:c="3"/>115</text:p>
          </table:table-cell>
          <table:table-cell office:value-type="float" office:value="428" table:style-name="ce308">
            <text:p><text:s text:c="3"/>428</text:p>
          </table:table-cell>
          <table:table-cell office:value-type="float" office:value="311" table:style-name="ce308">
            <text:p><text:s text:c="3"/>311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308" table:style-name="ce308">
            <text:p><text:s text:c="3"/>308</text:p>
          </table:table-cell>
          <table:table-cell table:style-name="ce310"/>
          <table:table-cell table:number-columns-repeated="17" table:style-name="ce308"/>
          <table:table-cell table:style-name="ce309"/>
          <table:table-cell table:style-name="ce288"/>
          <table:table-cell table:number-columns-repeated="16324"/>
        </table:table-row>
        <table:table-row table:style-name="ro23">
          <table:table-cell office:value-type="string" table:style-name="ce311">
            <text:p>2 月</text:p>
          </table:table-cell>
          <table:table-cell office:value-type="string" table:style-name="ce179">
            <text:p>男</text:p>
          </table:table-cell>
          <table:table-cell office:value-type="float" office:value="9986" table:style-name="ce312">
            <text:p><text:s text:c="3"/>9,986</text:p>
          </table:table-cell>
          <table:table-cell office:value-type="float" office:value="9558" table:style-name="ce312">
            <text:p><text:s text:c="3"/>9,558</text:p>
          </table:table-cell>
          <table:table-cell office:value-type="float" office:value="9555" table:style-name="ce313">
            <text:p><text:s text:c="3"/>9,555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66" table:style-name="ce313">
            <text:p><text:s text:c="3"/>66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60" table:style-name="ce313">
            <text:p><text:s text:c="3"/>60</text:p>
          </table:table-cell>
          <table:table-cell office:value-type="float" office:value="50" table:style-name="ce314">
            <text:p><text:s text:c="3"/>50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49" table:style-name="ce315">
            <text:p><text:s text:c="3"/>49</text:p>
          </table:table-cell>
          <table:table-cell office:value-type="float" office:value="312" table:style-name="ce312">
            <text:p><text:s text:c="3"/>312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305" table:style-name="ce312">
            <text:p><text:s text:c="3"/>305</text:p>
          </table:table-cell>
          <table:table-cell office:value-type="float" office:value="63" table:style-name="ce312">
            <text:p><text:s text:c="3"/>63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59" table:style-name="ce312">
            <text:p><text:s text:c="3"/>59</text:p>
          </table:table-cell>
          <table:table-cell office:value-type="float" office:value="249" table:style-name="ce312">
            <text:p><text:s text:c="3"/>249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246" table:style-name="ce316">
            <text:p><text:s text:c="3"/>246</text:p>
          </table:table-cell>
          <table:table-cell office:value-type="float" office:value="9986" table:style-name="ce312">
            <text:p><text:s text:c="3"/>9,986</text:p>
          </table:table-cell>
          <table:table-cell office:value-type="float" office:value="9558" table:style-name="ce312">
            <text:p><text:s text:c="3"/>9,558</text:p>
          </table:table-cell>
          <table:table-cell office:value-type="float" office:value="9555" table:style-name="ce313">
            <text:p><text:s text:c="3"/>9,555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66" table:style-name="ce313">
            <text:p><text:s text:c="3"/>66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60" table:style-name="ce313">
            <text:p><text:s text:c="3"/>60</text:p>
          </table:table-cell>
          <table:table-cell office:value-type="float" office:value="50" table:style-name="ce314">
            <text:p><text:s text:c="3"/>50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49" table:style-name="ce315">
            <text:p><text:s text:c="3"/>49</text:p>
          </table:table-cell>
          <table:table-cell office:value-type="float" office:value="312" table:style-name="ce312">
            <text:p><text:s text:c="3"/>312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305" table:style-name="ce312">
            <text:p><text:s text:c="3"/>305</text:p>
          </table:table-cell>
          <table:table-cell office:value-type="float" office:value="63" table:style-name="ce312">
            <text:p><text:s text:c="3"/>63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59" table:style-name="ce312">
            <text:p><text:s text:c="3"/>59</text:p>
          </table:table-cell>
          <table:table-cell office:value-type="float" office:value="249" table:style-name="ce312">
            <text:p><text:s text:c="3"/>249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246" table:style-name="ce312">
            <text:p><text:s text:c="3"/>246</text:p>
          </table:table-cell>
          <table:table-cell table:style-name="ce317"/>
          <table:table-cell table:style-name="ce312"/>
          <table:table-cell table:number-columns-repeated="5" table:style-name="ce313"/>
          <table:table-cell table:style-name="ce314"/>
          <table:table-cell table:style-name="ce313"/>
          <table:table-cell table:style-name="ce315"/>
          <table:table-cell table:number-columns-repeated="8" table:style-name="ce312"/>
          <table:table-cell table:style-name="ce316"/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4">
            <text:p>女</text:p>
          </table:table-cell>
          <table:table-cell office:value-type="float" office:value="9986" table:style-name="ce318">
            <text:p><text:s text:c="3"/>9,986</text:p>
          </table:table-cell>
          <table:table-cell office:value-type="float" office:value="8977" table:style-name="ce318">
            <text:p><text:s text:c="3"/>8,977</text:p>
          </table:table-cell>
          <table:table-cell office:value-type="float" office:value="8976" table:style-name="ce319">
            <text:p><text:s text:c="3"/>8,976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17" table:style-name="ce319">
            <text:p><text:s text:c="3"/>417</text:p>
          </table:table-cell>
          <table:table-cell office:value-type="float" office:value="71" table:style-name="ce319">
            <text:p><text:s text:c="3"/>71</text:p>
          </table:table-cell>
          <table:table-cell office:value-type="float" office:value="346" table:style-name="ce319">
            <text:p><text:s text:c="3"/>346</text:p>
          </table:table-cell>
          <table:table-cell office:value-type="float" office:value="50" table:style-name="ce320">
            <text:p><text:s text:c="3"/>50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48" table:style-name="ce321">
            <text:p><text:s text:c="3"/>48</text:p>
          </table:table-cell>
          <table:table-cell office:value-type="float" office:value="542" table:style-name="ce318">
            <text:p><text:s text:c="3"/>542</text:p>
          </table:table-cell>
          <table:table-cell office:value-type="float" office:value="111" table:style-name="ce318">
            <text:p><text:s text:c="3"/>111</text:p>
          </table:table-cell>
          <table:table-cell office:value-type="float" office:value="431" table:style-name="ce318">
            <text:p><text:s text:c="3"/>431</text:p>
          </table:table-cell>
          <table:table-cell office:value-type="float" office:value="480" table:style-name="ce318">
            <text:p><text:s text:c="3"/>480</text:p>
          </table:table-cell>
          <table:table-cell office:value-type="float" office:value="111" table:style-name="ce318">
            <text:p><text:s text:c="3"/>111</text:p>
          </table:table-cell>
          <table:table-cell office:value-type="float" office:value="369" table:style-name="ce318">
            <text:p><text:s text:c="3"/>369</text:p>
          </table:table-cell>
          <table:table-cell office:value-type="float" office:value="62" table:style-name="ce318">
            <text:p><text:s text:c="3"/>62</text:p>
          </table:table-cell>
          <table:table-cell office:value-type="float" office:value="0" table:style-name="ce318">
            <text:p>—</text:p>
          </table:table-cell>
          <table:table-cell office:value-type="float" office:value="62" table:style-name="ce322">
            <text:p><text:s text:c="3"/>62</text:p>
          </table:table-cell>
          <table:table-cell office:value-type="float" office:value="9986" table:style-name="ce318">
            <text:p><text:s text:c="3"/>9,986</text:p>
          </table:table-cell>
          <table:table-cell office:value-type="float" office:value="8977" table:style-name="ce318">
            <text:p><text:s text:c="3"/>8,977</text:p>
          </table:table-cell>
          <table:table-cell office:value-type="float" office:value="8976" table:style-name="ce319">
            <text:p><text:s text:c="3"/>8,976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17" table:style-name="ce319">
            <text:p><text:s text:c="3"/>417</text:p>
          </table:table-cell>
          <table:table-cell office:value-type="float" office:value="71" table:style-name="ce319">
            <text:p><text:s text:c="3"/>71</text:p>
          </table:table-cell>
          <table:table-cell office:value-type="float" office:value="346" table:style-name="ce319">
            <text:p><text:s text:c="3"/>346</text:p>
          </table:table-cell>
          <table:table-cell office:value-type="float" office:value="50" table:style-name="ce320">
            <text:p><text:s text:c="3"/>50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48" table:style-name="ce321">
            <text:p><text:s text:c="3"/>48</text:p>
          </table:table-cell>
          <table:table-cell office:value-type="float" office:value="542" table:style-name="ce318">
            <text:p><text:s text:c="3"/>542</text:p>
          </table:table-cell>
          <table:table-cell office:value-type="float" office:value="111" table:style-name="ce318">
            <text:p><text:s text:c="3"/>111</text:p>
          </table:table-cell>
          <table:table-cell office:value-type="float" office:value="431" table:style-name="ce318">
            <text:p><text:s text:c="3"/>431</text:p>
          </table:table-cell>
          <table:table-cell office:value-type="float" office:value="480" table:style-name="ce318">
            <text:p><text:s text:c="3"/>480</text:p>
          </table:table-cell>
          <table:table-cell office:value-type="float" office:value="111" table:style-name="ce318">
            <text:p><text:s text:c="3"/>111</text:p>
          </table:table-cell>
          <table:table-cell office:value-type="float" office:value="369" table:style-name="ce318">
            <text:p><text:s text:c="3"/>369</text:p>
          </table:table-cell>
          <table:table-cell office:value-type="float" office:value="62" table:style-name="ce318">
            <text:p><text:s text:c="3"/>62</text:p>
          </table:table-cell>
          <table:table-cell office:value-type="float" office:value="0" table:style-name="ce318">
            <text:p>—</text:p>
          </table:table-cell>
          <table:table-cell office:value-type="float" office:value="62" table:style-name="ce318">
            <text:p><text:s text:c="3"/>62</text:p>
          </table:table-cell>
          <table:table-cell table:style-name="ce323"/>
          <table:table-cell table:style-name="ce318"/>
          <table:table-cell table:number-columns-repeated="5" table:style-name="ce319"/>
          <table:table-cell table:style-name="ce320"/>
          <table:table-cell table:style-name="ce319"/>
          <table:table-cell table:style-name="ce321"/>
          <table:table-cell table:number-columns-repeated="8" table:style-name="ce318"/>
          <table:table-cell table:style-name="ce322"/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2360" table:style-name="ce312">
            <text:p><text:s text:c="3"/>22,360</text:p>
          </table:table-cell>
          <table:table-cell office:value-type="float" office:value="20640" table:style-name="ce312">
            <text:p><text:s text:c="3"/>20,640</text:p>
          </table:table-cell>
          <table:table-cell office:value-type="float" office:value="20640" table:style-name="ce313">
            <text:p><text:s text:c="3"/>20,640</text:p>
          </table:table-cell>
          <table:table-cell office:value-type="float" office:value="0" table:style-name="ce313">
            <text:p>—</text:p>
          </table:table-cell>
          <table:table-cell office:value-type="float" office:value="495" table:style-name="ce313">
            <text:p><text:s text:c="3"/>495</text:p>
          </table:table-cell>
          <table:table-cell office:value-type="float" office:value="93" table:style-name="ce313">
            <text:p><text:s text:c="3"/>93</text:p>
          </table:table-cell>
          <table:table-cell office:value-type="float" office:value="402" table:style-name="ce313">
            <text:p><text:s text:c="3"/>402</text:p>
          </table:table-cell>
          <table:table-cell office:value-type="float" office:value="118" table:style-name="ce314">
            <text:p><text:s text:c="3"/>118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112" table:style-name="ce315">
            <text:p><text:s text:c="3"/>112</text:p>
          </table:table-cell>
          <table:table-cell office:value-type="float" office:value="1107" table:style-name="ce312">
            <text:p><text:s text:c="3"/>1,107</text:p>
          </table:table-cell>
          <table:table-cell office:value-type="float" office:value="158" table:style-name="ce312">
            <text:p><text:s text:c="3"/>158</text:p>
          </table:table-cell>
          <table:table-cell office:value-type="float" office:value="949" table:style-name="ce312">
            <text:p><text:s text:c="3"/>949</text:p>
          </table:table-cell>
          <table:table-cell office:value-type="float" office:value="814" table:style-name="ce312">
            <text:p><text:s text:c="3"/>814</text:p>
          </table:table-cell>
          <table:table-cell office:value-type="float" office:value="155" table:style-name="ce312">
            <text:p><text:s text:c="3"/>155</text:p>
          </table:table-cell>
          <table:table-cell office:value-type="float" office:value="659" table:style-name="ce312">
            <text:p><text:s text:c="3"/>659</text:p>
          </table:table-cell>
          <table:table-cell office:value-type="float" office:value="293" table:style-name="ce312">
            <text:p><text:s text:c="3"/>29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290" table:style-name="ce316">
            <text:p><text:s text:c="3"/>290</text:p>
          </table:table-cell>
          <table:table-cell office:value-type="float" office:value="22360" table:style-name="ce312">
            <text:p><text:s text:c="3"/>22,360</text:p>
          </table:table-cell>
          <table:table-cell office:value-type="float" office:value="20640" table:style-name="ce312">
            <text:p><text:s text:c="3"/>20,640</text:p>
          </table:table-cell>
          <table:table-cell office:value-type="float" office:value="20640" table:style-name="ce313">
            <text:p><text:s text:c="3"/>20,640</text:p>
          </table:table-cell>
          <table:table-cell office:value-type="float" office:value="0" table:style-name="ce313">
            <text:p>—</text:p>
          </table:table-cell>
          <table:table-cell office:value-type="float" office:value="495" table:style-name="ce313">
            <text:p><text:s text:c="3"/>495</text:p>
          </table:table-cell>
          <table:table-cell office:value-type="float" office:value="93" table:style-name="ce313">
            <text:p><text:s text:c="3"/>93</text:p>
          </table:table-cell>
          <table:table-cell office:value-type="float" office:value="402" table:style-name="ce313">
            <text:p><text:s text:c="3"/>402</text:p>
          </table:table-cell>
          <table:table-cell office:value-type="float" office:value="118" table:style-name="ce314">
            <text:p><text:s text:c="3"/>118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112" table:style-name="ce315">
            <text:p><text:s text:c="3"/>112</text:p>
          </table:table-cell>
          <table:table-cell office:value-type="float" office:value="1107" table:style-name="ce312">
            <text:p><text:s text:c="3"/>1,107</text:p>
          </table:table-cell>
          <table:table-cell office:value-type="float" office:value="158" table:style-name="ce312">
            <text:p><text:s text:c="3"/>158</text:p>
          </table:table-cell>
          <table:table-cell office:value-type="float" office:value="949" table:style-name="ce312">
            <text:p><text:s text:c="3"/>949</text:p>
          </table:table-cell>
          <table:table-cell office:value-type="float" office:value="814" table:style-name="ce312">
            <text:p><text:s text:c="3"/>814</text:p>
          </table:table-cell>
          <table:table-cell office:value-type="float" office:value="155" table:style-name="ce312">
            <text:p><text:s text:c="3"/>155</text:p>
          </table:table-cell>
          <table:table-cell office:value-type="float" office:value="659" table:style-name="ce312">
            <text:p><text:s text:c="3"/>659</text:p>
          </table:table-cell>
          <table:table-cell office:value-type="float" office:value="293" table:style-name="ce312">
            <text:p><text:s text:c="3"/>29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290" table:style-name="ce312">
            <text:p><text:s text:c="3"/>290</text:p>
          </table:table-cell>
          <table:table-cell table:style-name="ce317"/>
          <table:table-cell table:style-name="ce312"/>
          <table:table-cell table:number-columns-repeated="5" table:style-name="ce313"/>
          <table:table-cell table:style-name="ce314"/>
          <table:table-cell table:style-name="ce313"/>
          <table:table-cell table:style-name="ce315"/>
          <table:table-cell table:number-columns-repeated="8" table:style-name="ce312"/>
          <table:table-cell table:style-name="ce316"/>
          <table:table-cell table:style-name="ce288"/>
          <table:table-cell table:number-columns-repeated="16324"/>
        </table:table-row>
        <table:table-row table:style-name="ro23">
          <table:table-cell office:value-type="string" table:style-name="ce311">
            <text:p>3 月</text:p>
          </table:table-cell>
          <table:table-cell office:value-type="string" table:style-name="ce179">
            <text:p>男</text:p>
          </table:table-cell>
          <table:table-cell office:value-type="float" office:value="11180" table:style-name="ce312">
            <text:p><text:s text:c="3"/>11,180</text:p>
          </table:table-cell>
          <table:table-cell office:value-type="float" office:value="10710" table:style-name="ce312">
            <text:p><text:s text:c="3"/>10,710</text:p>
          </table:table-cell>
          <table:table-cell office:value-type="float" office:value="10710" table:style-name="ce313">
            <text:p><text:s text:c="3"/>10,710</text:p>
          </table:table-cell>
          <table:table-cell office:value-type="float" office:value="0" table:style-name="ce313">
            <text:p>—</text:p>
          </table:table-cell>
          <table:table-cell office:value-type="float" office:value="74" table:style-name="ce313">
            <text:p><text:s text:c="3"/>74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71" table:style-name="ce313">
            <text:p><text:s text:c="3"/>71</text:p>
          </table:table-cell>
          <table:table-cell office:value-type="float" office:value="58" table:style-name="ce314">
            <text:p><text:s text:c="3"/>5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56" table:style-name="ce315">
            <text:p><text:s text:c="3"/>56</text:p>
          </table:table-cell>
          <table:table-cell office:value-type="float" office:value="338" table:style-name="ce312">
            <text:p><text:s text:c="3"/>338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334" table:style-name="ce312">
            <text:p><text:s text:c="3"/>334</text:p>
          </table:table-cell>
          <table:table-cell office:value-type="float" office:value="104" table:style-name="ce312">
            <text:p><text:s text:c="3"/>104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102" table:style-name="ce312">
            <text:p><text:s text:c="3"/>102</text:p>
          </table:table-cell>
          <table:table-cell office:value-type="float" office:value="234" table:style-name="ce312">
            <text:p><text:s text:c="3"/>234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32" table:style-name="ce316">
            <text:p><text:s text:c="3"/>232</text:p>
          </table:table-cell>
          <table:table-cell office:value-type="float" office:value="11180" table:style-name="ce312">
            <text:p><text:s text:c="3"/>11,180</text:p>
          </table:table-cell>
          <table:table-cell office:value-type="float" office:value="10710" table:style-name="ce312">
            <text:p><text:s text:c="3"/>10,710</text:p>
          </table:table-cell>
          <table:table-cell office:value-type="float" office:value="10710" table:style-name="ce313">
            <text:p><text:s text:c="3"/>10,710</text:p>
          </table:table-cell>
          <table:table-cell office:value-type="float" office:value="0" table:style-name="ce313">
            <text:p>—</text:p>
          </table:table-cell>
          <table:table-cell office:value-type="float" office:value="74" table:style-name="ce313">
            <text:p><text:s text:c="3"/>74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71" table:style-name="ce313">
            <text:p><text:s text:c="3"/>71</text:p>
          </table:table-cell>
          <table:table-cell office:value-type="float" office:value="58" table:style-name="ce314">
            <text:p><text:s text:c="3"/>5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56" table:style-name="ce315">
            <text:p><text:s text:c="3"/>56</text:p>
          </table:table-cell>
          <table:table-cell office:value-type="float" office:value="338" table:style-name="ce312">
            <text:p><text:s text:c="3"/>338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334" table:style-name="ce312">
            <text:p><text:s text:c="3"/>334</text:p>
          </table:table-cell>
          <table:table-cell office:value-type="float" office:value="104" table:style-name="ce312">
            <text:p><text:s text:c="3"/>104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102" table:style-name="ce312">
            <text:p><text:s text:c="3"/>102</text:p>
          </table:table-cell>
          <table:table-cell office:value-type="float" office:value="234" table:style-name="ce312">
            <text:p><text:s text:c="3"/>234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32" table:style-name="ce312">
            <text:p><text:s text:c="3"/>232</text:p>
          </table:table-cell>
          <table:table-cell table:style-name="ce317"/>
          <table:table-cell table:style-name="ce312"/>
          <table:table-cell table:number-columns-repeated="5" table:style-name="ce313"/>
          <table:table-cell table:style-name="ce314"/>
          <table:table-cell table:style-name="ce313"/>
          <table:table-cell table:style-name="ce315"/>
          <table:table-cell table:number-columns-repeated="8" table:style-name="ce312"/>
          <table:table-cell table:style-name="ce316"/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4">
            <text:p>女</text:p>
          </table:table-cell>
          <table:table-cell office:value-type="float" office:value="11180" table:style-name="ce318">
            <text:p><text:s text:c="3"/>11,180</text:p>
          </table:table-cell>
          <table:table-cell office:value-type="float" office:value="9930" table:style-name="ce318">
            <text:p><text:s text:c="3"/>9,930</text:p>
          </table:table-cell>
          <table:table-cell office:value-type="float" office:value="9930" table:style-name="ce319">
            <text:p><text:s text:c="3"/>9,930</text:p>
          </table:table-cell>
          <table:table-cell office:value-type="float" office:value="0" table:style-name="ce319">
            <text:p>—</text:p>
          </table:table-cell>
          <table:table-cell office:value-type="float" office:value="421" table:style-name="ce319">
            <text:p><text:s text:c="3"/>421</text:p>
          </table:table-cell>
          <table:table-cell office:value-type="float" office:value="90" table:style-name="ce319">
            <text:p><text:s text:c="3"/>90</text:p>
          </table:table-cell>
          <table:table-cell office:value-type="float" office:value="331" table:style-name="ce319">
            <text:p><text:s text:c="3"/>331</text:p>
          </table:table-cell>
          <table:table-cell office:value-type="float" office:value="60" table:style-name="ce320">
            <text:p><text:s text:c="3"/>60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56" table:style-name="ce321">
            <text:p><text:s text:c="3"/>56</text:p>
          </table:table-cell>
          <table:table-cell office:value-type="float" office:value="769" table:style-name="ce318">
            <text:p><text:s text:c="3"/>769</text:p>
          </table:table-cell>
          <table:table-cell office:value-type="float" office:value="154" table:style-name="ce318">
            <text:p><text:s text:c="3"/>154</text:p>
          </table:table-cell>
          <table:table-cell office:value-type="float" office:value="615" table:style-name="ce318">
            <text:p><text:s text:c="3"/>615</text:p>
          </table:table-cell>
          <table:table-cell office:value-type="float" office:value="710" table:style-name="ce318">
            <text:p><text:s text:c="3"/>710</text:p>
          </table:table-cell>
          <table:table-cell office:value-type="float" office:value="153" table:style-name="ce318">
            <text:p><text:s text:c="3"/>153</text:p>
          </table:table-cell>
          <table:table-cell office:value-type="float" office:value="557" table:style-name="ce318">
            <text:p><text:s text:c="3"/>557</text:p>
          </table:table-cell>
          <table:table-cell office:value-type="float" office:value="59" table:style-name="ce318">
            <text:p><text:s text:c="3"/>59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58" table:style-name="ce322">
            <text:p><text:s text:c="3"/>58</text:p>
          </table:table-cell>
          <table:table-cell office:value-type="float" office:value="11180" table:style-name="ce318">
            <text:p><text:s text:c="3"/>11,180</text:p>
          </table:table-cell>
          <table:table-cell office:value-type="float" office:value="9930" table:style-name="ce318">
            <text:p><text:s text:c="3"/>9,930</text:p>
          </table:table-cell>
          <table:table-cell office:value-type="float" office:value="9930" table:style-name="ce319">
            <text:p><text:s text:c="3"/>9,930</text:p>
          </table:table-cell>
          <table:table-cell office:value-type="float" office:value="0" table:style-name="ce319">
            <text:p>—</text:p>
          </table:table-cell>
          <table:table-cell office:value-type="float" office:value="421" table:style-name="ce319">
            <text:p><text:s text:c="3"/>421</text:p>
          </table:table-cell>
          <table:table-cell office:value-type="float" office:value="90" table:style-name="ce319">
            <text:p><text:s text:c="3"/>90</text:p>
          </table:table-cell>
          <table:table-cell office:value-type="float" office:value="331" table:style-name="ce319">
            <text:p><text:s text:c="3"/>331</text:p>
          </table:table-cell>
          <table:table-cell office:value-type="float" office:value="60" table:style-name="ce320">
            <text:p><text:s text:c="3"/>60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56" table:style-name="ce321">
            <text:p><text:s text:c="3"/>56</text:p>
          </table:table-cell>
          <table:table-cell office:value-type="float" office:value="769" table:style-name="ce318">
            <text:p><text:s text:c="3"/>769</text:p>
          </table:table-cell>
          <table:table-cell office:value-type="float" office:value="154" table:style-name="ce318">
            <text:p><text:s text:c="3"/>154</text:p>
          </table:table-cell>
          <table:table-cell office:value-type="float" office:value="615" table:style-name="ce318">
            <text:p><text:s text:c="3"/>615</text:p>
          </table:table-cell>
          <table:table-cell office:value-type="float" office:value="710" table:style-name="ce318">
            <text:p><text:s text:c="3"/>710</text:p>
          </table:table-cell>
          <table:table-cell office:value-type="float" office:value="153" table:style-name="ce318">
            <text:p><text:s text:c="3"/>153</text:p>
          </table:table-cell>
          <table:table-cell office:value-type="float" office:value="557" table:style-name="ce318">
            <text:p><text:s text:c="3"/>557</text:p>
          </table:table-cell>
          <table:table-cell office:value-type="float" office:value="59" table:style-name="ce318">
            <text:p><text:s text:c="3"/>59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58" table:style-name="ce318">
            <text:p><text:s text:c="3"/>58</text:p>
          </table:table-cell>
          <table:table-cell table:style-name="ce323"/>
          <table:table-cell table:style-name="ce318"/>
          <table:table-cell table:number-columns-repeated="5" table:style-name="ce319"/>
          <table:table-cell table:style-name="ce320"/>
          <table:table-cell table:style-name="ce319"/>
          <table:table-cell table:style-name="ce321"/>
          <table:table-cell table:number-columns-repeated="8" table:style-name="ce318"/>
          <table:table-cell table:style-name="ce322"/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18774" table:style-name="ce312">
            <text:p><text:s text:c="3"/>18,774</text:p>
          </table:table-cell>
          <table:table-cell office:value-type="float" office:value="17056" table:style-name="ce312">
            <text:p><text:s text:c="3"/>17,056</text:p>
          </table:table-cell>
          <table:table-cell office:value-type="float" office:value="17051" table:style-name="ce313">
            <text:p><text:s text:c="3"/>17,051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531" table:style-name="ce313">
            <text:p><text:s text:c="3"/>531</text:p>
          </table:table-cell>
          <table:table-cell office:value-type="float" office:value="81" table:style-name="ce313">
            <text:p><text:s text:c="3"/>81</text:p>
          </table:table-cell>
          <table:table-cell office:value-type="float" office:value="450" table:style-name="ce313">
            <text:p><text:s text:c="3"/>450</text:p>
          </table:table-cell>
          <table:table-cell office:value-type="float" office:value="122" table:style-name="ce314">
            <text:p><text:s text:c="3"/>122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118" table:style-name="ce315">
            <text:p><text:s text:c="3"/>118</text:p>
          </table:table-cell>
          <table:table-cell office:value-type="float" office:value="1065" table:style-name="ce312">
            <text:p><text:s text:c="3"/>1,065</text:p>
          </table:table-cell>
          <table:table-cell office:value-type="float" office:value="144" table:style-name="ce312">
            <text:p><text:s text:c="3"/>144</text:p>
          </table:table-cell>
          <table:table-cell office:value-type="float" office:value="921" table:style-name="ce312">
            <text:p><text:s text:c="3"/>921</text:p>
          </table:table-cell>
          <table:table-cell office:value-type="float" office:value="767" table:style-name="ce312">
            <text:p><text:s text:c="3"/>767</text:p>
          </table:table-cell>
          <table:table-cell office:value-type="float" office:value="142" table:style-name="ce312">
            <text:p><text:s text:c="3"/>142</text:p>
          </table:table-cell>
          <table:table-cell office:value-type="float" office:value="625" table:style-name="ce312">
            <text:p><text:s text:c="3"/>625</text:p>
          </table:table-cell>
          <table:table-cell office:value-type="float" office:value="298" table:style-name="ce312">
            <text:p><text:s text:c="3"/>298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96" table:style-name="ce316">
            <text:p><text:s text:c="3"/>296</text:p>
          </table:table-cell>
          <table:table-cell office:value-type="float" office:value="18774" table:style-name="ce312">
            <text:p><text:s text:c="3"/>18,774</text:p>
          </table:table-cell>
          <table:table-cell office:value-type="float" office:value="17056" table:style-name="ce312">
            <text:p><text:s text:c="3"/>17,056</text:p>
          </table:table-cell>
          <table:table-cell office:value-type="float" office:value="17051" table:style-name="ce313">
            <text:p><text:s text:c="3"/>17,051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531" table:style-name="ce313">
            <text:p><text:s text:c="3"/>531</text:p>
          </table:table-cell>
          <table:table-cell office:value-type="float" office:value="81" table:style-name="ce313">
            <text:p><text:s text:c="3"/>81</text:p>
          </table:table-cell>
          <table:table-cell office:value-type="float" office:value="450" table:style-name="ce313">
            <text:p><text:s text:c="3"/>450</text:p>
          </table:table-cell>
          <table:table-cell office:value-type="float" office:value="122" table:style-name="ce314">
            <text:p><text:s text:c="3"/>122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118" table:style-name="ce315">
            <text:p><text:s text:c="3"/>118</text:p>
          </table:table-cell>
          <table:table-cell office:value-type="float" office:value="1065" table:style-name="ce312">
            <text:p><text:s text:c="3"/>1,065</text:p>
          </table:table-cell>
          <table:table-cell office:value-type="float" office:value="144" table:style-name="ce312">
            <text:p><text:s text:c="3"/>144</text:p>
          </table:table-cell>
          <table:table-cell office:value-type="float" office:value="921" table:style-name="ce312">
            <text:p><text:s text:c="3"/>921</text:p>
          </table:table-cell>
          <table:table-cell office:value-type="float" office:value="767" table:style-name="ce312">
            <text:p><text:s text:c="3"/>767</text:p>
          </table:table-cell>
          <table:table-cell office:value-type="float" office:value="142" table:style-name="ce312">
            <text:p><text:s text:c="3"/>142</text:p>
          </table:table-cell>
          <table:table-cell office:value-type="float" office:value="625" table:style-name="ce312">
            <text:p><text:s text:c="3"/>625</text:p>
          </table:table-cell>
          <table:table-cell office:value-type="float" office:value="298" table:style-name="ce312">
            <text:p><text:s text:c="3"/>298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96" table:style-name="ce312">
            <text:p><text:s text:c="3"/>296</text:p>
          </table:table-cell>
          <table:table-cell table:style-name="ce317"/>
          <table:table-cell table:style-name="ce312"/>
          <table:table-cell table:number-columns-repeated="5" table:style-name="ce313"/>
          <table:table-cell table:style-name="ce314"/>
          <table:table-cell table:style-name="ce313"/>
          <table:table-cell table:style-name="ce315"/>
          <table:table-cell table:number-columns-repeated="8" table:style-name="ce312"/>
          <table:table-cell table:style-name="ce316"/>
          <table:table-cell table:style-name="ce288"/>
          <table:table-cell table:number-columns-repeated="16324"/>
        </table:table-row>
        <table:table-row table:style-name="ro23">
          <table:table-cell office:value-type="string" table:style-name="ce311">
            <text:p>4 月</text:p>
          </table:table-cell>
          <table:table-cell office:value-type="string" table:style-name="ce179">
            <text:p>男</text:p>
          </table:table-cell>
          <table:table-cell office:value-type="float" office:value="9387" table:style-name="ce312">
            <text:p><text:s text:c="3"/>9,387</text:p>
          </table:table-cell>
          <table:table-cell office:value-type="float" office:value="8940" table:style-name="ce312">
            <text:p><text:s text:c="3"/>8,940</text:p>
          </table:table-cell>
          <table:table-cell office:value-type="float" office:value="8938" table:style-name="ce313">
            <text:p><text:s text:c="3"/>8,93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76" table:style-name="ce313">
            <text:p><text:s text:c="3"/>76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72" table:style-name="ce313">
            <text:p><text:s text:c="3"/>72</text:p>
          </table:table-cell>
          <table:table-cell office:value-type="float" office:value="58" table:style-name="ce314">
            <text:p><text:s text:c="3"/>5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56" table:style-name="ce315">
            <text:p><text:s text:c="3"/>56</text:p>
          </table:table-cell>
          <table:table-cell office:value-type="float" office:value="313" table:style-name="ce312">
            <text:p><text:s text:c="3"/>313</text:p>
          </table:table-cell>
          <table:table-cell office:value-type="float" office:value="6" table:style-name="ce312">
            <text:p><text:s text:c="3"/>6</text:p>
          </table:table-cell>
          <table:table-cell office:value-type="float" office:value="307" table:style-name="ce312">
            <text:p><text:s text:c="3"/>307</text:p>
          </table:table-cell>
          <table:table-cell office:value-type="float" office:value="90" table:style-name="ce312">
            <text:p><text:s text:c="3"/>90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86" table:style-name="ce312">
            <text:p><text:s text:c="3"/>86</text:p>
          </table:table-cell>
          <table:table-cell office:value-type="float" office:value="223" table:style-name="ce312">
            <text:p><text:s text:c="3"/>223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21" table:style-name="ce316">
            <text:p><text:s text:c="3"/>221</text:p>
          </table:table-cell>
          <table:table-cell office:value-type="float" office:value="9387" table:style-name="ce312">
            <text:p><text:s text:c="3"/>9,387</text:p>
          </table:table-cell>
          <table:table-cell office:value-type="float" office:value="8940" table:style-name="ce312">
            <text:p><text:s text:c="3"/>8,940</text:p>
          </table:table-cell>
          <table:table-cell office:value-type="float" office:value="8938" table:style-name="ce313">
            <text:p><text:s text:c="3"/>8,93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76" table:style-name="ce313">
            <text:p><text:s text:c="3"/>76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72" table:style-name="ce313">
            <text:p><text:s text:c="3"/>72</text:p>
          </table:table-cell>
          <table:table-cell office:value-type="float" office:value="58" table:style-name="ce314">
            <text:p><text:s text:c="3"/>5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56" table:style-name="ce315">
            <text:p><text:s text:c="3"/>56</text:p>
          </table:table-cell>
          <table:table-cell office:value-type="float" office:value="313" table:style-name="ce312">
            <text:p><text:s text:c="3"/>313</text:p>
          </table:table-cell>
          <table:table-cell office:value-type="float" office:value="6" table:style-name="ce312">
            <text:p><text:s text:c="3"/>6</text:p>
          </table:table-cell>
          <table:table-cell office:value-type="float" office:value="307" table:style-name="ce312">
            <text:p><text:s text:c="3"/>307</text:p>
          </table:table-cell>
          <table:table-cell office:value-type="float" office:value="90" table:style-name="ce312">
            <text:p><text:s text:c="3"/>90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86" table:style-name="ce312">
            <text:p><text:s text:c="3"/>86</text:p>
          </table:table-cell>
          <table:table-cell office:value-type="float" office:value="223" table:style-name="ce312">
            <text:p><text:s text:c="3"/>223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21" table:style-name="ce312">
            <text:p><text:s text:c="3"/>221</text:p>
          </table:table-cell>
          <table:table-cell table:style-name="ce317"/>
          <table:table-cell table:style-name="ce312"/>
          <table:table-cell table:number-columns-repeated="5" table:style-name="ce313"/>
          <table:table-cell table:style-name="ce314"/>
          <table:table-cell table:style-name="ce313"/>
          <table:table-cell table:style-name="ce315"/>
          <table:table-cell table:number-columns-repeated="8" table:style-name="ce312"/>
          <table:table-cell table:style-name="ce316"/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4">
            <text:p>女</text:p>
          </table:table-cell>
          <table:table-cell office:value-type="float" office:value="9387" table:style-name="ce312">
            <text:p><text:s text:c="3"/>9,387</text:p>
          </table:table-cell>
          <table:table-cell office:value-type="float" office:value="8116" table:style-name="ce312">
            <text:p><text:s text:c="3"/>8,116</text:p>
          </table:table-cell>
          <table:table-cell office:value-type="float" office:value="8113" table:style-name="ce313">
            <text:p><text:s text:c="3"/>8,113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455" table:style-name="ce313">
            <text:p><text:s text:c="3"/>455</text:p>
          </table:table-cell>
          <table:table-cell office:value-type="float" office:value="77" table:style-name="ce313">
            <text:p><text:s text:c="3"/>77</text:p>
          </table:table-cell>
          <table:table-cell office:value-type="float" office:value="378" table:style-name="ce313">
            <text:p><text:s text:c="3"/>378</text:p>
          </table:table-cell>
          <table:table-cell office:value-type="float" office:value="64" table:style-name="ce314">
            <text:p><text:s text:c="3"/>64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62" table:style-name="ce315">
            <text:p><text:s text:c="3"/>62</text:p>
          </table:table-cell>
          <table:table-cell office:value-type="float" office:value="752" table:style-name="ce312">
            <text:p><text:s text:c="3"/>752</text:p>
          </table:table-cell>
          <table:table-cell office:value-type="float" office:value="138" table:style-name="ce312">
            <text:p><text:s text:c="3"/>138</text:p>
          </table:table-cell>
          <table:table-cell office:value-type="float" office:value="614" table:style-name="ce312">
            <text:p><text:s text:c="3"/>614</text:p>
          </table:table-cell>
          <table:table-cell office:value-type="float" office:value="677" table:style-name="ce312">
            <text:p><text:s text:c="3"/>677</text:p>
          </table:table-cell>
          <table:table-cell office:value-type="float" office:value="138" table:style-name="ce312">
            <text:p><text:s text:c="3"/>138</text:p>
          </table:table-cell>
          <table:table-cell office:value-type="float" office:value="539" table:style-name="ce312">
            <text:p><text:s text:c="3"/>539</text:p>
          </table:table-cell>
          <table:table-cell office:value-type="float" office:value="75" table:style-name="ce312">
            <text:p><text:s text:c="3"/>75</text:p>
          </table:table-cell>
          <table:table-cell office:value-type="float" office:value="0" table:style-name="ce312">
            <text:p>—</text:p>
          </table:table-cell>
          <table:table-cell office:value-type="float" office:value="75" table:style-name="ce316">
            <text:p><text:s text:c="3"/>75</text:p>
          </table:table-cell>
          <table:table-cell office:value-type="float" office:value="9387" table:style-name="ce312">
            <text:p><text:s text:c="3"/>9,387</text:p>
          </table:table-cell>
          <table:table-cell office:value-type="float" office:value="8116" table:style-name="ce312">
            <text:p><text:s text:c="3"/>8,116</text:p>
          </table:table-cell>
          <table:table-cell office:value-type="float" office:value="8113" table:style-name="ce313">
            <text:p><text:s text:c="3"/>8,113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455" table:style-name="ce313">
            <text:p><text:s text:c="3"/>455</text:p>
          </table:table-cell>
          <table:table-cell office:value-type="float" office:value="77" table:style-name="ce313">
            <text:p><text:s text:c="3"/>77</text:p>
          </table:table-cell>
          <table:table-cell office:value-type="float" office:value="378" table:style-name="ce313">
            <text:p><text:s text:c="3"/>378</text:p>
          </table:table-cell>
          <table:table-cell office:value-type="float" office:value="64" table:style-name="ce314">
            <text:p><text:s text:c="3"/>64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62" table:style-name="ce315">
            <text:p><text:s text:c="3"/>62</text:p>
          </table:table-cell>
          <table:table-cell office:value-type="float" office:value="752" table:style-name="ce312">
            <text:p><text:s text:c="3"/>752</text:p>
          </table:table-cell>
          <table:table-cell office:value-type="float" office:value="138" table:style-name="ce312">
            <text:p><text:s text:c="3"/>138</text:p>
          </table:table-cell>
          <table:table-cell office:value-type="float" office:value="614" table:style-name="ce312">
            <text:p><text:s text:c="3"/>614</text:p>
          </table:table-cell>
          <table:table-cell office:value-type="float" office:value="677" table:style-name="ce312">
            <text:p><text:s text:c="3"/>677</text:p>
          </table:table-cell>
          <table:table-cell office:value-type="float" office:value="138" table:style-name="ce312">
            <text:p><text:s text:c="3"/>138</text:p>
          </table:table-cell>
          <table:table-cell office:value-type="float" office:value="539" table:style-name="ce312">
            <text:p><text:s text:c="3"/>539</text:p>
          </table:table-cell>
          <table:table-cell office:value-type="float" office:value="75" table:style-name="ce312">
            <text:p><text:s text:c="3"/>75</text:p>
          </table:table-cell>
          <table:table-cell office:value-type="float" office:value="0" table:style-name="ce312">
            <text:p>—</text:p>
          </table:table-cell>
          <table:table-cell office:value-type="float" office:value="75" table:style-name="ce312">
            <text:p><text:s text:c="3"/>75</text:p>
          </table:table-cell>
          <table:table-cell table:style-name="ce317"/>
          <table:table-cell table:style-name="ce312"/>
          <table:table-cell table:number-columns-repeated="5" table:style-name="ce313"/>
          <table:table-cell table:style-name="ce314"/>
          <table:table-cell table:style-name="ce313"/>
          <table:table-cell table:style-name="ce315"/>
          <table:table-cell table:number-columns-repeated="8" table:style-name="ce312"/>
          <table:table-cell table:style-name="ce316"/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6212" table:style-name="ce155">
            <text:p><text:s text:c="3"/>26,212</text:p>
          </table:table-cell>
          <table:table-cell office:value-type="float" office:value="24421" table:style-name="ce155">
            <text:p><text:s text:c="3"/>24,421</text:p>
          </table:table-cell>
          <table:table-cell office:value-type="float" office:value="24411" table:style-name="ce155">
            <text:p><text:s text:c="3"/>24,411</text:p>
          </table:table-cell>
          <table:table-cell office:value-type="float" office:value="10" table:style-name="ce155">
            <text:p><text:s text:c="3"/>10</text:p>
          </table:table-cell>
          <table:table-cell office:value-type="float" office:value="573" table:style-name="ce155">
            <text:p><text:s text:c="3"/>573</text:p>
          </table:table-cell>
          <table:table-cell office:value-type="float" office:value="118" table:style-name="ce155">
            <text:p><text:s text:c="3"/>118</text:p>
          </table:table-cell>
          <table:table-cell office:value-type="float" office:value="455" table:style-name="ce155">
            <text:p><text:s text:c="3"/>455</text:p>
          </table:table-cell>
          <table:table-cell office:value-type="float" office:value="113" table:style-name="ce155">
            <text:p><text:s text:c="3"/>113</text:p>
          </table:table-cell>
          <table:table-cell office:value-type="float" office:value="9" table:style-name="ce155">
            <text:p><text:s text:c="3"/>9</text:p>
          </table:table-cell>
          <table:table-cell office:value-type="float" office:value="104" table:style-name="ce155">
            <text:p><text:s text:c="3"/>104</text:p>
          </table:table-cell>
          <table:table-cell office:value-type="float" office:value="1105" table:style-name="ce155">
            <text:p><text:s text:c="3"/>1,105</text:p>
          </table:table-cell>
          <table:table-cell office:value-type="float" office:value="169" table:style-name="ce155">
            <text:p><text:s text:c="3"/>169</text:p>
          </table:table-cell>
          <table:table-cell office:value-type="float" office:value="936" table:style-name="ce155">
            <text:p><text:s text:c="3"/>936</text:p>
          </table:table-cell>
          <table:table-cell office:value-type="float" office:value="755" table:style-name="ce155">
            <text:p><text:s text:c="3"/>755</text:p>
          </table:table-cell>
          <table:table-cell office:value-type="float" office:value="167" table:style-name="ce155">
            <text:p><text:s text:c="3"/>167</text:p>
          </table:table-cell>
          <table:table-cell office:value-type="float" office:value="588" table:style-name="ce155">
            <text:p><text:s text:c="3"/>588</text:p>
          </table:table-cell>
          <table:table-cell office:value-type="float" office:value="350" table:style-name="ce155">
            <text:p><text:s text:c="3"/>350</text:p>
          </table:table-cell>
          <table:table-cell office:value-type="float" office:value="2" table:style-name="ce155">
            <text:p><text:s text:c="3"/>2</text:p>
          </table:table-cell>
          <table:table-cell office:value-type="float" office:value="348" table:style-name="ce238">
            <text:p><text:s text:c="3"/>348</text:p>
          </table:table-cell>
          <table:table-cell office:value-type="float" office:value="24664" table:style-name="ce310">
            <text:p><text:s text:c="3"/>24,664</text:p>
          </table:table-cell>
          <table:table-cell office:value-type="float" office:value="22898" table:style-name="ce308">
            <text:p><text:s text:c="3"/>22,898</text:p>
          </table:table-cell>
          <table:table-cell office:value-type="float" office:value="22889" table:style-name="ce308">
            <text:p><text:s text:c="3"/>22,889</text:p>
          </table:table-cell>
          <table:table-cell office:value-type="float" office:value="9" table:style-name="ce308">
            <text:p><text:s text:c="3"/>9</text:p>
          </table:table-cell>
          <table:table-cell office:value-type="float" office:value="573" table:style-name="ce308">
            <text:p><text:s text:c="3"/>573</text:p>
          </table:table-cell>
          <table:table-cell office:value-type="float" office:value="118" table:style-name="ce308">
            <text:p><text:s text:c="3"/>118</text:p>
          </table:table-cell>
          <table:table-cell office:value-type="float" office:value="455" table:style-name="ce308">
            <text:p><text:s text:c="3"/>455</text:p>
          </table:table-cell>
          <table:table-cell office:value-type="float" office:value="110" table:style-name="ce308">
            <text:p><text:s text:c="3"/>110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104" table:style-name="ce308">
            <text:p><text:s text:c="3"/>104</text:p>
          </table:table-cell>
          <table:table-cell office:value-type="float" office:value="1083" table:style-name="ce308">
            <text:p><text:s text:c="3"/>1,083</text:p>
          </table:table-cell>
          <table:table-cell office:value-type="float" office:value="167" table:style-name="ce308">
            <text:p><text:s text:c="3"/>167</text:p>
          </table:table-cell>
          <table:table-cell office:value-type="float" office:value="916" table:style-name="ce308">
            <text:p><text:s text:c="3"/>916</text:p>
          </table:table-cell>
          <table:table-cell office:value-type="float" office:value="753" table:style-name="ce308">
            <text:p><text:s text:c="3"/>753</text:p>
          </table:table-cell>
          <table:table-cell office:value-type="float" office:value="165" table:style-name="ce308">
            <text:p><text:s text:c="3"/>165</text:p>
          </table:table-cell>
          <table:table-cell office:value-type="float" office:value="588" table:style-name="ce308">
            <text:p><text:s text:c="3"/>588</text:p>
          </table:table-cell>
          <table:table-cell office:value-type="float" office:value="330" table:style-name="ce308">
            <text:p><text:s text:c="3"/>330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328" table:style-name="ce308">
            <text:p><text:s text:c="3"/>328</text:p>
          </table:table-cell>
          <table:table-cell office:value-type="float" office:value="1548" table:style-name="ce310">
            <text:p><text:s text:c="3"/>1,548</text:p>
          </table:table-cell>
          <table:table-cell office:value-type="float" office:value="1523" table:style-name="ce308">
            <text:p><text:s text:c="3"/>1,523</text:p>
          </table:table-cell>
          <table:table-cell office:value-type="float" office:value="1522" table:style-name="ce308">
            <text:p><text:s text:c="3"/>1,522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0" table:style-name="ce308">
            <text:p>—</text:p>
          </table:table-cell>
          <table:table-cell office:value-type="float" office:value="22" table:style-name="ce308">
            <text:p><text:s text:c="3"/>22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0" table:style-name="ce308">
            <text:p><text:s text:c="3"/>20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0" table:style-name="ce308">
            <text:p>—</text:p>
          </table:table-cell>
          <table:table-cell office:value-type="float" office:value="20" table:style-name="ce308">
            <text:p><text:s text:c="3"/>20</text:p>
          </table:table-cell>
          <table:table-cell office:value-type="float" office:value="0" table:style-name="ce308">
            <text:p>—</text:p>
          </table:table-cell>
          <table:table-cell office:value-type="float" office:value="20" table:style-name="ce309">
            <text:p><text:s text:c="3"/>20</text:p>
          </table:table-cell>
          <table:table-cell table:style-name="ce288"/>
          <table:table-cell table:number-columns-repeated="16324"/>
        </table:table-row>
        <table:table-row table:style-name="ro23">
          <table:table-cell office:value-type="string" table:style-name="ce311">
            <text:p>5 月</text:p>
          </table:table-cell>
          <table:table-cell office:value-type="string" table:style-name="ce179">
            <text:p>男</text:p>
          </table:table-cell>
          <table:table-cell office:value-type="float" office:value="12862" table:style-name="ce147">
            <text:p><text:s text:c="3"/>12,862</text:p>
          </table:table-cell>
          <table:table-cell office:value-type="float" office:value="12347" table:style-name="ce147">
            <text:p><text:s text:c="3"/>12,347</text:p>
          </table:table-cell>
          <table:table-cell office:value-type="float" office:value="12338" table:style-name="ce147">
            <text:p><text:s text:c="3"/>12,338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79" table:style-name="ce147">
            <text:p><text:s text:c="3"/>79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71" table:style-name="ce147">
            <text:p><text:s text:c="3"/>71</text:p>
          </table:table-cell>
          <table:table-cell office:value-type="float" office:value="60" table:style-name="ce147">
            <text:p><text:s text:c="3"/>6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5" table:style-name="ce147">
            <text:p><text:s text:c="3"/>55</text:p>
          </table:table-cell>
          <table:table-cell office:value-type="float" office:value="376" table:style-name="ce147">
            <text:p><text:s text:c="3"/>376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71" table:style-name="ce147">
            <text:p><text:s text:c="3"/>371</text:p>
          </table:table-cell>
          <table:table-cell office:value-type="float" office:value="99" table:style-name="ce147">
            <text:p><text:s text:c="3"/>99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96" table:style-name="ce147">
            <text:p><text:s text:c="3"/>96</text:p>
          </table:table-cell>
          <table:table-cell office:value-type="float" office:value="277" table:style-name="ce147">
            <text:p><text:s text:c="3"/>27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75" table:style-name="ce233">
            <text:p><text:s text:c="3"/>275</text:p>
          </table:table-cell>
          <table:table-cell office:value-type="float" office:value="12332" table:style-name="ce317">
            <text:p><text:s text:c="3"/>12,332</text:p>
          </table:table-cell>
          <table:table-cell office:value-type="float" office:value="11834" table:style-name="ce312">
            <text:p><text:s text:c="3"/>11,834</text:p>
          </table:table-cell>
          <table:table-cell office:value-type="float" office:value="11826" table:style-name="ce313">
            <text:p><text:s text:c="3"/>11,826</text:p>
          </table:table-cell>
          <table:table-cell office:value-type="float" office:value="8" table:style-name="ce313">
            <text:p><text:s text:c="3"/>8</text:p>
          </table:table-cell>
          <table:table-cell office:value-type="float" office:value="79" table:style-name="ce313">
            <text:p><text:s text:c="3"/>79</text:p>
          </table:table-cell>
          <table:table-cell office:value-type="float" office:value="8" table:style-name="ce313">
            <text:p><text:s text:c="3"/>8</text:p>
          </table:table-cell>
          <table:table-cell office:value-type="float" office:value="71" table:style-name="ce313">
            <text:p><text:s text:c="3"/>71</text:p>
          </table:table-cell>
          <table:table-cell office:value-type="float" office:value="59" table:style-name="ce314">
            <text:p><text:s text:c="3"/>59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55" table:style-name="ce315">
            <text:p><text:s text:c="3"/>55</text:p>
          </table:table-cell>
          <table:table-cell office:value-type="float" office:value="360" table:style-name="ce312">
            <text:p><text:s text:c="3"/>360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355" table:style-name="ce312">
            <text:p><text:s text:c="3"/>355</text:p>
          </table:table-cell>
          <table:table-cell office:value-type="float" office:value="99" table:style-name="ce312">
            <text:p><text:s text:c="3"/>99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96" table:style-name="ce312">
            <text:p><text:s text:c="3"/>96</text:p>
          </table:table-cell>
          <table:table-cell office:value-type="float" office:value="261" table:style-name="ce312">
            <text:p><text:s text:c="3"/>261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59" table:style-name="ce312">
            <text:p><text:s text:c="3"/>259</text:p>
          </table:table-cell>
          <table:table-cell office:value-type="float" office:value="530" table:style-name="ce317">
            <text:p><text:s text:c="3"/>530</text:p>
          </table:table-cell>
          <table:table-cell office:value-type="float" office:value="513" table:style-name="ce312">
            <text:p><text:s text:c="3"/>513</text:p>
          </table:table-cell>
          <table:table-cell office:value-type="float" office:value="512" table:style-name="ce313">
            <text:p><text:s text:c="3"/>512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0" table:style-name="ce315">
            <text:p>—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0" table:style-name="ce312">
            <text:p>—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0" table:style-name="ce312">
            <text:p>—</text:p>
          </table:table-cell>
          <table:table-cell office:value-type="float" office:value="16" table:style-name="ce316">
            <text:p><text:s text:c="3"/>16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4">
            <text:p>女</text:p>
          </table:table-cell>
          <table:table-cell office:value-type="float" office:value="13350" table:style-name="ce158">
            <text:p><text:s text:c="3"/>13,350</text:p>
          </table:table-cell>
          <table:table-cell office:value-type="float" office:value="12074" table:style-name="ce158">
            <text:p><text:s text:c="3"/>12,074</text:p>
          </table:table-cell>
          <table:table-cell office:value-type="float" office:value="12073" table:style-name="ce158">
            <text:p><text:s text:c="3"/>12,07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94" table:style-name="ce158">
            <text:p><text:s text:c="3"/>494</text:p>
          </table:table-cell>
          <table:table-cell office:value-type="float" office:value="110" table:style-name="ce158">
            <text:p><text:s text:c="3"/>110</text:p>
          </table:table-cell>
          <table:table-cell office:value-type="float" office:value="384" table:style-name="ce158">
            <text:p><text:s text:c="3"/>384</text:p>
          </table:table-cell>
          <table:table-cell office:value-type="float" office:value="53" table:style-name="ce158">
            <text:p><text:s text:c="3"/>53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9" table:style-name="ce158">
            <text:p><text:s text:c="3"/>49</text:p>
          </table:table-cell>
          <table:table-cell office:value-type="float" office:value="729" table:style-name="ce158">
            <text:p><text:s text:c="3"/>729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565" table:style-name="ce158">
            <text:p><text:s text:c="3"/>565</text:p>
          </table:table-cell>
          <table:table-cell office:value-type="float" office:value="656" table:style-name="ce158">
            <text:p><text:s text:c="3"/>656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492" table:style-name="ce158">
            <text:p><text:s text:c="3"/>492</text:p>
          </table:table-cell>
          <table:table-cell office:value-type="float" office:value="73" table:style-name="ce158">
            <text:p><text:s text:c="3"/>73</text:p>
          </table:table-cell>
          <table:table-cell office:value-type="float" office:value="0" table:style-name="ce158">
            <text:p>—</text:p>
          </table:table-cell>
          <table:table-cell office:value-type="float" office:value="73" table:style-name="ce237">
            <text:p><text:s text:c="3"/>73</text:p>
          </table:table-cell>
          <table:table-cell office:value-type="float" office:value="12332" table:style-name="ce323">
            <text:p><text:s text:c="3"/>12,332</text:p>
          </table:table-cell>
          <table:table-cell office:value-type="float" office:value="11064" table:style-name="ce318">
            <text:p><text:s text:c="3"/>11,064</text:p>
          </table:table-cell>
          <table:table-cell office:value-type="float" office:value="11063" table:style-name="ce319">
            <text:p><text:s text:c="3"/>11,063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94" table:style-name="ce319">
            <text:p><text:s text:c="3"/>494</text:p>
          </table:table-cell>
          <table:table-cell office:value-type="float" office:value="110" table:style-name="ce319">
            <text:p><text:s text:c="3"/>110</text:p>
          </table:table-cell>
          <table:table-cell office:value-type="float" office:value="384" table:style-name="ce319">
            <text:p><text:s text:c="3"/>384</text:p>
          </table:table-cell>
          <table:table-cell office:value-type="float" office:value="51" table:style-name="ce320">
            <text:p><text:s text:c="3"/>51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49" table:style-name="ce321">
            <text:p><text:s text:c="3"/>49</text:p>
          </table:table-cell>
          <table:table-cell office:value-type="float" office:value="723" table:style-name="ce318">
            <text:p><text:s text:c="3"/>723</text:p>
          </table:table-cell>
          <table:table-cell office:value-type="float" office:value="162" table:style-name="ce318">
            <text:p><text:s text:c="3"/>162</text:p>
          </table:table-cell>
          <table:table-cell office:value-type="float" office:value="561" table:style-name="ce318">
            <text:p><text:s text:c="3"/>561</text:p>
          </table:table-cell>
          <table:table-cell office:value-type="float" office:value="654" table:style-name="ce318">
            <text:p><text:s text:c="3"/>654</text:p>
          </table:table-cell>
          <table:table-cell office:value-type="float" office:value="162" table:style-name="ce318">
            <text:p><text:s text:c="3"/>162</text:p>
          </table:table-cell>
          <table:table-cell office:value-type="float" office:value="492" table:style-name="ce318">
            <text:p><text:s text:c="3"/>492</text:p>
          </table:table-cell>
          <table:table-cell office:value-type="float" office:value="69" table:style-name="ce318">
            <text:p><text:s text:c="3"/>69</text:p>
          </table:table-cell>
          <table:table-cell office:value-type="float" office:value="0" table:style-name="ce318">
            <text:p>—</text:p>
          </table:table-cell>
          <table:table-cell office:value-type="float" office:value="69" table:style-name="ce318">
            <text:p><text:s text:c="3"/>69</text:p>
          </table:table-cell>
          <table:table-cell office:value-type="float" office:value="1018" table:style-name="ce323">
            <text:p><text:s text:c="3"/>1,018</text:p>
          </table:table-cell>
          <table:table-cell office:value-type="float" office:value="1010" table:style-name="ce318">
            <text:p><text:s text:c="3"/>1,010</text:p>
          </table:table-cell>
          <table:table-cell office:value-type="float" office:value="1010" table:style-name="ce319">
            <text:p><text:s text:c="3"/>1,010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0" table:style-name="ce321">
            <text:p>—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0" table:style-name="ce318">
            <text:p>—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0" table:style-name="ce318">
            <text:p>—</text:p>
          </table:table-cell>
          <table:table-cell office:value-type="float" office:value="4" table:style-name="ce322">
            <text:p><text:s text:c="3"/>4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2652" table:style-name="ce155">
            <text:p><text:s text:c="3"/>22,652</text:p>
          </table:table-cell>
          <table:table-cell office:value-type="float" office:value="21004" table:style-name="ce155">
            <text:p><text:s text:c="3"/>21,004</text:p>
          </table:table-cell>
          <table:table-cell office:value-type="float" office:value="20999" table:style-name="ce155">
            <text:p><text:s text:c="3"/>20,999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504" table:style-name="ce155">
            <text:p><text:s text:c="3"/>504</text:p>
          </table:table-cell>
          <table:table-cell office:value-type="float" office:value="75" table:style-name="ce155">
            <text:p><text:s text:c="3"/>75</text:p>
          </table:table-cell>
          <table:table-cell office:value-type="float" office:value="429" table:style-name="ce155">
            <text:p><text:s text:c="3"/>429</text:p>
          </table:table-cell>
          <table:table-cell office:value-type="float" office:value="105" table:style-name="ce155">
            <text:p><text:s text:c="3"/>105</text:p>
          </table:table-cell>
          <table:table-cell office:value-type="float" office:value="3" table:style-name="ce155">
            <text:p><text:s text:c="3"/>3</text:p>
          </table:table-cell>
          <table:table-cell office:value-type="float" office:value="102" table:style-name="ce155">
            <text:p><text:s text:c="3"/>102</text:p>
          </table:table-cell>
          <table:table-cell office:value-type="float" office:value="1039" table:style-name="ce155">
            <text:p><text:s text:c="3"/>1,039</text:p>
          </table:table-cell>
          <table:table-cell office:value-type="float" office:value="148" table:style-name="ce155">
            <text:p><text:s text:c="3"/>148</text:p>
          </table:table-cell>
          <table:table-cell office:value-type="float" office:value="891" table:style-name="ce155">
            <text:p><text:s text:c="3"/>891</text:p>
          </table:table-cell>
          <table:table-cell office:value-type="float" office:value="719" table:style-name="ce155">
            <text:p><text:s text:c="3"/>719</text:p>
          </table:table-cell>
          <table:table-cell office:value-type="float" office:value="144" table:style-name="ce155">
            <text:p><text:s text:c="3"/>144</text:p>
          </table:table-cell>
          <table:table-cell office:value-type="float" office:value="575" table:style-name="ce155">
            <text:p><text:s text:c="3"/>575</text:p>
          </table:table-cell>
          <table:table-cell office:value-type="float" office:value="320" table:style-name="ce155">
            <text:p><text:s text:c="3"/>320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316" table:style-name="ce238">
            <text:p><text:s text:c="3"/>316</text:p>
          </table:table-cell>
          <table:table-cell office:value-type="float" office:value="21620" table:style-name="ce310">
            <text:p><text:s text:c="3"/>21,620</text:p>
          </table:table-cell>
          <table:table-cell office:value-type="float" office:value="19991" table:style-name="ce308">
            <text:p><text:s text:c="3"/>19,991</text:p>
          </table:table-cell>
          <table:table-cell office:value-type="float" office:value="19986" table:style-name="ce308">
            <text:p><text:s text:c="3"/>19,986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503" table:style-name="ce308">
            <text:p><text:s text:c="3"/>503</text:p>
          </table:table-cell>
          <table:table-cell office:value-type="float" office:value="74" table:style-name="ce308">
            <text:p><text:s text:c="3"/>74</text:p>
          </table:table-cell>
          <table:table-cell office:value-type="float" office:value="429" table:style-name="ce308">
            <text:p><text:s text:c="3"/>429</text:p>
          </table:table-cell>
          <table:table-cell office:value-type="float" office:value="104" table:style-name="ce308">
            <text:p><text:s text:c="3"/>104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102" table:style-name="ce308">
            <text:p><text:s text:c="3"/>102</text:p>
          </table:table-cell>
          <table:table-cell office:value-type="float" office:value="1022" table:style-name="ce308">
            <text:p><text:s text:c="3"/>1,022</text:p>
          </table:table-cell>
          <table:table-cell office:value-type="float" office:value="146" table:style-name="ce308">
            <text:p><text:s text:c="3"/>146</text:p>
          </table:table-cell>
          <table:table-cell office:value-type="float" office:value="876" table:style-name="ce308">
            <text:p><text:s text:c="3"/>876</text:p>
          </table:table-cell>
          <table:table-cell office:value-type="float" office:value="717" table:style-name="ce308">
            <text:p><text:s text:c="3"/>717</text:p>
          </table:table-cell>
          <table:table-cell office:value-type="float" office:value="142" table:style-name="ce308">
            <text:p><text:s text:c="3"/>142</text:p>
          </table:table-cell>
          <table:table-cell office:value-type="float" office:value="575" table:style-name="ce308">
            <text:p><text:s text:c="3"/>575</text:p>
          </table:table-cell>
          <table:table-cell office:value-type="float" office:value="305" table:style-name="ce308">
            <text:p><text:s text:c="3"/>305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301" table:style-name="ce308">
            <text:p><text:s text:c="3"/>301</text:p>
          </table:table-cell>
          <table:table-cell office:value-type="float" office:value="1032" table:style-name="ce324">
            <text:p><text:s text:c="3"/>1,032</text:p>
          </table:table-cell>
          <table:table-cell office:value-type="float" office:value="1013" table:style-name="ce308">
            <text:p><text:s text:c="3"/>1,013</text:p>
          </table:table-cell>
          <table:table-cell office:value-type="float" office:value="1013" table:style-name="ce308">
            <text:p><text:s text:c="3"/>1,013</text:p>
          </table:table-cell>
          <table:table-cell office:value-type="float" office:value="0" table:style-name="ce308">
            <text:p>—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0" table:style-name="ce308">
            <text:p>—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0" table:style-name="ce308">
            <text:p>—</text:p>
          </table:table-cell>
          <table:table-cell office:value-type="float" office:value="17" table:style-name="ce308">
            <text:p><text:s text:c="3"/>17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15" table:style-name="ce308">
            <text:p><text:s text:c="3"/>15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0" table:style-name="ce308">
            <text:p>—</text:p>
          </table:table-cell>
          <table:table-cell office:value-type="float" office:value="15" table:style-name="ce308">
            <text:p><text:s text:c="3"/>15</text:p>
          </table:table-cell>
          <table:table-cell office:value-type="float" office:value="0" table:style-name="ce308">
            <text:p>—</text:p>
          </table:table-cell>
          <table:table-cell office:value-type="float" office:value="15" table:style-name="ce309">
            <text:p><text:s text:c="3"/>15</text:p>
          </table:table-cell>
          <table:table-cell table:style-name="ce288"/>
          <table:table-cell table:number-columns-repeated="16324"/>
        </table:table-row>
        <table:table-row table:style-name="ro23">
          <table:table-cell office:value-type="string" table:style-name="ce311">
            <text:p>6 月</text:p>
          </table:table-cell>
          <table:table-cell office:value-type="string" table:style-name="ce179">
            <text:p>男</text:p>
          </table:table-cell>
          <table:table-cell office:value-type="float" office:value="11110" table:style-name="ce147">
            <text:p><text:s text:c="3"/>11,110</text:p>
          </table:table-cell>
          <table:table-cell office:value-type="float" office:value="10640" table:style-name="ce147">
            <text:p><text:s text:c="3"/>10,640</text:p>
          </table:table-cell>
          <table:table-cell office:value-type="float" office:value="10636" table:style-name="ce147">
            <text:p><text:s text:c="3"/>10,63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78" table:style-name="ce147">
            <text:p><text:s text:c="3"/>78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74" table:style-name="ce147">
            <text:p><text:s text:c="3"/>74</text:p>
          </table:table-cell>
          <table:table-cell office:value-type="float" office:value="41" table:style-name="ce147">
            <text:p><text:s text:c="3"/>41</text:p>
          </table:table-cell>
          <table:table-cell office:value-type="float" office:value="0" table:style-name="ce147">
            <text:p>—</text:p>
          </table:table-cell>
          <table:table-cell office:value-type="float" office:value="41" table:style-name="ce147">
            <text:p><text:s text:c="3"/>41</text:p>
          </table:table-cell>
          <table:table-cell office:value-type="float" office:value="351" table:style-name="ce147">
            <text:p><text:s text:c="3"/>351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45" table:style-name="ce147">
            <text:p><text:s text:c="3"/>345</text:p>
          </table:table-cell>
          <table:table-cell office:value-type="float" office:value="98" table:style-name="ce147">
            <text:p><text:s text:c="3"/>98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95" table:style-name="ce147">
            <text:p><text:s text:c="3"/>95</text:p>
          </table:table-cell>
          <table:table-cell office:value-type="float" office:value="253" table:style-name="ce147">
            <text:p><text:s text:c="3"/>25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50" table:style-name="ce233">
            <text:p><text:s text:c="3"/>250</text:p>
          </table:table-cell>
          <table:table-cell office:value-type="float" office:value="10810" table:style-name="ce317">
            <text:p><text:s text:c="3"/>10,810</text:p>
          </table:table-cell>
          <table:table-cell office:value-type="float" office:value="10353" table:style-name="ce312">
            <text:p><text:s text:c="3"/>10,353</text:p>
          </table:table-cell>
          <table:table-cell office:value-type="float" office:value="10349" table:style-name="ce313">
            <text:p><text:s text:c="3"/>10,349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78" table:style-name="ce313">
            <text:p><text:s text:c="3"/>78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74" table:style-name="ce313">
            <text:p><text:s text:c="3"/>74</text:p>
          </table:table-cell>
          <table:table-cell office:value-type="float" office:value="41" table:style-name="ce314">
            <text:p><text:s text:c="3"/>41</text:p>
          </table:table-cell>
          <table:table-cell office:value-type="float" office:value="0" table:style-name="ce313">
            <text:p>—</text:p>
          </table:table-cell>
          <table:table-cell office:value-type="float" office:value="41" table:style-name="ce315">
            <text:p><text:s text:c="3"/>41</text:p>
          </table:table-cell>
          <table:table-cell office:value-type="float" office:value="338" table:style-name="ce312">
            <text:p><text:s text:c="3"/>338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333" table:style-name="ce312">
            <text:p><text:s text:c="3"/>333</text:p>
          </table:table-cell>
          <table:table-cell office:value-type="float" office:value="97" table:style-name="ce312">
            <text:p><text:s text:c="3"/>97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95" table:style-name="ce312">
            <text:p><text:s text:c="3"/>95</text:p>
          </table:table-cell>
          <table:table-cell office:value-type="float" office:value="241" table:style-name="ce312">
            <text:p><text:s text:c="3"/>241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238" table:style-name="ce312">
            <text:p><text:s text:c="3"/>238</text:p>
          </table:table-cell>
          <table:table-cell office:value-type="float" office:value="300" table:style-name="ce317">
            <text:p><text:s text:c="3"/>300</text:p>
          </table:table-cell>
          <table:table-cell office:value-type="float" office:value="287" table:style-name="ce312">
            <text:p><text:s text:c="3"/>287</text:p>
          </table:table-cell>
          <table:table-cell office:value-type="float" office:value="287" table:style-name="ce313">
            <text:p><text:s text:c="3"/>287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13" table:style-name="ce312">
            <text:p><text:s text:c="3"/>13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2" table:style-name="ce312">
            <text:p><text:s text:c="3"/>12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0" table:style-name="ce312">
            <text:p>—</text:p>
          </table:table-cell>
          <table:table-cell office:value-type="float" office:value="12" table:style-name="ce312">
            <text:p><text:s text:c="3"/>12</text:p>
          </table:table-cell>
          <table:table-cell office:value-type="float" office:value="0" table:style-name="ce312">
            <text:p>—</text:p>
          </table:table-cell>
          <table:table-cell office:value-type="float" office:value="12" table:style-name="ce316">
            <text:p><text:s text:c="3"/>12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4">
            <text:p>女</text:p>
          </table:table-cell>
          <table:table-cell office:value-type="float" office:value="11542" table:style-name="ce158">
            <text:p><text:s text:c="3"/>11,542</text:p>
          </table:table-cell>
          <table:table-cell office:value-type="float" office:value="10364" table:style-name="ce158">
            <text:p><text:s text:c="3"/>10,364</text:p>
          </table:table-cell>
          <table:table-cell office:value-type="float" office:value="10363" table:style-name="ce158">
            <text:p><text:s text:c="3"/>10,36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26" table:style-name="ce158">
            <text:p><text:s text:c="3"/>426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355" table:style-name="ce158">
            <text:p><text:s text:c="3"/>355</text:p>
          </table:table-cell>
          <table:table-cell office:value-type="float" office:value="64" table:style-name="ce158">
            <text:p><text:s text:c="3"/>6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688" table:style-name="ce158">
            <text:p><text:s text:c="3"/>688</text:p>
          </table:table-cell>
          <table:table-cell office:value-type="float" office:value="142" table:style-name="ce158">
            <text:p><text:s text:c="3"/>142</text:p>
          </table:table-cell>
          <table:table-cell office:value-type="float" office:value="546" table:style-name="ce158">
            <text:p><text:s text:c="3"/>546</text:p>
          </table:table-cell>
          <table:table-cell office:value-type="float" office:value="621" table:style-name="ce158">
            <text:p><text:s text:c="3"/>621</text:p>
          </table:table-cell>
          <table:table-cell office:value-type="float" office:value="141" table:style-name="ce158">
            <text:p><text:s text:c="3"/>141</text:p>
          </table:table-cell>
          <table:table-cell office:value-type="float" office:value="480" table:style-name="ce158">
            <text:p><text:s text:c="3"/>480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6" table:style-name="ce237">
            <text:p><text:s text:c="3"/>66</text:p>
          </table:table-cell>
          <table:table-cell office:value-type="float" office:value="10810" table:style-name="ce323">
            <text:p><text:s text:c="3"/>10,810</text:p>
          </table:table-cell>
          <table:table-cell office:value-type="float" office:value="9638" table:style-name="ce318">
            <text:p><text:s text:c="3"/>9,638</text:p>
          </table:table-cell>
          <table:table-cell office:value-type="float" office:value="9637" table:style-name="ce319">
            <text:p><text:s text:c="3"/>9,637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25" table:style-name="ce319">
            <text:p><text:s text:c="3"/>425</text:p>
          </table:table-cell>
          <table:table-cell office:value-type="float" office:value="70" table:style-name="ce319">
            <text:p><text:s text:c="3"/>70</text:p>
          </table:table-cell>
          <table:table-cell office:value-type="float" office:value="355" table:style-name="ce319">
            <text:p><text:s text:c="3"/>355</text:p>
          </table:table-cell>
          <table:table-cell office:value-type="float" office:value="63" table:style-name="ce320">
            <text:p><text:s text:c="3"/>63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61" table:style-name="ce321">
            <text:p><text:s text:c="3"/>61</text:p>
          </table:table-cell>
          <table:table-cell office:value-type="float" office:value="684" table:style-name="ce318">
            <text:p><text:s text:c="3"/>684</text:p>
          </table:table-cell>
          <table:table-cell office:value-type="float" office:value="141" table:style-name="ce318">
            <text:p><text:s text:c="3"/>141</text:p>
          </table:table-cell>
          <table:table-cell office:value-type="float" office:value="543" table:style-name="ce318">
            <text:p><text:s text:c="3"/>543</text:p>
          </table:table-cell>
          <table:table-cell office:value-type="float" office:value="620" table:style-name="ce318">
            <text:p><text:s text:c="3"/>620</text:p>
          </table:table-cell>
          <table:table-cell office:value-type="float" office:value="140" table:style-name="ce318">
            <text:p><text:s text:c="3"/>140</text:p>
          </table:table-cell>
          <table:table-cell office:value-type="float" office:value="480" table:style-name="ce318">
            <text:p><text:s text:c="3"/>480</text:p>
          </table:table-cell>
          <table:table-cell office:value-type="float" office:value="64" table:style-name="ce318">
            <text:p><text:s text:c="3"/>64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63" table:style-name="ce318">
            <text:p><text:s text:c="3"/>63</text:p>
          </table:table-cell>
          <table:table-cell office:value-type="float" office:value="732" table:style-name="ce323">
            <text:p><text:s text:c="3"/>732</text:p>
          </table:table-cell>
          <table:table-cell office:value-type="float" office:value="726" table:style-name="ce318">
            <text:p><text:s text:c="3"/>726</text:p>
          </table:table-cell>
          <table:table-cell office:value-type="float" office:value="726" table:style-name="ce319">
            <text:p><text:s text:c="3"/>726</text:p>
          </table:table-cell>
          <table:table-cell office:value-type="float" office:value="0" table:style-name="ce319">
            <text:p>—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0" table:style-name="ce319">
            <text:p>—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0" table:style-name="ce321">
            <text:p>—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0" table:style-name="ce318">
            <text:p>—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0" table:style-name="ce318">
            <text:p>—</text:p>
          </table:table-cell>
          <table:table-cell office:value-type="float" office:value="3" table:style-name="ce322">
            <text:p><text:s text:c="3"/>3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40"/>
          <table:table-cell office:value-type="string" table:style-name="ce303">
            <text:p>計</text:p>
          </table:table-cell>
          <table:table-cell office:value-type="float" office:value="20864" table:style-name="ce147">
            <text:p><text:s text:c="3"/>20,864</text:p>
          </table:table-cell>
          <table:table-cell office:value-type="float" office:value="18989" table:style-name="ce147">
            <text:p><text:s text:c="3"/>18,989</text:p>
          </table:table-cell>
          <table:table-cell office:value-type="float" office:value="18981" table:style-name="ce147">
            <text:p><text:s text:c="3"/>18,981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625" table:style-name="ce147">
            <text:p><text:s text:c="3"/>625</text:p>
          </table:table-cell>
          <table:table-cell office:value-type="float" office:value="100" table:style-name="ce147">
            <text:p><text:s text:c="3"/>100</text:p>
          </table:table-cell>
          <table:table-cell office:value-type="float" office:value="525" table:style-name="ce147">
            <text:p><text:s text:c="3"/>525</text:p>
          </table:table-cell>
          <table:table-cell office:value-type="float" office:value="115" table:style-name="ce147">
            <text:p><text:s text:c="3"/>115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09" table:style-name="ce147">
            <text:p><text:s text:c="3"/>109</text:p>
          </table:table-cell>
          <table:table-cell office:value-type="float" office:value="1135" table:style-name="ce147">
            <text:p><text:s text:c="3"/>1,135</text:p>
          </table:table-cell>
          <table:table-cell office:value-type="float" office:value="140" table:style-name="ce147">
            <text:p><text:s text:c="3"/>140</text:p>
          </table:table-cell>
          <table:table-cell office:value-type="float" office:value="995" table:style-name="ce147">
            <text:p><text:s text:c="3"/>995</text:p>
          </table:table-cell>
          <table:table-cell office:value-type="float" office:value="802" table:style-name="ce147">
            <text:p><text:s text:c="3"/>802</text:p>
          </table:table-cell>
          <table:table-cell office:value-type="float" office:value="138" table:style-name="ce147">
            <text:p><text:s text:c="3"/>138</text:p>
          </table:table-cell>
          <table:table-cell office:value-type="float" office:value="664" table:style-name="ce147">
            <text:p><text:s text:c="3"/>664</text:p>
          </table:table-cell>
          <table:table-cell office:value-type="float" office:value="333" table:style-name="ce147">
            <text:p><text:s text:c="3"/>33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31" table:style-name="ce233">
            <text:p><text:s text:c="3"/>331</text:p>
          </table:table-cell>
          <table:table-cell office:value-type="float" office:value="20196" table:style-name="ce317">
            <text:p><text:s text:c="3"/>20,196</text:p>
          </table:table-cell>
          <table:table-cell office:value-type="float" office:value="18348" table:style-name="ce312">
            <text:p><text:s text:c="3"/>18,348</text:p>
          </table:table-cell>
          <table:table-cell office:value-type="float" office:value="18340" table:style-name="ce313">
            <text:p><text:s text:c="3"/>18,340</text:p>
          </table:table-cell>
          <table:table-cell office:value-type="float" office:value="8" table:style-name="ce313">
            <text:p><text:s text:c="3"/>8</text:p>
          </table:table-cell>
          <table:table-cell office:value-type="float" office:value="625" table:style-name="ce313">
            <text:p><text:s text:c="3"/>625</text:p>
          </table:table-cell>
          <table:table-cell office:value-type="float" office:value="100" table:style-name="ce313">
            <text:p><text:s text:c="3"/>100</text:p>
          </table:table-cell>
          <table:table-cell office:value-type="float" office:value="525" table:style-name="ce313">
            <text:p><text:s text:c="3"/>525</text:p>
          </table:table-cell>
          <table:table-cell office:value-type="float" office:value="115" table:style-name="ce314">
            <text:p><text:s text:c="3"/>115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109" table:style-name="ce315">
            <text:p><text:s text:c="3"/>109</text:p>
          </table:table-cell>
          <table:table-cell office:value-type="float" office:value="1108" table:style-name="ce312">
            <text:p><text:s text:c="3"/>1,108</text:p>
          </table:table-cell>
          <table:table-cell office:value-type="float" office:value="137" table:style-name="ce312">
            <text:p><text:s text:c="3"/>137</text:p>
          </table:table-cell>
          <table:table-cell office:value-type="float" office:value="971" table:style-name="ce312">
            <text:p><text:s text:c="3"/>971</text:p>
          </table:table-cell>
          <table:table-cell office:value-type="float" office:value="800" table:style-name="ce312">
            <text:p><text:s text:c="3"/>800</text:p>
          </table:table-cell>
          <table:table-cell office:value-type="float" office:value="136" table:style-name="ce312">
            <text:p><text:s text:c="3"/>136</text:p>
          </table:table-cell>
          <table:table-cell office:value-type="float" office:value="664" table:style-name="ce312">
            <text:p><text:s text:c="3"/>664</text:p>
          </table:table-cell>
          <table:table-cell office:value-type="float" office:value="308" table:style-name="ce312">
            <text:p><text:s text:c="3"/>308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307" table:style-name="ce312">
            <text:p><text:s text:c="3"/>307</text:p>
          </table:table-cell>
          <table:table-cell office:value-type="float" office:value="668" table:style-name="ce317">
            <text:p><text:s text:c="3"/>668</text:p>
          </table:table-cell>
          <table:table-cell office:value-type="float" office:value="641" table:style-name="ce312">
            <text:p><text:s text:c="3"/>641</text:p>
          </table:table-cell>
          <table:table-cell office:value-type="float" office:value="641" table:style-name="ce313">
            <text:p><text:s text:c="3"/>641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27" table:style-name="ce312">
            <text:p><text:s text:c="3"/>27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24" table:style-name="ce312">
            <text:p><text:s text:c="3"/>24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0" table:style-name="ce312">
            <text:p>—</text:p>
          </table:table-cell>
          <table:table-cell office:value-type="float" office:value="25" table:style-name="ce312">
            <text:p><text:s text:c="3"/>25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24" table:style-name="ce316">
            <text:p><text:s text:c="3"/>24</text:p>
          </table:table-cell>
          <table:table-cell table:style-name="ce288"/>
          <table:table-cell table:number-columns-repeated="16324"/>
        </table:table-row>
        <table:table-row table:style-name="ro23">
          <table:table-cell office:value-type="string" table:style-name="ce311">
            <text:p>7 月</text:p>
          </table:table-cell>
          <table:table-cell office:value-type="string" table:style-name="ce303">
            <text:p>男</text:p>
          </table:table-cell>
          <table:table-cell office:value-type="float" office:value="10350" table:style-name="ce147">
            <text:p><text:s text:c="3"/>10,350</text:p>
          </table:table-cell>
          <table:table-cell office:value-type="float" office:value="9847" table:style-name="ce147">
            <text:p><text:s text:c="3"/>9,847</text:p>
          </table:table-cell>
          <table:table-cell office:value-type="float" office:value="9842" table:style-name="ce147">
            <text:p><text:s text:c="3"/>9,842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02" table:style-name="ce147">
            <text:p><text:s text:c="3"/>102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95" table:style-name="ce147">
            <text:p><text:s text:c="3"/>95</text:p>
          </table:table-cell>
          <table:table-cell office:value-type="float" office:value="55" table:style-name="ce147">
            <text:p><text:s text:c="3"/>5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2" table:style-name="ce147">
            <text:p><text:s text:c="3"/>52</text:p>
          </table:table-cell>
          <table:table-cell office:value-type="float" office:value="346" table:style-name="ce147">
            <text:p><text:s text:c="3"/>34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342" table:style-name="ce147">
            <text:p><text:s text:c="3"/>342</text:p>
          </table:table-cell>
          <table:table-cell office:value-type="float" office:value="92" table:style-name="ce147">
            <text:p><text:s text:c="3"/>9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89" table:style-name="ce147">
            <text:p><text:s text:c="3"/>89</text:p>
          </table:table-cell>
          <table:table-cell office:value-type="float" office:value="254" table:style-name="ce147">
            <text:p><text:s text:c="3"/>25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53" table:style-name="ce233">
            <text:p><text:s text:c="3"/>253</text:p>
          </table:table-cell>
          <table:table-cell office:value-type="float" office:value="10098" table:style-name="ce317">
            <text:p><text:s text:c="3"/>10,098</text:p>
          </table:table-cell>
          <table:table-cell office:value-type="float" office:value="9615" table:style-name="ce312">
            <text:p><text:s text:c="3"/>9,615</text:p>
          </table:table-cell>
          <table:table-cell office:value-type="float" office:value="9610" table:style-name="ce313">
            <text:p><text:s text:c="3"/>9,610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102" table:style-name="ce313">
            <text:p><text:s text:c="3"/>102</text:p>
          </table:table-cell>
          <table:table-cell office:value-type="float" office:value="7" table:style-name="ce313">
            <text:p><text:s text:c="3"/>7</text:p>
          </table:table-cell>
          <table:table-cell office:value-type="float" office:value="95" table:style-name="ce313">
            <text:p><text:s text:c="3"/>95</text:p>
          </table:table-cell>
          <table:table-cell office:value-type="float" office:value="55" table:style-name="ce314">
            <text:p><text:s text:c="3"/>55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52" table:style-name="ce315">
            <text:p><text:s text:c="3"/>52</text:p>
          </table:table-cell>
          <table:table-cell office:value-type="float" office:value="326" table:style-name="ce312">
            <text:p><text:s text:c="3"/>326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323" table:style-name="ce312">
            <text:p><text:s text:c="3"/>323</text:p>
          </table:table-cell>
          <table:table-cell office:value-type="float" office:value="92" table:style-name="ce312">
            <text:p><text:s text:c="3"/>92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89" table:style-name="ce312">
            <text:p><text:s text:c="3"/>89</text:p>
          </table:table-cell>
          <table:table-cell office:value-type="float" office:value="234" table:style-name="ce312">
            <text:p><text:s text:c="3"/>234</text:p>
          </table:table-cell>
          <table:table-cell office:value-type="float" office:value="0" table:style-name="ce312">
            <text:p>—</text:p>
          </table:table-cell>
          <table:table-cell office:value-type="float" office:value="234" table:style-name="ce312">
            <text:p><text:s text:c="3"/>234</text:p>
          </table:table-cell>
          <table:table-cell office:value-type="float" office:value="252" table:style-name="ce317">
            <text:p><text:s text:c="3"/>252</text:p>
          </table:table-cell>
          <table:table-cell office:value-type="float" office:value="232" table:style-name="ce312">
            <text:p><text:s text:c="3"/>232</text:p>
          </table:table-cell>
          <table:table-cell office:value-type="float" office:value="232" table:style-name="ce313">
            <text:p><text:s text:c="3"/>232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9" table:style-name="ce312">
            <text:p><text:s text:c="3"/>19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9" table:style-name="ce316">
            <text:p><text:s text:c="3"/>19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40"/>
          <table:table-cell office:value-type="string" table:style-name="ce303">
            <text:p>女</text:p>
          </table:table-cell>
          <table:table-cell office:value-type="float" office:value="10514" table:style-name="ce147">
            <text:p><text:s text:c="3"/>10,514</text:p>
          </table:table-cell>
          <table:table-cell office:value-type="float" office:value="9142" table:style-name="ce147">
            <text:p><text:s text:c="3"/>9,142</text:p>
          </table:table-cell>
          <table:table-cell office:value-type="float" office:value="9139" table:style-name="ce147">
            <text:p><text:s text:c="3"/>9,139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23" table:style-name="ce147">
            <text:p><text:s text:c="3"/>523</text:p>
          </table:table-cell>
          <table:table-cell office:value-type="float" office:value="93" table:style-name="ce147">
            <text:p><text:s text:c="3"/>93</text:p>
          </table:table-cell>
          <table:table-cell office:value-type="float" office:value="430" table:style-name="ce147">
            <text:p><text:s text:c="3"/>430</text:p>
          </table:table-cell>
          <table:table-cell office:value-type="float" office:value="60" table:style-name="ce147">
            <text:p><text:s text:c="3"/>60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7" table:style-name="ce147">
            <text:p><text:s text:c="3"/>57</text:p>
          </table:table-cell>
          <table:table-cell office:value-type="float" office:value="789" table:style-name="ce147">
            <text:p><text:s text:c="3"/>789</text:p>
          </table:table-cell>
          <table:table-cell office:value-type="float" office:value="136" table:style-name="ce147">
            <text:p><text:s text:c="3"/>136</text:p>
          </table:table-cell>
          <table:table-cell office:value-type="float" office:value="653" table:style-name="ce147">
            <text:p><text:s text:c="3"/>653</text:p>
          </table:table-cell>
          <table:table-cell office:value-type="float" office:value="710" table:style-name="ce147">
            <text:p><text:s text:c="3"/>710</text:p>
          </table:table-cell>
          <table:table-cell office:value-type="float" office:value="135" table:style-name="ce147">
            <text:p><text:s text:c="3"/>135</text:p>
          </table:table-cell>
          <table:table-cell office:value-type="float" office:value="575" table:style-name="ce147">
            <text:p><text:s text:c="3"/>575</text:p>
          </table:table-cell>
          <table:table-cell office:value-type="float" office:value="79" table:style-name="ce147">
            <text:p><text:s text:c="3"/>79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78" table:style-name="ce233">
            <text:p><text:s text:c="3"/>78</text:p>
          </table:table-cell>
          <table:table-cell office:value-type="float" office:value="10098" table:style-name="ce317">
            <text:p><text:s text:c="3"/>10,098</text:p>
          </table:table-cell>
          <table:table-cell office:value-type="float" office:value="8733" table:style-name="ce312">
            <text:p><text:s text:c="3"/>8,733</text:p>
          </table:table-cell>
          <table:table-cell office:value-type="float" office:value="8730" table:style-name="ce313">
            <text:p><text:s text:c="3"/>8,730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523" table:style-name="ce313">
            <text:p><text:s text:c="3"/>523</text:p>
          </table:table-cell>
          <table:table-cell office:value-type="float" office:value="93" table:style-name="ce313">
            <text:p><text:s text:c="3"/>93</text:p>
          </table:table-cell>
          <table:table-cell office:value-type="float" office:value="430" table:style-name="ce313">
            <text:p><text:s text:c="3"/>430</text:p>
          </table:table-cell>
          <table:table-cell office:value-type="float" office:value="60" table:style-name="ce314">
            <text:p><text:s text:c="3"/>60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57" table:style-name="ce315">
            <text:p><text:s text:c="3"/>57</text:p>
          </table:table-cell>
          <table:table-cell office:value-type="float" office:value="782" table:style-name="ce312">
            <text:p><text:s text:c="3"/>782</text:p>
          </table:table-cell>
          <table:table-cell office:value-type="float" office:value="134" table:style-name="ce312">
            <text:p><text:s text:c="3"/>134</text:p>
          </table:table-cell>
          <table:table-cell office:value-type="float" office:value="648" table:style-name="ce312">
            <text:p><text:s text:c="3"/>648</text:p>
          </table:table-cell>
          <table:table-cell office:value-type="float" office:value="708" table:style-name="ce312">
            <text:p><text:s text:c="3"/>708</text:p>
          </table:table-cell>
          <table:table-cell office:value-type="float" office:value="133" table:style-name="ce312">
            <text:p><text:s text:c="3"/>133</text:p>
          </table:table-cell>
          <table:table-cell office:value-type="float" office:value="575" table:style-name="ce312">
            <text:p><text:s text:c="3"/>575</text:p>
          </table:table-cell>
          <table:table-cell office:value-type="float" office:value="74" table:style-name="ce312">
            <text:p><text:s text:c="3"/>74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73" table:style-name="ce312">
            <text:p><text:s text:c="3"/>73</text:p>
          </table:table-cell>
          <table:table-cell office:value-type="float" office:value="416" table:style-name="ce317">
            <text:p><text:s text:c="3"/>416</text:p>
          </table:table-cell>
          <table:table-cell office:value-type="float" office:value="409" table:style-name="ce312">
            <text:p><text:s text:c="3"/>409</text:p>
          </table:table-cell>
          <table:table-cell office:value-type="float" office:value="409" table:style-name="ce313">
            <text:p><text:s text:c="3"/>409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0" table:style-name="ce312">
            <text:p>—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0" table:style-name="ce312">
            <text:p>—</text:p>
          </table:table-cell>
          <table:table-cell office:value-type="float" office:value="5" table:style-name="ce316">
            <text:p><text:s text:c="3"/>5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305">
            <text:p>計</text:p>
          </table:table-cell>
          <table:table-cell office:value-type="float" office:value="10242" table:style-name="ce119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8656" table:style-name="ce119">
            <text:p><text:s text:c="3"/>8,65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892" table:style-name="ce119">
            <text:p><text:s text:c="3"/>892</text:p>
          </table:table-cell>
          <table:table-cell office:value-type="float" office:value="688" table:style-name="ce119">
            <text:p><text:s text:c="3"/>688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9836" table:style-name="ce119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8267" table:style-name="ce119">
            <text:p><text:s text:c="3"/>8,26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77" table:style-name="ce119">
            <text:p><text:s text:c="3"/>877</text:p>
          </table:table-cell>
          <table:table-cell office:value-type="float" office:value="687" table:style-name="ce119">
            <text:p><text:s text:c="3"/>687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20">
            <text:p><text:s text:c="3"/>15</text:p>
          </table:table-cell>
          <table:table-cell table:style-name="ce288"/>
          <table:table-cell table:number-columns-repeated="16324"/>
        </table:table-row>
        <table:table-row table:style-name="ro23">
          <table:table-cell office:value-type="string" table:style-name="ce311">
            <text:p>8 月</text:p>
          </table:table-cell>
          <table:table-cell office:value-type="string" table:style-name="ce306">
            <text:p>男</text:p>
          </table:table-cell>
          <table:table-cell office:value-type="float" office:value="5046" table:style-name="ce124">
            <text:p><text:s text:c="3"/>5,046</text:p>
          </table:table-cell>
          <table:table-cell office:value-type="float" office:value="4587" table:style-name="ce124">
            <text:p><text:s text:c="3"/>4,587</text:p>
          </table:table-cell>
          <table:table-cell office:value-type="float" office:value="4585" table:style-name="ce124">
            <text:p><text:s text:c="3"/>4,58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22" table:style-name="ce124">
            <text:p><text:s text:c="3"/>322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15" table:style-name="ce124">
            <text:p><text:s text:c="3"/>315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25" table:style-name="ce124">
            <text:p><text:s text:c="3"/>225</text:p>
          </table:table-cell>
          <table:table-cell office:value-type="float" office:value="0" table:style-name="ce124">
            <text:p>—</text:p>
          </table:table-cell>
          <table:table-cell office:value-type="float" office:value="225" table:style-name="ce125">
            <text:p><text:s text:c="3"/>225</text:p>
          </table:table-cell>
          <table:table-cell office:value-type="float" office:value="4918" table:style-name="ce124">
            <text:p><text:s text:c="3"/>4,918</text:p>
          </table:table-cell>
          <table:table-cell office:value-type="float" office:value="4474" table:style-name="ce124">
            <text:p><text:s text:c="3"/>4,474</text:p>
          </table:table-cell>
          <table:table-cell office:value-type="float" office:value="4472" table:style-name="ce124">
            <text:p><text:s text:c="3"/>4,4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08" table:style-name="ce124">
            <text:p><text:s text:c="3"/>308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02" table:style-name="ce124">
            <text:p><text:s text:c="3"/>302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0" table:style-name="ce124">
            <text:p>—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7">
            <text:p>女</text:p>
          </table:table-cell>
          <table:table-cell office:value-type="float" office:value="5196" table:style-name="ce129">
            <text:p><text:s text:c="3"/>5,196</text:p>
          </table:table-cell>
          <table:table-cell office:value-type="float" office:value="4072" table:style-name="ce129">
            <text:p><text:s text:c="3"/>4,072</text:p>
          </table:table-cell>
          <table:table-cell office:value-type="float" office:value="4071" table:style-name="ce129">
            <text:p><text:s text:c="3"/>4,07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9" table:style-name="ce129">
            <text:p><text:s text:c="3"/>659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8" table:style-name="ce129">
            <text:p><text:s text:c="3"/>6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7" table:style-name="ce130">
            <text:p><text:s text:c="3"/>67</text:p>
          </table:table-cell>
          <table:table-cell office:value-type="float" office:value="4918" table:style-name="ce129">
            <text:p><text:s text:c="3"/>4,918</text:p>
          </table:table-cell>
          <table:table-cell office:value-type="float" office:value="3796" table:style-name="ce129">
            <text:p><text:s text:c="3"/>3,796</text:p>
          </table:table-cell>
          <table:table-cell office:value-type="float" office:value="3795" table:style-name="ce129">
            <text:p><text:s text:c="3"/>3,795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7" table:style-name="ce129">
            <text:p><text:s text:c="3"/>65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6" table:style-name="ce129">
            <text:p><text:s text:c="3"/>6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5" table:style-name="ce129">
            <text:p><text:s text:c="3"/>65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69"/>
          <table:table-cell office:value-type="string" table:style-name="ce305">
            <text:p>計</text:p>
          </table:table-cell>
          <table:table-cell office:value-type="float" office:value="23312" table:style-name="ce119">
            <text:p><text:s text:c="3"/>23,312</text:p>
          </table:table-cell>
          <table:table-cell office:value-type="float" office:value="21541" table:style-name="ce119">
            <text:p><text:s text:c="3"/>21,541</text:p>
          </table:table-cell>
          <table:table-cell office:value-type="float" office:value="21535" table:style-name="ce119">
            <text:p><text:s text:c="3"/>21,53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1" table:style-name="ce119">
            <text:p><text:s text:c="3"/>581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6" table:style-name="ce119">
            <text:p><text:s text:c="3"/>16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24" table:style-name="ce119">
            <text:p><text:s text:c="3"/>1,024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76" table:style-name="ce119">
            <text:p><text:s text:c="3"/>876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88" table:style-name="ce120">
            <text:p><text:s text:c="3"/>288</text:p>
          </table:table-cell>
          <table:table-cell office:value-type="float" office:value="22656" table:style-name="ce118">
            <text:p><text:s text:c="3"/>22,656</text:p>
          </table:table-cell>
          <table:table-cell office:value-type="float" office:value="20900" table:style-name="ce119">
            <text:p><text:s text:c="3"/>20,900</text:p>
          </table:table-cell>
          <table:table-cell office:value-type="float" office:value="20894" table:style-name="ce119">
            <text:p><text:s text:c="3"/>20,89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0" table:style-name="ce119">
            <text:p><text:s text:c="3"/>580</text:p>
          </table:table-cell>
          <table:table-cell office:value-type="float" office:value="95" table:style-name="ce119">
            <text:p><text:s text:c="3"/>95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65" table:style-name="ce119">
            <text:p><text:s text:c="3"/>865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81" table:style-name="ce119">
            <text:p><text:s text:c="3"/>28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56" table:style-name="ce118">
            <text:p><text:s text:c="3"/>656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20">
            <text:p><text:s text:c="3"/>11</text:p>
          </table:table-cell>
          <table:table-cell table:style-name="ce288"/>
          <table:table-cell table:number-columns-repeated="16324"/>
        </table:table-row>
        <table:table-row table:style-name="ro23">
          <table:table-cell office:value-type="string" table:style-name="ce135">
            <text:p>9 月</text:p>
          </table:table-cell>
          <table:table-cell office:value-type="string" table:style-name="ce306">
            <text:p>男</text:p>
          </table:table-cell>
          <table:table-cell office:value-type="float" office:value="11506" table:style-name="ce124">
            <text:p><text:s text:c="3"/>11,506</text:p>
          </table:table-cell>
          <table:table-cell office:value-type="float" office:value="11013" table:style-name="ce124">
            <text:p><text:s text:c="3"/>11,013</text:p>
          </table:table-cell>
          <table:table-cell office:value-type="float" office:value="11010" table:style-name="ce124">
            <text:p><text:s text:c="3"/>11,01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37" table:style-name="ce124">
            <text:p><text:s text:c="3"/>33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29" table:style-name="ce124">
            <text:p><text:s text:c="3"/>32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43" table:style-name="ce124">
            <text:p><text:s text:c="3"/>24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1328" table:style-name="ce123">
            <text:p><text:s text:c="3"/>11,328</text:p>
          </table:table-cell>
          <table:table-cell office:value-type="float" office:value="10845" table:style-name="ce124">
            <text:p><text:s text:c="3"/>10,845</text:p>
          </table:table-cell>
          <table:table-cell office:value-type="float" office:value="10842" table:style-name="ce124">
            <text:p><text:s text:c="3"/>10,84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33" table:style-name="ce124">
            <text:p><text:s text:c="3"/>23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325"/>
          <table:table-cell office:value-type="string" table:style-name="ce307">
            <text:p>女</text:p>
          </table:table-cell>
          <table:table-cell office:value-type="float" office:value="11806" table:style-name="ce129">
            <text:p><text:s text:c="3"/>11,806</text:p>
          </table:table-cell>
          <table:table-cell office:value-type="float" office:value="10528" table:style-name="ce129">
            <text:p><text:s text:c="3"/>10,528</text:p>
          </table:table-cell>
          <table:table-cell office:value-type="float" office:value="10525" table:style-name="ce129">
            <text:p><text:s text:c="3"/>10,525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2" table:style-name="ce129">
            <text:p><text:s text:c="3"/>502</text:p>
          </table:table-cell>
          <table:table-cell office:value-type="float" office:value="90" table:style-name="ce129">
            <text:p><text:s text:c="3"/>90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7" table:style-name="ce129">
            <text:p><text:s text:c="3"/>687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7" table:style-name="ce129">
            <text:p><text:s text:c="3"/>547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0" table:style-name="ce129">
            <text:p>—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1328" table:style-name="ce128">
            <text:p><text:s text:c="3"/>11,328</text:p>
          </table:table-cell>
          <table:table-cell office:value-type="float" office:value="10055" table:style-name="ce129">
            <text:p><text:s text:c="3"/>10,055</text:p>
          </table:table-cell>
          <table:table-cell office:value-type="float" office:value="10052" table:style-name="ce129">
            <text:p><text:s text:c="3"/>10,052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1" table:style-name="ce129">
            <text:p><text:s text:c="3"/>501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6" table:style-name="ce129">
            <text:p><text:s text:c="3"/>86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6" table:style-name="ce129">
            <text:p><text:s text:c="3"/>546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0" table:style-name="ce129">
            <text:p>—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478" table:style-name="ce128">
            <text:p><text:s text:c="3"/>478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40"/>
          <table:table-cell office:value-type="string" table:style-name="ce306">
            <text:p>計</text:p>
          </table:table-cell>
          <table:table-cell office:value-type="float" office:value="24000" table:style-name="ce124">
            <text:p><text:s text:c="3"/>24,000</text:p>
          </table:table-cell>
          <table:table-cell office:value-type="float" office:value="22103" table:style-name="ce124">
            <text:p><text:s text:c="3"/>22,103</text:p>
          </table:table-cell>
          <table:table-cell office:value-type="float" office:value="22098" table:style-name="ce124">
            <text:p><text:s text:c="3"/>22,09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6" table:style-name="ce124">
            <text:p><text:s text:c="3"/>176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92" table:style-name="ce124">
            <text:p><text:s text:c="3"/>1,092</text:p>
          </table:table-cell>
          <table:table-cell office:value-type="float" office:value="129" table:style-name="ce124">
            <text:p><text:s text:c="3"/>129</text:p>
          </table:table-cell>
          <table:table-cell office:value-type="float" office:value="963" table:style-name="ce124">
            <text:p><text:s text:c="3"/>96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5">
            <text:p><text:s text:c="3"/>316</text:p>
          </table:table-cell>
          <table:table-cell office:value-type="float" office:value="23530" table:style-name="ce123">
            <text:p><text:s text:c="3"/>23,530</text:p>
          </table:table-cell>
          <table:table-cell office:value-type="float" office:value="21655" table:style-name="ce124">
            <text:p><text:s text:c="3"/>21,655</text:p>
          </table:table-cell>
          <table:table-cell office:value-type="float" office:value="21650" table:style-name="ce124">
            <text:p><text:s text:c="3"/>21,65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5" table:style-name="ce124">
            <text:p><text:s text:c="3"/>175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71" table:style-name="ce124">
            <text:p><text:s text:c="3"/>1,071</text:p>
          </table:table-cell>
          <table:table-cell office:value-type="float" office:value="128" table:style-name="ce124">
            <text:p><text:s text:c="3"/>128</text:p>
          </table:table-cell>
          <table:table-cell office:value-type="float" office:value="943" table:style-name="ce124">
            <text:p><text:s text:c="3"/>94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298" table:style-name="ce124">
            <text:p><text:s text:c="3"/>29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470" table:style-name="ce123">
            <text:p><text:s text:c="3"/>470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5">
            <text:p><text:s text:c="3"/>20</text:p>
          </table:table-cell>
          <table:table-cell table:style-name="ce288"/>
          <table:table-cell table:number-columns-repeated="16324"/>
        </table:table-row>
        <table:table-row table:style-name="ro23">
          <table:table-cell office:value-type="string" table:style-name="ce135">
            <text:p>10 月</text:p>
          </table:table-cell>
          <table:table-cell office:value-type="string" table:style-name="ce306">
            <text:p>男</text:p>
          </table:table-cell>
          <table:table-cell office:value-type="float" office:value="11919" table:style-name="ce124">
            <text:p><text:s text:c="3"/>11,919</text:p>
          </table:table-cell>
          <table:table-cell office:value-type="float" office:value="11387" table:style-name="ce124">
            <text:p><text:s text:c="3"/>11,387</text:p>
          </table:table-cell>
          <table:table-cell office:value-type="float" office:value="11384" table:style-name="ce124">
            <text:p><text:s text:c="3"/>11,38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59" table:style-name="ce124">
            <text:p><text:s text:c="3"/>3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54" table:style-name="ce124">
            <text:p><text:s text:c="3"/>354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56" table:style-name="ce124">
            <text:p><text:s text:c="3"/>25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1253" table:style-name="ce124">
            <text:p><text:s text:c="3"/>11,253</text:p>
          </table:table-cell>
          <table:table-cell office:value-type="float" office:value="11250" table:style-name="ce124">
            <text:p><text:s text:c="3"/>11,25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39" table:style-name="ce124">
            <text:p><text:s text:c="3"/>33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35" table:style-name="ce124">
            <text:p><text:s text:c="3"/>335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34" table:style-name="ce124">
            <text:p><text:s text:c="3"/>234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5">
            <text:p><text:s text:c="3"/>19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40"/>
          <table:table-cell office:value-type="string" table:style-name="ce306">
            <text:p>女</text:p>
          </table:table-cell>
          <table:table-cell office:value-type="float" office:value="12081" table:style-name="ce124">
            <text:p><text:s text:c="3"/>12,081</text:p>
          </table:table-cell>
          <table:table-cell office:value-type="float" office:value="10716" table:style-name="ce124">
            <text:p><text:s text:c="3"/>10,716</text:p>
          </table:table-cell>
          <table:table-cell office:value-type="float" office:value="10714" table:style-name="ce124">
            <text:p><text:s text:c="3"/>10,7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3" table:style-name="ce124">
            <text:p><text:s text:c="3"/>733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9" table:style-name="ce124">
            <text:p><text:s text:c="3"/>609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0" table:style-name="ce124">
            <text:p>—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0402" table:style-name="ce124">
            <text:p><text:s text:c="3"/>10,402</text:p>
          </table:table-cell>
          <table:table-cell office:value-type="float" office:value="10400" table:style-name="ce124">
            <text:p><text:s text:c="3"/>10,40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2" table:style-name="ce124">
            <text:p><text:s text:c="3"/>732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0" table:style-name="ce124">
            <text:p>—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4994" table:style-name="ce155">
            <text:p><text:s text:c="3"/>24,994</text:p>
          </table:table-cell>
          <table:table-cell office:value-type="float" office:value="23217" table:style-name="ce155">
            <text:p><text:s text:c="3"/>23,217</text:p>
          </table:table-cell>
          <table:table-cell office:value-type="float" office:value="23211" table:style-name="ce155">
            <text:p><text:s text:c="3"/>23,211</text:p>
          </table:table-cell>
          <table:table-cell office:value-type="float" office:value="6" table:style-name="ce155">
            <text:p><text:s text:c="3"/>6</text:p>
          </table:table-cell>
          <table:table-cell office:value-type="float" office:value="512" table:style-name="ce155">
            <text:p><text:s text:c="3"/>512</text:p>
          </table:table-cell>
          <table:table-cell office:value-type="float" office:value="88" table:style-name="ce155">
            <text:p><text:s text:c="3"/>88</text:p>
          </table:table-cell>
          <table:table-cell office:value-type="float" office:value="424" table:style-name="ce155">
            <text:p><text:s text:c="3"/>424</text:p>
          </table:table-cell>
          <table:table-cell office:value-type="float" office:value="182" table:style-name="ce155">
            <text:p><text:s text:c="3"/>182</text:p>
          </table:table-cell>
          <table:table-cell office:value-type="float" office:value="12" table:style-name="ce155">
            <text:p><text:s text:c="3"/>12</text:p>
          </table:table-cell>
          <table:table-cell office:value-type="float" office:value="170" table:style-name="ce155">
            <text:p><text:s text:c="3"/>170</text:p>
          </table:table-cell>
          <table:table-cell office:value-type="float" office:value="1083" table:style-name="ce155">
            <text:p><text:s text:c="3"/>1,083</text:p>
          </table:table-cell>
          <table:table-cell office:value-type="float" office:value="126" table:style-name="ce155">
            <text:p><text:s text:c="3"/>126</text:p>
          </table:table-cell>
          <table:table-cell office:value-type="float" office:value="957" table:style-name="ce155">
            <text:p><text:s text:c="3"/>957</text:p>
          </table:table-cell>
          <table:table-cell office:value-type="float" office:value="718" table:style-name="ce155">
            <text:p><text:s text:c="3"/>718</text:p>
          </table:table-cell>
          <table:table-cell office:value-type="float" office:value="125" table:style-name="ce155">
            <text:p><text:s text:c="3"/>125</text:p>
          </table:table-cell>
          <table:table-cell office:value-type="float" office:value="593" table:style-name="ce155">
            <text:p><text:s text:c="3"/>593</text:p>
          </table:table-cell>
          <table:table-cell office:value-type="float" office:value="365" table:style-name="ce155">
            <text:p><text:s text:c="3"/>365</text:p>
          </table:table-cell>
          <table:table-cell office:value-type="float" office:value="1" table:style-name="ce155">
            <text:p><text:s text:c="3"/>1</text:p>
          </table:table-cell>
          <table:table-cell office:value-type="float" office:value="364" table:style-name="ce238">
            <text:p><text:s text:c="3"/>364</text:p>
          </table:table-cell>
          <table:table-cell office:value-type="float" office:value="24528" table:style-name="ce310">
            <text:p><text:s text:c="3"/>24,528</text:p>
          </table:table-cell>
          <table:table-cell office:value-type="float" office:value="22768" table:style-name="ce308">
            <text:p><text:s text:c="3"/>22,768</text:p>
          </table:table-cell>
          <table:table-cell office:value-type="float" office:value="22762" table:style-name="ce308">
            <text:p><text:s text:c="3"/>22,762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512" table:style-name="ce308">
            <text:p><text:s text:c="3"/>512</text:p>
          </table:table-cell>
          <table:table-cell office:value-type="float" office:value="88" table:style-name="ce308">
            <text:p><text:s text:c="3"/>88</text:p>
          </table:table-cell>
          <table:table-cell office:value-type="float" office:value="424" table:style-name="ce308">
            <text:p><text:s text:c="3"/>424</text:p>
          </table:table-cell>
          <table:table-cell office:value-type="float" office:value="181" table:style-name="ce308">
            <text:p><text:s text:c="3"/>181</text:p>
          </table:table-cell>
          <table:table-cell office:value-type="float" office:value="11" table:style-name="ce308">
            <text:p><text:s text:c="3"/>11</text:p>
          </table:table-cell>
          <table:table-cell office:value-type="float" office:value="170" table:style-name="ce308">
            <text:p><text:s text:c="3"/>170</text:p>
          </table:table-cell>
          <table:table-cell office:value-type="float" office:value="1067" table:style-name="ce308">
            <text:p><text:s text:c="3"/>1,067</text:p>
          </table:table-cell>
          <table:table-cell office:value-type="float" office:value="126" table:style-name="ce308">
            <text:p><text:s text:c="3"/>126</text:p>
          </table:table-cell>
          <table:table-cell office:value-type="float" office:value="941" table:style-name="ce308">
            <text:p><text:s text:c="3"/>941</text:p>
          </table:table-cell>
          <table:table-cell office:value-type="float" office:value="718" table:style-name="ce308">
            <text:p><text:s text:c="3"/>718</text:p>
          </table:table-cell>
          <table:table-cell office:value-type="float" office:value="125" table:style-name="ce308">
            <text:p><text:s text:c="3"/>125</text:p>
          </table:table-cell>
          <table:table-cell office:value-type="float" office:value="593" table:style-name="ce308">
            <text:p><text:s text:c="3"/>593</text:p>
          </table:table-cell>
          <table:table-cell office:value-type="float" office:value="349" table:style-name="ce308">
            <text:p><text:s text:c="3"/>349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348" table:style-name="ce308">
            <text:p><text:s text:c="3"/>348</text:p>
          </table:table-cell>
          <table:table-cell office:value-type="float" office:value="466" table:style-name="ce324">
            <text:p><text:s text:c="3"/>466</text:p>
          </table:table-cell>
          <table:table-cell office:value-type="float" office:value="449" table:style-name="ce308">
            <text:p><text:s text:c="3"/>449</text:p>
          </table:table-cell>
          <table:table-cell office:value-type="float" office:value="449" table:style-name="ce308">
            <text:p><text:s text:c="3"/>449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0" table:style-name="ce308">
            <text:p>—</text:p>
          </table:table-cell>
          <table:table-cell office:value-type="float" office:value="16" table:style-name="ce308">
            <text:p><text:s text:c="3"/>16</text:p>
          </table:table-cell>
          <table:table-cell office:value-type="float" office:value="0" table:style-name="ce308">
            <text:p>—</text:p>
          </table:table-cell>
          <table:table-cell office:value-type="float" office:value="16" table:style-name="ce308">
            <text:p><text:s text:c="3"/>16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16" table:style-name="ce308">
            <text:p><text:s text:c="3"/>16</text:p>
          </table:table-cell>
          <table:table-cell office:value-type="float" office:value="0" table:style-name="ce308">
            <text:p>—</text:p>
          </table:table-cell>
          <table:table-cell office:value-type="float" office:value="16" table:style-name="ce309">
            <text:p><text:s text:c="3"/>16</text:p>
          </table:table-cell>
          <table:table-cell table:style-name="ce288"/>
          <table:table-cell table:number-columns-repeated="16324"/>
        </table:table-row>
        <table:table-row table:style-name="ro23">
          <table:table-cell office:value-type="string" table:style-name="ce135">
            <text:p>11 月</text:p>
          </table:table-cell>
          <table:table-cell office:value-type="string" table:style-name="ce179">
            <text:p>男</text:p>
          </table:table-cell>
          <table:table-cell office:value-type="float" office:value="12396" table:style-name="ce147">
            <text:p><text:s text:c="3"/>12,396</text:p>
          </table:table-cell>
          <table:table-cell office:value-type="float" office:value="11868" table:style-name="ce147">
            <text:p><text:s text:c="3"/>11,868</text:p>
          </table:table-cell>
          <table:table-cell office:value-type="float" office:value="11862" table:style-name="ce147">
            <text:p><text:s text:c="3"/>11,86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76" table:style-name="ce147">
            <text:p><text:s text:c="3"/>7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72" table:style-name="ce147">
            <text:p><text:s text:c="3"/>72</text:p>
          </table:table-cell>
          <table:table-cell office:value-type="float" office:value="80" table:style-name="ce147">
            <text:p><text:s text:c="3"/>8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75" table:style-name="ce147">
            <text:p><text:s text:c="3"/>75</text:p>
          </table:table-cell>
          <table:table-cell office:value-type="float" office:value="372" table:style-name="ce147">
            <text:p><text:s text:c="3"/>37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70" table:style-name="ce147">
            <text:p><text:s text:c="3"/>370</text:p>
          </table:table-cell>
          <table:table-cell office:value-type="float" office:value="90" table:style-name="ce147">
            <text:p><text:s text:c="3"/>9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88" table:style-name="ce147">
            <text:p><text:s text:c="3"/>88</text:p>
          </table:table-cell>
          <table:table-cell office:value-type="float" office:value="282" table:style-name="ce147">
            <text:p><text:s text:c="3"/>282</text:p>
          </table:table-cell>
          <table:table-cell office:value-type="float" office:value="0" table:style-name="ce147">
            <text:p>—</text:p>
          </table:table-cell>
          <table:table-cell office:value-type="float" office:value="282" table:style-name="ce233">
            <text:p><text:s text:c="3"/>282</text:p>
          </table:table-cell>
          <table:table-cell office:value-type="float" office:value="12264" table:style-name="ce317">
            <text:p><text:s text:c="3"/>12,264</text:p>
          </table:table-cell>
          <table:table-cell office:value-type="float" office:value="11750" table:style-name="ce312">
            <text:p><text:s text:c="3"/>11,750</text:p>
          </table:table-cell>
          <table:table-cell office:value-type="float" office:value="11744" table:style-name="ce313">
            <text:p><text:s text:c="3"/>11,744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76" table:style-name="ce313">
            <text:p><text:s text:c="3"/>76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72" table:style-name="ce313">
            <text:p><text:s text:c="3"/>72</text:p>
          </table:table-cell>
          <table:table-cell office:value-type="float" office:value="80" table:style-name="ce314">
            <text:p><text:s text:c="3"/>80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75" table:style-name="ce315">
            <text:p><text:s text:c="3"/>75</text:p>
          </table:table-cell>
          <table:table-cell office:value-type="float" office:value="358" table:style-name="ce312">
            <text:p><text:s text:c="3"/>358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356" table:style-name="ce312">
            <text:p><text:s text:c="3"/>356</text:p>
          </table:table-cell>
          <table:table-cell office:value-type="float" office:value="90" table:style-name="ce312">
            <text:p><text:s text:c="3"/>90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88" table:style-name="ce312">
            <text:p><text:s text:c="3"/>88</text:p>
          </table:table-cell>
          <table:table-cell office:value-type="float" office:value="268" table:style-name="ce312">
            <text:p><text:s text:c="3"/>268</text:p>
          </table:table-cell>
          <table:table-cell office:value-type="float" office:value="0" table:style-name="ce312">
            <text:p>—</text:p>
          </table:table-cell>
          <table:table-cell office:value-type="float" office:value="268" table:style-name="ce312">
            <text:p><text:s text:c="3"/>268</text:p>
          </table:table-cell>
          <table:table-cell office:value-type="float" office:value="132" table:style-name="ce317">
            <text:p><text:s text:c="3"/>132</text:p>
          </table:table-cell>
          <table:table-cell office:value-type="float" office:value="118" table:style-name="ce312">
            <text:p><text:s text:c="3"/>118</text:p>
          </table:table-cell>
          <table:table-cell office:value-type="float" office:value="118" table:style-name="ce313">
            <text:p><text:s text:c="3"/>118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0" table:style-name="ce312">
            <text:p>—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0" table:style-name="ce312">
            <text:p>—</text:p>
          </table:table-cell>
          <table:table-cell office:value-type="float" office:value="14" table:style-name="ce316">
            <text:p><text:s text:c="3"/>14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4">
            <text:p>女</text:p>
          </table:table-cell>
          <table:table-cell office:value-type="float" office:value="12598" table:style-name="ce158">
            <text:p><text:s text:c="3"/>12,598</text:p>
          </table:table-cell>
          <table:table-cell office:value-type="float" office:value="11349" table:style-name="ce158">
            <text:p><text:s text:c="3"/>11,349</text:p>
          </table:table-cell>
          <table:table-cell office:value-type="float" office:value="11349" table:style-name="ce158">
            <text:p><text:s text:c="3"/>11,349</text:p>
          </table:table-cell>
          <table:table-cell office:value-type="float" office:value="0" table:style-name="ce158">
            <text:p>—</text:p>
          </table:table-cell>
          <table:table-cell office:value-type="float" office:value="436" table:style-name="ce158">
            <text:p><text:s text:c="3"/>436</text:p>
          </table:table-cell>
          <table:table-cell office:value-type="float" office:value="84" table:style-name="ce158">
            <text:p><text:s text:c="3"/>84</text:p>
          </table:table-cell>
          <table:table-cell office:value-type="float" office:value="352" table:style-name="ce158">
            <text:p><text:s text:c="3"/>352</text:p>
          </table:table-cell>
          <table:table-cell office:value-type="float" office:value="102" table:style-name="ce158">
            <text:p><text:s text:c="3"/>102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95" table:style-name="ce158">
            <text:p><text:s text:c="3"/>95</text:p>
          </table:table-cell>
          <table:table-cell office:value-type="float" office:value="711" table:style-name="ce158">
            <text:p><text:s text:c="3"/>711</text:p>
          </table:table-cell>
          <table:table-cell office:value-type="float" office:value="124" table:style-name="ce158">
            <text:p><text:s text:c="3"/>124</text:p>
          </table:table-cell>
          <table:table-cell office:value-type="float" office:value="587" table:style-name="ce158">
            <text:p><text:s text:c="3"/>587</text:p>
          </table:table-cell>
          <table:table-cell office:value-type="float" office:value="628" table:style-name="ce158">
            <text:p><text:s text:c="3"/>628</text:p>
          </table:table-cell>
          <table:table-cell office:value-type="float" office:value="123" table:style-name="ce158">
            <text:p><text:s text:c="3"/>123</text:p>
          </table:table-cell>
          <table:table-cell office:value-type="float" office:value="505" table:style-name="ce158">
            <text:p><text:s text:c="3"/>505</text:p>
          </table:table-cell>
          <table:table-cell office:value-type="float" office:value="83" table:style-name="ce158">
            <text:p><text:s text:c="3"/>8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82" table:style-name="ce237">
            <text:p><text:s text:c="3"/>82</text:p>
          </table:table-cell>
          <table:table-cell office:value-type="float" office:value="12264" table:style-name="ce323">
            <text:p><text:s text:c="3"/>12,264</text:p>
          </table:table-cell>
          <table:table-cell office:value-type="float" office:value="11018" table:style-name="ce318">
            <text:p><text:s text:c="3"/>11,018</text:p>
          </table:table-cell>
          <table:table-cell office:value-type="float" office:value="11018" table:style-name="ce319">
            <text:p><text:s text:c="3"/>11,018</text:p>
          </table:table-cell>
          <table:table-cell office:value-type="float" office:value="0" table:style-name="ce319">
            <text:p>—</text:p>
          </table:table-cell>
          <table:table-cell office:value-type="float" office:value="436" table:style-name="ce319">
            <text:p><text:s text:c="3"/>436</text:p>
          </table:table-cell>
          <table:table-cell office:value-type="float" office:value="84" table:style-name="ce319">
            <text:p><text:s text:c="3"/>84</text:p>
          </table:table-cell>
          <table:table-cell office:value-type="float" office:value="352" table:style-name="ce319">
            <text:p><text:s text:c="3"/>352</text:p>
          </table:table-cell>
          <table:table-cell office:value-type="float" office:value="101" table:style-name="ce320">
            <text:p><text:s text:c="3"/>101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95" table:style-name="ce321">
            <text:p><text:s text:c="3"/>95</text:p>
          </table:table-cell>
          <table:table-cell office:value-type="float" office:value="709" table:style-name="ce318">
            <text:p><text:s text:c="3"/>709</text:p>
          </table:table-cell>
          <table:table-cell office:value-type="float" office:value="124" table:style-name="ce318">
            <text:p><text:s text:c="3"/>124</text:p>
          </table:table-cell>
          <table:table-cell office:value-type="float" office:value="585" table:style-name="ce318">
            <text:p><text:s text:c="3"/>585</text:p>
          </table:table-cell>
          <table:table-cell office:value-type="float" office:value="628" table:style-name="ce318">
            <text:p><text:s text:c="3"/>628</text:p>
          </table:table-cell>
          <table:table-cell office:value-type="float" office:value="123" table:style-name="ce318">
            <text:p><text:s text:c="3"/>123</text:p>
          </table:table-cell>
          <table:table-cell office:value-type="float" office:value="505" table:style-name="ce318">
            <text:p><text:s text:c="3"/>505</text:p>
          </table:table-cell>
          <table:table-cell office:value-type="float" office:value="81" table:style-name="ce318">
            <text:p><text:s text:c="3"/>81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80" table:style-name="ce318">
            <text:p><text:s text:c="3"/>80</text:p>
          </table:table-cell>
          <table:table-cell office:value-type="float" office:value="334" table:style-name="ce323">
            <text:p><text:s text:c="3"/>334</text:p>
          </table:table-cell>
          <table:table-cell office:value-type="float" office:value="331" table:style-name="ce318">
            <text:p><text:s text:c="3"/>331</text:p>
          </table:table-cell>
          <table:table-cell office:value-type="float" office:value="331" table:style-name="ce319">
            <text:p><text:s text:c="3"/>331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0" table:style-name="ce321">
            <text:p>—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0" table:style-name="ce318">
            <text:p>—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0" table:style-name="ce318">
            <text:p>—</text:p>
          </table:table-cell>
          <table:table-cell office:value-type="float" office:value="2" table:style-name="ce322">
            <text:p><text:s text:c="3"/>2</text:p>
          </table:table-cell>
          <table:table-cell table:style-name="ce288"/>
          <table:table-cell table:number-columns-repeated="16324"/>
        </table:table-row>
        <table:table-row table:style-name="ro15">
          <table:table-cell table:style-name="ce60"/>
          <table:table-cell office:value-type="string" table:style-name="ce209">
            <text:p>說明：1.本表按登記日期統計，95年以前未有設籍情形統計。</text:p>
          </table:table-cell>
          <table:table-cell table:number-columns-repeated="2" table:style-name="ce326"/>
          <table:table-cell table:style-name="ce60"/>
          <table:table-cell table:style-name="ce326"/>
          <table:table-cell table:number-columns-repeated="4" table:style-name="ce327"/>
          <table:table-cell table:number-columns-spanned="2" table:number-rows-spanned="1" table:style-name="ce350"/>
          <table:covered-table-cell/>
          <table:table-cell table:number-columns-repeated="4" table:style-name="ce326"/>
          <table:table-cell table:number-columns-repeated="2" table:style-name="ce60"/>
          <table:table-cell table:style-name="ce329"/>
          <table:table-cell table:style-name="ce330"/>
          <table:table-cell table:number-columns-repeated="2" table:style-name="ce60"/>
          <table:table-cell table:number-columns-repeated="30" table:style-name="ce331"/>
          <table:table-cell table:number-columns-repeated="6" table:style-name="ce60"/>
          <table:table-cell office:value-type="string" table:style-name="ce208">
            <text:p>內政部戶政司 民國108年12月9日編製</text:p>
          </table:table-cell>
          <table:table-cell table:number-columns-repeated="16325" table:style-name="ce60"/>
        </table:table-row>
        <table:table-row table:style-name="ro5">
          <table:table-cell table:style-name="ce60"/>
          <table:table-cell office:value-type="string" table:style-name="ce209">
            <text:p>     <text:s/>2.本國籍未設籍欄位係指臺灣地區無戶籍國民。</text:p>
          </table:table-cell>
          <table:table-cell table:style-name="ce332"/>
          <table:table-cell table:style-name="ce326"/>
          <table:table-cell table:style-name="ce60"/>
          <table:table-cell table:style-name="ce332"/>
          <table:table-cell table:number-columns-repeated="16" table:style-name="ce326"/>
          <table:table-cell table:number-columns-repeated="30" table:style-name="ce331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09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2" table:style-name="ce326"/>
          <table:table-cell table:style-name="ce60"/>
          <table:table-cell table:number-columns-repeated="17" table:style-name="ce326"/>
          <table:table-cell table:number-columns-repeated="30" table:style-name="ce331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09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number-columns-repeated="2" table:style-name="ce326"/>
          <table:table-cell table:style-name="ce60"/>
          <table:table-cell table:number-columns-repeated="17" table:style-name="ce326"/>
          <table:table-cell table:number-columns-repeated="30" table:style-name="ce331"/>
          <table:table-cell table:number-columns-repeated="16332" table:style-name="ce60"/>
        </table:table-row>
        <table:table-row table:style-name="ro10">
          <table:table-cell table:style-name="ce60"/>
          <table:table-cell office:value-type="string" table:style-name="ce209">
            <text:p><text:s text:c="6"/>5.外裔係指外國籍歸化（取得）我國國籍者，其中已設籍係指已辦理初設戶籍登記者。</text:p>
          </table:table-cell>
          <table:table-cell table:number-columns-repeated="2" table:style-name="ce326"/>
          <table:table-cell table:style-name="ce60"/>
          <table:table-cell table:number-columns-repeated="17" table:style-name="ce326"/>
          <table:table-cell table:number-columns-repeated="30" table:style-name="ce331"/>
          <table:table-cell table:number-columns-repeated="16332" table:style-name="ce60"/>
        </table:table-row>
        <table:table-row table:style-name="ro10">
          <table:table-cell table:style-name="ce60"/>
          <table:table-cell office:value-type="string" table:style-name="ce209">
            <text:p><text:s text:c="6"/>6.相同性別2人之結婚資料係自108年5月24日起統計。</text:p>
          </table:table-cell>
          <table:table-cell table:number-columns-repeated="2" table:style-name="ce326"/>
          <table:table-cell table:style-name="ce60"/>
          <table:table-cell table:number-columns-repeated="17" table:style-name="ce326"/>
          <table:table-cell table:number-columns-repeated="30" table:style-name="ce331"/>
          <table:table-cell table:number-columns-repeated="16332" table:style-name="ce60"/>
        </table:table-row>
        <table:table-row table:number-rows-repeated="6" table:style-name="ro26">
          <table:table-cell table:number-columns-repeated="2" table:style-name="ce60"/>
          <table:table-cell table:number-columns-repeated="20" table:style-name="ce326"/>
          <table:table-cell table:number-columns-repeated="30" table:style-name="ce331"/>
          <table:table-cell table:number-columns-repeated="16332" table:style-name="ce60"/>
        </table:table-row>
        <table:table-row table:number-rows-repeated="38" table:style-name="ro26">
          <table:table-cell table:number-columns-repeated="2"/>
          <table:table-cell table:number-columns-repeated="20" table:style-name="ce326"/>
          <table:table-cell table:number-columns-repeated="30" table:style-name="ce331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331"/>
          <table:table-cell table:number-columns-repeated="16332"/>
        </table:table-row>
        <table:table-row table:number-rows-repeated="1048335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設籍情形'.$A:.$B]~['08_設籍情形'.$1:.$6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'file:///D:/袖0/01--速（月）報/5.速(月)報套印/各月(03以外).xlsx'#新02性比例等-年月別" table:style-name="ta4">
        <table:table-source xlink:href="file:///D:/袖0/01--速（月）報/5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2-縣市別" table:style-name="ta4">
        <table:table-source xlink:href="file:///D:/袖0/01--速（月）報/5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4-單一年齡" table:style-name="ta4">
        <table:table-source xlink:href="file:///D:/袖0/01--速（月）報/5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5-年齡結構" table:style-name="ta4">
        <table:table-source xlink:href="file:///D:/袖0/01--速（月）報/5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6_人口增加&amp;生死結離" table:style-name="ta4">
        <table:table-source xlink:href="file:///D:/袖0/01--速（月）報/5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出生-年月別" table:style-name="ta4">
        <table:table-source xlink:href="file:///D:/袖0/01--速（月）報/5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-縣市別" table:style-name="ta4">
        <table:table-source xlink:href="file:///D:/袖0/01--速（月）報/5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年月別" table:style-name="ta4">
        <table:table-source xlink:href="file:///D:/袖0/01--速（月）報/5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縣市別" table:style-name="ta4">
        <table:table-source xlink:href="file:///D:/袖0/01--速（月）報/5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設籍情形" table:style-name="ta4">
        <table:table-source xlink:href="file:///D:/袖0/01--速（月）報/5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年月別_" table:style-name="ta4">
        <table:table-source xlink:href="file:///D:/袖0/01--速（月）報/5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縣市別_" table:style-name="ta4">
        <table:table-source xlink:href="file:///D:/袖0/01--速（月）報/5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設籍情形_" table:style-name="ta4">
        <table:table-source xlink:href="file:///D:/袖0/01--速（月）報/5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年月別-新" table:style-name="ta4">
        <table:table-source xlink:href="file:///D:/袖0/01--速（月）報/5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縣市別-新" table:style-name="ta4">
        <table:table-source xlink:href="file:///D:/袖0/01--速（月）報/5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1-遷徙" table:style-name="ta4">
        <table:table-source xlink:href="file:///D:/袖0/01--速（月）報/5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_年月別.$A$1"/>
        <table:named-expression table:name="\b" table:expression="of:=[.#REF!]" table:base-cell-address="08_年月別.$A$1"/>
        <table:named-expression table:name="NAME" table:expression="of:=[.#REF!]" table:base-cell-address="08_年月別.$A$1"/>
        <table:named-expression table:name="P_1" table:expression="of:=[.#REF!]" table:base-cell-address="08_年月別.$A$1"/>
        <table:named-expression table:name="P_11" table:expression="of:=[.#REF!]" table:base-cell-address="08_年月別.$A$1"/>
        <table:named-expression table:name="P_2" table:expression="of:=[.#REF!]" table:base-cell-address="08_年月別.$A$1"/>
        <table:named-expression table:name="Print_Area" table:expression="of:=[.#REF!]" table:base-cell-address="08_年月別.$A$1"/>
        <table:named-expression table:name="PRINT_AREA_MI" table:expression="of:=[.#REF!]" table:base-cell-address="08_年月別.$A$1"/>
        <table:named-expression table:name="rd_rf_f_97y_9802_data" table:expression="of:=[.#REF!]" table:base-cell-address="08_年月別.$A$1"/>
        <table:named-expression table:name="rd_rg_f_84y_97y_data" table:expression="of:=[.#REF!]" table:base-cell-address="08_年月別.$A$1"/>
        <table:named-expression table:name="rd_rg_f_9805_data" table:expression="of:=[.#REF!]" table:base-cell-address="08_年月別.$A$1"/>
        <table:named-expression table:name="rd_rg_f_9806_data" table:expression="of:=[.#REF!]" table:base-cell-address="08_年月別.$A$1"/>
        <table:named-expression table:name="rd_rg_f_9807_data" table:expression="of:=[.#REF!]" table:base-cell-address="08_年月別.$A$1"/>
        <table:named-expression table:name="rd_rg_f_9808_data" table:expression="of:=[.#REF!]" table:base-cell-address="08_年月別.$A$1"/>
        <table:named-expression table:name="rd_rg_f_98y_9803_data" table:expression="of:=[.#REF!]" table:base-cell-address="08_年月別.$A$1"/>
        <table:named-expression table:name="rd_rg_f_98y_9804_data" table:expression="of:=[.#REF!]" table:base-cell-address="08_年月別.$A$1"/>
        <table:named-expression table:name="rd_rg_q_84y_97y_data" table:expression="of:=[.#REF!]" table:base-cell-address="08_年月別.$A$1"/>
        <table:named-expression table:name="rd_rg_q_97y_9802_data" table:expression="of:=[.#REF!]" table:base-cell-address="08_年月別.$A$1"/>
        <table:named-expression table:name="rd_rg_q_9805_data" table:expression="of:=[.#REF!]" table:base-cell-address="08_年月別.$A$1"/>
        <table:named-expression table:name="rd_rg_q_9806_data" table:expression="of:=[.#REF!]" table:base-cell-address="08_年月別.$A$1"/>
        <table:named-expression table:name="rd_rg_q_9807_data" table:expression="of:=[.#REF!]" table:base-cell-address="08_年月別.$A$1"/>
        <table:named-expression table:name="rd_rg_q_9808_data" table:expression="of:=[.#REF!]" table:base-cell-address="08_年月別.$A$1"/>
        <table:named-expression table:name="rd_rg_q_98y_9803_data" table:expression="of:=[.#REF!]" table:base-cell-address="08_年月別.$A$1"/>
        <table:named-expression table:name="rd_rg_q_98y_9804_data" table:expression="of:=[.#REF!]" table:base-cell-address="08_年月別.$A$1"/>
        <table:named-expression table:name="rd_rg_q9607" table:expression="of:=[.#REF!]" table:base-cell-address="08_年月別.$A$1"/>
        <table:named-expression table:name="rd_t_84y_97y_data" table:expression="of:=[.#REF!]" table:base-cell-address="08_年月別.$A$1"/>
        <table:named-expression table:name="rd_t_97y_9802_data" table:expression="of:=[.#REF!]" table:base-cell-address="08_年月別.$A$1"/>
        <table:named-expression table:name="rd_t_9805_data" table:expression="of:=[.#REF!]" table:base-cell-address="08_年月別.$A$1"/>
        <table:named-expression table:name="rd_t_9806_data" table:expression="of:=[.#REF!]" table:base-cell-address="08_年月別.$A$1"/>
        <table:named-expression table:name="rd_t_9807_data" table:expression="of:=[.#REF!]" table:base-cell-address="08_年月別.$A$1"/>
        <table:named-expression table:name="rd_t_9808_data" table:expression="of:=[.#REF!]" table:base-cell-address="08_年月別.$A$1"/>
        <table:named-expression table:name="rd_t_98y_9803_data" table:expression="of:=[.#REF!]" table:base-cell-address="08_年月別.$A$1"/>
        <table:named-expression table:name="rd_t_98y_9804_data" table:expression="of:=[.#REF!]" table:base-cell-address="08_年月別.$A$1"/>
        <table:named-expression table:name="rd_t9607" table:expression="of:=[.#REF!]" table:base-cell-address="08_年月別.$A$1"/>
        <table:named-expression table:name="月底人口數" table:expression="of:=[.#REF!]" table:base-cell-address="08_年月別.$A$1"/>
        <table:named-expression table:name="出生" table:expression="of:=[.#REF!]" table:base-cell-address="08_年月別.$A$1"/>
        <table:named-expression table:name="死亡" table:expression="of:=[.#REF!]" table:base-cell-address="08_年月別.$A$1"/>
        <table:named-expression table:name="結婚" table:expression="of:=[.#REF!]" table:base-cell-address="08_年月別.$A$1"/>
        <table:named-expression table:name="鄰數戶數" table:expression="of:=[.#REF!]" table:base-cell-address="08_年月別.$A$1"/>
        <table:named-expression table:name="離婚" table:expression="of:=[.#REF!]" table:base-cell-address="08_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9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2-04T10:57:35Z</meta:creation-date>
    <dc:date>2019-12-04T10:58:03Z</dc:date>
  </office:meta>
</office:document-meta>
</file>